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5-09-input" table:style-name="ta1">
        <table:shapes>
          <draw:frame draw:z-index="0" draw:style-name="gr1" draw:text-style-name="P1" svg:width="31.98cm" svg:height="31.98cm" svg:x="12cm" svg:y="0cm">
            <draw:object draw:notify-on-update-of-ranges="'2025-09-input'.A5:'2025-09-input'.A501 '2025-09-input'.B5:'2025-09-input'.B501 '2025-09-input'.C5:'2025-09-input'.C5 '2025-09-input'.C5:'2025-09-input'.C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</text:p>
          </table:table-cell>
          <table:table-cell table:formula="of:=MIN([.B$6:.B$501])" office:value-type="float" office:value="1685" calcext:value-type="float">
            <text:p>1685</text:p>
          </table:table-cell>
          <table:table-cell table:formula="of:=MIN([.C$6:.C$501])"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5" table:formula="of:=MAX([.B$6:.B$501])" office:value-type="float" office:value="98364" calcext:value-type="float">
            <text:p>98364</text:p>
          </table:table-cell>
          <table:table-cell table:style-name="ce5" table:formula="of:=MAX([.C$6:.C$501])" office:value-type="float" office:value="98329" calcext:value-type="float">
            <text:p>98329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5" table:formula="of:=FLOOR(([.B$1]+[.B$2])/2)" office:value-type="float" office:value="50024" calcext:value-type="float">
            <text:p>50024</text:p>
          </table:table-cell>
          <table:table-cell table:style-name="ce5" table:formula="of:=FLOOR(([.C$1]+[.C$2])/2)" office:value-type="float" office:value="49929" calcext:value-type="float">
            <text:p>49929</text:p>
          </table:table-cell>
          <table:table-cell table:style-name="ce5" table:number-columns-repeated="2"/>
        </table:table-row>
        <table:table-row table:style-name="ro1">
          <table:table-cell table:style-name="ce3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6" office:value-type="string" calcext:value-type="string">
            <text:p>xr</text:p>
          </table:table-cell>
          <table:table-cell table:style-name="ce6" office:value-type="string" calcext:value-type="string">
            <text:p>y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585" calcext:value-type="float">
            <text:p>97585</text:p>
          </table:table-cell>
          <table:table-cell office:value-type="float" office:value="50248" calcext:value-type="float">
            <text:p>50248</text:p>
          </table:table-cell>
          <table:table-cell table:formula="of:=[.B6]-[.B$3]" office:value-type="float" office:value="47561" calcext:value-type="float">
            <text:p>47561</text:p>
          </table:table-cell>
          <table:table-cell table:formula="of:=[.C6]-[.C$3]"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97585" calcext:value-type="float">
            <text:p>97585</text:p>
          </table:table-cell>
          <table:table-cell office:value-type="float" office:value="51467" calcext:value-type="float">
            <text:p>51467</text:p>
          </table:table-cell>
          <table:table-cell table:formula="of:=[.B7]-[.B$3]" office:value-type="float" office:value="47561" calcext:value-type="float">
            <text:p>47561</text:p>
          </table:table-cell>
          <table:table-cell table:formula="of:=[.C7]-[.C$3]"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98011" calcext:value-type="float">
            <text:p>98011</text:p>
          </table:table-cell>
          <table:table-cell office:value-type="float" office:value="51467" calcext:value-type="float">
            <text:p>51467</text:p>
          </table:table-cell>
          <table:table-cell table:formula="of:=[.B8]-[.B$3]" office:value-type="float" office:value="47987" calcext:value-type="float">
            <text:p>47987</text:p>
          </table:table-cell>
          <table:table-cell table:formula="of:=[.C8]-[.C$3]" office:value-type="float" office:value="1538" calcext:value-type="float">
            <text:p>1538</text:p>
          </table:table-cell>
        </table:table-row>
        <table:table-row table:style-name="ro1">
          <table:table-cell/>
          <table:table-cell office:value-type="float" office:value="98011" calcext:value-type="float">
            <text:p>98011</text:p>
          </table:table-cell>
          <table:table-cell office:value-type="float" office:value="52664" calcext:value-type="float">
            <text:p>52664</text:p>
          </table:table-cell>
          <table:table-cell table:formula="of:=[.B9]-[.B$3]" office:value-type="float" office:value="47987" calcext:value-type="float">
            <text:p>47987</text:p>
          </table:table-cell>
          <table:table-cell table:formula="of:=[.C9]-[.C$3]" office:value-type="float" office:value="2735" calcext:value-type="float">
            <text:p>2735</text:p>
          </table:table-cell>
        </table:table-row>
        <table:table-row table:style-name="ro1">
          <table:table-cell/>
          <table:table-cell office:value-type="float" office:value="97624" calcext:value-type="float">
            <text:p>97624</text:p>
          </table:table-cell>
          <table:table-cell office:value-type="float" office:value="52664" calcext:value-type="float">
            <text:p>52664</text:p>
          </table:table-cell>
          <table:table-cell table:formula="of:=[.B10]-[.B$3]" office:value-type="float" office:value="47600" calcext:value-type="float">
            <text:p>47600</text:p>
          </table:table-cell>
          <table:table-cell table:formula="of:=[.C10]-[.C$3]" office:value-type="float" office:value="2735" calcext:value-type="float">
            <text:p>2735</text:p>
          </table:table-cell>
        </table:table-row>
        <table:table-row table:style-name="ro1">
          <table:table-cell/>
          <table:table-cell office:value-type="float" office:value="97624" calcext:value-type="float">
            <text:p>97624</text:p>
          </table:table-cell>
          <table:table-cell office:value-type="float" office:value="53893" calcext:value-type="float">
            <text:p>53893</text:p>
          </table:table-cell>
          <table:table-cell table:formula="of:=[.B11]-[.B$3]" office:value-type="float" office:value="47600" calcext:value-type="float">
            <text:p>47600</text:p>
          </table:table-cell>
          <table:table-cell table:formula="of:=[.C11]-[.C$3]" office:value-type="float" office:value="3964" calcext:value-type="float">
            <text:p>3964</text:p>
          </table:table-cell>
        </table:table-row>
        <table:table-row table:style-name="ro1">
          <table:table-cell/>
          <table:table-cell office:value-type="float" office:value="97833" calcext:value-type="float">
            <text:p>97833</text:p>
          </table:table-cell>
          <table:table-cell office:value-type="float" office:value="53893" calcext:value-type="float">
            <text:p>53893</text:p>
          </table:table-cell>
          <table:table-cell table:formula="of:=[.B12]-[.B$3]" office:value-type="float" office:value="47809" calcext:value-type="float">
            <text:p>47809</text:p>
          </table:table-cell>
          <table:table-cell table:formula="of:=[.C12]-[.C$3]" office:value-type="float" office:value="3964" calcext:value-type="float">
            <text:p>3964</text:p>
          </table:table-cell>
        </table:table-row>
        <table:table-row table:style-name="ro1">
          <table:table-cell/>
          <table:table-cell office:value-type="float" office:value="97833" calcext:value-type="float">
            <text:p>97833</text:p>
          </table:table-cell>
          <table:table-cell office:value-type="float" office:value="55069" calcext:value-type="float">
            <text:p>55069</text:p>
          </table:table-cell>
          <table:table-cell table:formula="of:=[.B13]-[.B$3]" office:value-type="float" office:value="47809" calcext:value-type="float">
            <text:p>47809</text:p>
          </table:table-cell>
          <table:table-cell table:formula="of:=[.C13]-[.C$3]" office:value-type="float" office:value="5140" calcext:value-type="float">
            <text:p>5140</text:p>
          </table:table-cell>
        </table:table-row>
        <table:table-row table:style-name="ro1">
          <table:table-cell/>
          <table:table-cell office:value-type="float" office:value="97390" calcext:value-type="float">
            <text:p>97390</text:p>
          </table:table-cell>
          <table:table-cell office:value-type="float" office:value="55069" calcext:value-type="float">
            <text:p>55069</text:p>
          </table:table-cell>
          <table:table-cell table:formula="of:=[.B14]-[.B$3]" office:value-type="float" office:value="47366" calcext:value-type="float">
            <text:p>47366</text:p>
          </table:table-cell>
          <table:table-cell table:formula="of:=[.C14]-[.C$3]" office:value-type="float" office:value="5140" calcext:value-type="float">
            <text:p>5140</text:p>
          </table:table-cell>
        </table:table-row>
        <table:table-row table:style-name="ro1">
          <table:table-cell/>
          <table:table-cell office:value-type="float" office:value="97390" calcext:value-type="float">
            <text:p>97390</text:p>
          </table:table-cell>
          <table:table-cell office:value-type="float" office:value="56345" calcext:value-type="float">
            <text:p>56345</text:p>
          </table:table-cell>
          <table:table-cell table:formula="of:=[.B15]-[.B$3]" office:value-type="float" office:value="47366" calcext:value-type="float">
            <text:p>47366</text:p>
          </table:table-cell>
          <table:table-cell table:formula="of:=[.C15]-[.C$3]" office:value-type="float" office:value="6416" calcext:value-type="float">
            <text:p>6416</text:p>
          </table:table-cell>
        </table:table-row>
        <table:table-row table:style-name="ro1">
          <table:table-cell/>
          <table:table-cell office:value-type="float" office:value="97829" calcext:value-type="float">
            <text:p>97829</text:p>
          </table:table-cell>
          <table:table-cell office:value-type="float" office:value="56345" calcext:value-type="float">
            <text:p>56345</text:p>
          </table:table-cell>
          <table:table-cell table:formula="of:=[.B16]-[.B$3]" office:value-type="float" office:value="47805" calcext:value-type="float">
            <text:p>47805</text:p>
          </table:table-cell>
          <table:table-cell table:formula="of:=[.C16]-[.C$3]" office:value-type="float" office:value="6416" calcext:value-type="float">
            <text:p>6416</text:p>
          </table:table-cell>
        </table:table-row>
        <table:table-row table:style-name="ro1">
          <table:table-cell/>
          <table:table-cell office:value-type="float" office:value="97829" calcext:value-type="float">
            <text:p>97829</text:p>
          </table:table-cell>
          <table:table-cell office:value-type="float" office:value="57524" calcext:value-type="float">
            <text:p>57524</text:p>
          </table:table-cell>
          <table:table-cell table:formula="of:=[.B17]-[.B$3]" office:value-type="float" office:value="47805" calcext:value-type="float">
            <text:p>47805</text:p>
          </table:table-cell>
          <table:table-cell table:formula="of:=[.C17]-[.C$3]" office:value-type="float" office:value="7595" calcext:value-type="float">
            <text:p>7595</text:p>
          </table:table-cell>
        </table:table-row>
        <table:table-row table:style-name="ro1">
          <table:table-cell/>
          <table:table-cell office:value-type="float" office:value="97460" calcext:value-type="float">
            <text:p>97460</text:p>
          </table:table-cell>
          <table:table-cell office:value-type="float" office:value="57524" calcext:value-type="float">
            <text:p>57524</text:p>
          </table:table-cell>
          <table:table-cell table:formula="of:=[.B18]-[.B$3]" office:value-type="float" office:value="47436" calcext:value-type="float">
            <text:p>47436</text:p>
          </table:table-cell>
          <table:table-cell table:formula="of:=[.C18]-[.C$3]" office:value-type="float" office:value="7595" calcext:value-type="float">
            <text:p>7595</text:p>
          </table:table-cell>
        </table:table-row>
        <table:table-row table:style-name="ro1">
          <table:table-cell/>
          <table:table-cell office:value-type="float" office:value="97460" calcext:value-type="float">
            <text:p>97460</text:p>
          </table:table-cell>
          <table:table-cell office:value-type="float" office:value="58782" calcext:value-type="float">
            <text:p>58782</text:p>
          </table:table-cell>
          <table:table-cell table:formula="of:=[.B19]-[.B$3]" office:value-type="float" office:value="47436" calcext:value-type="float">
            <text:p>47436</text:p>
          </table:table-cell>
          <table:table-cell table:formula="of:=[.C19]-[.C$3]" office:value-type="float" office:value="8853" calcext:value-type="float">
            <text:p>8853</text:p>
          </table:table-cell>
        </table:table-row>
        <table:table-row table:style-name="ro1">
          <table:table-cell/>
          <table:table-cell office:value-type="float" office:value="97572" calcext:value-type="float">
            <text:p>97572</text:p>
          </table:table-cell>
          <table:table-cell office:value-type="float" office:value="58782" calcext:value-type="float">
            <text:p>58782</text:p>
          </table:table-cell>
          <table:table-cell table:formula="of:=[.B20]-[.B$3]" office:value-type="float" office:value="47548" calcext:value-type="float">
            <text:p>47548</text:p>
          </table:table-cell>
          <table:table-cell table:formula="of:=[.C20]-[.C$3]" office:value-type="float" office:value="8853" calcext:value-type="float">
            <text:p>8853</text:p>
          </table:table-cell>
        </table:table-row>
        <table:table-row table:style-name="ro1">
          <table:table-cell/>
          <table:table-cell office:value-type="float" office:value="97572" calcext:value-type="float">
            <text:p>97572</text:p>
          </table:table-cell>
          <table:table-cell office:value-type="float" office:value="59956" calcext:value-type="float">
            <text:p>59956</text:p>
          </table:table-cell>
          <table:table-cell table:formula="of:=[.B21]-[.B$3]" office:value-type="float" office:value="47548" calcext:value-type="float">
            <text:p>47548</text:p>
          </table:table-cell>
          <table:table-cell table:formula="of:=[.C21]-[.C$3]" office:value-type="float" office:value="10027" calcext:value-type="float">
            <text:p>10027</text:p>
          </table:table-cell>
        </table:table-row>
        <table:table-row table:style-name="ro1">
          <table:table-cell/>
          <table:table-cell office:value-type="float" office:value="97198" calcext:value-type="float">
            <text:p>97198</text:p>
          </table:table-cell>
          <table:table-cell office:value-type="float" office:value="59956" calcext:value-type="float">
            <text:p>59956</text:p>
          </table:table-cell>
          <table:table-cell table:formula="of:=[.B22]-[.B$3]" office:value-type="float" office:value="47174" calcext:value-type="float">
            <text:p>47174</text:p>
          </table:table-cell>
          <table:table-cell table:formula="of:=[.C22]-[.C$3]" office:value-type="float" office:value="10027" calcext:value-type="float">
            <text:p>10027</text:p>
          </table:table-cell>
        </table:table-row>
        <table:table-row table:style-name="ro1">
          <table:table-cell/>
          <table:table-cell office:value-type="float" office:value="97198" calcext:value-type="float">
            <text:p>97198</text:p>
          </table:table-cell>
          <table:table-cell office:value-type="float" office:value="61016" calcext:value-type="float">
            <text:p>61016</text:p>
          </table:table-cell>
          <table:table-cell table:formula="of:=[.B23]-[.B$3]" office:value-type="float" office:value="47174" calcext:value-type="float">
            <text:p>47174</text:p>
          </table:table-cell>
          <table:table-cell table:formula="of:=[.C23]-[.C$3]" office:value-type="float" office:value="11087" calcext:value-type="float">
            <text:p>11087</text:p>
          </table:table-cell>
        </table:table-row>
        <table:table-row table:style-name="ro1">
          <table:table-cell/>
          <table:table-cell office:value-type="float" office:value="96374" calcext:value-type="float">
            <text:p>96374</text:p>
          </table:table-cell>
          <table:table-cell office:value-type="float" office:value="61016" calcext:value-type="float">
            <text:p>61016</text:p>
          </table:table-cell>
          <table:table-cell table:formula="of:=[.B24]-[.B$3]" office:value-type="float" office:value="46350" calcext:value-type="float">
            <text:p>46350</text:p>
          </table:table-cell>
          <table:table-cell table:formula="of:=[.C24]-[.C$3]" office:value-type="float" office:value="11087" calcext:value-type="float">
            <text:p>11087</text:p>
          </table:table-cell>
        </table:table-row>
        <table:table-row table:style-name="ro1">
          <table:table-cell/>
          <table:table-cell office:value-type="float" office:value="96374" calcext:value-type="float">
            <text:p>96374</text:p>
          </table:table-cell>
          <table:table-cell office:value-type="float" office:value="62214" calcext:value-type="float">
            <text:p>62214</text:p>
          </table:table-cell>
          <table:table-cell table:formula="of:=[.B25]-[.B$3]" office:value-type="float" office:value="46350" calcext:value-type="float">
            <text:p>46350</text:p>
          </table:table-cell>
          <table:table-cell table:formula="of:=[.C25]-[.C$3]" office:value-type="float" office:value="12285" calcext:value-type="float">
            <text:p>12285</text:p>
          </table:table-cell>
        </table:table-row>
        <table:table-row table:style-name="ro1">
          <table:table-cell/>
          <table:table-cell office:value-type="float" office:value="96181" calcext:value-type="float">
            <text:p>96181</text:p>
          </table:table-cell>
          <table:table-cell office:value-type="float" office:value="62214" calcext:value-type="float">
            <text:p>62214</text:p>
          </table:table-cell>
          <table:table-cell table:formula="of:=[.B26]-[.B$3]" office:value-type="float" office:value="46157" calcext:value-type="float">
            <text:p>46157</text:p>
          </table:table-cell>
          <table:table-cell table:formula="of:=[.C26]-[.C$3]" office:value-type="float" office:value="12285" calcext:value-type="float">
            <text:p>12285</text:p>
          </table:table-cell>
        </table:table-row>
        <table:table-row table:style-name="ro1">
          <table:table-cell/>
          <table:table-cell office:value-type="float" office:value="96181" calcext:value-type="float">
            <text:p>96181</text:p>
          </table:table-cell>
          <table:table-cell office:value-type="float" office:value="63484" calcext:value-type="float">
            <text:p>63484</text:p>
          </table:table-cell>
          <table:table-cell table:formula="of:=[.B27]-[.B$3]" office:value-type="float" office:value="46157" calcext:value-type="float">
            <text:p>46157</text:p>
          </table:table-cell>
          <table:table-cell table:formula="of:=[.C27]-[.C$3]" office:value-type="float" office:value="13555" calcext:value-type="float">
            <text:p>13555</text:p>
          </table:table-cell>
        </table:table-row>
        <table:table-row table:style-name="ro1">
          <table:table-cell/>
          <table:table-cell office:value-type="float" office:value="96212" calcext:value-type="float">
            <text:p>96212</text:p>
          </table:table-cell>
          <table:table-cell office:value-type="float" office:value="63484" calcext:value-type="float">
            <text:p>63484</text:p>
          </table:table-cell>
          <table:table-cell table:formula="of:=[.B28]-[.B$3]" office:value-type="float" office:value="46188" calcext:value-type="float">
            <text:p>46188</text:p>
          </table:table-cell>
          <table:table-cell table:formula="of:=[.C28]-[.C$3]" office:value-type="float" office:value="13555" calcext:value-type="float">
            <text:p>13555</text:p>
          </table:table-cell>
        </table:table-row>
        <table:table-row table:style-name="ro1">
          <table:table-cell/>
          <table:table-cell office:value-type="float" office:value="96212" calcext:value-type="float">
            <text:p>96212</text:p>
          </table:table-cell>
          <table:table-cell office:value-type="float" office:value="64456" calcext:value-type="float">
            <text:p>64456</text:p>
          </table:table-cell>
          <table:table-cell table:formula="of:=[.B29]-[.B$3]" office:value-type="float" office:value="46188" calcext:value-type="float">
            <text:p>46188</text:p>
          </table:table-cell>
          <table:table-cell table:formula="of:=[.C29]-[.C$3]" office:value-type="float" office:value="14527" calcext:value-type="float">
            <text:p>14527</text:p>
          </table:table-cell>
        </table:table-row>
        <table:table-row table:style-name="ro1">
          <table:table-cell/>
          <table:table-cell office:value-type="float" office:value="95248" calcext:value-type="float">
            <text:p>95248</text:p>
          </table:table-cell>
          <table:table-cell office:value-type="float" office:value="64456" calcext:value-type="float">
            <text:p>64456</text:p>
          </table:table-cell>
          <table:table-cell table:formula="of:=[.B30]-[.B$3]" office:value-type="float" office:value="45224" calcext:value-type="float">
            <text:p>45224</text:p>
          </table:table-cell>
          <table:table-cell table:formula="of:=[.C30]-[.C$3]" office:value-type="float" office:value="14527" calcext:value-type="float">
            <text:p>14527</text:p>
          </table:table-cell>
        </table:table-row>
        <table:table-row table:style-name="ro1">
          <table:table-cell/>
          <table:table-cell office:value-type="float" office:value="95248" calcext:value-type="float">
            <text:p>95248</text:p>
          </table:table-cell>
          <table:table-cell office:value-type="float" office:value="65667" calcext:value-type="float">
            <text:p>65667</text:p>
          </table:table-cell>
          <table:table-cell table:formula="of:=[.B31]-[.B$3]" office:value-type="float" office:value="45224" calcext:value-type="float">
            <text:p>45224</text:p>
          </table:table-cell>
          <table:table-cell table:formula="of:=[.C31]-[.C$3]" office:value-type="float" office:value="15738" calcext:value-type="float">
            <text:p>15738</text:p>
          </table:table-cell>
        </table:table-row>
        <table:table-row table:style-name="ro1">
          <table:table-cell/>
          <table:table-cell office:value-type="float" office:value="95066" calcext:value-type="float">
            <text:p>95066</text:p>
          </table:table-cell>
          <table:table-cell office:value-type="float" office:value="65667" calcext:value-type="float">
            <text:p>65667</text:p>
          </table:table-cell>
          <table:table-cell table:formula="of:=[.B32]-[.B$3]" office:value-type="float" office:value="45042" calcext:value-type="float">
            <text:p>45042</text:p>
          </table:table-cell>
          <table:table-cell table:formula="of:=[.C32]-[.C$3]" office:value-type="float" office:value="15738" calcext:value-type="float">
            <text:p>15738</text:p>
          </table:table-cell>
        </table:table-row>
        <table:table-row table:style-name="ro1">
          <table:table-cell/>
          <table:table-cell office:value-type="float" office:value="95066" calcext:value-type="float">
            <text:p>95066</text:p>
          </table:table-cell>
          <table:table-cell office:value-type="float" office:value="67043" calcext:value-type="float">
            <text:p>67043</text:p>
          </table:table-cell>
          <table:table-cell table:formula="of:=[.B33]-[.B$3]" office:value-type="float" office:value="45042" calcext:value-type="float">
            <text:p>45042</text:p>
          </table:table-cell>
          <table:table-cell table:formula="of:=[.C33]-[.C$3]" office:value-type="float" office:value="17114" calcext:value-type="float">
            <text:p>17114</text:p>
          </table:table-cell>
        </table:table-row>
        <table:table-row table:style-name="ro1">
          <table:table-cell/>
          <table:table-cell office:value-type="float" office:value="95291" calcext:value-type="float">
            <text:p>95291</text:p>
          </table:table-cell>
          <table:table-cell office:value-type="float" office:value="67043" calcext:value-type="float">
            <text:p>67043</text:p>
          </table:table-cell>
          <table:table-cell table:formula="of:=[.B34]-[.B$3]" office:value-type="float" office:value="45267" calcext:value-type="float">
            <text:p>45267</text:p>
          </table:table-cell>
          <table:table-cell table:formula="of:=[.C34]-[.C$3]" office:value-type="float" office:value="17114" calcext:value-type="float">
            <text:p>17114</text:p>
          </table:table-cell>
        </table:table-row>
        <table:table-row table:style-name="ro1">
          <table:table-cell/>
          <table:table-cell office:value-type="float" office:value="95291" calcext:value-type="float">
            <text:p>95291</text:p>
          </table:table-cell>
          <table:table-cell office:value-type="float" office:value="68196" calcext:value-type="float">
            <text:p>68196</text:p>
          </table:table-cell>
          <table:table-cell table:formula="of:=[.B35]-[.B$3]" office:value-type="float" office:value="45267" calcext:value-type="float">
            <text:p>45267</text:p>
          </table:table-cell>
          <table:table-cell table:formula="of:=[.C35]-[.C$3]" office:value-type="float" office:value="18267" calcext:value-type="float">
            <text:p>18267</text:p>
          </table:table-cell>
        </table:table-row>
        <table:table-row table:style-name="ro1">
          <table:table-cell/>
          <table:table-cell office:value-type="float" office:value="94873" calcext:value-type="float">
            <text:p>94873</text:p>
          </table:table-cell>
          <table:table-cell office:value-type="float" office:value="68196" calcext:value-type="float">
            <text:p>68196</text:p>
          </table:table-cell>
          <table:table-cell table:formula="of:=[.B36]-[.B$3]" office:value-type="float" office:value="44849" calcext:value-type="float">
            <text:p>44849</text:p>
          </table:table-cell>
          <table:table-cell table:formula="of:=[.C36]-[.C$3]" office:value-type="float" office:value="18267" calcext:value-type="float">
            <text:p>18267</text:p>
          </table:table-cell>
        </table:table-row>
        <table:table-row table:style-name="ro1">
          <table:table-cell/>
          <table:table-cell office:value-type="float" office:value="94873" calcext:value-type="float">
            <text:p>94873</text:p>
          </table:table-cell>
          <table:table-cell office:value-type="float" office:value="69349" calcext:value-type="float">
            <text:p>69349</text:p>
          </table:table-cell>
          <table:table-cell table:formula="of:=[.B37]-[.B$3]" office:value-type="float" office:value="44849" calcext:value-type="float">
            <text:p>44849</text:p>
          </table:table-cell>
          <table:table-cell table:formula="of:=[.C37]-[.C$3]" office:value-type="float" office:value="19420" calcext:value-type="float">
            <text:p>19420</text:p>
          </table:table-cell>
        </table:table-row>
        <table:table-row table:style-name="ro1">
          <table:table-cell/>
          <table:table-cell office:value-type="float" office:value="94448" calcext:value-type="float">
            <text:p>94448</text:p>
          </table:table-cell>
          <table:table-cell office:value-type="float" office:value="69349" calcext:value-type="float">
            <text:p>69349</text:p>
          </table:table-cell>
          <table:table-cell table:formula="of:=[.B38]-[.B$3]" office:value-type="float" office:value="44424" calcext:value-type="float">
            <text:p>44424</text:p>
          </table:table-cell>
          <table:table-cell table:formula="of:=[.C38]-[.C$3]" office:value-type="float" office:value="19420" calcext:value-type="float">
            <text:p>19420</text:p>
          </table:table-cell>
        </table:table-row>
        <table:table-row table:style-name="ro1">
          <table:table-cell/>
          <table:table-cell office:value-type="float" office:value="94448" calcext:value-type="float">
            <text:p>94448</text:p>
          </table:table-cell>
          <table:table-cell office:value-type="float" office:value="70107" calcext:value-type="float">
            <text:p>70107</text:p>
          </table:table-cell>
          <table:table-cell table:formula="of:=[.B39]-[.B$3]" office:value-type="float" office:value="44424" calcext:value-type="float">
            <text:p>44424</text:p>
          </table:table-cell>
          <table:table-cell table:formula="of:=[.C39]-[.C$3]" office:value-type="float" office:value="20178" calcext:value-type="float">
            <text:p>20178</text:p>
          </table:table-cell>
        </table:table-row>
        <table:table-row table:style-name="ro1">
          <table:table-cell/>
          <table:table-cell office:value-type="float" office:value="93166" calcext:value-type="float">
            <text:p>93166</text:p>
          </table:table-cell>
          <table:table-cell office:value-type="float" office:value="70107" calcext:value-type="float">
            <text:p>70107</text:p>
          </table:table-cell>
          <table:table-cell table:formula="of:=[.B40]-[.B$3]" office:value-type="float" office:value="43142" calcext:value-type="float">
            <text:p>43142</text:p>
          </table:table-cell>
          <table:table-cell table:formula="of:=[.C40]-[.C$3]" office:value-type="float" office:value="20178" calcext:value-type="float">
            <text:p>20178</text:p>
          </table:table-cell>
        </table:table-row>
        <table:table-row table:style-name="ro1">
          <table:table-cell/>
          <table:table-cell office:value-type="float" office:value="93166" calcext:value-type="float">
            <text:p>93166</text:p>
          </table:table-cell>
          <table:table-cell office:value-type="float" office:value="71163" calcext:value-type="float">
            <text:p>71163</text:p>
          </table:table-cell>
          <table:table-cell table:formula="of:=[.B41]-[.B$3]" office:value-type="float" office:value="43142" calcext:value-type="float">
            <text:p>43142</text:p>
          </table:table-cell>
          <table:table-cell table:formula="of:=[.C41]-[.C$3]" office:value-type="float" office:value="21234" calcext:value-type="float">
            <text:p>21234</text:p>
          </table:table-cell>
        </table:table-row>
        <table:table-row table:style-name="ro1">
          <table:table-cell/>
          <table:table-cell office:value-type="float" office:value="92581" calcext:value-type="float">
            <text:p>92581</text:p>
          </table:table-cell>
          <table:table-cell office:value-type="float" office:value="71163" calcext:value-type="float">
            <text:p>71163</text:p>
          </table:table-cell>
          <table:table-cell table:formula="of:=[.B42]-[.B$3]" office:value-type="float" office:value="42557" calcext:value-type="float">
            <text:p>42557</text:p>
          </table:table-cell>
          <table:table-cell table:formula="of:=[.C42]-[.C$3]" office:value-type="float" office:value="21234" calcext:value-type="float">
            <text:p>21234</text:p>
          </table:table-cell>
        </table:table-row>
        <table:table-row table:style-name="ro1">
          <table:table-cell/>
          <table:table-cell office:value-type="float" office:value="92581" calcext:value-type="float">
            <text:p>92581</text:p>
          </table:table-cell>
          <table:table-cell office:value-type="float" office:value="72635" calcext:value-type="float">
            <text:p>72635</text:p>
          </table:table-cell>
          <table:table-cell table:formula="of:=[.B43]-[.B$3]" office:value-type="float" office:value="42557" calcext:value-type="float">
            <text:p>42557</text:p>
          </table:table-cell>
          <table:table-cell table:formula="of:=[.C43]-[.C$3]" office:value-type="float" office:value="22706" calcext:value-type="float">
            <text:p>22706</text:p>
          </table:table-cell>
        </table:table-row>
        <table:table-row table:style-name="ro1">
          <table:table-cell/>
          <table:table-cell office:value-type="float" office:value="92788" calcext:value-type="float">
            <text:p>92788</text:p>
          </table:table-cell>
          <table:table-cell office:value-type="float" office:value="72635" calcext:value-type="float">
            <text:p>72635</text:p>
          </table:table-cell>
          <table:table-cell table:formula="of:=[.B44]-[.B$3]" office:value-type="float" office:value="42764" calcext:value-type="float">
            <text:p>42764</text:p>
          </table:table-cell>
          <table:table-cell table:formula="of:=[.C44]-[.C$3]" office:value-type="float" office:value="22706" calcext:value-type="float">
            <text:p>22706</text:p>
          </table:table-cell>
        </table:table-row>
        <table:table-row table:style-name="ro1">
          <table:table-cell/>
          <table:table-cell office:value-type="float" office:value="92788" calcext:value-type="float">
            <text:p>92788</text:p>
          </table:table-cell>
          <table:table-cell office:value-type="float" office:value="73416" calcext:value-type="float">
            <text:p>73416</text:p>
          </table:table-cell>
          <table:table-cell table:formula="of:=[.B45]-[.B$3]" office:value-type="float" office:value="42764" calcext:value-type="float">
            <text:p>42764</text:p>
          </table:table-cell>
          <table:table-cell table:formula="of:=[.C45]-[.C$3]" office:value-type="float" office:value="23487" calcext:value-type="float">
            <text:p>23487</text:p>
          </table:table-cell>
        </table:table-row>
        <table:table-row table:style-name="ro1">
          <table:table-cell/>
          <table:table-cell office:value-type="float" office:value="91675" calcext:value-type="float">
            <text:p>91675</text:p>
          </table:table-cell>
          <table:table-cell office:value-type="float" office:value="73416" calcext:value-type="float">
            <text:p>73416</text:p>
          </table:table-cell>
          <table:table-cell table:formula="of:=[.B46]-[.B$3]" office:value-type="float" office:value="41651" calcext:value-type="float">
            <text:p>41651</text:p>
          </table:table-cell>
          <table:table-cell table:formula="of:=[.C46]-[.C$3]" office:value-type="float" office:value="23487" calcext:value-type="float">
            <text:p>23487</text:p>
          </table:table-cell>
        </table:table-row>
        <table:table-row table:style-name="ro1">
          <table:table-cell/>
          <table:table-cell office:value-type="float" office:value="91675" calcext:value-type="float">
            <text:p>91675</text:p>
          </table:table-cell>
          <table:table-cell office:value-type="float" office:value="74627" calcext:value-type="float">
            <text:p>74627</text:p>
          </table:table-cell>
          <table:table-cell table:formula="of:=[.B47]-[.B$3]" office:value-type="float" office:value="41651" calcext:value-type="float">
            <text:p>41651</text:p>
          </table:table-cell>
          <table:table-cell table:formula="of:=[.C47]-[.C$3]" office:value-type="float" office:value="24698" calcext:value-type="float">
            <text:p>24698</text:p>
          </table:table-cell>
        </table:table-row>
        <table:table-row table:style-name="ro1">
          <table:table-cell/>
          <table:table-cell office:value-type="float" office:value="91340" calcext:value-type="float">
            <text:p>91340</text:p>
          </table:table-cell>
          <table:table-cell office:value-type="float" office:value="74627" calcext:value-type="float">
            <text:p>74627</text:p>
          </table:table-cell>
          <table:table-cell table:formula="of:=[.B48]-[.B$3]" office:value-type="float" office:value="41316" calcext:value-type="float">
            <text:p>41316</text:p>
          </table:table-cell>
          <table:table-cell table:formula="of:=[.C48]-[.C$3]" office:value-type="float" office:value="24698" calcext:value-type="float">
            <text:p>24698</text:p>
          </table:table-cell>
        </table:table-row>
        <table:table-row table:style-name="ro1">
          <table:table-cell/>
          <table:table-cell office:value-type="float" office:value="91340" calcext:value-type="float">
            <text:p>91340</text:p>
          </table:table-cell>
          <table:table-cell office:value-type="float" office:value="75665" calcext:value-type="float">
            <text:p>75665</text:p>
          </table:table-cell>
          <table:table-cell table:formula="of:=[.B49]-[.B$3]" office:value-type="float" office:value="41316" calcext:value-type="float">
            <text:p>41316</text:p>
          </table:table-cell>
          <table:table-cell table:formula="of:=[.C49]-[.C$3]" office:value-type="float" office:value="25736" calcext:value-type="float">
            <text:p>25736</text:p>
          </table:table-cell>
        </table:table-row>
        <table:table-row table:style-name="ro1">
          <table:table-cell/>
          <table:table-cell office:value-type="float" office:value="90702" calcext:value-type="float">
            <text:p>90702</text:p>
          </table:table-cell>
          <table:table-cell office:value-type="float" office:value="75665" calcext:value-type="float">
            <text:p>75665</text:p>
          </table:table-cell>
          <table:table-cell table:formula="of:=[.B50]-[.B$3]" office:value-type="float" office:value="40678" calcext:value-type="float">
            <text:p>40678</text:p>
          </table:table-cell>
          <table:table-cell table:formula="of:=[.C50]-[.C$3]" office:value-type="float" office:value="25736" calcext:value-type="float">
            <text:p>25736</text:p>
          </table:table-cell>
        </table:table-row>
        <table:table-row table:style-name="ro1">
          <table:table-cell/>
          <table:table-cell office:value-type="float" office:value="90702" calcext:value-type="float">
            <text:p>90702</text:p>
          </table:table-cell>
          <table:table-cell office:value-type="float" office:value="76625" calcext:value-type="float">
            <text:p>76625</text:p>
          </table:table-cell>
          <table:table-cell table:formula="of:=[.B51]-[.B$3]" office:value-type="float" office:value="40678" calcext:value-type="float">
            <text:p>40678</text:p>
          </table:table-cell>
          <table:table-cell table:formula="of:=[.C51]-[.C$3]" office:value-type="float" office:value="26696" calcext:value-type="float">
            <text:p>26696</text:p>
          </table:table-cell>
        </table:table-row>
        <table:table-row table:style-name="ro1">
          <table:table-cell/>
          <table:table-cell office:value-type="float" office:value="89944" calcext:value-type="float">
            <text:p>89944</text:p>
          </table:table-cell>
          <table:table-cell office:value-type="float" office:value="76625" calcext:value-type="float">
            <text:p>76625</text:p>
          </table:table-cell>
          <table:table-cell table:formula="of:=[.B52]-[.B$3]" office:value-type="float" office:value="39920" calcext:value-type="float">
            <text:p>39920</text:p>
          </table:table-cell>
          <table:table-cell table:formula="of:=[.C52]-[.C$3]" office:value-type="float" office:value="26696" calcext:value-type="float">
            <text:p>26696</text:p>
          </table:table-cell>
        </table:table-row>
        <table:table-row table:style-name="ro1">
          <table:table-cell/>
          <table:table-cell office:value-type="float" office:value="89944" calcext:value-type="float">
            <text:p>89944</text:p>
          </table:table-cell>
          <table:table-cell office:value-type="float" office:value="77509" calcext:value-type="float">
            <text:p>77509</text:p>
          </table:table-cell>
          <table:table-cell table:formula="of:=[.B53]-[.B$3]" office:value-type="float" office:value="39920" calcext:value-type="float">
            <text:p>39920</text:p>
          </table:table-cell>
          <table:table-cell table:formula="of:=[.C53]-[.C$3]" office:value-type="float" office:value="27580" calcext:value-type="float">
            <text:p>27580</text:p>
          </table:table-cell>
        </table:table-row>
        <table:table-row table:style-name="ro1">
          <table:table-cell/>
          <table:table-cell office:value-type="float" office:value="89088" calcext:value-type="float">
            <text:p>89088</text:p>
          </table:table-cell>
          <table:table-cell office:value-type="float" office:value="77509" calcext:value-type="float">
            <text:p>77509</text:p>
          </table:table-cell>
          <table:table-cell table:formula="of:=[.B54]-[.B$3]" office:value-type="float" office:value="39064" calcext:value-type="float">
            <text:p>39064</text:p>
          </table:table-cell>
          <table:table-cell table:formula="of:=[.C54]-[.C$3]" office:value-type="float" office:value="27580" calcext:value-type="float">
            <text:p>27580</text:p>
          </table:table-cell>
        </table:table-row>
        <table:table-row table:style-name="ro1">
          <table:table-cell/>
          <table:table-cell office:value-type="float" office:value="89088" calcext:value-type="float">
            <text:p>89088</text:p>
          </table:table-cell>
          <table:table-cell office:value-type="float" office:value="78597" calcext:value-type="float">
            <text:p>78597</text:p>
          </table:table-cell>
          <table:table-cell table:formula="of:=[.B55]-[.B$3]" office:value-type="float" office:value="39064" calcext:value-type="float">
            <text:p>39064</text:p>
          </table:table-cell>
          <table:table-cell table:formula="of:=[.C55]-[.C$3]" office:value-type="float" office:value="28668" calcext:value-type="float">
            <text:p>286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521" calcext:value-type="float">
            <text:p>88521</text:p>
          </table:table-cell>
          <table:table-cell office:value-type="float" office:value="78597" calcext:value-type="float">
            <text:p>78597</text:p>
          </table:table-cell>
          <table:table-cell table:formula="of:=[.B56]-[.B$3]" office:value-type="float" office:value="38497" calcext:value-type="float">
            <text:p>38497</text:p>
          </table:table-cell>
          <table:table-cell table:formula="of:=[.C56]-[.C$3]" office:value-type="float" office:value="28668" calcext:value-type="float">
            <text:p>28668</text:p>
          </table:table-cell>
        </table:table-row>
        <table:table-row table:style-name="ro1">
          <table:table-cell/>
          <table:table-cell office:value-type="float" office:value="88521" calcext:value-type="float">
            <text:p>88521</text:p>
          </table:table-cell>
          <table:table-cell office:value-type="float" office:value="79776" calcext:value-type="float">
            <text:p>79776</text:p>
          </table:table-cell>
          <table:table-cell table:formula="of:=[.B57]-[.B$3]" office:value-type="float" office:value="38497" calcext:value-type="float">
            <text:p>38497</text:p>
          </table:table-cell>
          <table:table-cell table:formula="of:=[.C57]-[.C$3]" office:value-type="float" office:value="29847" calcext:value-type="float">
            <text:p>29847</text:p>
          </table:table-cell>
        </table:table-row>
        <table:table-row table:style-name="ro1">
          <table:table-cell/>
          <table:table-cell office:value-type="float" office:value="88055" calcext:value-type="float">
            <text:p>88055</text:p>
          </table:table-cell>
          <table:table-cell office:value-type="float" office:value="79776" calcext:value-type="float">
            <text:p>79776</text:p>
          </table:table-cell>
          <table:table-cell table:formula="of:=[.B58]-[.B$3]" office:value-type="float" office:value="38031" calcext:value-type="float">
            <text:p>38031</text:p>
          </table:table-cell>
          <table:table-cell table:formula="of:=[.C58]-[.C$3]" office:value-type="float" office:value="29847" calcext:value-type="float">
            <text:p>29847</text:p>
          </table:table-cell>
        </table:table-row>
        <table:table-row table:style-name="ro1">
          <table:table-cell/>
          <table:table-cell office:value-type="float" office:value="88055" calcext:value-type="float">
            <text:p>88055</text:p>
          </table:table-cell>
          <table:table-cell office:value-type="float" office:value="80561" calcext:value-type="float">
            <text:p>80561</text:p>
          </table:table-cell>
          <table:table-cell table:formula="of:=[.B59]-[.B$3]" office:value-type="float" office:value="38031" calcext:value-type="float">
            <text:p>38031</text:p>
          </table:table-cell>
          <table:table-cell table:formula="of:=[.C59]-[.C$3]" office:value-type="float" office:value="30632" calcext:value-type="float">
            <text:p>30632</text:p>
          </table:table-cell>
        </table:table-row>
        <table:table-row table:style-name="ro1">
          <table:table-cell/>
          <table:table-cell office:value-type="float" office:value="87084" calcext:value-type="float">
            <text:p>87084</text:p>
          </table:table-cell>
          <table:table-cell office:value-type="float" office:value="80561" calcext:value-type="float">
            <text:p>80561</text:p>
          </table:table-cell>
          <table:table-cell table:formula="of:=[.B60]-[.B$3]" office:value-type="float" office:value="37060" calcext:value-type="float">
            <text:p>37060</text:p>
          </table:table-cell>
          <table:table-cell table:formula="of:=[.C60]-[.C$3]" office:value-type="float" office:value="30632" calcext:value-type="float">
            <text:p>30632</text:p>
          </table:table-cell>
        </table:table-row>
        <table:table-row table:style-name="ro1">
          <table:table-cell/>
          <table:table-cell office:value-type="float" office:value="87084" calcext:value-type="float">
            <text:p>87084</text:p>
          </table:table-cell>
          <table:table-cell office:value-type="float" office:value="81419" calcext:value-type="float">
            <text:p>81419</text:p>
          </table:table-cell>
          <table:table-cell table:formula="of:=[.B61]-[.B$3]" office:value-type="float" office:value="37060" calcext:value-type="float">
            <text:p>37060</text:p>
          </table:table-cell>
          <table:table-cell table:formula="of:=[.C61]-[.C$3]" office:value-type="float" office:value="31490" calcext:value-type="float">
            <text:p>31490</text:p>
          </table:table-cell>
        </table:table-row>
        <table:table-row table:style-name="ro1">
          <table:table-cell/>
          <table:table-cell office:value-type="float" office:value="86215" calcext:value-type="float">
            <text:p>86215</text:p>
          </table:table-cell>
          <table:table-cell office:value-type="float" office:value="81419" calcext:value-type="float">
            <text:p>81419</text:p>
          </table:table-cell>
          <table:table-cell table:formula="of:=[.B62]-[.B$3]" office:value-type="float" office:value="36191" calcext:value-type="float">
            <text:p>36191</text:p>
          </table:table-cell>
          <table:table-cell table:formula="of:=[.C62]-[.C$3]" office:value-type="float" office:value="31490" calcext:value-type="float">
            <text:p>31490</text:p>
          </table:table-cell>
        </table:table-row>
        <table:table-row table:style-name="ro1">
          <table:table-cell/>
          <table:table-cell office:value-type="float" office:value="86215" calcext:value-type="float">
            <text:p>86215</text:p>
          </table:table-cell>
          <table:table-cell office:value-type="float" office:value="82395" calcext:value-type="float">
            <text:p>82395</text:p>
          </table:table-cell>
          <table:table-cell table:formula="of:=[.B63]-[.B$3]" office:value-type="float" office:value="36191" calcext:value-type="float">
            <text:p>36191</text:p>
          </table:table-cell>
          <table:table-cell table:formula="of:=[.C63]-[.C$3]" office:value-type="float" office:value="32466" calcext:value-type="float">
            <text:p>32466</text:p>
          </table:table-cell>
        </table:table-row>
        <table:table-row table:style-name="ro1">
          <table:table-cell/>
          <table:table-cell office:value-type="float" office:value="85482" calcext:value-type="float">
            <text:p>85482</text:p>
          </table:table-cell>
          <table:table-cell office:value-type="float" office:value="82395" calcext:value-type="float">
            <text:p>82395</text:p>
          </table:table-cell>
          <table:table-cell table:formula="of:=[.B64]-[.B$3]" office:value-type="float" office:value="35458" calcext:value-type="float">
            <text:p>35458</text:p>
          </table:table-cell>
          <table:table-cell table:formula="of:=[.C64]-[.C$3]" office:value-type="float" office:value="32466" calcext:value-type="float">
            <text:p>32466</text:p>
          </table:table-cell>
        </table:table-row>
        <table:table-row table:style-name="ro1">
          <table:table-cell/>
          <table:table-cell office:value-type="float" office:value="85482" calcext:value-type="float">
            <text:p>85482</text:p>
          </table:table-cell>
          <table:table-cell office:value-type="float" office:value="83317" calcext:value-type="float">
            <text:p>83317</text:p>
          </table:table-cell>
          <table:table-cell table:formula="of:=[.B65]-[.B$3]" office:value-type="float" office:value="35458" calcext:value-type="float">
            <text:p>35458</text:p>
          </table:table-cell>
          <table:table-cell table:formula="of:=[.C65]-[.C$3]" office:value-type="float" office:value="33388" calcext:value-type="float">
            <text:p>33388</text:p>
          </table:table-cell>
        </table:table-row>
        <table:table-row table:style-name="ro1">
          <table:table-cell/>
          <table:table-cell office:value-type="float" office:value="84685" calcext:value-type="float">
            <text:p>84685</text:p>
          </table:table-cell>
          <table:table-cell office:value-type="float" office:value="83317" calcext:value-type="float">
            <text:p>83317</text:p>
          </table:table-cell>
          <table:table-cell table:formula="of:=[.B66]-[.B$3]" office:value-type="float" office:value="34661" calcext:value-type="float">
            <text:p>34661</text:p>
          </table:table-cell>
          <table:table-cell table:formula="of:=[.C66]-[.C$3]" office:value-type="float" office:value="33388" calcext:value-type="float">
            <text:p>33388</text:p>
          </table:table-cell>
        </table:table-row>
        <table:table-row table:style-name="ro1">
          <table:table-cell/>
          <table:table-cell office:value-type="float" office:value="84685" calcext:value-type="float">
            <text:p>84685</text:p>
          </table:table-cell>
          <table:table-cell office:value-type="float" office:value="84019" calcext:value-type="float">
            <text:p>84019</text:p>
          </table:table-cell>
          <table:table-cell table:formula="of:=[.B67]-[.B$3]" office:value-type="float" office:value="34661" calcext:value-type="float">
            <text:p>34661</text:p>
          </table:table-cell>
          <table:table-cell table:formula="of:=[.C67]-[.C$3]" office:value-type="float" office:value="34090" calcext:value-type="float">
            <text:p>34090</text:p>
          </table:table-cell>
        </table:table-row>
        <table:table-row table:style-name="ro1">
          <table:table-cell/>
          <table:table-cell office:value-type="float" office:value="83666" calcext:value-type="float">
            <text:p>83666</text:p>
          </table:table-cell>
          <table:table-cell office:value-type="float" office:value="84019" calcext:value-type="float">
            <text:p>84019</text:p>
          </table:table-cell>
          <table:table-cell table:formula="of:=[.B68]-[.B$3]" office:value-type="float" office:value="33642" calcext:value-type="float">
            <text:p>33642</text:p>
          </table:table-cell>
          <table:table-cell table:formula="of:=[.C68]-[.C$3]" office:value-type="float" office:value="34090" calcext:value-type="float">
            <text:p>34090</text:p>
          </table:table-cell>
        </table:table-row>
        <table:table-row table:style-name="ro1">
          <table:table-cell/>
          <table:table-cell office:value-type="float" office:value="83666" calcext:value-type="float">
            <text:p>83666</text:p>
          </table:table-cell>
          <table:table-cell office:value-type="float" office:value="84810" calcext:value-type="float">
            <text:p>84810</text:p>
          </table:table-cell>
          <table:table-cell table:formula="of:=[.B69]-[.B$3]" office:value-type="float" office:value="33642" calcext:value-type="float">
            <text:p>33642</text:p>
          </table:table-cell>
          <table:table-cell table:formula="of:=[.C69]-[.C$3]" office:value-type="float" office:value="34881" calcext:value-type="float">
            <text:p>34881</text:p>
          </table:table-cell>
        </table:table-row>
        <table:table-row table:style-name="ro1">
          <table:table-cell/>
          <table:table-cell office:value-type="float" office:value="82745" calcext:value-type="float">
            <text:p>82745</text:p>
          </table:table-cell>
          <table:table-cell office:value-type="float" office:value="84810" calcext:value-type="float">
            <text:p>84810</text:p>
          </table:table-cell>
          <table:table-cell table:formula="of:=[.B70]-[.B$3]" office:value-type="float" office:value="32721" calcext:value-type="float">
            <text:p>32721</text:p>
          </table:table-cell>
          <table:table-cell table:formula="of:=[.C70]-[.C$3]" office:value-type="float" office:value="34881" calcext:value-type="float">
            <text:p>34881</text:p>
          </table:table-cell>
        </table:table-row>
        <table:table-row table:style-name="ro1">
          <table:table-cell/>
          <table:table-cell office:value-type="float" office:value="82745" calcext:value-type="float">
            <text:p>82745</text:p>
          </table:table-cell>
          <table:table-cell office:value-type="float" office:value="85843" calcext:value-type="float">
            <text:p>85843</text:p>
          </table:table-cell>
          <table:table-cell table:formula="of:=[.B71]-[.B$3]" office:value-type="float" office:value="32721" calcext:value-type="float">
            <text:p>32721</text:p>
          </table:table-cell>
          <table:table-cell table:formula="of:=[.C71]-[.C$3]" office:value-type="float" office:value="35914" calcext:value-type="float">
            <text:p>35914</text:p>
          </table:table-cell>
        </table:table-row>
        <table:table-row table:style-name="ro1">
          <table:table-cell/>
          <table:table-cell office:value-type="float" office:value="82045" calcext:value-type="float">
            <text:p>82045</text:p>
          </table:table-cell>
          <table:table-cell office:value-type="float" office:value="85843" calcext:value-type="float">
            <text:p>85843</text:p>
          </table:table-cell>
          <table:table-cell table:formula="of:=[.B72]-[.B$3]" office:value-type="float" office:value="32021" calcext:value-type="float">
            <text:p>32021</text:p>
          </table:table-cell>
          <table:table-cell table:formula="of:=[.C72]-[.C$3]" office:value-type="float" office:value="35914" calcext:value-type="float">
            <text:p>35914</text:p>
          </table:table-cell>
        </table:table-row>
        <table:table-row table:style-name="ro1">
          <table:table-cell/>
          <table:table-cell office:value-type="float" office:value="82045" calcext:value-type="float">
            <text:p>82045</text:p>
          </table:table-cell>
          <table:table-cell office:value-type="float" office:value="86820" calcext:value-type="float">
            <text:p>86820</text:p>
          </table:table-cell>
          <table:table-cell table:formula="of:=[.B73]-[.B$3]" office:value-type="float" office:value="32021" calcext:value-type="float">
            <text:p>32021</text:p>
          </table:table-cell>
          <table:table-cell table:formula="of:=[.C73]-[.C$3]" office:value-type="float" office:value="36891" calcext:value-type="float">
            <text:p>36891</text:p>
          </table:table-cell>
        </table:table-row>
        <table:table-row table:style-name="ro1">
          <table:table-cell/>
          <table:table-cell office:value-type="float" office:value="81277" calcext:value-type="float">
            <text:p>81277</text:p>
          </table:table-cell>
          <table:table-cell office:value-type="float" office:value="86820" calcext:value-type="float">
            <text:p>86820</text:p>
          </table:table-cell>
          <table:table-cell table:formula="of:=[.B74]-[.B$3]" office:value-type="float" office:value="31253" calcext:value-type="float">
            <text:p>31253</text:p>
          </table:table-cell>
          <table:table-cell table:formula="of:=[.C74]-[.C$3]" office:value-type="float" office:value="36891" calcext:value-type="float">
            <text:p>36891</text:p>
          </table:table-cell>
        </table:table-row>
        <table:table-row table:style-name="ro1">
          <table:table-cell/>
          <table:table-cell office:value-type="float" office:value="81277" calcext:value-type="float">
            <text:p>81277</text:p>
          </table:table-cell>
          <table:table-cell office:value-type="float" office:value="87497" calcext:value-type="float">
            <text:p>87497</text:p>
          </table:table-cell>
          <table:table-cell table:formula="of:=[.B75]-[.B$3]" office:value-type="float" office:value="31253" calcext:value-type="float">
            <text:p>31253</text:p>
          </table:table-cell>
          <table:table-cell table:formula="of:=[.C75]-[.C$3]" office:value-type="float" office:value="37568" calcext:value-type="float">
            <text:p>37568</text:p>
          </table:table-cell>
        </table:table-row>
        <table:table-row table:style-name="ro1">
          <table:table-cell/>
          <table:table-cell office:value-type="float" office:value="80251" calcext:value-type="float">
            <text:p>80251</text:p>
          </table:table-cell>
          <table:table-cell office:value-type="float" office:value="87497" calcext:value-type="float">
            <text:p>87497</text:p>
          </table:table-cell>
          <table:table-cell table:formula="of:=[.B76]-[.B$3]" office:value-type="float" office:value="30227" calcext:value-type="float">
            <text:p>30227</text:p>
          </table:table-cell>
          <table:table-cell table:formula="of:=[.C76]-[.C$3]" office:value-type="float" office:value="37568" calcext:value-type="float">
            <text:p>37568</text:p>
          </table:table-cell>
        </table:table-row>
        <table:table-row table:style-name="ro1">
          <table:table-cell/>
          <table:table-cell office:value-type="float" office:value="80251" calcext:value-type="float">
            <text:p>80251</text:p>
          </table:table-cell>
          <table:table-cell office:value-type="float" office:value="88494" calcext:value-type="float">
            <text:p>88494</text:p>
          </table:table-cell>
          <table:table-cell table:formula="of:=[.B77]-[.B$3]" office:value-type="float" office:value="30227" calcext:value-type="float">
            <text:p>30227</text:p>
          </table:table-cell>
          <table:table-cell table:formula="of:=[.C77]-[.C$3]" office:value-type="float" office:value="38565" calcext:value-type="float">
            <text:p>38565</text:p>
          </table:table-cell>
        </table:table-row>
        <table:table-row table:style-name="ro1">
          <table:table-cell/>
          <table:table-cell office:value-type="float" office:value="79477" calcext:value-type="float">
            <text:p>79477</text:p>
          </table:table-cell>
          <table:table-cell office:value-type="float" office:value="88494" calcext:value-type="float">
            <text:p>88494</text:p>
          </table:table-cell>
          <table:table-cell table:formula="of:=[.B78]-[.B$3]" office:value-type="float" office:value="29453" calcext:value-type="float">
            <text:p>29453</text:p>
          </table:table-cell>
          <table:table-cell table:formula="of:=[.C78]-[.C$3]" office:value-type="float" office:value="38565" calcext:value-type="float">
            <text:p>38565</text:p>
          </table:table-cell>
        </table:table-row>
        <table:table-row table:style-name="ro1">
          <table:table-cell/>
          <table:table-cell office:value-type="float" office:value="79477" calcext:value-type="float">
            <text:p>79477</text:p>
          </table:table-cell>
          <table:table-cell office:value-type="float" office:value="88593" calcext:value-type="float">
            <text:p>88593</text:p>
          </table:table-cell>
          <table:table-cell table:formula="of:=[.B79]-[.B$3]" office:value-type="float" office:value="29453" calcext:value-type="float">
            <text:p>29453</text:p>
          </table:table-cell>
          <table:table-cell table:formula="of:=[.C79]-[.C$3]" office:value-type="float" office:value="38664" calcext:value-type="float">
            <text:p>38664</text:p>
          </table:table-cell>
        </table:table-row>
        <table:table-row table:style-name="ro1">
          <table:table-cell/>
          <table:table-cell office:value-type="float" office:value="78030" calcext:value-type="float">
            <text:p>78030</text:p>
          </table:table-cell>
          <table:table-cell office:value-type="float" office:value="88593" calcext:value-type="float">
            <text:p>88593</text:p>
          </table:table-cell>
          <table:table-cell table:formula="of:=[.B80]-[.B$3]" office:value-type="float" office:value="28006" calcext:value-type="float">
            <text:p>28006</text:p>
          </table:table-cell>
          <table:table-cell table:formula="of:=[.C80]-[.C$3]" office:value-type="float" office:value="38664" calcext:value-type="float">
            <text:p>38664</text:p>
          </table:table-cell>
        </table:table-row>
        <table:table-row table:style-name="ro1">
          <table:table-cell/>
          <table:table-cell office:value-type="float" office:value="78030" calcext:value-type="float">
            <text:p>78030</text:p>
          </table:table-cell>
          <table:table-cell office:value-type="float" office:value="89634" calcext:value-type="float">
            <text:p>89634</text:p>
          </table:table-cell>
          <table:table-cell table:formula="of:=[.B81]-[.B$3]" office:value-type="float" office:value="28006" calcext:value-type="float">
            <text:p>28006</text:p>
          </table:table-cell>
          <table:table-cell table:formula="of:=[.C81]-[.C$3]" office:value-type="float" office:value="39705" calcext:value-type="float">
            <text:p>39705</text:p>
          </table:table-cell>
        </table:table-row>
        <table:table-row table:style-name="ro1">
          <table:table-cell/>
          <table:table-cell office:value-type="float" office:value="77280" calcext:value-type="float">
            <text:p>77280</text:p>
          </table:table-cell>
          <table:table-cell office:value-type="float" office:value="89634" calcext:value-type="float">
            <text:p>89634</text:p>
          </table:table-cell>
          <table:table-cell table:formula="of:=[.B82]-[.B$3]" office:value-type="float" office:value="27256" calcext:value-type="float">
            <text:p>27256</text:p>
          </table:table-cell>
          <table:table-cell table:formula="of:=[.C82]-[.C$3]" office:value-type="float" office:value="39705" calcext:value-type="float">
            <text:p>39705</text:p>
          </table:table-cell>
        </table:table-row>
        <table:table-row table:style-name="ro1">
          <table:table-cell/>
          <table:table-cell office:value-type="float" office:value="77280" calcext:value-type="float">
            <text:p>77280</text:p>
          </table:table-cell>
          <table:table-cell office:value-type="float" office:value="89943" calcext:value-type="float">
            <text:p>89943</text:p>
          </table:table-cell>
          <table:table-cell table:formula="of:=[.B83]-[.B$3]" office:value-type="float" office:value="27256" calcext:value-type="float">
            <text:p>27256</text:p>
          </table:table-cell>
          <table:table-cell table:formula="of:=[.C83]-[.C$3]" office:value-type="float" office:value="40014" calcext:value-type="float">
            <text:p>40014</text:p>
          </table:table-cell>
        </table:table-row>
        <table:table-row table:style-name="ro1">
          <table:table-cell/>
          <table:table-cell office:value-type="float" office:value="76026" calcext:value-type="float">
            <text:p>76026</text:p>
          </table:table-cell>
          <table:table-cell office:value-type="float" office:value="89943" calcext:value-type="float">
            <text:p>89943</text:p>
          </table:table-cell>
          <table:table-cell table:formula="of:=[.B84]-[.B$3]" office:value-type="float" office:value="26002" calcext:value-type="float">
            <text:p>26002</text:p>
          </table:table-cell>
          <table:table-cell table:formula="of:=[.C84]-[.C$3]" office:value-type="float" office:value="40014" calcext:value-type="float">
            <text:p>40014</text:p>
          </table:table-cell>
        </table:table-row>
        <table:table-row table:style-name="ro1">
          <table:table-cell/>
          <table:table-cell office:value-type="float" office:value="76026" calcext:value-type="float">
            <text:p>76026</text:p>
          </table:table-cell>
          <table:table-cell office:value-type="float" office:value="90526" calcext:value-type="float">
            <text:p>90526</text:p>
          </table:table-cell>
          <table:table-cell table:formula="of:=[.B85]-[.B$3]" office:value-type="float" office:value="26002" calcext:value-type="float">
            <text:p>26002</text:p>
          </table:table-cell>
          <table:table-cell table:formula="of:=[.C85]-[.C$3]" office:value-type="float" office:value="40597" calcext:value-type="float">
            <text:p>40597</text:p>
          </table:table-cell>
        </table:table-row>
        <table:table-row table:style-name="ro1">
          <table:table-cell/>
          <table:table-cell office:value-type="float" office:value="74967" calcext:value-type="float">
            <text:p>74967</text:p>
          </table:table-cell>
          <table:table-cell office:value-type="float" office:value="90526" calcext:value-type="float">
            <text:p>90526</text:p>
          </table:table-cell>
          <table:table-cell table:formula="of:=[.B86]-[.B$3]" office:value-type="float" office:value="24943" calcext:value-type="float">
            <text:p>24943</text:p>
          </table:table-cell>
          <table:table-cell table:formula="of:=[.C86]-[.C$3]" office:value-type="float" office:value="40597" calcext:value-type="float">
            <text:p>40597</text:p>
          </table:table-cell>
        </table:table-row>
        <table:table-row table:style-name="ro1">
          <table:table-cell/>
          <table:table-cell office:value-type="float" office:value="74967" calcext:value-type="float">
            <text:p>74967</text:p>
          </table:table-cell>
          <table:table-cell office:value-type="float" office:value="91920" calcext:value-type="float">
            <text:p>91920</text:p>
          </table:table-cell>
          <table:table-cell table:formula="of:=[.B87]-[.B$3]" office:value-type="float" office:value="24943" calcext:value-type="float">
            <text:p>24943</text:p>
          </table:table-cell>
          <table:table-cell table:formula="of:=[.C87]-[.C$3]" office:value-type="float" office:value="41991" calcext:value-type="float">
            <text:p>41991</text:p>
          </table:table-cell>
        </table:table-row>
        <table:table-row table:style-name="ro1">
          <table:table-cell/>
          <table:table-cell office:value-type="float" office:value="74383" calcext:value-type="float">
            <text:p>74383</text:p>
          </table:table-cell>
          <table:table-cell office:value-type="float" office:value="91920" calcext:value-type="float">
            <text:p>91920</text:p>
          </table:table-cell>
          <table:table-cell table:formula="of:=[.B88]-[.B$3]" office:value-type="float" office:value="24359" calcext:value-type="float">
            <text:p>24359</text:p>
          </table:table-cell>
          <table:table-cell table:formula="of:=[.C88]-[.C$3]" office:value-type="float" office:value="41991" calcext:value-type="float">
            <text:p>41991</text:p>
          </table:table-cell>
        </table:table-row>
        <table:table-row table:style-name="ro1">
          <table:table-cell/>
          <table:table-cell office:value-type="float" office:value="74383" calcext:value-type="float">
            <text:p>74383</text:p>
          </table:table-cell>
          <table:table-cell office:value-type="float" office:value="91768" calcext:value-type="float">
            <text:p>91768</text:p>
          </table:table-cell>
          <table:table-cell table:formula="of:=[.B89]-[.B$3]" office:value-type="float" office:value="24359" calcext:value-type="float">
            <text:p>24359</text:p>
          </table:table-cell>
          <table:table-cell table:formula="of:=[.C89]-[.C$3]" office:value-type="float" office:value="41839" calcext:value-type="float">
            <text:p>41839</text:p>
          </table:table-cell>
        </table:table-row>
        <table:table-row table:style-name="ro1">
          <table:table-cell/>
          <table:table-cell office:value-type="float" office:value="72899" calcext:value-type="float">
            <text:p>72899</text:p>
          </table:table-cell>
          <table:table-cell office:value-type="float" office:value="91768" calcext:value-type="float">
            <text:p>91768</text:p>
          </table:table-cell>
          <table:table-cell table:formula="of:=[.B90]-[.B$3]" office:value-type="float" office:value="22875" calcext:value-type="float">
            <text:p>22875</text:p>
          </table:table-cell>
          <table:table-cell table:formula="of:=[.C90]-[.C$3]" office:value-type="float" office:value="41839" calcext:value-type="float">
            <text:p>41839</text:p>
          </table:table-cell>
        </table:table-row>
        <table:table-row table:style-name="ro1">
          <table:table-cell/>
          <table:table-cell office:value-type="float" office:value="72899" calcext:value-type="float">
            <text:p>72899</text:p>
          </table:table-cell>
          <table:table-cell office:value-type="float" office:value="92395" calcext:value-type="float">
            <text:p>92395</text:p>
          </table:table-cell>
          <table:table-cell table:formula="of:=[.B91]-[.B$3]" office:value-type="float" office:value="22875" calcext:value-type="float">
            <text:p>22875</text:p>
          </table:table-cell>
          <table:table-cell table:formula="of:=[.C91]-[.C$3]" office:value-type="float" office:value="42466" calcext:value-type="float">
            <text:p>42466</text:p>
          </table:table-cell>
        </table:table-row>
        <table:table-row table:style-name="ro1">
          <table:table-cell/>
          <table:table-cell office:value-type="float" office:value="71864" calcext:value-type="float">
            <text:p>71864</text:p>
          </table:table-cell>
          <table:table-cell office:value-type="float" office:value="92395" calcext:value-type="float">
            <text:p>92395</text:p>
          </table:table-cell>
          <table:table-cell table:formula="of:=[.B92]-[.B$3]" office:value-type="float" office:value="21840" calcext:value-type="float">
            <text:p>21840</text:p>
          </table:table-cell>
          <table:table-cell table:formula="of:=[.C92]-[.C$3]" office:value-type="float" office:value="42466" calcext:value-type="float">
            <text:p>42466</text:p>
          </table:table-cell>
        </table:table-row>
        <table:table-row table:style-name="ro1">
          <table:table-cell/>
          <table:table-cell office:value-type="float" office:value="71864" calcext:value-type="float">
            <text:p>71864</text:p>
          </table:table-cell>
          <table:table-cell office:value-type="float" office:value="93277" calcext:value-type="float">
            <text:p>93277</text:p>
          </table:table-cell>
          <table:table-cell table:formula="of:=[.B93]-[.B$3]" office:value-type="float" office:value="21840" calcext:value-type="float">
            <text:p>21840</text:p>
          </table:table-cell>
          <table:table-cell table:formula="of:=[.C93]-[.C$3]" office:value-type="float" office:value="43348" calcext:value-type="float">
            <text:p>43348</text:p>
          </table:table-cell>
        </table:table-row>
        <table:table-row table:style-name="ro1">
          <table:table-cell/>
          <table:table-cell office:value-type="float" office:value="70949" calcext:value-type="float">
            <text:p>70949</text:p>
          </table:table-cell>
          <table:table-cell office:value-type="float" office:value="93277" calcext:value-type="float">
            <text:p>93277</text:p>
          </table:table-cell>
          <table:table-cell table:formula="of:=[.B94]-[.B$3]" office:value-type="float" office:value="20925" calcext:value-type="float">
            <text:p>20925</text:p>
          </table:table-cell>
          <table:table-cell table:formula="of:=[.C94]-[.C$3]" office:value-type="float" office:value="43348" calcext:value-type="float">
            <text:p>43348</text:p>
          </table:table-cell>
        </table:table-row>
        <table:table-row table:style-name="ro1">
          <table:table-cell/>
          <table:table-cell office:value-type="float" office:value="70949" calcext:value-type="float">
            <text:p>70949</text:p>
          </table:table-cell>
          <table:table-cell office:value-type="float" office:value="93688" calcext:value-type="float">
            <text:p>93688</text:p>
          </table:table-cell>
          <table:table-cell table:formula="of:=[.B95]-[.B$3]" office:value-type="float" office:value="20925" calcext:value-type="float">
            <text:p>20925</text:p>
          </table:table-cell>
          <table:table-cell table:formula="of:=[.C95]-[.C$3]" office:value-type="float" office:value="43759" calcext:value-type="float">
            <text:p>43759</text:p>
          </table:table-cell>
        </table:table-row>
        <table:table-row table:style-name="ro1">
          <table:table-cell/>
          <table:table-cell office:value-type="float" office:value="69798" calcext:value-type="float">
            <text:p>69798</text:p>
          </table:table-cell>
          <table:table-cell office:value-type="float" office:value="93688" calcext:value-type="float">
            <text:p>93688</text:p>
          </table:table-cell>
          <table:table-cell table:formula="of:=[.B96]-[.B$3]" office:value-type="float" office:value="19774" calcext:value-type="float">
            <text:p>19774</text:p>
          </table:table-cell>
          <table:table-cell table:formula="of:=[.C96]-[.C$3]" office:value-type="float" office:value="43759" calcext:value-type="float">
            <text:p>43759</text:p>
          </table:table-cell>
        </table:table-row>
        <table:table-row table:style-name="ro1">
          <table:table-cell/>
          <table:table-cell office:value-type="float" office:value="69798" calcext:value-type="float">
            <text:p>69798</text:p>
          </table:table-cell>
          <table:table-cell office:value-type="float" office:value="94241" calcext:value-type="float">
            <text:p>94241</text:p>
          </table:table-cell>
          <table:table-cell table:formula="of:=[.B97]-[.B$3]" office:value-type="float" office:value="19774" calcext:value-type="float">
            <text:p>19774</text:p>
          </table:table-cell>
          <table:table-cell table:formula="of:=[.C97]-[.C$3]" office:value-type="float" office:value="44312" calcext:value-type="float">
            <text:p>44312</text:p>
          </table:table-cell>
        </table:table-row>
        <table:table-row table:style-name="ro1">
          <table:table-cell/>
          <table:table-cell office:value-type="float" office:value="68712" calcext:value-type="float">
            <text:p>68712</text:p>
          </table:table-cell>
          <table:table-cell office:value-type="float" office:value="94241" calcext:value-type="float">
            <text:p>94241</text:p>
          </table:table-cell>
          <table:table-cell table:formula="of:=[.B98]-[.B$3]" office:value-type="float" office:value="18688" calcext:value-type="float">
            <text:p>18688</text:p>
          </table:table-cell>
          <table:table-cell table:formula="of:=[.C98]-[.C$3]" office:value-type="float" office:value="44312" calcext:value-type="float">
            <text:p>44312</text:p>
          </table:table-cell>
        </table:table-row>
        <table:table-row table:style-name="ro1">
          <table:table-cell/>
          <table:table-cell office:value-type="float" office:value="68712" calcext:value-type="float">
            <text:p>68712</text:p>
          </table:table-cell>
          <table:table-cell office:value-type="float" office:value="94401" calcext:value-type="float">
            <text:p>94401</text:p>
          </table:table-cell>
          <table:table-cell table:formula="of:=[.B99]-[.B$3]" office:value-type="float" office:value="18688" calcext:value-type="float">
            <text:p>18688</text:p>
          </table:table-cell>
          <table:table-cell table:formula="of:=[.C99]-[.C$3]" office:value-type="float" office:value="44472" calcext:value-type="float">
            <text:p>44472</text:p>
          </table:table-cell>
        </table:table-row>
        <table:table-row table:style-name="ro1">
          <table:table-cell/>
          <table:table-cell office:value-type="float" office:value="67468" calcext:value-type="float">
            <text:p>67468</text:p>
          </table:table-cell>
          <table:table-cell office:value-type="float" office:value="94401" calcext:value-type="float">
            <text:p>94401</text:p>
          </table:table-cell>
          <table:table-cell table:formula="of:=[.B100]-[.B$3]" office:value-type="float" office:value="17444" calcext:value-type="float">
            <text:p>17444</text:p>
          </table:table-cell>
          <table:table-cell table:formula="of:=[.C100]-[.C$3]" office:value-type="float" office:value="44472" calcext:value-type="float">
            <text:p>44472</text:p>
          </table:table-cell>
        </table:table-row>
        <table:table-row table:style-name="ro1">
          <table:table-cell/>
          <table:table-cell office:value-type="float" office:value="67468" calcext:value-type="float">
            <text:p>67468</text:p>
          </table:table-cell>
          <table:table-cell office:value-type="float" office:value="95078" calcext:value-type="float">
            <text:p>95078</text:p>
          </table:table-cell>
          <table:table-cell table:formula="of:=[.B101]-[.B$3]" office:value-type="float" office:value="17444" calcext:value-type="float">
            <text:p>17444</text:p>
          </table:table-cell>
          <table:table-cell table:formula="of:=[.C101]-[.C$3]" office:value-type="float" office:value="45149" calcext:value-type="float">
            <text:p>45149</text:p>
          </table:table-cell>
        </table:table-row>
        <table:table-row table:style-name="ro1">
          <table:table-cell/>
          <table:table-cell office:value-type="float" office:value="66428" calcext:value-type="float">
            <text:p>66428</text:p>
          </table:table-cell>
          <table:table-cell office:value-type="float" office:value="95078" calcext:value-type="float">
            <text:p>95078</text:p>
          </table:table-cell>
          <table:table-cell table:formula="of:=[.B102]-[.B$3]" office:value-type="float" office:value="16404" calcext:value-type="float">
            <text:p>16404</text:p>
          </table:table-cell>
          <table:table-cell table:formula="of:=[.C102]-[.C$3]" office:value-type="float" office:value="45149" calcext:value-type="float">
            <text:p>45149</text:p>
          </table:table-cell>
        </table:table-row>
        <table:table-row table:style-name="ro1">
          <table:table-cell/>
          <table:table-cell office:value-type="float" office:value="66428" calcext:value-type="float">
            <text:p>66428</text:p>
          </table:table-cell>
          <table:table-cell office:value-type="float" office:value="95669" calcext:value-type="float">
            <text:p>95669</text:p>
          </table:table-cell>
          <table:table-cell table:formula="of:=[.B103]-[.B$3]" office:value-type="float" office:value="16404" calcext:value-type="float">
            <text:p>16404</text:p>
          </table:table-cell>
          <table:table-cell table:formula="of:=[.C103]-[.C$3]" office:value-type="float" office:value="45740" calcext:value-type="float">
            <text:p>45740</text:p>
          </table:table-cell>
        </table:table-row>
        <table:table-row table:style-name="ro1">
          <table:table-cell/>
          <table:table-cell office:value-type="float" office:value="65344" calcext:value-type="float">
            <text:p>65344</text:p>
          </table:table-cell>
          <table:table-cell office:value-type="float" office:value="95669" calcext:value-type="float">
            <text:p>95669</text:p>
          </table:table-cell>
          <table:table-cell table:formula="of:=[.B104]-[.B$3]" office:value-type="float" office:value="15320" calcext:value-type="float">
            <text:p>15320</text:p>
          </table:table-cell>
          <table:table-cell table:formula="of:=[.C104]-[.C$3]" office:value-type="float" office:value="45740" calcext:value-type="float">
            <text:p>45740</text:p>
          </table:table-cell>
        </table:table-row>
        <table:table-row table:style-name="ro1">
          <table:table-cell/>
          <table:table-cell office:value-type="float" office:value="65344" calcext:value-type="float">
            <text:p>65344</text:p>
          </table:table-cell>
          <table:table-cell office:value-type="float" office:value="95733" calcext:value-type="float">
            <text:p>95733</text:p>
          </table:table-cell>
          <table:table-cell table:formula="of:=[.B105]-[.B$3]" office:value-type="float" office:value="15320" calcext:value-type="float">
            <text:p>15320</text:p>
          </table:table-cell>
          <table:table-cell table:formula="of:=[.C105]-[.C$3]" office:value-type="float" office:value="45804" calcext:value-type="float">
            <text:p>458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087" calcext:value-type="float">
            <text:p>64087</text:p>
          </table:table-cell>
          <table:table-cell office:value-type="float" office:value="95733" calcext:value-type="float">
            <text:p>95733</text:p>
          </table:table-cell>
          <table:table-cell table:formula="of:=[.B106]-[.B$3]" office:value-type="float" office:value="14063" calcext:value-type="float">
            <text:p>14063</text:p>
          </table:table-cell>
          <table:table-cell table:formula="of:=[.C106]-[.C$3]" office:value-type="float" office:value="45804" calcext:value-type="float">
            <text:p>45804</text:p>
          </table:table-cell>
        </table:table-row>
        <table:table-row table:style-name="ro1">
          <table:table-cell/>
          <table:table-cell office:value-type="float" office:value="64087" calcext:value-type="float">
            <text:p>64087</text:p>
          </table:table-cell>
          <table:table-cell office:value-type="float" office:value="96248" calcext:value-type="float">
            <text:p>96248</text:p>
          </table:table-cell>
          <table:table-cell table:formula="of:=[.B107]-[.B$3]" office:value-type="float" office:value="14063" calcext:value-type="float">
            <text:p>14063</text:p>
          </table:table-cell>
          <table:table-cell table:formula="of:=[.C107]-[.C$3]" office:value-type="float" office:value="46319" calcext:value-type="float">
            <text:p>46319</text:p>
          </table:table-cell>
        </table:table-row>
        <table:table-row table:style-name="ro1">
          <table:table-cell/>
          <table:table-cell office:value-type="float" office:value="62972" calcext:value-type="float">
            <text:p>62972</text:p>
          </table:table-cell>
          <table:table-cell office:value-type="float" office:value="96248" calcext:value-type="float">
            <text:p>96248</text:p>
          </table:table-cell>
          <table:table-cell table:formula="of:=[.B108]-[.B$3]" office:value-type="float" office:value="12948" calcext:value-type="float">
            <text:p>12948</text:p>
          </table:table-cell>
          <table:table-cell table:formula="of:=[.C108]-[.C$3]" office:value-type="float" office:value="46319" calcext:value-type="float">
            <text:p>46319</text:p>
          </table:table-cell>
        </table:table-row>
        <table:table-row table:style-name="ro1">
          <table:table-cell/>
          <table:table-cell office:value-type="float" office:value="62972" calcext:value-type="float">
            <text:p>62972</text:p>
          </table:table-cell>
          <table:table-cell office:value-type="float" office:value="96251" calcext:value-type="float">
            <text:p>96251</text:p>
          </table:table-cell>
          <table:table-cell table:formula="of:=[.B109]-[.B$3]" office:value-type="float" office:value="12948" calcext:value-type="float">
            <text:p>12948</text:p>
          </table:table-cell>
          <table:table-cell table:formula="of:=[.C109]-[.C$3]" office:value-type="float" office:value="46322" calcext:value-type="float">
            <text:p>46322</text:p>
          </table:table-cell>
        </table:table-row>
        <table:table-row table:style-name="ro1">
          <table:table-cell/>
          <table:table-cell office:value-type="float" office:value="61718" calcext:value-type="float">
            <text:p>61718</text:p>
          </table:table-cell>
          <table:table-cell office:value-type="float" office:value="96251" calcext:value-type="float">
            <text:p>96251</text:p>
          </table:table-cell>
          <table:table-cell table:formula="of:=[.B110]-[.B$3]" office:value-type="float" office:value="11694" calcext:value-type="float">
            <text:p>11694</text:p>
          </table:table-cell>
          <table:table-cell table:formula="of:=[.C110]-[.C$3]" office:value-type="float" office:value="46322" calcext:value-type="float">
            <text:p>46322</text:p>
          </table:table-cell>
        </table:table-row>
        <table:table-row table:style-name="ro1">
          <table:table-cell/>
          <table:table-cell office:value-type="float" office:value="61718" calcext:value-type="float">
            <text:p>61718</text:p>
          </table:table-cell>
          <table:table-cell office:value-type="float" office:value="96888" calcext:value-type="float">
            <text:p>96888</text:p>
          </table:table-cell>
          <table:table-cell table:formula="of:=[.B111]-[.B$3]" office:value-type="float" office:value="11694" calcext:value-type="float">
            <text:p>11694</text:p>
          </table:table-cell>
          <table:table-cell table:formula="of:=[.C111]-[.C$3]" office:value-type="float" office:value="46959" calcext:value-type="float">
            <text:p>46959</text:p>
          </table:table-cell>
        </table:table-row>
        <table:table-row table:style-name="ro1">
          <table:table-cell/>
          <table:table-cell office:value-type="float" office:value="60623" calcext:value-type="float">
            <text:p>60623</text:p>
          </table:table-cell>
          <table:table-cell office:value-type="float" office:value="96888" calcext:value-type="float">
            <text:p>96888</text:p>
          </table:table-cell>
          <table:table-cell table:formula="of:=[.B112]-[.B$3]" office:value-type="float" office:value="10599" calcext:value-type="float">
            <text:p>10599</text:p>
          </table:table-cell>
          <table:table-cell table:formula="of:=[.C112]-[.C$3]" office:value-type="float" office:value="46959" calcext:value-type="float">
            <text:p>46959</text:p>
          </table:table-cell>
        </table:table-row>
        <table:table-row table:style-name="ro1">
          <table:table-cell/>
          <table:table-cell office:value-type="float" office:value="60623" calcext:value-type="float">
            <text:p>60623</text:p>
          </table:table-cell>
          <table:table-cell office:value-type="float" office:value="97184" calcext:value-type="float">
            <text:p>97184</text:p>
          </table:table-cell>
          <table:table-cell table:formula="of:=[.B113]-[.B$3]" office:value-type="float" office:value="10599" calcext:value-type="float">
            <text:p>10599</text:p>
          </table:table-cell>
          <table:table-cell table:formula="of:=[.C113]-[.C$3]" office:value-type="float" office:value="47255" calcext:value-type="float">
            <text:p>47255</text:p>
          </table:table-cell>
        </table:table-row>
        <table:table-row table:style-name="ro1">
          <table:table-cell/>
          <table:table-cell office:value-type="float" office:value="59440" calcext:value-type="float">
            <text:p>59440</text:p>
          </table:table-cell>
          <table:table-cell office:value-type="float" office:value="97184" calcext:value-type="float">
            <text:p>97184</text:p>
          </table:table-cell>
          <table:table-cell table:formula="of:=[.B114]-[.B$3]" office:value-type="float" office:value="9416" calcext:value-type="float">
            <text:p>9416</text:p>
          </table:table-cell>
          <table:table-cell table:formula="of:=[.C114]-[.C$3]" office:value-type="float" office:value="47255" calcext:value-type="float">
            <text:p>47255</text:p>
          </table:table-cell>
        </table:table-row>
        <table:table-row table:style-name="ro1">
          <table:table-cell/>
          <table:table-cell office:value-type="float" office:value="59440" calcext:value-type="float">
            <text:p>59440</text:p>
          </table:table-cell>
          <table:table-cell office:value-type="float" office:value="97469" calcext:value-type="float">
            <text:p>97469</text:p>
          </table:table-cell>
          <table:table-cell table:formula="of:=[.B115]-[.B$3]" office:value-type="float" office:value="9416" calcext:value-type="float">
            <text:p>9416</text:p>
          </table:table-cell>
          <table:table-cell table:formula="of:=[.C115]-[.C$3]" office:value-type="float" office:value="47540" calcext:value-type="float">
            <text:p>47540</text:p>
          </table:table-cell>
        </table:table-row>
        <table:table-row table:style-name="ro1">
          <table:table-cell/>
          <table:table-cell office:value-type="float" office:value="58252" calcext:value-type="float">
            <text:p>58252</text:p>
          </table:table-cell>
          <table:table-cell office:value-type="float" office:value="97469" calcext:value-type="float">
            <text:p>97469</text:p>
          </table:table-cell>
          <table:table-cell table:formula="of:=[.B116]-[.B$3]" office:value-type="float" office:value="8228" calcext:value-type="float">
            <text:p>8228</text:p>
          </table:table-cell>
          <table:table-cell table:formula="of:=[.C116]-[.C$3]" office:value-type="float" office:value="47540" calcext:value-type="float">
            <text:p>47540</text:p>
          </table:table-cell>
        </table:table-row>
        <table:table-row table:style-name="ro1">
          <table:table-cell/>
          <table:table-cell office:value-type="float" office:value="58252" calcext:value-type="float">
            <text:p>58252</text:p>
          </table:table-cell>
          <table:table-cell office:value-type="float" office:value="97411" calcext:value-type="float">
            <text:p>97411</text:p>
          </table:table-cell>
          <table:table-cell table:formula="of:=[.B117]-[.B$3]" office:value-type="float" office:value="8228" calcext:value-type="float">
            <text:p>8228</text:p>
          </table:table-cell>
          <table:table-cell table:formula="of:=[.C117]-[.C$3]" office:value-type="float" office:value="47482" calcext:value-type="float">
            <text:p>47482</text:p>
          </table:table-cell>
        </table:table-row>
        <table:table-row table:style-name="ro1">
          <table:table-cell/>
          <table:table-cell office:value-type="float" office:value="57010" calcext:value-type="float">
            <text:p>57010</text:p>
          </table:table-cell>
          <table:table-cell office:value-type="float" office:value="97411" calcext:value-type="float">
            <text:p>97411</text:p>
          </table:table-cell>
          <table:table-cell table:formula="of:=[.B118]-[.B$3]" office:value-type="float" office:value="6986" calcext:value-type="float">
            <text:p>6986</text:p>
          </table:table-cell>
          <table:table-cell table:formula="of:=[.C118]-[.C$3]" office:value-type="float" office:value="47482" calcext:value-type="float">
            <text:p>47482</text:p>
          </table:table-cell>
        </table:table-row>
        <table:table-row table:style-name="ro1">
          <table:table-cell/>
          <table:table-cell office:value-type="float" office:value="57010" calcext:value-type="float">
            <text:p>57010</text:p>
          </table:table-cell>
          <table:table-cell office:value-type="float" office:value="97271" calcext:value-type="float">
            <text:p>97271</text:p>
          </table:table-cell>
          <table:table-cell table:formula="of:=[.B119]-[.B$3]" office:value-type="float" office:value="6986" calcext:value-type="float">
            <text:p>6986</text:p>
          </table:table-cell>
          <table:table-cell table:formula="of:=[.C119]-[.C$3]" office:value-type="float" office:value="47342" calcext:value-type="float">
            <text:p>47342</text:p>
          </table:table-cell>
        </table:table-row>
        <table:table-row table:style-name="ro1">
          <table:table-cell/>
          <table:table-cell office:value-type="float" office:value="55770" calcext:value-type="float">
            <text:p>55770</text:p>
          </table:table-cell>
          <table:table-cell office:value-type="float" office:value="97271" calcext:value-type="float">
            <text:p>97271</text:p>
          </table:table-cell>
          <table:table-cell table:formula="of:=[.B120]-[.B$3]" office:value-type="float" office:value="5746" calcext:value-type="float">
            <text:p>5746</text:p>
          </table:table-cell>
          <table:table-cell table:formula="of:=[.C120]-[.C$3]" office:value-type="float" office:value="47342" calcext:value-type="float">
            <text:p>47342</text:p>
          </table:table-cell>
        </table:table-row>
        <table:table-row table:style-name="ro1">
          <table:table-cell/>
          <table:table-cell office:value-type="float" office:value="55770" calcext:value-type="float">
            <text:p>55770</text:p>
          </table:table-cell>
          <table:table-cell office:value-type="float" office:value="97969" calcext:value-type="float">
            <text:p>97969</text:p>
          </table:table-cell>
          <table:table-cell table:formula="of:=[.B121]-[.B$3]" office:value-type="float" office:value="5746" calcext:value-type="float">
            <text:p>5746</text:p>
          </table:table-cell>
          <table:table-cell table:formula="of:=[.C121]-[.C$3]" office:value-type="float" office:value="48040" calcext:value-type="float">
            <text:p>48040</text:p>
          </table:table-cell>
        </table:table-row>
        <table:table-row table:style-name="ro1">
          <table:table-cell/>
          <table:table-cell office:value-type="float" office:value="54625" calcext:value-type="float">
            <text:p>54625</text:p>
          </table:table-cell>
          <table:table-cell office:value-type="float" office:value="97969" calcext:value-type="float">
            <text:p>97969</text:p>
          </table:table-cell>
          <table:table-cell table:formula="of:=[.B122]-[.B$3]" office:value-type="float" office:value="4601" calcext:value-type="float">
            <text:p>4601</text:p>
          </table:table-cell>
          <table:table-cell table:formula="of:=[.C122]-[.C$3]" office:value-type="float" office:value="48040" calcext:value-type="float">
            <text:p>48040</text:p>
          </table:table-cell>
        </table:table-row>
        <table:table-row table:style-name="ro1">
          <table:table-cell/>
          <table:table-cell office:value-type="float" office:value="54625" calcext:value-type="float">
            <text:p>54625</text:p>
          </table:table-cell>
          <table:table-cell office:value-type="float" office:value="97509" calcext:value-type="float">
            <text:p>97509</text:p>
          </table:table-cell>
          <table:table-cell table:formula="of:=[.B123]-[.B$3]" office:value-type="float" office:value="4601" calcext:value-type="float">
            <text:p>4601</text:p>
          </table:table-cell>
          <table:table-cell table:formula="of:=[.C123]-[.C$3]" office:value-type="float" office:value="47580" calcext:value-type="float">
            <text:p>47580</text:p>
          </table:table-cell>
        </table:table-row>
        <table:table-row table:style-name="ro1">
          <table:table-cell/>
          <table:table-cell office:value-type="float" office:value="53368" calcext:value-type="float">
            <text:p>53368</text:p>
          </table:table-cell>
          <table:table-cell office:value-type="float" office:value="97509" calcext:value-type="float">
            <text:p>97509</text:p>
          </table:table-cell>
          <table:table-cell table:formula="of:=[.B124]-[.B$3]" office:value-type="float" office:value="3344" calcext:value-type="float">
            <text:p>3344</text:p>
          </table:table-cell>
          <table:table-cell table:formula="of:=[.C124]-[.C$3]" office:value-type="float" office:value="47580" calcext:value-type="float">
            <text:p>47580</text:p>
          </table:table-cell>
        </table:table-row>
        <table:table-row table:style-name="ro1">
          <table:table-cell/>
          <table:table-cell office:value-type="float" office:value="53368" calcext:value-type="float">
            <text:p>53368</text:p>
          </table:table-cell>
          <table:table-cell office:value-type="float" office:value="97865" calcext:value-type="float">
            <text:p>97865</text:p>
          </table:table-cell>
          <table:table-cell table:formula="of:=[.B125]-[.B$3]" office:value-type="float" office:value="3344" calcext:value-type="float">
            <text:p>3344</text:p>
          </table:table-cell>
          <table:table-cell table:formula="of:=[.C125]-[.C$3]" office:value-type="float" office:value="47936" calcext:value-type="float">
            <text:p>47936</text:p>
          </table:table-cell>
        </table:table-row>
        <table:table-row table:style-name="ro1">
          <table:table-cell/>
          <table:table-cell office:value-type="float" office:value="52177" calcext:value-type="float">
            <text:p>52177</text:p>
          </table:table-cell>
          <table:table-cell office:value-type="float" office:value="97865" calcext:value-type="float">
            <text:p>97865</text:p>
          </table:table-cell>
          <table:table-cell table:formula="of:=[.B126]-[.B$3]" office:value-type="float" office:value="2153" calcext:value-type="float">
            <text:p>2153</text:p>
          </table:table-cell>
          <table:table-cell table:formula="of:=[.C126]-[.C$3]" office:value-type="float" office:value="47936" calcext:value-type="float">
            <text:p>47936</text:p>
          </table:table-cell>
        </table:table-row>
        <table:table-row table:style-name="ro1">
          <table:table-cell/>
          <table:table-cell office:value-type="float" office:value="52177" calcext:value-type="float">
            <text:p>52177</text:p>
          </table:table-cell>
          <table:table-cell office:value-type="float" office:value="98329" calcext:value-type="float">
            <text:p>98329</text:p>
          </table:table-cell>
          <table:table-cell table:formula="of:=[.B127]-[.B$3]" office:value-type="float" office:value="2153" calcext:value-type="float">
            <text:p>2153</text:p>
          </table:table-cell>
          <table:table-cell table:formula="of:=[.C127]-[.C$3]" office:value-type="float" office:value="48400" calcext:value-type="float">
            <text:p>48400</text:p>
          </table:table-cell>
        </table:table-row>
        <table:table-row table:style-name="ro1">
          <table:table-cell/>
          <table:table-cell office:value-type="float" office:value="50972" calcext:value-type="float">
            <text:p>50972</text:p>
          </table:table-cell>
          <table:table-cell office:value-type="float" office:value="98329" calcext:value-type="float">
            <text:p>98329</text:p>
          </table:table-cell>
          <table:table-cell table:formula="of:=[.B128]-[.B$3]" office:value-type="float" office:value="948" calcext:value-type="float">
            <text:p>948</text:p>
          </table:table-cell>
          <table:table-cell table:formula="of:=[.C128]-[.C$3]" office:value-type="float" office:value="48400" calcext:value-type="float">
            <text:p>48400</text:p>
          </table:table-cell>
        </table:table-row>
        <table:table-row table:style-name="ro1">
          <table:table-cell/>
          <table:table-cell office:value-type="float" office:value="50972" calcext:value-type="float">
            <text:p>50972</text:p>
          </table:table-cell>
          <table:table-cell office:value-type="float" office:value="97669" calcext:value-type="float">
            <text:p>97669</text:p>
          </table:table-cell>
          <table:table-cell table:formula="of:=[.B129]-[.B$3]" office:value-type="float" office:value="948" calcext:value-type="float">
            <text:p>948</text:p>
          </table:table-cell>
          <table:table-cell table:formula="of:=[.C129]-[.C$3]" office:value-type="float" office:value="47740" calcext:value-type="float">
            <text:p>47740</text:p>
          </table:table-cell>
        </table:table-row>
        <table:table-row table:style-name="ro1">
          <table:table-cell/>
          <table:table-cell office:value-type="float" office:value="49751" calcext:value-type="float">
            <text:p>49751</text:p>
          </table:table-cell>
          <table:table-cell office:value-type="float" office:value="97669" calcext:value-type="float">
            <text:p>97669</text:p>
          </table:table-cell>
          <table:table-cell table:formula="of:=[.B130]-[.B$3]" office:value-type="float" office:value="-273" calcext:value-type="float">
            <text:p>-273</text:p>
          </table:table-cell>
          <table:table-cell table:formula="of:=[.C130]-[.C$3]" office:value-type="float" office:value="47740" calcext:value-type="float">
            <text:p>47740</text:p>
          </table:table-cell>
        </table:table-row>
        <table:table-row table:style-name="ro1">
          <table:table-cell/>
          <table:table-cell office:value-type="float" office:value="49751" calcext:value-type="float">
            <text:p>49751</text:p>
          </table:table-cell>
          <table:table-cell office:value-type="float" office:value="98319" calcext:value-type="float">
            <text:p>98319</text:p>
          </table:table-cell>
          <table:table-cell table:formula="of:=[.B131]-[.B$3]" office:value-type="float" office:value="-273" calcext:value-type="float">
            <text:p>-273</text:p>
          </table:table-cell>
          <table:table-cell table:formula="of:=[.C131]-[.C$3]" office:value-type="float" office:value="48390" calcext:value-type="float">
            <text:p>48390</text:p>
          </table:table-cell>
        </table:table-row>
        <table:table-row table:style-name="ro1">
          <table:table-cell/>
          <table:table-cell office:value-type="float" office:value="48523" calcext:value-type="float">
            <text:p>48523</text:p>
          </table:table-cell>
          <table:table-cell office:value-type="float" office:value="98319" calcext:value-type="float">
            <text:p>98319</text:p>
          </table:table-cell>
          <table:table-cell table:formula="of:=[.B132]-[.B$3]" office:value-type="float" office:value="-1501" calcext:value-type="float">
            <text:p>-1501</text:p>
          </table:table-cell>
          <table:table-cell table:formula="of:=[.C132]-[.C$3]" office:value-type="float" office:value="48390" calcext:value-type="float">
            <text:p>48390</text:p>
          </table:table-cell>
        </table:table-row>
        <table:table-row table:style-name="ro1">
          <table:table-cell/>
          <table:table-cell office:value-type="float" office:value="48523" calcext:value-type="float">
            <text:p>48523</text:p>
          </table:table-cell>
          <table:table-cell office:value-type="float" office:value="97525" calcext:value-type="float">
            <text:p>97525</text:p>
          </table:table-cell>
          <table:table-cell table:formula="of:=[.B133]-[.B$3]" office:value-type="float" office:value="-1501" calcext:value-type="float">
            <text:p>-1501</text:p>
          </table:table-cell>
          <table:table-cell table:formula="of:=[.C133]-[.C$3]" office:value-type="float" office:value="47596" calcext:value-type="float">
            <text:p>47596</text:p>
          </table:table-cell>
        </table:table-row>
        <table:table-row table:style-name="ro1">
          <table:table-cell/>
          <table:table-cell office:value-type="float" office:value="47341" calcext:value-type="float">
            <text:p>47341</text:p>
          </table:table-cell>
          <table:table-cell office:value-type="float" office:value="97525" calcext:value-type="float">
            <text:p>97525</text:p>
          </table:table-cell>
          <table:table-cell table:formula="of:=[.B134]-[.B$3]" office:value-type="float" office:value="-2683" calcext:value-type="float">
            <text:p>-2683</text:p>
          </table:table-cell>
          <table:table-cell table:formula="of:=[.C134]-[.C$3]" office:value-type="float" office:value="47596" calcext:value-type="float">
            <text:p>47596</text:p>
          </table:table-cell>
        </table:table-row>
        <table:table-row table:style-name="ro1">
          <table:table-cell/>
          <table:table-cell office:value-type="float" office:value="47341" calcext:value-type="float">
            <text:p>47341</text:p>
          </table:table-cell>
          <table:table-cell office:value-type="float" office:value="98287" calcext:value-type="float">
            <text:p>98287</text:p>
          </table:table-cell>
          <table:table-cell table:formula="of:=[.B135]-[.B$3]" office:value-type="float" office:value="-2683" calcext:value-type="float">
            <text:p>-2683</text:p>
          </table:table-cell>
          <table:table-cell table:formula="of:=[.C135]-[.C$3]" office:value-type="float" office:value="48358" calcext:value-type="float">
            <text:p>48358</text:p>
          </table:table-cell>
        </table:table-row>
        <table:table-row table:style-name="ro1">
          <table:table-cell/>
          <table:table-cell office:value-type="float" office:value="46069" calcext:value-type="float">
            <text:p>46069</text:p>
          </table:table-cell>
          <table:table-cell office:value-type="float" office:value="98287" calcext:value-type="float">
            <text:p>98287</text:p>
          </table:table-cell>
          <table:table-cell table:formula="of:=[.B136]-[.B$3]" office:value-type="float" office:value="-3955" calcext:value-type="float">
            <text:p>-3955</text:p>
          </table:table-cell>
          <table:table-cell table:formula="of:=[.C136]-[.C$3]" office:value-type="float" office:value="48358" calcext:value-type="float">
            <text:p>48358</text:p>
          </table:table-cell>
        </table:table-row>
        <table:table-row table:style-name="ro1">
          <table:table-cell/>
          <table:table-cell office:value-type="float" office:value="46069" calcext:value-type="float">
            <text:p>46069</text:p>
          </table:table-cell>
          <table:table-cell office:value-type="float" office:value="97717" calcext:value-type="float">
            <text:p>97717</text:p>
          </table:table-cell>
          <table:table-cell table:formula="of:=[.B137]-[.B$3]" office:value-type="float" office:value="-3955" calcext:value-type="float">
            <text:p>-3955</text:p>
          </table:table-cell>
          <table:table-cell table:formula="of:=[.C137]-[.C$3]" office:value-type="float" office:value="47788" calcext:value-type="float">
            <text:p>47788</text:p>
          </table:table-cell>
        </table:table-row>
        <table:table-row table:style-name="ro1">
          <table:table-cell/>
          <table:table-cell office:value-type="float" office:value="44896" calcext:value-type="float">
            <text:p>44896</text:p>
          </table:table-cell>
          <table:table-cell office:value-type="float" office:value="97717" calcext:value-type="float">
            <text:p>97717</text:p>
          </table:table-cell>
          <table:table-cell table:formula="of:=[.B138]-[.B$3]" office:value-type="float" office:value="-5128" calcext:value-type="float">
            <text:p>-5128</text:p>
          </table:table-cell>
          <table:table-cell table:formula="of:=[.C138]-[.C$3]" office:value-type="float" office:value="47788" calcext:value-type="float">
            <text:p>47788</text:p>
          </table:table-cell>
        </table:table-row>
        <table:table-row table:style-name="ro1">
          <table:table-cell/>
          <table:table-cell office:value-type="float" office:value="44896" calcext:value-type="float">
            <text:p>44896</text:p>
          </table:table-cell>
          <table:table-cell office:value-type="float" office:value="97342" calcext:value-type="float">
            <text:p>97342</text:p>
          </table:table-cell>
          <table:table-cell table:formula="of:=[.B139]-[.B$3]" office:value-type="float" office:value="-5128" calcext:value-type="float">
            <text:p>-5128</text:p>
          </table:table-cell>
          <table:table-cell table:formula="of:=[.C139]-[.C$3]" office:value-type="float" office:value="47413" calcext:value-type="float">
            <text:p>47413</text:p>
          </table:table-cell>
        </table:table-row>
        <table:table-row table:style-name="ro1">
          <table:table-cell/>
          <table:table-cell office:value-type="float" office:value="43719" calcext:value-type="float">
            <text:p>43719</text:p>
          </table:table-cell>
          <table:table-cell office:value-type="float" office:value="97342" calcext:value-type="float">
            <text:p>97342</text:p>
          </table:table-cell>
          <table:table-cell table:formula="of:=[.B140]-[.B$3]" office:value-type="float" office:value="-6305" calcext:value-type="float">
            <text:p>-6305</text:p>
          </table:table-cell>
          <table:table-cell table:formula="of:=[.C140]-[.C$3]" office:value-type="float" office:value="47413" calcext:value-type="float">
            <text:p>47413</text:p>
          </table:table-cell>
        </table:table-row>
        <table:table-row table:style-name="ro1">
          <table:table-cell/>
          <table:table-cell office:value-type="float" office:value="43719" calcext:value-type="float">
            <text:p>43719</text:p>
          </table:table-cell>
          <table:table-cell office:value-type="float" office:value="97436" calcext:value-type="float">
            <text:p>97436</text:p>
          </table:table-cell>
          <table:table-cell table:formula="of:=[.B141]-[.B$3]" office:value-type="float" office:value="-6305" calcext:value-type="float">
            <text:p>-6305</text:p>
          </table:table-cell>
          <table:table-cell table:formula="of:=[.C141]-[.C$3]" office:value-type="float" office:value="47507" calcext:value-type="float">
            <text:p>47507</text:p>
          </table:table-cell>
        </table:table-row>
        <table:table-row table:style-name="ro1">
          <table:table-cell/>
          <table:table-cell office:value-type="float" office:value="42479" calcext:value-type="float">
            <text:p>42479</text:p>
          </table:table-cell>
          <table:table-cell office:value-type="float" office:value="97436" calcext:value-type="float">
            <text:p>97436</text:p>
          </table:table-cell>
          <table:table-cell table:formula="of:=[.B142]-[.B$3]" office:value-type="float" office:value="-7545" calcext:value-type="float">
            <text:p>-7545</text:p>
          </table:table-cell>
          <table:table-cell table:formula="of:=[.C142]-[.C$3]" office:value-type="float" office:value="47507" calcext:value-type="float">
            <text:p>47507</text:p>
          </table:table-cell>
        </table:table-row>
        <table:table-row table:style-name="ro1">
          <table:table-cell/>
          <table:table-cell office:value-type="float" office:value="42479" calcext:value-type="float">
            <text:p>42479</text:p>
          </table:table-cell>
          <table:table-cell office:value-type="float" office:value="97459" calcext:value-type="float">
            <text:p>97459</text:p>
          </table:table-cell>
          <table:table-cell table:formula="of:=[.B143]-[.B$3]" office:value-type="float" office:value="-7545" calcext:value-type="float">
            <text:p>-7545</text:p>
          </table:table-cell>
          <table:table-cell table:formula="of:=[.C143]-[.C$3]" office:value-type="float" office:value="47530" calcext:value-type="float">
            <text:p>47530</text:p>
          </table:table-cell>
        </table:table-row>
        <table:table-row table:style-name="ro1">
          <table:table-cell/>
          <table:table-cell office:value-type="float" office:value="41237" calcext:value-type="float">
            <text:p>41237</text:p>
          </table:table-cell>
          <table:table-cell office:value-type="float" office:value="97459" calcext:value-type="float">
            <text:p>97459</text:p>
          </table:table-cell>
          <table:table-cell table:formula="of:=[.B144]-[.B$3]" office:value-type="float" office:value="-8787" calcext:value-type="float">
            <text:p>-8787</text:p>
          </table:table-cell>
          <table:table-cell table:formula="of:=[.C144]-[.C$3]" office:value-type="float" office:value="47530" calcext:value-type="float">
            <text:p>47530</text:p>
          </table:table-cell>
        </table:table-row>
        <table:table-row table:style-name="ro1">
          <table:table-cell/>
          <table:table-cell office:value-type="float" office:value="41237" calcext:value-type="float">
            <text:p>41237</text:p>
          </table:table-cell>
          <table:table-cell office:value-type="float" office:value="96815" calcext:value-type="float">
            <text:p>96815</text:p>
          </table:table-cell>
          <table:table-cell table:formula="of:=[.B145]-[.B$3]" office:value-type="float" office:value="-8787" calcext:value-type="float">
            <text:p>-8787</text:p>
          </table:table-cell>
          <table:table-cell table:formula="of:=[.C145]-[.C$3]" office:value-type="float" office:value="46886" calcext:value-type="float">
            <text:p>46886</text:p>
          </table:table-cell>
        </table:table-row>
        <table:table-row table:style-name="ro1">
          <table:table-cell/>
          <table:table-cell office:value-type="float" office:value="40124" calcext:value-type="float">
            <text:p>40124</text:p>
          </table:table-cell>
          <table:table-cell office:value-type="float" office:value="96815" calcext:value-type="float">
            <text:p>96815</text:p>
          </table:table-cell>
          <table:table-cell table:formula="of:=[.B146]-[.B$3]" office:value-type="float" office:value="-9900" calcext:value-type="float">
            <text:p>-9900</text:p>
          </table:table-cell>
          <table:table-cell table:formula="of:=[.C146]-[.C$3]" office:value-type="float" office:value="46886" calcext:value-type="float">
            <text:p>46886</text:p>
          </table:table-cell>
        </table:table-row>
        <table:table-row table:style-name="ro1">
          <table:table-cell/>
          <table:table-cell office:value-type="float" office:value="40124" calcext:value-type="float">
            <text:p>40124</text:p>
          </table:table-cell>
          <table:table-cell office:value-type="float" office:value="96681" calcext:value-type="float">
            <text:p>96681</text:p>
          </table:table-cell>
          <table:table-cell table:formula="of:=[.B147]-[.B$3]" office:value-type="float" office:value="-9900" calcext:value-type="float">
            <text:p>-9900</text:p>
          </table:table-cell>
          <table:table-cell table:formula="of:=[.C147]-[.C$3]" office:value-type="float" office:value="46752" calcext:value-type="float">
            <text:p>46752</text:p>
          </table:table-cell>
        </table:table-row>
        <table:table-row table:style-name="ro1">
          <table:table-cell/>
          <table:table-cell office:value-type="float" office:value="38910" calcext:value-type="float">
            <text:p>38910</text:p>
          </table:table-cell>
          <table:table-cell office:value-type="float" office:value="96681" calcext:value-type="float">
            <text:p>96681</text:p>
          </table:table-cell>
          <table:table-cell table:formula="of:=[.B148]-[.B$3]" office:value-type="float" office:value="-11114" calcext:value-type="float">
            <text:p>-11114</text:p>
          </table:table-cell>
          <table:table-cell table:formula="of:=[.C148]-[.C$3]" office:value-type="float" office:value="46752" calcext:value-type="float">
            <text:p>46752</text:p>
          </table:table-cell>
        </table:table-row>
        <table:table-row table:style-name="ro1">
          <table:table-cell/>
          <table:table-cell office:value-type="float" office:value="38910" calcext:value-type="float">
            <text:p>38910</text:p>
          </table:table-cell>
          <table:table-cell office:value-type="float" office:value="96602" calcext:value-type="float">
            <text:p>96602</text:p>
          </table:table-cell>
          <table:table-cell table:formula="of:=[.B149]-[.B$3]" office:value-type="float" office:value="-11114" calcext:value-type="float">
            <text:p>-11114</text:p>
          </table:table-cell>
          <table:table-cell table:formula="of:=[.C149]-[.C$3]" office:value-type="float" office:value="46673" calcext:value-type="float">
            <text:p>46673</text:p>
          </table:table-cell>
        </table:table-row>
        <table:table-row table:style-name="ro1">
          <table:table-cell/>
          <table:table-cell office:value-type="float" office:value="37673" calcext:value-type="float">
            <text:p>37673</text:p>
          </table:table-cell>
          <table:table-cell office:value-type="float" office:value="96602" calcext:value-type="float">
            <text:p>96602</text:p>
          </table:table-cell>
          <table:table-cell table:formula="of:=[.B150]-[.B$3]" office:value-type="float" office:value="-12351" calcext:value-type="float">
            <text:p>-12351</text:p>
          </table:table-cell>
          <table:table-cell table:formula="of:=[.C150]-[.C$3]" office:value-type="float" office:value="46673" calcext:value-type="float">
            <text:p>46673</text:p>
          </table:table-cell>
        </table:table-row>
        <table:table-row table:style-name="ro1">
          <table:table-cell/>
          <table:table-cell office:value-type="float" office:value="37673" calcext:value-type="float">
            <text:p>37673</text:p>
          </table:table-cell>
          <table:table-cell office:value-type="float" office:value="96208" calcext:value-type="float">
            <text:p>96208</text:p>
          </table:table-cell>
          <table:table-cell table:formula="of:=[.B151]-[.B$3]" office:value-type="float" office:value="-12351" calcext:value-type="float">
            <text:p>-12351</text:p>
          </table:table-cell>
          <table:table-cell table:formula="of:=[.C151]-[.C$3]" office:value-type="float" office:value="46279" calcext:value-type="float">
            <text:p>46279</text:p>
          </table:table-cell>
        </table:table-row>
        <table:table-row table:style-name="ro1">
          <table:table-cell/>
          <table:table-cell office:value-type="float" office:value="36516" calcext:value-type="float">
            <text:p>36516</text:p>
          </table:table-cell>
          <table:table-cell office:value-type="float" office:value="96208" calcext:value-type="float">
            <text:p>96208</text:p>
          </table:table-cell>
          <table:table-cell table:formula="of:=[.B152]-[.B$3]" office:value-type="float" office:value="-13508" calcext:value-type="float">
            <text:p>-13508</text:p>
          </table:table-cell>
          <table:table-cell table:formula="of:=[.C152]-[.C$3]" office:value-type="float" office:value="46279" calcext:value-type="float">
            <text:p>46279</text:p>
          </table:table-cell>
        </table:table-row>
        <table:table-row table:style-name="ro1">
          <table:table-cell/>
          <table:table-cell office:value-type="float" office:value="36516" calcext:value-type="float">
            <text:p>36516</text:p>
          </table:table-cell>
          <table:table-cell office:value-type="float" office:value="96041" calcext:value-type="float">
            <text:p>96041</text:p>
          </table:table-cell>
          <table:table-cell table:formula="of:=[.B153]-[.B$3]" office:value-type="float" office:value="-13508" calcext:value-type="float">
            <text:p>-13508</text:p>
          </table:table-cell>
          <table:table-cell table:formula="of:=[.C153]-[.C$3]" office:value-type="float" office:value="46112" calcext:value-type="float">
            <text:p>46112</text:p>
          </table:table-cell>
        </table:table-row>
        <table:table-row table:style-name="ro1">
          <table:table-cell/>
          <table:table-cell office:value-type="float" office:value="35290" calcext:value-type="float">
            <text:p>35290</text:p>
          </table:table-cell>
          <table:table-cell office:value-type="float" office:value="96041" calcext:value-type="float">
            <text:p>96041</text:p>
          </table:table-cell>
          <table:table-cell table:formula="of:=[.B154]-[.B$3]" office:value-type="float" office:value="-14734" calcext:value-type="float">
            <text:p>-14734</text:p>
          </table:table-cell>
          <table:table-cell table:formula="of:=[.C154]-[.C$3]" office:value-type="float" office:value="46112" calcext:value-type="float">
            <text:p>46112</text:p>
          </table:table-cell>
        </table:table-row>
        <table:table-row table:style-name="ro1">
          <table:table-cell/>
          <table:table-cell office:value-type="float" office:value="35290" calcext:value-type="float">
            <text:p>35290</text:p>
          </table:table-cell>
          <table:table-cell office:value-type="float" office:value="95193" calcext:value-type="float">
            <text:p>95193</text:p>
          </table:table-cell>
          <table:table-cell table:formula="of:=[.B155]-[.B$3]" office:value-type="float" office:value="-14734" calcext:value-type="float">
            <text:p>-14734</text:p>
          </table:table-cell>
          <table:table-cell table:formula="of:=[.C155]-[.C$3]" office:value-type="float" office:value="45264" calcext:value-type="float">
            <text:p>45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88" calcext:value-type="float">
            <text:p>34288</text:p>
          </table:table-cell>
          <table:table-cell office:value-type="float" office:value="95193" calcext:value-type="float">
            <text:p>95193</text:p>
          </table:table-cell>
          <table:table-cell table:formula="of:=[.B156]-[.B$3]" office:value-type="float" office:value="-15736" calcext:value-type="float">
            <text:p>-15736</text:p>
          </table:table-cell>
          <table:table-cell table:formula="of:=[.C156]-[.C$3]" office:value-type="float" office:value="45264" calcext:value-type="float">
            <text:p>45264</text:p>
          </table:table-cell>
        </table:table-row>
        <table:table-row table:style-name="ro1">
          <table:table-cell/>
          <table:table-cell office:value-type="float" office:value="34288" calcext:value-type="float">
            <text:p>34288</text:p>
          </table:table-cell>
          <table:table-cell office:value-type="float" office:value="95385" calcext:value-type="float">
            <text:p>95385</text:p>
          </table:table-cell>
          <table:table-cell table:formula="of:=[.B157]-[.B$3]" office:value-type="float" office:value="-15736" calcext:value-type="float">
            <text:p>-15736</text:p>
          </table:table-cell>
          <table:table-cell table:formula="of:=[.C157]-[.C$3]" office:value-type="float" office:value="45456" calcext:value-type="float">
            <text:p>45456</text:p>
          </table:table-cell>
        </table:table-row>
        <table:table-row table:style-name="ro1">
          <table:table-cell/>
          <table:table-cell office:value-type="float" office:value="32921" calcext:value-type="float">
            <text:p>32921</text:p>
          </table:table-cell>
          <table:table-cell office:value-type="float" office:value="95385" calcext:value-type="float">
            <text:p>95385</text:p>
          </table:table-cell>
          <table:table-cell table:formula="of:=[.B158]-[.B$3]" office:value-type="float" office:value="-17103" calcext:value-type="float">
            <text:p>-17103</text:p>
          </table:table-cell>
          <table:table-cell table:formula="of:=[.C158]-[.C$3]" office:value-type="float" office:value="45456" calcext:value-type="float">
            <text:p>45456</text:p>
          </table:table-cell>
        </table:table-row>
        <table:table-row table:style-name="ro1">
          <table:table-cell/>
          <table:table-cell office:value-type="float" office:value="32921" calcext:value-type="float">
            <text:p>32921</text:p>
          </table:table-cell>
          <table:table-cell office:value-type="float" office:value="94861" calcext:value-type="float">
            <text:p>94861</text:p>
          </table:table-cell>
          <table:table-cell table:formula="of:=[.B159]-[.B$3]" office:value-type="float" office:value="-17103" calcext:value-type="float">
            <text:p>-17103</text:p>
          </table:table-cell>
          <table:table-cell table:formula="of:=[.C159]-[.C$3]" office:value-type="float" office:value="44932" calcext:value-type="float">
            <text:p>44932</text:p>
          </table:table-cell>
        </table:table-row>
        <table:table-row table:style-name="ro1">
          <table:table-cell/>
          <table:table-cell office:value-type="float" office:value="31808" calcext:value-type="float">
            <text:p>31808</text:p>
          </table:table-cell>
          <table:table-cell office:value-type="float" office:value="94861" calcext:value-type="float">
            <text:p>94861</text:p>
          </table:table-cell>
          <table:table-cell table:formula="of:=[.B160]-[.B$3]" office:value-type="float" office:value="-18216" calcext:value-type="float">
            <text:p>-18216</text:p>
          </table:table-cell>
          <table:table-cell table:formula="of:=[.C160]-[.C$3]" office:value-type="float" office:value="44932" calcext:value-type="float">
            <text:p>44932</text:p>
          </table:table-cell>
        </table:table-row>
        <table:table-row table:style-name="ro1">
          <table:table-cell/>
          <table:table-cell office:value-type="float" office:value="31808" calcext:value-type="float">
            <text:p>31808</text:p>
          </table:table-cell>
          <table:table-cell office:value-type="float" office:value="94399" calcext:value-type="float">
            <text:p>94399</text:p>
          </table:table-cell>
          <table:table-cell table:formula="of:=[.B161]-[.B$3]" office:value-type="float" office:value="-18216" calcext:value-type="float">
            <text:p>-18216</text:p>
          </table:table-cell>
          <table:table-cell table:formula="of:=[.C161]-[.C$3]" office:value-type="float" office:value="44470" calcext:value-type="float">
            <text:p>44470</text:p>
          </table:table-cell>
        </table:table-row>
        <table:table-row table:style-name="ro1">
          <table:table-cell/>
          <table:table-cell office:value-type="float" office:value="30671" calcext:value-type="float">
            <text:p>30671</text:p>
          </table:table-cell>
          <table:table-cell office:value-type="float" office:value="94399" calcext:value-type="float">
            <text:p>94399</text:p>
          </table:table-cell>
          <table:table-cell table:formula="of:=[.B162]-[.B$3]" office:value-type="float" office:value="-19353" calcext:value-type="float">
            <text:p>-19353</text:p>
          </table:table-cell>
          <table:table-cell table:formula="of:=[.C162]-[.C$3]" office:value-type="float" office:value="44470" calcext:value-type="float">
            <text:p>44470</text:p>
          </table:table-cell>
        </table:table-row>
        <table:table-row table:style-name="ro1">
          <table:table-cell/>
          <table:table-cell office:value-type="float" office:value="30671" calcext:value-type="float">
            <text:p>30671</text:p>
          </table:table-cell>
          <table:table-cell office:value-type="float" office:value="93112" calcext:value-type="float">
            <text:p>93112</text:p>
          </table:table-cell>
          <table:table-cell table:formula="of:=[.B163]-[.B$3]" office:value-type="float" office:value="-19353" calcext:value-type="float">
            <text:p>-19353</text:p>
          </table:table-cell>
          <table:table-cell table:formula="of:=[.C163]-[.C$3]" office:value-type="float" office:value="43183" calcext:value-type="float">
            <text:p>43183</text:p>
          </table:table-cell>
        </table:table-row>
        <table:table-row table:style-name="ro1">
          <table:table-cell/>
          <table:table-cell office:value-type="float" office:value="29918" calcext:value-type="float">
            <text:p>29918</text:p>
          </table:table-cell>
          <table:table-cell office:value-type="float" office:value="93112" calcext:value-type="float">
            <text:p>93112</text:p>
          </table:table-cell>
          <table:table-cell table:formula="of:=[.B164]-[.B$3]" office:value-type="float" office:value="-20106" calcext:value-type="float">
            <text:p>-20106</text:p>
          </table:table-cell>
          <table:table-cell table:formula="of:=[.C164]-[.C$3]" office:value-type="float" office:value="43183" calcext:value-type="float">
            <text:p>43183</text:p>
          </table:table-cell>
        </table:table-row>
        <table:table-row table:style-name="ro1">
          <table:table-cell/>
          <table:table-cell office:value-type="float" office:value="29918" calcext:value-type="float">
            <text:p>29918</text:p>
          </table:table-cell>
          <table:table-cell office:value-type="float" office:value="92913" calcext:value-type="float">
            <text:p>92913</text:p>
          </table:table-cell>
          <table:table-cell table:formula="of:=[.B165]-[.B$3]" office:value-type="float" office:value="-20106" calcext:value-type="float">
            <text:p>-20106</text:p>
          </table:table-cell>
          <table:table-cell table:formula="of:=[.C165]-[.C$3]" office:value-type="float" office:value="42984" calcext:value-type="float">
            <text:p>42984</text:p>
          </table:table-cell>
        </table:table-row>
        <table:table-row table:style-name="ro1">
          <table:table-cell/>
          <table:table-cell office:value-type="float" office:value="28671" calcext:value-type="float">
            <text:p>28671</text:p>
          </table:table-cell>
          <table:table-cell office:value-type="float" office:value="92913" calcext:value-type="float">
            <text:p>92913</text:p>
          </table:table-cell>
          <table:table-cell table:formula="of:=[.B166]-[.B$3]" office:value-type="float" office:value="-21353" calcext:value-type="float">
            <text:p>-21353</text:p>
          </table:table-cell>
          <table:table-cell table:formula="of:=[.C166]-[.C$3]" office:value-type="float" office:value="42984" calcext:value-type="float">
            <text:p>42984</text:p>
          </table:table-cell>
        </table:table-row>
        <table:table-row table:style-name="ro1">
          <table:table-cell/>
          <table:table-cell office:value-type="float" office:value="28671" calcext:value-type="float">
            <text:p>28671</text:p>
          </table:table-cell>
          <table:table-cell office:value-type="float" office:value="92119" calcext:value-type="float">
            <text:p>92119</text:p>
          </table:table-cell>
          <table:table-cell table:formula="of:=[.B167]-[.B$3]" office:value-type="float" office:value="-21353" calcext:value-type="float">
            <text:p>-21353</text:p>
          </table:table-cell>
          <table:table-cell table:formula="of:=[.C167]-[.C$3]" office:value-type="float" office:value="42190" calcext:value-type="float">
            <text:p>42190</text:p>
          </table:table-cell>
        </table:table-row>
        <table:table-row table:style-name="ro1">
          <table:table-cell/>
          <table:table-cell office:value-type="float" office:value="27718" calcext:value-type="float">
            <text:p>27718</text:p>
          </table:table-cell>
          <table:table-cell office:value-type="float" office:value="92119" calcext:value-type="float">
            <text:p>92119</text:p>
          </table:table-cell>
          <table:table-cell table:formula="of:=[.B168]-[.B$3]" office:value-type="float" office:value="-22306" calcext:value-type="float">
            <text:p>-22306</text:p>
          </table:table-cell>
          <table:table-cell table:formula="of:=[.C168]-[.C$3]" office:value-type="float" office:value="42190" calcext:value-type="float">
            <text:p>42190</text:p>
          </table:table-cell>
        </table:table-row>
        <table:table-row table:style-name="ro1">
          <table:table-cell/>
          <table:table-cell office:value-type="float" office:value="27718" calcext:value-type="float">
            <text:p>27718</text:p>
          </table:table-cell>
          <table:table-cell office:value-type="float" office:value="91442" calcext:value-type="float">
            <text:p>91442</text:p>
          </table:table-cell>
          <table:table-cell table:formula="of:=[.B169]-[.B$3]" office:value-type="float" office:value="-22306" calcext:value-type="float">
            <text:p>-22306</text:p>
          </table:table-cell>
          <table:table-cell table:formula="of:=[.C169]-[.C$3]" office:value-type="float" office:value="41513" calcext:value-type="float">
            <text:p>41513</text:p>
          </table:table-cell>
        </table:table-row>
        <table:table-row table:style-name="ro1">
          <table:table-cell/>
          <table:table-cell office:value-type="float" office:value="26713" calcext:value-type="float">
            <text:p>26713</text:p>
          </table:table-cell>
          <table:table-cell office:value-type="float" office:value="91442" calcext:value-type="float">
            <text:p>91442</text:p>
          </table:table-cell>
          <table:table-cell table:formula="of:=[.B170]-[.B$3]" office:value-type="float" office:value="-23311" calcext:value-type="float">
            <text:p>-23311</text:p>
          </table:table-cell>
          <table:table-cell table:formula="of:=[.C170]-[.C$3]" office:value-type="float" office:value="41513" calcext:value-type="float">
            <text:p>41513</text:p>
          </table:table-cell>
        </table:table-row>
        <table:table-row table:style-name="ro1">
          <table:table-cell/>
          <table:table-cell office:value-type="float" office:value="26713" calcext:value-type="float">
            <text:p>26713</text:p>
          </table:table-cell>
          <table:table-cell office:value-type="float" office:value="90915" calcext:value-type="float">
            <text:p>90915</text:p>
          </table:table-cell>
          <table:table-cell table:formula="of:=[.B171]-[.B$3]" office:value-type="float" office:value="-23311" calcext:value-type="float">
            <text:p>-23311</text:p>
          </table:table-cell>
          <table:table-cell table:formula="of:=[.C171]-[.C$3]" office:value-type="float" office:value="40986" calcext:value-type="float">
            <text:p>40986</text:p>
          </table:table-cell>
        </table:table-row>
        <table:table-row table:style-name="ro1">
          <table:table-cell/>
          <table:table-cell office:value-type="float" office:value="25626" calcext:value-type="float">
            <text:p>25626</text:p>
          </table:table-cell>
          <table:table-cell office:value-type="float" office:value="90915" calcext:value-type="float">
            <text:p>90915</text:p>
          </table:table-cell>
          <table:table-cell table:formula="of:=[.B172]-[.B$3]" office:value-type="float" office:value="-24398" calcext:value-type="float">
            <text:p>-24398</text:p>
          </table:table-cell>
          <table:table-cell table:formula="of:=[.C172]-[.C$3]" office:value-type="float" office:value="40986" calcext:value-type="float">
            <text:p>40986</text:p>
          </table:table-cell>
        </table:table-row>
        <table:table-row table:style-name="ro1">
          <table:table-cell/>
          <table:table-cell office:value-type="float" office:value="25626" calcext:value-type="float">
            <text:p>25626</text:p>
          </table:table-cell>
          <table:table-cell office:value-type="float" office:value="90593" calcext:value-type="float">
            <text:p>90593</text:p>
          </table:table-cell>
          <table:table-cell table:formula="of:=[.B173]-[.B$3]" office:value-type="float" office:value="-24398" calcext:value-type="float">
            <text:p>-24398</text:p>
          </table:table-cell>
          <table:table-cell table:formula="of:=[.C173]-[.C$3]" office:value-type="float" office:value="40664" calcext:value-type="float">
            <text:p>40664</text:p>
          </table:table-cell>
        </table:table-row>
        <table:table-row table:style-name="ro1">
          <table:table-cell/>
          <table:table-cell office:value-type="float" office:value="24402" calcext:value-type="float">
            <text:p>24402</text:p>
          </table:table-cell>
          <table:table-cell office:value-type="float" office:value="90593" calcext:value-type="float">
            <text:p>90593</text:p>
          </table:table-cell>
          <table:table-cell table:formula="of:=[.B174]-[.B$3]" office:value-type="float" office:value="-25622" calcext:value-type="float">
            <text:p>-25622</text:p>
          </table:table-cell>
          <table:table-cell table:formula="of:=[.C174]-[.C$3]" office:value-type="float" office:value="40664" calcext:value-type="float">
            <text:p>40664</text:p>
          </table:table-cell>
        </table:table-row>
        <table:table-row table:style-name="ro1">
          <table:table-cell/>
          <table:table-cell office:value-type="float" office:value="24402" calcext:value-type="float">
            <text:p>24402</text:p>
          </table:table-cell>
          <table:table-cell office:value-type="float" office:value="90340" calcext:value-type="float">
            <text:p>90340</text:p>
          </table:table-cell>
          <table:table-cell table:formula="of:=[.B175]-[.B$3]" office:value-type="float" office:value="-25622" calcext:value-type="float">
            <text:p>-25622</text:p>
          </table:table-cell>
          <table:table-cell table:formula="of:=[.C175]-[.C$3]" office:value-type="float" office:value="40411" calcext:value-type="float">
            <text:p>40411</text:p>
          </table:table-cell>
        </table:table-row>
        <table:table-row table:style-name="ro1">
          <table:table-cell/>
          <table:table-cell office:value-type="float" office:value="23110" calcext:value-type="float">
            <text:p>23110</text:p>
          </table:table-cell>
          <table:table-cell office:value-type="float" office:value="90340" calcext:value-type="float">
            <text:p>90340</text:p>
          </table:table-cell>
          <table:table-cell table:formula="of:=[.B176]-[.B$3]" office:value-type="float" office:value="-26914" calcext:value-type="float">
            <text:p>-26914</text:p>
          </table:table-cell>
          <table:table-cell table:formula="of:=[.C176]-[.C$3]" office:value-type="float" office:value="40411" calcext:value-type="float">
            <text:p>40411</text:p>
          </table:table-cell>
        </table:table-row>
        <table:table-row table:style-name="ro1">
          <table:table-cell/>
          <table:table-cell office:value-type="float" office:value="23110" calcext:value-type="float">
            <text:p>23110</text:p>
          </table:table-cell>
          <table:table-cell office:value-type="float" office:value="89440" calcext:value-type="float">
            <text:p>89440</text:p>
          </table:table-cell>
          <table:table-cell table:formula="of:=[.B177]-[.B$3]" office:value-type="float" office:value="-26914" calcext:value-type="float">
            <text:p>-26914</text:p>
          </table:table-cell>
          <table:table-cell table:formula="of:=[.C177]-[.C$3]" office:value-type="float" office:value="39511" calcext:value-type="float">
            <text:p>39511</text:p>
          </table:table-cell>
        </table:table-row>
        <table:table-row table:style-name="ro1">
          <table:table-cell/>
          <table:table-cell office:value-type="float" office:value="22241" calcext:value-type="float">
            <text:p>22241</text:p>
          </table:table-cell>
          <table:table-cell office:value-type="float" office:value="89440" calcext:value-type="float">
            <text:p>89440</text:p>
          </table:table-cell>
          <table:table-cell table:formula="of:=[.B178]-[.B$3]" office:value-type="float" office:value="-27783" calcext:value-type="float">
            <text:p>-27783</text:p>
          </table:table-cell>
          <table:table-cell table:formula="of:=[.C178]-[.C$3]" office:value-type="float" office:value="39511" calcext:value-type="float">
            <text:p>39511</text:p>
          </table:table-cell>
        </table:table-row>
        <table:table-row table:style-name="ro1">
          <table:table-cell/>
          <table:table-cell office:value-type="float" office:value="22241" calcext:value-type="float">
            <text:p>22241</text:p>
          </table:table-cell>
          <table:table-cell office:value-type="float" office:value="88276" calcext:value-type="float">
            <text:p>88276</text:p>
          </table:table-cell>
          <table:table-cell table:formula="of:=[.B179]-[.B$3]" office:value-type="float" office:value="-27783" calcext:value-type="float">
            <text:p>-27783</text:p>
          </table:table-cell>
          <table:table-cell table:formula="of:=[.C179]-[.C$3]" office:value-type="float" office:value="38347" calcext:value-type="float">
            <text:p>38347</text:p>
          </table:table-cell>
        </table:table-row>
        <table:table-row table:style-name="ro1">
          <table:table-cell/>
          <table:table-cell office:value-type="float" office:value="21584" calcext:value-type="float">
            <text:p>21584</text:p>
          </table:table-cell>
          <table:table-cell office:value-type="float" office:value="88276" calcext:value-type="float">
            <text:p>88276</text:p>
          </table:table-cell>
          <table:table-cell table:formula="of:=[.B180]-[.B$3]" office:value-type="float" office:value="-28440" calcext:value-type="float">
            <text:p>-28440</text:p>
          </table:table-cell>
          <table:table-cell table:formula="of:=[.C180]-[.C$3]" office:value-type="float" office:value="38347" calcext:value-type="float">
            <text:p>38347</text:p>
          </table:table-cell>
        </table:table-row>
        <table:table-row table:style-name="ro1">
          <table:table-cell/>
          <table:table-cell office:value-type="float" office:value="21584" calcext:value-type="float">
            <text:p>21584</text:p>
          </table:table-cell>
          <table:table-cell office:value-type="float" office:value="88126" calcext:value-type="float">
            <text:p>88126</text:p>
          </table:table-cell>
          <table:table-cell table:formula="of:=[.B181]-[.B$3]" office:value-type="float" office:value="-28440" calcext:value-type="float">
            <text:p>-28440</text:p>
          </table:table-cell>
          <table:table-cell table:formula="of:=[.C181]-[.C$3]" office:value-type="float" office:value="38197" calcext:value-type="float">
            <text:p>38197</text:p>
          </table:table-cell>
        </table:table-row>
        <table:table-row table:style-name="ro1">
          <table:table-cell/>
          <table:table-cell office:value-type="float" office:value="20168" calcext:value-type="float">
            <text:p>20168</text:p>
          </table:table-cell>
          <table:table-cell office:value-type="float" office:value="88126" calcext:value-type="float">
            <text:p>88126</text:p>
          </table:table-cell>
          <table:table-cell table:formula="of:=[.B182]-[.B$3]" office:value-type="float" office:value="-29856" calcext:value-type="float">
            <text:p>-29856</text:p>
          </table:table-cell>
          <table:table-cell table:formula="of:=[.C182]-[.C$3]" office:value-type="float" office:value="38197" calcext:value-type="float">
            <text:p>38197</text:p>
          </table:table-cell>
        </table:table-row>
        <table:table-row table:style-name="ro1">
          <table:table-cell/>
          <table:table-cell office:value-type="float" office:value="20168" calcext:value-type="float">
            <text:p>20168</text:p>
          </table:table-cell>
          <table:table-cell office:value-type="float" office:value="87236" calcext:value-type="float">
            <text:p>87236</text:p>
          </table:table-cell>
          <table:table-cell table:formula="of:=[.B183]-[.B$3]" office:value-type="float" office:value="-29856" calcext:value-type="float">
            <text:p>-29856</text:p>
          </table:table-cell>
          <table:table-cell table:formula="of:=[.C183]-[.C$3]" office:value-type="float" office:value="37307" calcext:value-type="float">
            <text:p>37307</text:p>
          </table:table-cell>
        </table:table-row>
        <table:table-row table:style-name="ro1">
          <table:table-cell/>
          <table:table-cell office:value-type="float" office:value="19312" calcext:value-type="float">
            <text:p>19312</text:p>
          </table:table-cell>
          <table:table-cell office:value-type="float" office:value="87236" calcext:value-type="float">
            <text:p>87236</text:p>
          </table:table-cell>
          <table:table-cell table:formula="of:=[.B184]-[.B$3]" office:value-type="float" office:value="-30712" calcext:value-type="float">
            <text:p>-30712</text:p>
          </table:table-cell>
          <table:table-cell table:formula="of:=[.C184]-[.C$3]" office:value-type="float" office:value="37307" calcext:value-type="float">
            <text:p>37307</text:p>
          </table:table-cell>
        </table:table-row>
        <table:table-row table:style-name="ro1">
          <table:table-cell/>
          <table:table-cell office:value-type="float" office:value="19312" calcext:value-type="float">
            <text:p>19312</text:p>
          </table:table-cell>
          <table:table-cell office:value-type="float" office:value="86576" calcext:value-type="float">
            <text:p>86576</text:p>
          </table:table-cell>
          <table:table-cell table:formula="of:=[.B185]-[.B$3]" office:value-type="float" office:value="-30712" calcext:value-type="float">
            <text:p>-30712</text:p>
          </table:table-cell>
          <table:table-cell table:formula="of:=[.C185]-[.C$3]" office:value-type="float" office:value="36647" calcext:value-type="float">
            <text:p>36647</text:p>
          </table:table-cell>
        </table:table-row>
        <table:table-row table:style-name="ro1">
          <table:table-cell/>
          <table:table-cell office:value-type="float" office:value="18267" calcext:value-type="float">
            <text:p>18267</text:p>
          </table:table-cell>
          <table:table-cell office:value-type="float" office:value="86576" calcext:value-type="float">
            <text:p>86576</text:p>
          </table:table-cell>
          <table:table-cell table:formula="of:=[.B186]-[.B$3]" office:value-type="float" office:value="-31757" calcext:value-type="float">
            <text:p>-31757</text:p>
          </table:table-cell>
          <table:table-cell table:formula="of:=[.C186]-[.C$3]" office:value-type="float" office:value="36647" calcext:value-type="float">
            <text:p>36647</text:p>
          </table:table-cell>
        </table:table-row>
        <table:table-row table:style-name="ro1">
          <table:table-cell/>
          <table:table-cell office:value-type="float" office:value="18267" calcext:value-type="float">
            <text:p>18267</text:p>
          </table:table-cell>
          <table:table-cell office:value-type="float" office:value="85553" calcext:value-type="float">
            <text:p>85553</text:p>
          </table:table-cell>
          <table:table-cell table:formula="of:=[.B187]-[.B$3]" office:value-type="float" office:value="-31757" calcext:value-type="float">
            <text:p>-31757</text:p>
          </table:table-cell>
          <table:table-cell table:formula="of:=[.C187]-[.C$3]" office:value-type="float" office:value="35624" calcext:value-type="float">
            <text:p>35624</text:p>
          </table:table-cell>
        </table:table-row>
        <table:table-row table:style-name="ro1">
          <table:table-cell/>
          <table:table-cell office:value-type="float" office:value="17540" calcext:value-type="float">
            <text:p>17540</text:p>
          </table:table-cell>
          <table:table-cell office:value-type="float" office:value="85553" calcext:value-type="float">
            <text:p>85553</text:p>
          </table:table-cell>
          <table:table-cell table:formula="of:=[.B188]-[.B$3]" office:value-type="float" office:value="-32484" calcext:value-type="float">
            <text:p>-32484</text:p>
          </table:table-cell>
          <table:table-cell table:formula="of:=[.C188]-[.C$3]" office:value-type="float" office:value="35624" calcext:value-type="float">
            <text:p>35624</text:p>
          </table:table-cell>
        </table:table-row>
        <table:table-row table:style-name="ro1">
          <table:table-cell/>
          <table:table-cell office:value-type="float" office:value="17540" calcext:value-type="float">
            <text:p>17540</text:p>
          </table:table-cell>
          <table:table-cell office:value-type="float" office:value="84543" calcext:value-type="float">
            <text:p>84543</text:p>
          </table:table-cell>
          <table:table-cell table:formula="of:=[.B189]-[.B$3]" office:value-type="float" office:value="-32484" calcext:value-type="float">
            <text:p>-32484</text:p>
          </table:table-cell>
          <table:table-cell table:formula="of:=[.C189]-[.C$3]" office:value-type="float" office:value="34614" calcext:value-type="float">
            <text:p>34614</text:p>
          </table:table-cell>
        </table:table-row>
        <table:table-row table:style-name="ro1">
          <table:table-cell/>
          <table:table-cell office:value-type="float" office:value="16818" calcext:value-type="float">
            <text:p>16818</text:p>
          </table:table-cell>
          <table:table-cell office:value-type="float" office:value="84543" calcext:value-type="float">
            <text:p>84543</text:p>
          </table:table-cell>
          <table:table-cell table:formula="of:=[.B190]-[.B$3]" office:value-type="float" office:value="-33206" calcext:value-type="float">
            <text:p>-33206</text:p>
          </table:table-cell>
          <table:table-cell table:formula="of:=[.C190]-[.C$3]" office:value-type="float" office:value="34614" calcext:value-type="float">
            <text:p>34614</text:p>
          </table:table-cell>
        </table:table-row>
        <table:table-row table:style-name="ro1">
          <table:table-cell/>
          <table:table-cell office:value-type="float" office:value="16818" calcext:value-type="float">
            <text:p>16818</text:p>
          </table:table-cell>
          <table:table-cell office:value-type="float" office:value="84064" calcext:value-type="float">
            <text:p>84064</text:p>
          </table:table-cell>
          <table:table-cell table:formula="of:=[.B191]-[.B$3]" office:value-type="float" office:value="-33206" calcext:value-type="float">
            <text:p>-33206</text:p>
          </table:table-cell>
          <table:table-cell table:formula="of:=[.C191]-[.C$3]" office:value-type="float" office:value="34135" calcext:value-type="float">
            <text:p>34135</text:p>
          </table:table-cell>
        </table:table-row>
        <table:table-row table:style-name="ro1">
          <table:table-cell/>
          <table:table-cell office:value-type="float" office:value="15578" calcext:value-type="float">
            <text:p>15578</text:p>
          </table:table-cell>
          <table:table-cell office:value-type="float" office:value="84064" calcext:value-type="float">
            <text:p>84064</text:p>
          </table:table-cell>
          <table:table-cell table:formula="of:=[.B192]-[.B$3]" office:value-type="float" office:value="-34446" calcext:value-type="float">
            <text:p>-34446</text:p>
          </table:table-cell>
          <table:table-cell table:formula="of:=[.C192]-[.C$3]" office:value-type="float" office:value="34135" calcext:value-type="float">
            <text:p>34135</text:p>
          </table:table-cell>
        </table:table-row>
        <table:table-row table:style-name="ro1">
          <table:table-cell/>
          <table:table-cell office:value-type="float" office:value="15578" calcext:value-type="float">
            <text:p>15578</text:p>
          </table:table-cell>
          <table:table-cell office:value-type="float" office:value="82797" calcext:value-type="float">
            <text:p>82797</text:p>
          </table:table-cell>
          <table:table-cell table:formula="of:=[.B193]-[.B$3]" office:value-type="float" office:value="-34446" calcext:value-type="float">
            <text:p>-34446</text:p>
          </table:table-cell>
          <table:table-cell table:formula="of:=[.C193]-[.C$3]" office:value-type="float" office:value="32868" calcext:value-type="float">
            <text:p>32868</text:p>
          </table:table-cell>
        </table:table-row>
        <table:table-row table:style-name="ro1">
          <table:table-cell/>
          <table:table-cell office:value-type="float" office:value="15134" calcext:value-type="float">
            <text:p>15134</text:p>
          </table:table-cell>
          <table:table-cell office:value-type="float" office:value="82797" calcext:value-type="float">
            <text:p>82797</text:p>
          </table:table-cell>
          <table:table-cell table:formula="of:=[.B194]-[.B$3]" office:value-type="float" office:value="-34890" calcext:value-type="float">
            <text:p>-34890</text:p>
          </table:table-cell>
          <table:table-cell table:formula="of:=[.C194]-[.C$3]" office:value-type="float" office:value="32868" calcext:value-type="float">
            <text:p>32868</text:p>
          </table:table-cell>
        </table:table-row>
        <table:table-row table:style-name="ro1">
          <table:table-cell/>
          <table:table-cell office:value-type="float" office:value="15134" calcext:value-type="float">
            <text:p>15134</text:p>
          </table:table-cell>
          <table:table-cell office:value-type="float" office:value="82017" calcext:value-type="float">
            <text:p>82017</text:p>
          </table:table-cell>
          <table:table-cell table:formula="of:=[.B195]-[.B$3]" office:value-type="float" office:value="-34890" calcext:value-type="float">
            <text:p>-34890</text:p>
          </table:table-cell>
          <table:table-cell table:formula="of:=[.C195]-[.C$3]" office:value-type="float" office:value="32088" calcext:value-type="float">
            <text:p>32088</text:p>
          </table:table-cell>
        </table:table-row>
        <table:table-row table:style-name="ro1">
          <table:table-cell/>
          <table:table-cell office:value-type="float" office:value="14188" calcext:value-type="float">
            <text:p>14188</text:p>
          </table:table-cell>
          <table:table-cell office:value-type="float" office:value="82017" calcext:value-type="float">
            <text:p>82017</text:p>
          </table:table-cell>
          <table:table-cell table:formula="of:=[.B196]-[.B$3]" office:value-type="float" office:value="-35836" calcext:value-type="float">
            <text:p>-35836</text:p>
          </table:table-cell>
          <table:table-cell table:formula="of:=[.C196]-[.C$3]" office:value-type="float" office:value="32088" calcext:value-type="float">
            <text:p>32088</text:p>
          </table:table-cell>
        </table:table-row>
        <table:table-row table:style-name="ro1">
          <table:table-cell/>
          <table:table-cell office:value-type="float" office:value="14188" calcext:value-type="float">
            <text:p>14188</text:p>
          </table:table-cell>
          <table:table-cell office:value-type="float" office:value="81332" calcext:value-type="float">
            <text:p>81332</text:p>
          </table:table-cell>
          <table:table-cell table:formula="of:=[.B197]-[.B$3]" office:value-type="float" office:value="-35836" calcext:value-type="float">
            <text:p>-35836</text:p>
          </table:table-cell>
          <table:table-cell table:formula="of:=[.C197]-[.C$3]" office:value-type="float" office:value="31403" calcext:value-type="float">
            <text:p>31403</text:p>
          </table:table-cell>
        </table:table-row>
        <table:table-row table:style-name="ro1">
          <table:table-cell/>
          <table:table-cell office:value-type="float" office:value="13114" calcext:value-type="float">
            <text:p>13114</text:p>
          </table:table-cell>
          <table:table-cell office:value-type="float" office:value="81332" calcext:value-type="float">
            <text:p>81332</text:p>
          </table:table-cell>
          <table:table-cell table:formula="of:=[.B198]-[.B$3]" office:value-type="float" office:value="-36910" calcext:value-type="float">
            <text:p>-36910</text:p>
          </table:table-cell>
          <table:table-cell table:formula="of:=[.C198]-[.C$3]" office:value-type="float" office:value="31403" calcext:value-type="float">
            <text:p>31403</text:p>
          </table:table-cell>
        </table:table-row>
        <table:table-row table:style-name="ro1">
          <table:table-cell/>
          <table:table-cell office:value-type="float" office:value="13114" calcext:value-type="float">
            <text:p>13114</text:p>
          </table:table-cell>
          <table:table-cell office:value-type="float" office:value="80221" calcext:value-type="float">
            <text:p>80221</text:p>
          </table:table-cell>
          <table:table-cell table:formula="of:=[.B199]-[.B$3]" office:value-type="float" office:value="-36910" calcext:value-type="float">
            <text:p>-36910</text:p>
          </table:table-cell>
          <table:table-cell table:formula="of:=[.C199]-[.C$3]" office:value-type="float" office:value="30292" calcext:value-type="float">
            <text:p>30292</text:p>
          </table:table-cell>
        </table:table-row>
        <table:table-row table:style-name="ro1">
          <table:table-cell/>
          <table:table-cell office:value-type="float" office:value="12539" calcext:value-type="float">
            <text:p>12539</text:p>
          </table:table-cell>
          <table:table-cell office:value-type="float" office:value="80221" calcext:value-type="float">
            <text:p>80221</text:p>
          </table:table-cell>
          <table:table-cell table:formula="of:=[.B200]-[.B$3]" office:value-type="float" office:value="-37485" calcext:value-type="float">
            <text:p>-37485</text:p>
          </table:table-cell>
          <table:table-cell table:formula="of:=[.C200]-[.C$3]" office:value-type="float" office:value="30292" calcext:value-type="float">
            <text:p>30292</text:p>
          </table:table-cell>
        </table:table-row>
        <table:table-row table:style-name="ro1">
          <table:table-cell/>
          <table:table-cell office:value-type="float" office:value="12539" calcext:value-type="float">
            <text:p>12539</text:p>
          </table:table-cell>
          <table:table-cell office:value-type="float" office:value="79343" calcext:value-type="float">
            <text:p>79343</text:p>
          </table:table-cell>
          <table:table-cell table:formula="of:=[.B201]-[.B$3]" office:value-type="float" office:value="-37485" calcext:value-type="float">
            <text:p>-37485</text:p>
          </table:table-cell>
          <table:table-cell table:formula="of:=[.C201]-[.C$3]" office:value-type="float" office:value="29414" calcext:value-type="float">
            <text:p>29414</text:p>
          </table:table-cell>
        </table:table-row>
        <table:table-row table:style-name="ro1">
          <table:table-cell/>
          <table:table-cell office:value-type="float" office:value="11679" calcext:value-type="float">
            <text:p>11679</text:p>
          </table:table-cell>
          <table:table-cell office:value-type="float" office:value="79343" calcext:value-type="float">
            <text:p>79343</text:p>
          </table:table-cell>
          <table:table-cell table:formula="of:=[.B202]-[.B$3]" office:value-type="float" office:value="-38345" calcext:value-type="float">
            <text:p>-38345</text:p>
          </table:table-cell>
          <table:table-cell table:formula="of:=[.C202]-[.C$3]" office:value-type="float" office:value="29414" calcext:value-type="float">
            <text:p>29414</text:p>
          </table:table-cell>
        </table:table-row>
        <table:table-row table:style-name="ro1">
          <table:table-cell/>
          <table:table-cell office:value-type="float" office:value="11679" calcext:value-type="float">
            <text:p>11679</text:p>
          </table:table-cell>
          <table:table-cell office:value-type="float" office:value="78473" calcext:value-type="float">
            <text:p>78473</text:p>
          </table:table-cell>
          <table:table-cell table:formula="of:=[.B203]-[.B$3]" office:value-type="float" office:value="-38345" calcext:value-type="float">
            <text:p>-38345</text:p>
          </table:table-cell>
          <table:table-cell table:formula="of:=[.C203]-[.C$3]" office:value-type="float" office:value="28544" calcext:value-type="float">
            <text:p>28544</text:p>
          </table:table-cell>
        </table:table-row>
        <table:table-row table:style-name="ro1">
          <table:table-cell/>
          <table:table-cell office:value-type="float" office:value="10797" calcext:value-type="float">
            <text:p>10797</text:p>
          </table:table-cell>
          <table:table-cell office:value-type="float" office:value="78473" calcext:value-type="float">
            <text:p>78473</text:p>
          </table:table-cell>
          <table:table-cell table:formula="of:=[.B204]-[.B$3]" office:value-type="float" office:value="-39227" calcext:value-type="float">
            <text:p>-39227</text:p>
          </table:table-cell>
          <table:table-cell table:formula="of:=[.C204]-[.C$3]" office:value-type="float" office:value="28544" calcext:value-type="float">
            <text:p>28544</text:p>
          </table:table-cell>
        </table:table-row>
        <table:table-row table:style-name="ro1">
          <table:table-cell/>
          <table:table-cell office:value-type="float" office:value="10797" calcext:value-type="float">
            <text:p>10797</text:p>
          </table:table-cell>
          <table:table-cell office:value-type="float" office:value="77118" calcext:value-type="float">
            <text:p>77118</text:p>
          </table:table-cell>
          <table:table-cell table:formula="of:=[.B205]-[.B$3]" office:value-type="float" office:value="-39227" calcext:value-type="float">
            <text:p>-39227</text:p>
          </table:table-cell>
          <table:table-cell table:formula="of:=[.C205]-[.C$3]" office:value-type="float" office:value="27189" calcext:value-type="float">
            <text:p>271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00" calcext:value-type="float">
            <text:p>10600</text:p>
          </table:table-cell>
          <table:table-cell office:value-type="float" office:value="77118" calcext:value-type="float">
            <text:p>77118</text:p>
          </table:table-cell>
          <table:table-cell table:formula="of:=[.B206]-[.B$3]" office:value-type="float" office:value="-39424" calcext:value-type="float">
            <text:p>-39424</text:p>
          </table:table-cell>
          <table:table-cell table:formula="of:=[.C206]-[.C$3]" office:value-type="float" office:value="27189" calcext:value-type="float">
            <text:p>27189</text:p>
          </table:table-cell>
        </table:table-row>
        <table:table-row table:style-name="ro1">
          <table:table-cell/>
          <table:table-cell office:value-type="float" office:value="10600" calcext:value-type="float">
            <text:p>10600</text:p>
          </table:table-cell>
          <table:table-cell office:value-type="float" office:value="76172" calcext:value-type="float">
            <text:p>76172</text:p>
          </table:table-cell>
          <table:table-cell table:formula="of:=[.B207]-[.B$3]" office:value-type="float" office:value="-39424" calcext:value-type="float">
            <text:p>-39424</text:p>
          </table:table-cell>
          <table:table-cell table:formula="of:=[.C207]-[.C$3]" office:value-type="float" office:value="26243" calcext:value-type="float">
            <text:p>26243</text:p>
          </table:table-cell>
        </table:table-row>
        <table:table-row table:style-name="ro1">
          <table:table-cell/>
          <table:table-cell office:value-type="float" office:value="9833" calcext:value-type="float">
            <text:p>9833</text:p>
          </table:table-cell>
          <table:table-cell office:value-type="float" office:value="76172" calcext:value-type="float">
            <text:p>76172</text:p>
          </table:table-cell>
          <table:table-cell table:formula="of:=[.B208]-[.B$3]" office:value-type="float" office:value="-40191" calcext:value-type="float">
            <text:p>-40191</text:p>
          </table:table-cell>
          <table:table-cell table:formula="of:=[.C208]-[.C$3]" office:value-type="float" office:value="26243" calcext:value-type="float">
            <text:p>26243</text:p>
          </table:table-cell>
        </table:table-row>
        <table:table-row table:style-name="ro1">
          <table:table-cell/>
          <table:table-cell office:value-type="float" office:value="9833" calcext:value-type="float">
            <text:p>9833</text:p>
          </table:table-cell>
          <table:table-cell office:value-type="float" office:value="75371" calcext:value-type="float">
            <text:p>75371</text:p>
          </table:table-cell>
          <table:table-cell table:formula="of:=[.B209]-[.B$3]" office:value-type="float" office:value="-40191" calcext:value-type="float">
            <text:p>-40191</text:p>
          </table:table-cell>
          <table:table-cell table:formula="of:=[.C209]-[.C$3]" office:value-type="float" office:value="25442" calcext:value-type="float">
            <text:p>25442</text:p>
          </table:table-cell>
        </table:table-row>
        <table:table-row table:style-name="ro1">
          <table:table-cell/>
          <table:table-cell office:value-type="float" office:value="8818" calcext:value-type="float">
            <text:p>8818</text:p>
          </table:table-cell>
          <table:table-cell office:value-type="float" office:value="75371" calcext:value-type="float">
            <text:p>75371</text:p>
          </table:table-cell>
          <table:table-cell table:formula="of:=[.B210]-[.B$3]" office:value-type="float" office:value="-41206" calcext:value-type="float">
            <text:p>-41206</text:p>
          </table:table-cell>
          <table:table-cell table:formula="of:=[.C210]-[.C$3]" office:value-type="float" office:value="25442" calcext:value-type="float">
            <text:p>25442</text:p>
          </table:table-cell>
        </table:table-row>
        <table:table-row table:style-name="ro1">
          <table:table-cell/>
          <table:table-cell office:value-type="float" office:value="8818" calcext:value-type="float">
            <text:p>8818</text:p>
          </table:table-cell>
          <table:table-cell office:value-type="float" office:value="74320" calcext:value-type="float">
            <text:p>74320</text:p>
          </table:table-cell>
          <table:table-cell table:formula="of:=[.B211]-[.B$3]" office:value-type="float" office:value="-41206" calcext:value-type="float">
            <text:p>-41206</text:p>
          </table:table-cell>
          <table:table-cell table:formula="of:=[.C211]-[.C$3]" office:value-type="float" office:value="24391" calcext:value-type="float">
            <text:p>24391</text:p>
          </table:table-cell>
        </table:table-row>
        <table:table-row table:style-name="ro1">
          <table:table-cell/>
          <table:table-cell office:value-type="float" office:value="8188" calcext:value-type="float">
            <text:p>8188</text:p>
          </table:table-cell>
          <table:table-cell office:value-type="float" office:value="74320" calcext:value-type="float">
            <text:p>74320</text:p>
          </table:table-cell>
          <table:table-cell table:formula="of:=[.B212]-[.B$3]" office:value-type="float" office:value="-41836" calcext:value-type="float">
            <text:p>-41836</text:p>
          </table:table-cell>
          <table:table-cell table:formula="of:=[.C212]-[.C$3]" office:value-type="float" office:value="24391" calcext:value-type="float">
            <text:p>24391</text:p>
          </table:table-cell>
        </table:table-row>
        <table:table-row table:style-name="ro1">
          <table:table-cell/>
          <table:table-cell office:value-type="float" office:value="8188" calcext:value-type="float">
            <text:p>8188</text:p>
          </table:table-cell>
          <table:table-cell office:value-type="float" office:value="73033" calcext:value-type="float">
            <text:p>73033</text:p>
          </table:table-cell>
          <table:table-cell table:formula="of:=[.B213]-[.B$3]" office:value-type="float" office:value="-41836" calcext:value-type="float">
            <text:p>-41836</text:p>
          </table:table-cell>
          <table:table-cell table:formula="of:=[.C213]-[.C$3]" office:value-type="float" office:value="23104" calcext:value-type="float">
            <text:p>23104</text:p>
          </table:table-cell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73033" calcext:value-type="float">
            <text:p>73033</text:p>
          </table:table-cell>
          <table:table-cell table:formula="of:=[.B214]-[.B$3]" office:value-type="float" office:value="-42038" calcext:value-type="float">
            <text:p>-42038</text:p>
          </table:table-cell>
          <table:table-cell table:formula="of:=[.C214]-[.C$3]" office:value-type="float" office:value="23104" calcext:value-type="float">
            <text:p>23104</text:p>
          </table:table-cell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72180" calcext:value-type="float">
            <text:p>72180</text:p>
          </table:table-cell>
          <table:table-cell table:formula="of:=[.B215]-[.B$3]" office:value-type="float" office:value="-42038" calcext:value-type="float">
            <text:p>-42038</text:p>
          </table:table-cell>
          <table:table-cell table:formula="of:=[.C215]-[.C$3]" office:value-type="float" office:value="22251" calcext:value-type="float">
            <text:p>22251</text:p>
          </table:table-cell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float" office:value="72180" calcext:value-type="float">
            <text:p>72180</text:p>
          </table:table-cell>
          <table:table-cell table:formula="of:=[.B216]-[.B$3]" office:value-type="float" office:value="-43032" calcext:value-type="float">
            <text:p>-43032</text:p>
          </table:table-cell>
          <table:table-cell table:formula="of:=[.C216]-[.C$3]" office:value-type="float" office:value="22251" calcext:value-type="float">
            <text:p>22251</text:p>
          </table:table-cell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float" office:value="70709" calcext:value-type="float">
            <text:p>70709</text:p>
          </table:table-cell>
          <table:table-cell table:formula="of:=[.B217]-[.B$3]" office:value-type="float" office:value="-43032" calcext:value-type="float">
            <text:p>-43032</text:p>
          </table:table-cell>
          <table:table-cell table:formula="of:=[.C217]-[.C$3]" office:value-type="float" office:value="20780" calcext:value-type="float">
            <text:p>20780</text:p>
          </table:table-cell>
        </table:table-row>
        <table:table-row table:style-name="ro1">
          <table:table-cell/>
          <table:table-cell office:value-type="float" office:value="7218" calcext:value-type="float">
            <text:p>7218</text:p>
          </table:table-cell>
          <table:table-cell office:value-type="float" office:value="70709" calcext:value-type="float">
            <text:p>70709</text:p>
          </table:table-cell>
          <table:table-cell table:formula="of:=[.B218]-[.B$3]" office:value-type="float" office:value="-42806" calcext:value-type="float">
            <text:p>-42806</text:p>
          </table:table-cell>
          <table:table-cell table:formula="of:=[.C218]-[.C$3]" office:value-type="float" office:value="20780" calcext:value-type="float">
            <text:p>20780</text:p>
          </table:table-cell>
        </table:table-row>
        <table:table-row table:style-name="ro1">
          <table:table-cell/>
          <table:table-cell office:value-type="float" office:value="7218" calcext:value-type="float">
            <text:p>7218</text:p>
          </table:table-cell>
          <table:table-cell office:value-type="float" office:value="69965" calcext:value-type="float">
            <text:p>69965</text:p>
          </table:table-cell>
          <table:table-cell table:formula="of:=[.B219]-[.B$3]" office:value-type="float" office:value="-42806" calcext:value-type="float">
            <text:p>-42806</text:p>
          </table:table-cell>
          <table:table-cell table:formula="of:=[.C219]-[.C$3]" office:value-type="float" office:value="20036" calcext:value-type="float">
            <text:p>20036</text:p>
          </table:table-cell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office:value-type="float" office:value="69965" calcext:value-type="float">
            <text:p>69965</text:p>
          </table:table-cell>
          <table:table-cell table:formula="of:=[.B220]-[.B$3]" office:value-type="float" office:value="-44082" calcext:value-type="float">
            <text:p>-44082</text:p>
          </table:table-cell>
          <table:table-cell table:formula="of:=[.C220]-[.C$3]" office:value-type="float" office:value="20036" calcext:value-type="float">
            <text:p>20036</text:p>
          </table:table-cell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office:value-type="float" office:value="68792" calcext:value-type="float">
            <text:p>68792</text:p>
          </table:table-cell>
          <table:table-cell table:formula="of:=[.B221]-[.B$3]" office:value-type="float" office:value="-44082" calcext:value-type="float">
            <text:p>-44082</text:p>
          </table:table-cell>
          <table:table-cell table:formula="of:=[.C221]-[.C$3]" office:value-type="float" office:value="18863" calcext:value-type="float">
            <text:p>18863</text:p>
          </table:table-cell>
        </table:table-row>
        <table:table-row table:style-name="ro1">
          <table:table-cell/>
          <table:table-cell office:value-type="float" office:value="5570" calcext:value-type="float">
            <text:p>5570</text:p>
          </table:table-cell>
          <table:table-cell office:value-type="float" office:value="68792" calcext:value-type="float">
            <text:p>68792</text:p>
          </table:table-cell>
          <table:table-cell table:formula="of:=[.B222]-[.B$3]" office:value-type="float" office:value="-44454" calcext:value-type="float">
            <text:p>-44454</text:p>
          </table:table-cell>
          <table:table-cell table:formula="of:=[.C222]-[.C$3]" office:value-type="float" office:value="18863" calcext:value-type="float">
            <text:p>18863</text:p>
          </table:table-cell>
        </table:table-row>
        <table:table-row table:style-name="ro1">
          <table:table-cell/>
          <table:table-cell office:value-type="float" office:value="5570" calcext:value-type="float">
            <text:p>5570</text:p>
          </table:table-cell>
          <table:table-cell office:value-type="float" office:value="67655" calcext:value-type="float">
            <text:p>67655</text:p>
          </table:table-cell>
          <table:table-cell table:formula="of:=[.B223]-[.B$3]" office:value-type="float" office:value="-44454" calcext:value-type="float">
            <text:p>-44454</text:p>
          </table:table-cell>
          <table:table-cell table:formula="of:=[.C223]-[.C$3]" office:value-type="float" office:value="17726" calcext:value-type="float">
            <text:p>17726</text:p>
          </table:table-cell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float" office:value="67655" calcext:value-type="float">
            <text:p>67655</text:p>
          </table:table-cell>
          <table:table-cell table:formula="of:=[.B224]-[.B$3]" office:value-type="float" office:value="-44902" calcext:value-type="float">
            <text:p>-44902</text:p>
          </table:table-cell>
          <table:table-cell table:formula="of:=[.C224]-[.C$3]" office:value-type="float" office:value="17726" calcext:value-type="float">
            <text:p>17726</text:p>
          </table:table-cell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float" office:value="66576" calcext:value-type="float">
            <text:p>66576</text:p>
          </table:table-cell>
          <table:table-cell table:formula="of:=[.B225]-[.B$3]" office:value-type="float" office:value="-44902" calcext:value-type="float">
            <text:p>-44902</text:p>
          </table:table-cell>
          <table:table-cell table:formula="of:=[.C225]-[.C$3]" office:value-type="float" office:value="16647" calcext:value-type="float">
            <text:p>16647</text:p>
          </table:table-cell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 office:value-type="float" office:value="66576" calcext:value-type="float">
            <text:p>66576</text:p>
          </table:table-cell>
          <table:table-cell table:formula="of:=[.B226]-[.B$3]" office:value-type="float" office:value="-45510" calcext:value-type="float">
            <text:p>-45510</text:p>
          </table:table-cell>
          <table:table-cell table:formula="of:=[.C226]-[.C$3]" office:value-type="float" office:value="16647" calcext:value-type="float">
            <text:p>16647</text:p>
          </table:table-cell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 office:value-type="float" office:value="65236" calcext:value-type="float">
            <text:p>65236</text:p>
          </table:table-cell>
          <table:table-cell table:formula="of:=[.B227]-[.B$3]" office:value-type="float" office:value="-45510" calcext:value-type="float">
            <text:p>-45510</text:p>
          </table:table-cell>
          <table:table-cell table:formula="of:=[.C227]-[.C$3]" office:value-type="float" office:value="15307" calcext:value-type="float">
            <text:p>15307</text:p>
          </table:table-cell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office:value-type="float" office:value="65236" calcext:value-type="float">
            <text:p>65236</text:p>
          </table:table-cell>
          <table:table-cell table:formula="of:=[.B228]-[.B$3]" office:value-type="float" office:value="-45373" calcext:value-type="float">
            <text:p>-45373</text:p>
          </table:table-cell>
          <table:table-cell table:formula="of:=[.C228]-[.C$3]" office:value-type="float" office:value="15307" calcext:value-type="float">
            <text:p>15307</text:p>
          </table:table-cell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office:value-type="float" office:value="64191" calcext:value-type="float">
            <text:p>64191</text:p>
          </table:table-cell>
          <table:table-cell table:formula="of:=[.B229]-[.B$3]" office:value-type="float" office:value="-45373" calcext:value-type="float">
            <text:p>-45373</text:p>
          </table:table-cell>
          <table:table-cell table:formula="of:=[.C229]-[.C$3]" office:value-type="float" office:value="14262" calcext:value-type="float">
            <text:p>14262</text:p>
          </table:table-cell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office:value-type="float" office:value="64191" calcext:value-type="float">
            <text:p>64191</text:p>
          </table:table-cell>
          <table:table-cell table:formula="of:=[.B230]-[.B$3]" office:value-type="float" office:value="-46096" calcext:value-type="float">
            <text:p>-46096</text:p>
          </table:table-cell>
          <table:table-cell table:formula="of:=[.C230]-[.C$3]" office:value-type="float" office:value="14262" calcext:value-type="float">
            <text:p>14262</text:p>
          </table:table-cell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office:value-type="float" office:value="62832" calcext:value-type="float">
            <text:p>62832</text:p>
          </table:table-cell>
          <table:table-cell table:formula="of:=[.B231]-[.B$3]" office:value-type="float" office:value="-46096" calcext:value-type="float">
            <text:p>-46096</text:p>
          </table:table-cell>
          <table:table-cell table:formula="of:=[.C231]-[.C$3]" office:value-type="float" office:value="12903" calcext:value-type="float">
            <text:p>12903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62832" calcext:value-type="float">
            <text:p>62832</text:p>
          </table:table-cell>
          <table:table-cell table:formula="of:=[.B232]-[.B$3]" office:value-type="float" office:value="-45774" calcext:value-type="float">
            <text:p>-45774</text:p>
          </table:table-cell>
          <table:table-cell table:formula="of:=[.C232]-[.C$3]" office:value-type="float" office:value="12903" calcext:value-type="float">
            <text:p>12903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61676" calcext:value-type="float">
            <text:p>61676</text:p>
          </table:table-cell>
          <table:table-cell table:formula="of:=[.B233]-[.B$3]" office:value-type="float" office:value="-45774" calcext:value-type="float">
            <text:p>-45774</text:p>
          </table:table-cell>
          <table:table-cell table:formula="of:=[.C233]-[.C$3]" office:value-type="float" office:value="11747" calcext:value-type="float">
            <text:p>11747</text:p>
          </table:table-cell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office:value-type="float" office:value="61676" calcext:value-type="float">
            <text:p>61676</text:p>
          </table:table-cell>
          <table:table-cell table:formula="of:=[.B234]-[.B$3]" office:value-type="float" office:value="-46111" calcext:value-type="float">
            <text:p>-46111</text:p>
          </table:table-cell>
          <table:table-cell table:formula="of:=[.C234]-[.C$3]" office:value-type="float" office:value="11747" calcext:value-type="float">
            <text:p>11747</text:p>
          </table:table-cell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office:value-type="float" office:value="60666" calcext:value-type="float">
            <text:p>60666</text:p>
          </table:table-cell>
          <table:table-cell table:formula="of:=[.B235]-[.B$3]" office:value-type="float" office:value="-46111" calcext:value-type="float">
            <text:p>-46111</text:p>
          </table:table-cell>
          <table:table-cell table:formula="of:=[.C235]-[.C$3]" office:value-type="float" office:value="10737" calcext:value-type="float">
            <text:p>10737</text:p>
          </table:table-cell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office:value-type="float" office:value="60666" calcext:value-type="float">
            <text:p>60666</text:p>
          </table:table-cell>
          <table:table-cell table:formula="of:=[.B236]-[.B$3]" office:value-type="float" office:value="-47105" calcext:value-type="float">
            <text:p>-47105</text:p>
          </table:table-cell>
          <table:table-cell table:formula="of:=[.C236]-[.C$3]" office:value-type="float" office:value="10737" calcext:value-type="float">
            <text:p>10737</text:p>
          </table:table-cell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office:value-type="float" office:value="59414" calcext:value-type="float">
            <text:p>59414</text:p>
          </table:table-cell>
          <table:table-cell table:formula="of:=[.B237]-[.B$3]" office:value-type="float" office:value="-47105" calcext:value-type="float">
            <text:p>-47105</text:p>
          </table:table-cell>
          <table:table-cell table:formula="of:=[.C237]-[.C$3]" office:value-type="float" office:value="9485" calcext:value-type="float">
            <text:p>9485</text:p>
          </table:table-cell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office:value-type="float" office:value="59414" calcext:value-type="float">
            <text:p>59414</text:p>
          </table:table-cell>
          <table:table-cell table:formula="of:=[.B238]-[.B$3]" office:value-type="float" office:value="-47078" calcext:value-type="float">
            <text:p>-47078</text:p>
          </table:table-cell>
          <table:table-cell table:formula="of:=[.C238]-[.C$3]" office:value-type="float" office:value="9485" calcext:value-type="float">
            <text:p>9485</text:p>
          </table:table-cell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office:value-type="float" office:value="58189" calcext:value-type="float">
            <text:p>58189</text:p>
          </table:table-cell>
          <table:table-cell table:formula="of:=[.B239]-[.B$3]" office:value-type="float" office:value="-47078" calcext:value-type="float">
            <text:p>-47078</text:p>
          </table:table-cell>
          <table:table-cell table:formula="of:=[.C239]-[.C$3]" office:value-type="float" office:value="8260" calcext:value-type="float">
            <text:p>8260</text:p>
          </table:table-cell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office:value-type="float" office:value="58189" calcext:value-type="float">
            <text:p>58189</text:p>
          </table:table-cell>
          <table:table-cell table:formula="of:=[.B240]-[.B$3]" office:value-type="float" office:value="-47132" calcext:value-type="float">
            <text:p>-47132</text:p>
          </table:table-cell>
          <table:table-cell table:formula="of:=[.C240]-[.C$3]" office:value-type="float" office:value="8260" calcext:value-type="float">
            <text:p>8260</text:p>
          </table:table-cell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office:value-type="float" office:value="56982" calcext:value-type="float">
            <text:p>56982</text:p>
          </table:table-cell>
          <table:table-cell table:formula="of:=[.B241]-[.B$3]" office:value-type="float" office:value="-47132" calcext:value-type="float">
            <text:p>-47132</text:p>
          </table:table-cell>
          <table:table-cell table:formula="of:=[.C241]-[.C$3]" office:value-type="float" office:value="7053" calcext:value-type="float">
            <text:p>7053</text:p>
          </table:table-cell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office:value-type="float" office:value="56982" calcext:value-type="float">
            <text:p>56982</text:p>
          </table:table-cell>
          <table:table-cell table:formula="of:=[.B242]-[.B$3]" office:value-type="float" office:value="-47247" calcext:value-type="float">
            <text:p>-47247</text:p>
          </table:table-cell>
          <table:table-cell table:formula="of:=[.C242]-[.C$3]" office:value-type="float" office:value="7053" calcext:value-type="float">
            <text:p>7053</text:p>
          </table:table-cell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office:value-type="float" office:value="55788" calcext:value-type="float">
            <text:p>55788</text:p>
          </table:table-cell>
          <table:table-cell table:formula="of:=[.B243]-[.B$3]" office:value-type="float" office:value="-47247" calcext:value-type="float">
            <text:p>-47247</text:p>
          </table:table-cell>
          <table:table-cell table:formula="of:=[.C243]-[.C$3]" office:value-type="float" office:value="5859" calcext:value-type="float">
            <text:p>5859</text:p>
          </table:table-cell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office:value-type="float" office:value="55788" calcext:value-type="float">
            <text:p>55788</text:p>
          </table:table-cell>
          <table:table-cell table:formula="of:=[.B244]-[.B$3]" office:value-type="float" office:value="-47450" calcext:value-type="float">
            <text:p>-47450</text:p>
          </table:table-cell>
          <table:table-cell table:formula="of:=[.C244]-[.C$3]" office:value-type="float" office:value="5859" calcext:value-type="float">
            <text:p>5859</text:p>
          </table:table-cell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office:value-type="float" office:value="54613" calcext:value-type="float">
            <text:p>54613</text:p>
          </table:table-cell>
          <table:table-cell table:formula="of:=[.B245]-[.B$3]" office:value-type="float" office:value="-47450" calcext:value-type="float">
            <text:p>-47450</text:p>
          </table:table-cell>
          <table:table-cell table:formula="of:=[.C245]-[.C$3]" office:value-type="float" office:value="4684" calcext:value-type="float">
            <text:p>4684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54613" calcext:value-type="float">
            <text:p>54613</text:p>
          </table:table-cell>
          <table:table-cell table:formula="of:=[.B246]-[.B$3]" office:value-type="float" office:value="-47869" calcext:value-type="float">
            <text:p>-47869</text:p>
          </table:table-cell>
          <table:table-cell table:formula="of:=[.C246]-[.C$3]" office:value-type="float" office:value="4684" calcext:value-type="float">
            <text:p>4684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53375" calcext:value-type="float">
            <text:p>53375</text:p>
          </table:table-cell>
          <table:table-cell table:formula="of:=[.B247]-[.B$3]" office:value-type="float" office:value="-47869" calcext:value-type="float">
            <text:p>-47869</text:p>
          </table:table-cell>
          <table:table-cell table:formula="of:=[.C247]-[.C$3]" office:value-type="float" office:value="3446" calcext:value-type="float">
            <text:p>3446</text:p>
          </table:table-cell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office:value-type="float" office:value="53375" calcext:value-type="float">
            <text:p>53375</text:p>
          </table:table-cell>
          <table:table-cell table:formula="of:=[.B248]-[.B$3]" office:value-type="float" office:value="-47631" calcext:value-type="float">
            <text:p>-47631</text:p>
          </table:table-cell>
          <table:table-cell table:formula="of:=[.C248]-[.C$3]" office:value-type="float" office:value="3446" calcext:value-type="float">
            <text:p>3446</text:p>
          </table:table-cell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office:value-type="float" office:value="52161" calcext:value-type="float">
            <text:p>52161</text:p>
          </table:table-cell>
          <table:table-cell table:formula="of:=[.B249]-[.B$3]" office:value-type="float" office:value="-47631" calcext:value-type="float">
            <text:p>-47631</text:p>
          </table:table-cell>
          <table:table-cell table:formula="of:=[.C249]-[.C$3]" office:value-type="float" office:value="2232" calcext:value-type="float">
            <text:p>2232</text:p>
          </table:table-cell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office:value-type="float" office:value="52161" calcext:value-type="float">
            <text:p>52161</text:p>
          </table:table-cell>
          <table:table-cell table:formula="of:=[.B250]-[.B$3]" office:value-type="float" office:value="-47535" calcext:value-type="float">
            <text:p>-47535</text:p>
          </table:table-cell>
          <table:table-cell table:formula="of:=[.C250]-[.C$3]" office:value-type="float" office:value="2232" calcext:value-type="float">
            <text:p>2232</text:p>
          </table:table-cell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office:value-type="float" office:value="50972" calcext:value-type="float">
            <text:p>50972</text:p>
          </table:table-cell>
          <table:table-cell table:formula="of:=[.B251]-[.B$3]" office:value-type="float" office:value="-47535" calcext:value-type="float">
            <text:p>-47535</text:p>
          </table:table-cell>
          <table:table-cell table:formula="of:=[.C251]-[.C$3]"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float" office:value="50972" calcext:value-type="float">
            <text:p>50972</text:p>
          </table:table-cell>
          <table:table-cell table:formula="of:=[.B252]-[.B$3]" office:value-type="float" office:value="-48339" calcext:value-type="float">
            <text:p>-48339</text:p>
          </table:table-cell>
          <table:table-cell table:formula="of:=[.C252]-[.C$3]"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85" calcext:value-type="float">
            <text:p>1685</text:p>
          </table:table-cell>
          <table:table-cell office:value-type="float" office:value="50233" calcext:value-type="float">
            <text:p>50233</text:p>
          </table:table-cell>
          <table:table-cell table:formula="of:=[.B253]-[.B$3]" office:value-type="float" office:value="-48339" calcext:value-type="float">
            <text:p>-48339</text:p>
          </table:table-cell>
          <table:table-cell table:formula="of:=[.C253]-[.C$3]" office:value-type="float" office:value="304" calcext:value-type="float">
            <text:p>304</text:p>
          </table:table-cell>
        </table:table-row>
        <table:table-row table:style-name="ro1"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94693" calcext:value-type="float">
            <text:p>94693</text:p>
          </table:table-cell>
          <table:table-cell table:style-name="ce10" office:value-type="float" office:value="50233" calcext:value-type="float">
            <text:p>50233</text:p>
          </table:table-cell>
          <table:table-cell table:style-name="ce10" table:formula="of:=[.B254]-[.B$3]" office:value-type="float" office:value="44669" calcext:value-type="float">
            <text:p>44669</text:p>
          </table:table-cell>
          <table:table-cell table:style-name="ce10" table:formula="of:=[.C254]-[.C$3]" office:value-type="float" office:value="304" calcext:value-type="float">
            <text:p>304</text:p>
          </table:table-cell>
        </table:table-row>
        <table:table-row table:style-name="ro1"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94693" calcext:value-type="float">
            <text:p>94693</text:p>
          </table:table-cell>
          <table:table-cell table:style-name="ce10" office:value-type="float" office:value="48547" calcext:value-type="float">
            <text:p>48547</text:p>
          </table:table-cell>
          <table:table-cell table:style-name="ce10" table:formula="of:=[.B255]-[.B$3]" office:value-type="float" office:value="44669" calcext:value-type="float">
            <text:p>44669</text:p>
          </table:table-cell>
          <table:table-cell table:style-name="ce10" table:formula="of:=[.C255]-[.C$3]" office:value-type="float" office:value="-1382" calcext:value-type="float">
            <text:p>-13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66" calcext:value-type="float">
            <text:p>2466</text:p>
          </table:table-cell>
          <table:table-cell office:value-type="float" office:value="48547" calcext:value-type="float">
            <text:p>48547</text:p>
          </table:table-cell>
          <table:table-cell table:formula="of:=[.B256]-[.B$3]" office:value-type="float" office:value="-47558" calcext:value-type="float">
            <text:p>-47558</text:p>
          </table:table-cell>
          <table:table-cell table:formula="of:=[.C256]-[.C$3]" office:value-type="float" office:value="-1382" calcext:value-type="float">
            <text:p>-1382</text:p>
          </table:table-cell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office:value-type="float" office:value="47345" calcext:value-type="float">
            <text:p>47345</text:p>
          </table:table-cell>
          <table:table-cell table:formula="of:=[.B257]-[.B$3]" office:value-type="float" office:value="-47558" calcext:value-type="float">
            <text:p>-47558</text:p>
          </table:table-cell>
          <table:table-cell table:formula="of:=[.C257]-[.C$3]" office:value-type="float" office:value="-2584" calcext:value-type="float">
            <text:p>-2584</text:p>
          </table:table-cell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office:value-type="float" office:value="47345" calcext:value-type="float">
            <text:p>47345</text:p>
          </table:table-cell>
          <table:table-cell table:formula="of:=[.B258]-[.B$3]" office:value-type="float" office:value="-47473" calcext:value-type="float">
            <text:p>-47473</text:p>
          </table:table-cell>
          <table:table-cell table:formula="of:=[.C258]-[.C$3]" office:value-type="float" office:value="-2584" calcext:value-type="float">
            <text:p>-2584</text:p>
          </table:table-cell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office:value-type="float" office:value="46084" calcext:value-type="float">
            <text:p>46084</text:p>
          </table:table-cell>
          <table:table-cell table:formula="of:=[.B259]-[.B$3]" office:value-type="float" office:value="-47473" calcext:value-type="float">
            <text:p>-47473</text:p>
          </table:table-cell>
          <table:table-cell table:formula="of:=[.C259]-[.C$3]" office:value-type="float" office:value="-3845" calcext:value-type="float">
            <text:p>-3845</text:p>
          </table:table-cell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46084" calcext:value-type="float">
            <text:p>46084</text:p>
          </table:table-cell>
          <table:table-cell table:formula="of:=[.B260]-[.B$3]" office:value-type="float" office:value="-48120" calcext:value-type="float">
            <text:p>-48120</text:p>
          </table:table-cell>
          <table:table-cell table:formula="of:=[.C260]-[.C$3]" office:value-type="float" office:value="-3845" calcext:value-type="float">
            <text:p>-3845</text:p>
          </table:table-cell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44845" calcext:value-type="float">
            <text:p>44845</text:p>
          </table:table-cell>
          <table:table-cell table:formula="of:=[.B261]-[.B$3]" office:value-type="float" office:value="-48120" calcext:value-type="float">
            <text:p>-48120</text:p>
          </table:table-cell>
          <table:table-cell table:formula="of:=[.C261]-[.C$3]" office:value-type="float" office:value="-5084" calcext:value-type="float">
            <text:p>-5084</text:p>
          </table:table-cell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44845" calcext:value-type="float">
            <text:p>44845</text:p>
          </table:table-cell>
          <table:table-cell table:formula="of:=[.B262]-[.B$3]" office:value-type="float" office:value="-48211" calcext:value-type="float">
            <text:p>-48211</text:p>
          </table:table-cell>
          <table:table-cell table:formula="of:=[.C262]-[.C$3]" office:value-type="float" office:value="-5084" calcext:value-type="float">
            <text:p>-5084</text:p>
          </table:table-cell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43720" calcext:value-type="float">
            <text:p>43720</text:p>
          </table:table-cell>
          <table:table-cell table:formula="of:=[.B263]-[.B$3]" office:value-type="float" office:value="-48211" calcext:value-type="float">
            <text:p>-48211</text:p>
          </table:table-cell>
          <table:table-cell table:formula="of:=[.C263]-[.C$3]" office:value-type="float" office:value="-6209" calcext:value-type="float">
            <text:p>-6209</text:p>
          </table:table-cell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 office:value-type="float" office:value="43720" calcext:value-type="float">
            <text:p>43720</text:p>
          </table:table-cell>
          <table:table-cell table:formula="of:=[.B264]-[.B$3]" office:value-type="float" office:value="-47358" calcext:value-type="float">
            <text:p>-47358</text:p>
          </table:table-cell>
          <table:table-cell table:formula="of:=[.C264]-[.C$3]" office:value-type="float" office:value="-6209" calcext:value-type="float">
            <text:p>-6209</text:p>
          </table:table-cell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 office:value-type="float" office:value="42503" calcext:value-type="float">
            <text:p>42503</text:p>
          </table:table-cell>
          <table:table-cell table:formula="of:=[.B265]-[.B$3]" office:value-type="float" office:value="-47358" calcext:value-type="float">
            <text:p>-47358</text:p>
          </table:table-cell>
          <table:table-cell table:formula="of:=[.C265]-[.C$3]" office:value-type="float" office:value="-7426" calcext:value-type="float">
            <text:p>-7426</text:p>
          </table:table-cell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office:value-type="float" office:value="42503" calcext:value-type="float">
            <text:p>42503</text:p>
          </table:table-cell>
          <table:table-cell table:formula="of:=[.B266]-[.B$3]" office:value-type="float" office:value="-47308" calcext:value-type="float">
            <text:p>-47308</text:p>
          </table:table-cell>
          <table:table-cell table:formula="of:=[.C266]-[.C$3]" office:value-type="float" office:value="-7426" calcext:value-type="float">
            <text:p>-7426</text:p>
          </table:table-cell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office:value-type="float" office:value="41195" calcext:value-type="float">
            <text:p>41195</text:p>
          </table:table-cell>
          <table:table-cell table:formula="of:=[.B267]-[.B$3]" office:value-type="float" office:value="-47308" calcext:value-type="float">
            <text:p>-47308</text:p>
          </table:table-cell>
          <table:table-cell table:formula="of:=[.C267]-[.C$3]" office:value-type="float" office:value="-8734" calcext:value-type="float">
            <text:p>-8734</text:p>
          </table:table-cell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float" office:value="41195" calcext:value-type="float">
            <text:p>41195</text:p>
          </table:table-cell>
          <table:table-cell table:formula="of:=[.B268]-[.B$3]" office:value-type="float" office:value="-47712" calcext:value-type="float">
            <text:p>-47712</text:p>
          </table:table-cell>
          <table:table-cell table:formula="of:=[.C268]-[.C$3]" office:value-type="float" office:value="-8734" calcext:value-type="float">
            <text:p>-8734</text:p>
          </table:table-cell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float" office:value="39998" calcext:value-type="float">
            <text:p>39998</text:p>
          </table:table-cell>
          <table:table-cell table:formula="of:=[.B269]-[.B$3]" office:value-type="float" office:value="-47712" calcext:value-type="float">
            <text:p>-47712</text:p>
          </table:table-cell>
          <table:table-cell table:formula="of:=[.C269]-[.C$3]" office:value-type="float" office:value="-9931" calcext:value-type="float">
            <text:p>-9931</text:p>
          </table:table-cell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office:value-type="float" office:value="39998" calcext:value-type="float">
            <text:p>39998</text:p>
          </table:table-cell>
          <table:table-cell table:formula="of:=[.B270]-[.B$3]" office:value-type="float" office:value="-47435" calcext:value-type="float">
            <text:p>-47435</text:p>
          </table:table-cell>
          <table:table-cell table:formula="of:=[.C270]-[.C$3]" office:value-type="float" office:value="-9931" calcext:value-type="float">
            <text:p>-9931</text:p>
          </table:table-cell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office:value-type="float" office:value="38961" calcext:value-type="float">
            <text:p>38961</text:p>
          </table:table-cell>
          <table:table-cell table:formula="of:=[.B271]-[.B$3]" office:value-type="float" office:value="-47435" calcext:value-type="float">
            <text:p>-47435</text:p>
          </table:table-cell>
          <table:table-cell table:formula="of:=[.C271]-[.C$3]" office:value-type="float" office:value="-10968" calcext:value-type="float">
            <text:p>-10968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8961" calcext:value-type="float">
            <text:p>38961</text:p>
          </table:table-cell>
          <table:table-cell table:formula="of:=[.B272]-[.B$3]" office:value-type="float" office:value="-46491" calcext:value-type="float">
            <text:p>-46491</text:p>
          </table:table-cell>
          <table:table-cell table:formula="of:=[.C272]-[.C$3]" office:value-type="float" office:value="-10968" calcext:value-type="float">
            <text:p>-10968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7735" calcext:value-type="float">
            <text:p>37735</text:p>
          </table:table-cell>
          <table:table-cell table:formula="of:=[.B273]-[.B$3]" office:value-type="float" office:value="-46491" calcext:value-type="float">
            <text:p>-46491</text:p>
          </table:table-cell>
          <table:table-cell table:formula="of:=[.C273]-[.C$3]" office:value-type="float" office:value="-12194" calcext:value-type="float">
            <text:p>-12194</text:p>
          </table:table-cell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float" office:value="37735" calcext:value-type="float">
            <text:p>37735</text:p>
          </table:table-cell>
          <table:table-cell table:formula="of:=[.B274]-[.B$3]" office:value-type="float" office:value="-46396" calcext:value-type="float">
            <text:p>-46396</text:p>
          </table:table-cell>
          <table:table-cell table:formula="of:=[.C274]-[.C$3]" office:value-type="float" office:value="-12194" calcext:value-type="float">
            <text:p>-12194</text:p>
          </table:table-cell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float" office:value="36546" calcext:value-type="float">
            <text:p>36546</text:p>
          </table:table-cell>
          <table:table-cell table:formula="of:=[.B275]-[.B$3]" office:value-type="float" office:value="-46396" calcext:value-type="float">
            <text:p>-46396</text:p>
          </table:table-cell>
          <table:table-cell table:formula="of:=[.C275]-[.C$3]" office:value-type="float" office:value="-13383" calcext:value-type="float">
            <text:p>-13383</text:p>
          </table:table-cell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office:value-type="float" office:value="36546" calcext:value-type="float">
            <text:p>36546</text:p>
          </table:table-cell>
          <table:table-cell table:formula="of:=[.B276]-[.B$3]" office:value-type="float" office:value="-46133" calcext:value-type="float">
            <text:p>-46133</text:p>
          </table:table-cell>
          <table:table-cell table:formula="of:=[.C276]-[.C$3]" office:value-type="float" office:value="-13383" calcext:value-type="float">
            <text:p>-13383</text:p>
          </table:table-cell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office:value-type="float" office:value="35426" calcext:value-type="float">
            <text:p>35426</text:p>
          </table:table-cell>
          <table:table-cell table:formula="of:=[.B277]-[.B$3]" office:value-type="float" office:value="-46133" calcext:value-type="float">
            <text:p>-46133</text:p>
          </table:table-cell>
          <table:table-cell table:formula="of:=[.C277]-[.C$3]" office:value-type="float" office:value="-14503" calcext:value-type="float">
            <text:p>-14503</text:p>
          </table:table-cell>
        </table:table-row>
        <table:table-row table:style-name="ro1">
          <table:table-cell/>
          <table:table-cell office:value-type="float" office:value="4385" calcext:value-type="float">
            <text:p>4385</text:p>
          </table:table-cell>
          <table:table-cell office:value-type="float" office:value="35426" calcext:value-type="float">
            <text:p>35426</text:p>
          </table:table-cell>
          <table:table-cell table:formula="of:=[.B278]-[.B$3]" office:value-type="float" office:value="-45639" calcext:value-type="float">
            <text:p>-45639</text:p>
          </table:table-cell>
          <table:table-cell table:formula="of:=[.C278]-[.C$3]" office:value-type="float" office:value="-14503" calcext:value-type="float">
            <text:p>-14503</text:p>
          </table:table-cell>
        </table:table-row>
        <table:table-row table:style-name="ro1">
          <table:table-cell/>
          <table:table-cell office:value-type="float" office:value="4385" calcext:value-type="float">
            <text:p>4385</text:p>
          </table:table-cell>
          <table:table-cell office:value-type="float" office:value="34229" calcext:value-type="float">
            <text:p>34229</text:p>
          </table:table-cell>
          <table:table-cell table:formula="of:=[.B279]-[.B$3]" office:value-type="float" office:value="-45639" calcext:value-type="float">
            <text:p>-45639</text:p>
          </table:table-cell>
          <table:table-cell table:formula="of:=[.C279]-[.C$3]" office:value-type="float" office:value="-15700" calcext:value-type="float">
            <text:p>-15700</text:p>
          </table:table-cell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34229" calcext:value-type="float">
            <text:p>34229</text:p>
          </table:table-cell>
          <table:table-cell table:formula="of:=[.B280]-[.B$3]" office:value-type="float" office:value="-45388" calcext:value-type="float">
            <text:p>-45388</text:p>
          </table:table-cell>
          <table:table-cell table:formula="of:=[.C280]-[.C$3]" office:value-type="float" office:value="-15700" calcext:value-type="float">
            <text:p>-15700</text:p>
          </table:table-cell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33077" calcext:value-type="float">
            <text:p>33077</text:p>
          </table:table-cell>
          <table:table-cell table:formula="of:=[.B281]-[.B$3]" office:value-type="float" office:value="-45388" calcext:value-type="float">
            <text:p>-45388</text:p>
          </table:table-cell>
          <table:table-cell table:formula="of:=[.C281]-[.C$3]" office:value-type="float" office:value="-16852" calcext:value-type="float">
            <text:p>-16852</text:p>
          </table:table-cell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float" office:value="33077" calcext:value-type="float">
            <text:p>33077</text:p>
          </table:table-cell>
          <table:table-cell table:formula="of:=[.B282]-[.B$3]" office:value-type="float" office:value="-44994" calcext:value-type="float">
            <text:p>-44994</text:p>
          </table:table-cell>
          <table:table-cell table:formula="of:=[.C282]-[.C$3]" office:value-type="float" office:value="-16852" calcext:value-type="float">
            <text:p>-16852</text:p>
          </table:table-cell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float" office:value="31900" calcext:value-type="float">
            <text:p>31900</text:p>
          </table:table-cell>
          <table:table-cell table:formula="of:=[.B283]-[.B$3]" office:value-type="float" office:value="-44994" calcext:value-type="float">
            <text:p>-44994</text:p>
          </table:table-cell>
          <table:table-cell table:formula="of:=[.C283]-[.C$3]" office:value-type="float" office:value="-18029" calcext:value-type="float">
            <text:p>-18029</text:p>
          </table:table-cell>
        </table:table-row>
        <table:table-row table:style-name="ro1">
          <table:table-cell/>
          <table:table-cell office:value-type="float" office:value="5365" calcext:value-type="float">
            <text:p>5365</text:p>
          </table:table-cell>
          <table:table-cell office:value-type="float" office:value="31900" calcext:value-type="float">
            <text:p>31900</text:p>
          </table:table-cell>
          <table:table-cell table:formula="of:=[.B284]-[.B$3]" office:value-type="float" office:value="-44659" calcext:value-type="float">
            <text:p>-44659</text:p>
          </table:table-cell>
          <table:table-cell table:formula="of:=[.C284]-[.C$3]" office:value-type="float" office:value="-18029" calcext:value-type="float">
            <text:p>-18029</text:p>
          </table:table-cell>
        </table:table-row>
        <table:table-row table:style-name="ro1">
          <table:table-cell/>
          <table:table-cell office:value-type="float" office:value="5365" calcext:value-type="float">
            <text:p>5365</text:p>
          </table:table-cell>
          <table:table-cell office:value-type="float" office:value="30944" calcext:value-type="float">
            <text:p>30944</text:p>
          </table:table-cell>
          <table:table-cell table:formula="of:=[.B285]-[.B$3]" office:value-type="float" office:value="-44659" calcext:value-type="float">
            <text:p>-44659</text:p>
          </table:table-cell>
          <table:table-cell table:formula="of:=[.C285]-[.C$3]" office:value-type="float" office:value="-18985" calcext:value-type="float">
            <text:p>-18985</text:p>
          </table:table-cell>
        </table:table-row>
        <table:table-row table:style-name="ro1">
          <table:table-cell/>
          <table:table-cell office:value-type="float" office:value="6227" calcext:value-type="float">
            <text:p>6227</text:p>
          </table:table-cell>
          <table:table-cell office:value-type="float" office:value="30944" calcext:value-type="float">
            <text:p>30944</text:p>
          </table:table-cell>
          <table:table-cell table:formula="of:=[.B286]-[.B$3]" office:value-type="float" office:value="-43797" calcext:value-type="float">
            <text:p>-43797</text:p>
          </table:table-cell>
          <table:table-cell table:formula="of:=[.C286]-[.C$3]" office:value-type="float" office:value="-18985" calcext:value-type="float">
            <text:p>-18985</text:p>
          </table:table-cell>
        </table:table-row>
        <table:table-row table:style-name="ro1">
          <table:table-cell/>
          <table:table-cell office:value-type="float" office:value="6227" calcext:value-type="float">
            <text:p>6227</text:p>
          </table:table-cell>
          <table:table-cell office:value-type="float" office:value="29769" calcext:value-type="float">
            <text:p>29769</text:p>
          </table:table-cell>
          <table:table-cell table:formula="of:=[.B287]-[.B$3]" office:value-type="float" office:value="-43797" calcext:value-type="float">
            <text:p>-43797</text:p>
          </table:table-cell>
          <table:table-cell table:formula="of:=[.C287]-[.C$3]" office:value-type="float" office:value="-20160" calcext:value-type="float">
            <text:p>-20160</text:p>
          </table:table-cell>
        </table:table-row>
        <table:table-row table:style-name="ro1">
          <table:table-cell/>
          <table:table-cell office:value-type="float" office:value="6568" calcext:value-type="float">
            <text:p>6568</text:p>
          </table:table-cell>
          <table:table-cell office:value-type="float" office:value="29769" calcext:value-type="float">
            <text:p>29769</text:p>
          </table:table-cell>
          <table:table-cell table:formula="of:=[.B288]-[.B$3]" office:value-type="float" office:value="-43456" calcext:value-type="float">
            <text:p>-43456</text:p>
          </table:table-cell>
          <table:table-cell table:formula="of:=[.C288]-[.C$3]" office:value-type="float" office:value="-20160" calcext:value-type="float">
            <text:p>-20160</text:p>
          </table:table-cell>
        </table:table-row>
        <table:table-row table:style-name="ro1">
          <table:table-cell/>
          <table:table-cell office:value-type="float" office:value="6568" calcext:value-type="float">
            <text:p>6568</text:p>
          </table:table-cell>
          <table:table-cell office:value-type="float" office:value="28433" calcext:value-type="float">
            <text:p>28433</text:p>
          </table:table-cell>
          <table:table-cell table:formula="of:=[.B289]-[.B$3]" office:value-type="float" office:value="-43456" calcext:value-type="float">
            <text:p>-43456</text:p>
          </table:table-cell>
          <table:table-cell table:formula="of:=[.C289]-[.C$3]" office:value-type="float" office:value="-21496" calcext:value-type="float">
            <text:p>-21496</text:p>
          </table:table-cell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 office:value-type="float" office:value="28433" calcext:value-type="float">
            <text:p>28433</text:p>
          </table:table-cell>
          <table:table-cell table:formula="of:=[.B290]-[.B$3]" office:value-type="float" office:value="-43418" calcext:value-type="float">
            <text:p>-43418</text:p>
          </table:table-cell>
          <table:table-cell table:formula="of:=[.C290]-[.C$3]" office:value-type="float" office:value="-21496" calcext:value-type="float">
            <text:p>-21496</text:p>
          </table:table-cell>
        </table:table-row>
        <table:table-row table:style-name="ro1">
          <table:table-cell/>
          <table:table-cell office:value-type="float" office:value="6606" calcext:value-type="float">
            <text:p>6606</text:p>
          </table:table-cell>
          <table:table-cell office:value-type="float" office:value="27418" calcext:value-type="float">
            <text:p>27418</text:p>
          </table:table-cell>
          <table:table-cell table:formula="of:=[.B291]-[.B$3]" office:value-type="float" office:value="-43418" calcext:value-type="float">
            <text:p>-43418</text:p>
          </table:table-cell>
          <table:table-cell table:formula="of:=[.C291]-[.C$3]" office:value-type="float" office:value="-22511" calcext:value-type="float">
            <text:p>-22511</text:p>
          </table:table-cell>
        </table:table-row>
        <table:table-row table:style-name="ro1">
          <table:table-cell/>
          <table:table-cell office:value-type="float" office:value="7313" calcext:value-type="float">
            <text:p>7313</text:p>
          </table:table-cell>
          <table:table-cell office:value-type="float" office:value="27418" calcext:value-type="float">
            <text:p>27418</text:p>
          </table:table-cell>
          <table:table-cell table:formula="of:=[.B292]-[.B$3]" office:value-type="float" office:value="-42711" calcext:value-type="float">
            <text:p>-42711</text:p>
          </table:table-cell>
          <table:table-cell table:formula="of:=[.C292]-[.C$3]" office:value-type="float" office:value="-22511" calcext:value-type="float">
            <text:p>-22511</text:p>
          </table:table-cell>
        </table:table-row>
        <table:table-row table:style-name="ro1">
          <table:table-cell/>
          <table:table-cell office:value-type="float" office:value="7313" calcext:value-type="float">
            <text:p>7313</text:p>
          </table:table-cell>
          <table:table-cell office:value-type="float" office:value="26275" calcext:value-type="float">
            <text:p>26275</text:p>
          </table:table-cell>
          <table:table-cell table:formula="of:=[.B293]-[.B$3]" office:value-type="float" office:value="-42711" calcext:value-type="float">
            <text:p>-42711</text:p>
          </table:table-cell>
          <table:table-cell table:formula="of:=[.C293]-[.C$3]" office:value-type="float" office:value="-23654" calcext:value-type="float">
            <text:p>-23654</text:p>
          </table:table-cell>
        </table:table-row>
        <table:table-row table:style-name="ro1">
          <table:table-cell/>
          <table:table-cell office:value-type="float" office:value="7777" calcext:value-type="float">
            <text:p>7777</text:p>
          </table:table-cell>
          <table:table-cell office:value-type="float" office:value="26275" calcext:value-type="float">
            <text:p>26275</text:p>
          </table:table-cell>
          <table:table-cell table:formula="of:=[.B294]-[.B$3]" office:value-type="float" office:value="-42247" calcext:value-type="float">
            <text:p>-42247</text:p>
          </table:table-cell>
          <table:table-cell table:formula="of:=[.C294]-[.C$3]" office:value-type="float" office:value="-23654" calcext:value-type="float">
            <text:p>-23654</text:p>
          </table:table-cell>
        </table:table-row>
        <table:table-row table:style-name="ro1">
          <table:table-cell/>
          <table:table-cell office:value-type="float" office:value="7777" calcext:value-type="float">
            <text:p>7777</text:p>
          </table:table-cell>
          <table:table-cell office:value-type="float" office:value="25552" calcext:value-type="float">
            <text:p>25552</text:p>
          </table:table-cell>
          <table:table-cell table:formula="of:=[.B295]-[.B$3]" office:value-type="float" office:value="-42247" calcext:value-type="float">
            <text:p>-42247</text:p>
          </table:table-cell>
          <table:table-cell table:formula="of:=[.C295]-[.C$3]" office:value-type="float" office:value="-24377" calcext:value-type="float">
            <text:p>-24377</text:p>
          </table:table-cell>
        </table:table-row>
        <table:table-row table:style-name="ro1">
          <table:table-cell/>
          <table:table-cell office:value-type="float" office:value="8961" calcext:value-type="float">
            <text:p>8961</text:p>
          </table:table-cell>
          <table:table-cell office:value-type="float" office:value="25552" calcext:value-type="float">
            <text:p>25552</text:p>
          </table:table-cell>
          <table:table-cell table:formula="of:=[.B296]-[.B$3]" office:value-type="float" office:value="-41063" calcext:value-type="float">
            <text:p>-41063</text:p>
          </table:table-cell>
          <table:table-cell table:formula="of:=[.C296]-[.C$3]" office:value-type="float" office:value="-24377" calcext:value-type="float">
            <text:p>-24377</text:p>
          </table:table-cell>
        </table:table-row>
        <table:table-row table:style-name="ro1">
          <table:table-cell/>
          <table:table-cell office:value-type="float" office:value="8961" calcext:value-type="float">
            <text:p>8961</text:p>
          </table:table-cell>
          <table:table-cell office:value-type="float" office:value="24577" calcext:value-type="float">
            <text:p>24577</text:p>
          </table:table-cell>
          <table:table-cell table:formula="of:=[.B297]-[.B$3]" office:value-type="float" office:value="-41063" calcext:value-type="float">
            <text:p>-41063</text:p>
          </table:table-cell>
          <table:table-cell table:formula="of:=[.C297]-[.C$3]" office:value-type="float" office:value="-25352" calcext:value-type="float">
            <text:p>-25352</text:p>
          </table:table-cell>
        </table:table-row>
        <table:table-row table:style-name="ro1">
          <table:table-cell/>
          <table:table-cell office:value-type="float" office:value="9683" calcext:value-type="float">
            <text:p>9683</text:p>
          </table:table-cell>
          <table:table-cell office:value-type="float" office:value="24577" calcext:value-type="float">
            <text:p>24577</text:p>
          </table:table-cell>
          <table:table-cell table:formula="of:=[.B298]-[.B$3]" office:value-type="float" office:value="-40341" calcext:value-type="float">
            <text:p>-40341</text:p>
          </table:table-cell>
          <table:table-cell table:formula="of:=[.C298]-[.C$3]" office:value-type="float" office:value="-25352" calcext:value-type="float">
            <text:p>-25352</text:p>
          </table:table-cell>
        </table:table-row>
        <table:table-row table:style-name="ro1">
          <table:table-cell/>
          <table:table-cell office:value-type="float" office:value="9683" calcext:value-type="float">
            <text:p>9683</text:p>
          </table:table-cell>
          <table:table-cell office:value-type="float" office:value="23129" calcext:value-type="float">
            <text:p>23129</text:p>
          </table:table-cell>
          <table:table-cell table:formula="of:=[.B299]-[.B$3]" office:value-type="float" office:value="-40341" calcext:value-type="float">
            <text:p>-40341</text:p>
          </table:table-cell>
          <table:table-cell table:formula="of:=[.C299]-[.C$3]" office:value-type="float" office:value="-26800" calcext:value-type="float">
            <text:p>-26800</text:p>
          </table:table-cell>
        </table:table-row>
        <table:table-row table:style-name="ro1">
          <table:table-cell/>
          <table:table-cell office:value-type="float" office:value="9687" calcext:value-type="float">
            <text:p>9687</text:p>
          </table:table-cell>
          <table:table-cell office:value-type="float" office:value="23129" calcext:value-type="float">
            <text:p>23129</text:p>
          </table:table-cell>
          <table:table-cell table:formula="of:=[.B300]-[.B$3]" office:value-type="float" office:value="-40337" calcext:value-type="float">
            <text:p>-40337</text:p>
          </table:table-cell>
          <table:table-cell table:formula="of:=[.C300]-[.C$3]" office:value-type="float" office:value="-26800" calcext:value-type="float">
            <text:p>-26800</text:p>
          </table:table-cell>
        </table:table-row>
        <table:table-row table:style-name="ro1">
          <table:table-cell/>
          <table:table-cell office:value-type="float" office:value="9687" calcext:value-type="float">
            <text:p>9687</text:p>
          </table:table-cell>
          <table:table-cell office:value-type="float" office:value="22300" calcext:value-type="float">
            <text:p>22300</text:p>
          </table:table-cell>
          <table:table-cell table:formula="of:=[.B301]-[.B$3]" office:value-type="float" office:value="-40337" calcext:value-type="float">
            <text:p>-40337</text:p>
          </table:table-cell>
          <table:table-cell table:formula="of:=[.C301]-[.C$3]" office:value-type="float" office:value="-27629" calcext:value-type="float">
            <text:p>-27629</text:p>
          </table:table-cell>
        </table:table-row>
        <table:table-row table:style-name="ro1">
          <table:table-cell/>
          <table:table-cell office:value-type="float" office:value="10641" calcext:value-type="float">
            <text:p>10641</text:p>
          </table:table-cell>
          <table:table-cell office:value-type="float" office:value="22300" calcext:value-type="float">
            <text:p>22300</text:p>
          </table:table-cell>
          <table:table-cell table:formula="of:=[.B302]-[.B$3]" office:value-type="float" office:value="-39383" calcext:value-type="float">
            <text:p>-39383</text:p>
          </table:table-cell>
          <table:table-cell table:formula="of:=[.C302]-[.C$3]" office:value-type="float" office:value="-27629" calcext:value-type="float">
            <text:p>-27629</text:p>
          </table:table-cell>
        </table:table-row>
        <table:table-row table:style-name="ro1">
          <table:table-cell/>
          <table:table-cell office:value-type="float" office:value="10641" calcext:value-type="float">
            <text:p>10641</text:p>
          </table:table-cell>
          <table:table-cell office:value-type="float" office:value="21279" calcext:value-type="float">
            <text:p>21279</text:p>
          </table:table-cell>
          <table:table-cell table:formula="of:=[.B303]-[.B$3]" office:value-type="float" office:value="-39383" calcext:value-type="float">
            <text:p>-39383</text:p>
          </table:table-cell>
          <table:table-cell table:formula="of:=[.C303]-[.C$3]" office:value-type="float" office:value="-28650" calcext:value-type="float">
            <text:p>-28650</text:p>
          </table:table-cell>
        </table:table-row>
        <table:table-row table:style-name="ro1">
          <table:table-cell/>
          <table:table-cell office:value-type="float" office:value="11313" calcext:value-type="float">
            <text:p>11313</text:p>
          </table:table-cell>
          <table:table-cell office:value-type="float" office:value="21279" calcext:value-type="float">
            <text:p>21279</text:p>
          </table:table-cell>
          <table:table-cell table:formula="of:=[.B304]-[.B$3]" office:value-type="float" office:value="-38711" calcext:value-type="float">
            <text:p>-38711</text:p>
          </table:table-cell>
          <table:table-cell table:formula="of:=[.C304]-[.C$3]" office:value-type="float" office:value="-28650" calcext:value-type="float">
            <text:p>-28650</text:p>
          </table:table-cell>
        </table:table-row>
        <table:table-row table:style-name="ro1">
          <table:table-cell/>
          <table:table-cell office:value-type="float" office:value="11313" calcext:value-type="float">
            <text:p>11313</text:p>
          </table:table-cell>
          <table:table-cell office:value-type="float" office:value="20286" calcext:value-type="float">
            <text:p>20286</text:p>
          </table:table-cell>
          <table:table-cell table:formula="of:=[.B305]-[.B$3]" office:value-type="float" office:value="-38711" calcext:value-type="float">
            <text:p>-38711</text:p>
          </table:table-cell>
          <table:table-cell table:formula="of:=[.C305]-[.C$3]" office:value-type="float" office:value="-29643" calcext:value-type="float">
            <text:p>-296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23" calcext:value-type="float">
            <text:p>12023</text:p>
          </table:table-cell>
          <table:table-cell office:value-type="float" office:value="20286" calcext:value-type="float">
            <text:p>20286</text:p>
          </table:table-cell>
          <table:table-cell table:formula="of:=[.B306]-[.B$3]" office:value-type="float" office:value="-38001" calcext:value-type="float">
            <text:p>-38001</text:p>
          </table:table-cell>
          <table:table-cell table:formula="of:=[.C306]-[.C$3]" office:value-type="float" office:value="-29643" calcext:value-type="float">
            <text:p>-29643</text:p>
          </table:table-cell>
        </table:table-row>
        <table:table-row table:style-name="ro1">
          <table:table-cell/>
          <table:table-cell office:value-type="float" office:value="12023" calcext:value-type="float">
            <text:p>12023</text:p>
          </table:table-cell>
          <table:table-cell office:value-type="float" office:value="19683" calcext:value-type="float">
            <text:p>19683</text:p>
          </table:table-cell>
          <table:table-cell table:formula="of:=[.B307]-[.B$3]" office:value-type="float" office:value="-38001" calcext:value-type="float">
            <text:p>-38001</text:p>
          </table:table-cell>
          <table:table-cell table:formula="of:=[.C307]-[.C$3]" office:value-type="float" office:value="-30246" calcext:value-type="float">
            <text:p>-30246</text:p>
          </table:table-cell>
        </table:table-row>
        <table:table-row table:style-name="ro1">
          <table:table-cell/>
          <table:table-cell office:value-type="float" office:value="13213" calcext:value-type="float">
            <text:p>13213</text:p>
          </table:table-cell>
          <table:table-cell office:value-type="float" office:value="19683" calcext:value-type="float">
            <text:p>19683</text:p>
          </table:table-cell>
          <table:table-cell table:formula="of:=[.B308]-[.B$3]" office:value-type="float" office:value="-36811" calcext:value-type="float">
            <text:p>-36811</text:p>
          </table:table-cell>
          <table:table-cell table:formula="of:=[.C308]-[.C$3]" office:value-type="float" office:value="-30246" calcext:value-type="float">
            <text:p>-30246</text:p>
          </table:table-cell>
        </table:table-row>
        <table:table-row table:style-name="ro1">
          <table:table-cell/>
          <table:table-cell office:value-type="float" office:value="13213" calcext:value-type="float">
            <text:p>13213</text:p>
          </table:table-cell>
          <table:table-cell office:value-type="float" office:value="18319" calcext:value-type="float">
            <text:p>18319</text:p>
          </table:table-cell>
          <table:table-cell table:formula="of:=[.B309]-[.B$3]" office:value-type="float" office:value="-36811" calcext:value-type="float">
            <text:p>-36811</text:p>
          </table:table-cell>
          <table:table-cell table:formula="of:=[.C309]-[.C$3]" office:value-type="float" office:value="-31610" calcext:value-type="float">
            <text:p>-31610</text:p>
          </table:table-cell>
        </table:table-row>
        <table:table-row table:style-name="ro1">
          <table:table-cell/>
          <table:table-cell office:value-type="float" office:value="13483" calcext:value-type="float">
            <text:p>13483</text:p>
          </table:table-cell>
          <table:table-cell office:value-type="float" office:value="18319" calcext:value-type="float">
            <text:p>18319</text:p>
          </table:table-cell>
          <table:table-cell table:formula="of:=[.B310]-[.B$3]" office:value-type="float" office:value="-36541" calcext:value-type="float">
            <text:p>-36541</text:p>
          </table:table-cell>
          <table:table-cell table:formula="of:=[.C310]-[.C$3]" office:value-type="float" office:value="-31610" calcext:value-type="float">
            <text:p>-31610</text:p>
          </table:table-cell>
        </table:table-row>
        <table:table-row table:style-name="ro1">
          <table:table-cell/>
          <table:table-cell office:value-type="float" office:value="13483" calcext:value-type="float">
            <text:p>13483</text:p>
          </table:table-cell>
          <table:table-cell office:value-type="float" office:value="17693" calcext:value-type="float">
            <text:p>17693</text:p>
          </table:table-cell>
          <table:table-cell table:formula="of:=[.B311]-[.B$3]" office:value-type="float" office:value="-36541" calcext:value-type="float">
            <text:p>-36541</text:p>
          </table:table-cell>
          <table:table-cell table:formula="of:=[.C311]-[.C$3]" office:value-type="float" office:value="-32236" calcext:value-type="float">
            <text:p>-32236</text:p>
          </table:table-cell>
        </table:table-row>
        <table:table-row table:style-name="ro1">
          <table:table-cell/>
          <table:table-cell office:value-type="float" office:value="14613" calcext:value-type="float">
            <text:p>14613</text:p>
          </table:table-cell>
          <table:table-cell office:value-type="float" office:value="17693" calcext:value-type="float">
            <text:p>17693</text:p>
          </table:table-cell>
          <table:table-cell table:formula="of:=[.B312]-[.B$3]" office:value-type="float" office:value="-35411" calcext:value-type="float">
            <text:p>-35411</text:p>
          </table:table-cell>
          <table:table-cell table:formula="of:=[.C312]-[.C$3]" office:value-type="float" office:value="-32236" calcext:value-type="float">
            <text:p>-32236</text:p>
          </table:table-cell>
        </table:table-row>
        <table:table-row table:style-name="ro1">
          <table:table-cell/>
          <table:table-cell office:value-type="float" office:value="14613" calcext:value-type="float">
            <text:p>14613</text:p>
          </table:table-cell>
          <table:table-cell office:value-type="float" office:value="16947" calcext:value-type="float">
            <text:p>16947</text:p>
          </table:table-cell>
          <table:table-cell table:formula="of:=[.B313]-[.B$3]" office:value-type="float" office:value="-35411" calcext:value-type="float">
            <text:p>-35411</text:p>
          </table:table-cell>
          <table:table-cell table:formula="of:=[.C313]-[.C$3]" office:value-type="float" office:value="-32982" calcext:value-type="float">
            <text:p>-32982</text:p>
          </table:table-cell>
        </table:table-row>
        <table:table-row table:style-name="ro1">
          <table:table-cell/>
          <table:table-cell office:value-type="float" office:value="15590" calcext:value-type="float">
            <text:p>15590</text:p>
          </table:table-cell>
          <table:table-cell office:value-type="float" office:value="16947" calcext:value-type="float">
            <text:p>16947</text:p>
          </table:table-cell>
          <table:table-cell table:formula="of:=[.B314]-[.B$3]" office:value-type="float" office:value="-34434" calcext:value-type="float">
            <text:p>-34434</text:p>
          </table:table-cell>
          <table:table-cell table:formula="of:=[.C314]-[.C$3]" office:value-type="float" office:value="-32982" calcext:value-type="float">
            <text:p>-32982</text:p>
          </table:table-cell>
        </table:table-row>
        <table:table-row table:style-name="ro1">
          <table:table-cell/>
          <table:table-cell office:value-type="float" office:value="15590" calcext:value-type="float">
            <text:p>15590</text:p>
          </table:table-cell>
          <table:table-cell office:value-type="float" office:value="16218" calcext:value-type="float">
            <text:p>16218</text:p>
          </table:table-cell>
          <table:table-cell table:formula="of:=[.B315]-[.B$3]" office:value-type="float" office:value="-34434" calcext:value-type="float">
            <text:p>-34434</text:p>
          </table:table-cell>
          <table:table-cell table:formula="of:=[.C315]-[.C$3]" office:value-type="float" office:value="-33711" calcext:value-type="float">
            <text:p>-33711</text:p>
          </table:table-cell>
        </table:table-row>
        <table:table-row table:style-name="ro1">
          <table:table-cell/>
          <table:table-cell office:value-type="float" office:value="16569" calcext:value-type="float">
            <text:p>16569</text:p>
          </table:table-cell>
          <table:table-cell office:value-type="float" office:value="16218" calcext:value-type="float">
            <text:p>16218</text:p>
          </table:table-cell>
          <table:table-cell table:formula="of:=[.B316]-[.B$3]" office:value-type="float" office:value="-33455" calcext:value-type="float">
            <text:p>-33455</text:p>
          </table:table-cell>
          <table:table-cell table:formula="of:=[.C316]-[.C$3]" office:value-type="float" office:value="-33711" calcext:value-type="float">
            <text:p>-33711</text:p>
          </table:table-cell>
        </table:table-row>
        <table:table-row table:style-name="ro1">
          <table:table-cell/>
          <table:table-cell office:value-type="float" office:value="16569" calcext:value-type="float">
            <text:p>16569</text:p>
          </table:table-cell>
          <table:table-cell office:value-type="float" office:value="15163" calcext:value-type="float">
            <text:p>15163</text:p>
          </table:table-cell>
          <table:table-cell table:formula="of:=[.B317]-[.B$3]" office:value-type="float" office:value="-33455" calcext:value-type="float">
            <text:p>-33455</text:p>
          </table:table-cell>
          <table:table-cell table:formula="of:=[.C317]-[.C$3]" office:value-type="float" office:value="-34766" calcext:value-type="float">
            <text:p>-34766</text:p>
          </table:table-cell>
        </table:table-row>
        <table:table-row table:style-name="ro1">
          <table:table-cell/>
          <table:table-cell office:value-type="float" office:value="17229" calcext:value-type="float">
            <text:p>17229</text:p>
          </table:table-cell>
          <table:table-cell office:value-type="float" office:value="15163" calcext:value-type="float">
            <text:p>15163</text:p>
          </table:table-cell>
          <table:table-cell table:formula="of:=[.B318]-[.B$3]" office:value-type="float" office:value="-32795" calcext:value-type="float">
            <text:p>-32795</text:p>
          </table:table-cell>
          <table:table-cell table:formula="of:=[.C318]-[.C$3]" office:value-type="float" office:value="-34766" calcext:value-type="float">
            <text:p>-34766</text:p>
          </table:table-cell>
        </table:table-row>
        <table:table-row table:style-name="ro1">
          <table:table-cell/>
          <table:table-cell office:value-type="float" office:value="17229" calcext:value-type="float">
            <text:p>17229</text:p>
          </table:table-cell>
          <table:table-cell office:value-type="float" office:value="14557" calcext:value-type="float">
            <text:p>14557</text:p>
          </table:table-cell>
          <table:table-cell table:formula="of:=[.B319]-[.B$3]" office:value-type="float" office:value="-32795" calcext:value-type="float">
            <text:p>-32795</text:p>
          </table:table-cell>
          <table:table-cell table:formula="of:=[.C319]-[.C$3]" office:value-type="float" office:value="-35372" calcext:value-type="float">
            <text:p>-35372</text:p>
          </table:table-cell>
        </table:table-row>
        <table:table-row table:style-name="ro1">
          <table:table-cell/>
          <table:table-cell office:value-type="float" office:value="18313" calcext:value-type="float">
            <text:p>18313</text:p>
          </table:table-cell>
          <table:table-cell office:value-type="float" office:value="14557" calcext:value-type="float">
            <text:p>14557</text:p>
          </table:table-cell>
          <table:table-cell table:formula="of:=[.B320]-[.B$3]" office:value-type="float" office:value="-31711" calcext:value-type="float">
            <text:p>-31711</text:p>
          </table:table-cell>
          <table:table-cell table:formula="of:=[.C320]-[.C$3]" office:value-type="float" office:value="-35372" calcext:value-type="float">
            <text:p>-35372</text:p>
          </table:table-cell>
        </table:table-row>
        <table:table-row table:style-name="ro1">
          <table:table-cell/>
          <table:table-cell office:value-type="float" office:value="18313" calcext:value-type="float">
            <text:p>18313</text:p>
          </table:table-cell>
          <table:table-cell office:value-type="float" office:value="13183" calcext:value-type="float">
            <text:p>13183</text:p>
          </table:table-cell>
          <table:table-cell table:formula="of:=[.B321]-[.B$3]" office:value-type="float" office:value="-31711" calcext:value-type="float">
            <text:p>-31711</text:p>
          </table:table-cell>
          <table:table-cell table:formula="of:=[.C321]-[.C$3]" office:value-type="float" office:value="-36746" calcext:value-type="float">
            <text:p>-36746</text:p>
          </table:table-cell>
        </table:table-row>
        <table:table-row table:style-name="ro1">
          <table:table-cell/>
          <table:table-cell office:value-type="float" office:value="18725" calcext:value-type="float">
            <text:p>18725</text:p>
          </table:table-cell>
          <table:table-cell office:value-type="float" office:value="13183" calcext:value-type="float">
            <text:p>13183</text:p>
          </table:table-cell>
          <table:table-cell table:formula="of:=[.B322]-[.B$3]" office:value-type="float" office:value="-31299" calcext:value-type="float">
            <text:p>-31299</text:p>
          </table:table-cell>
          <table:table-cell table:formula="of:=[.C322]-[.C$3]" office:value-type="float" office:value="-36746" calcext:value-type="float">
            <text:p>-36746</text:p>
          </table:table-cell>
        </table:table-row>
        <table:table-row table:style-name="ro1">
          <table:table-cell/>
          <table:table-cell office:value-type="float" office:value="18725" calcext:value-type="float">
            <text:p>18725</text:p>
          </table:table-cell>
          <table:table-cell office:value-type="float" office:value="12585" calcext:value-type="float">
            <text:p>12585</text:p>
          </table:table-cell>
          <table:table-cell table:formula="of:=[.B323]-[.B$3]" office:value-type="float" office:value="-31299" calcext:value-type="float">
            <text:p>-31299</text:p>
          </table:table-cell>
          <table:table-cell table:formula="of:=[.C323]-[.C$3]" office:value-type="float" office:value="-37344" calcext:value-type="float">
            <text:p>-37344</text:p>
          </table:table-cell>
        </table:table-row>
        <table:table-row table:style-name="ro1">
          <table:table-cell/>
          <table:table-cell office:value-type="float" office:value="19816" calcext:value-type="float">
            <text:p>19816</text:p>
          </table:table-cell>
          <table:table-cell office:value-type="float" office:value="12585" calcext:value-type="float">
            <text:p>12585</text:p>
          </table:table-cell>
          <table:table-cell table:formula="of:=[.B324]-[.B$3]" office:value-type="float" office:value="-30208" calcext:value-type="float">
            <text:p>-30208</text:p>
          </table:table-cell>
          <table:table-cell table:formula="of:=[.C324]-[.C$3]" office:value-type="float" office:value="-37344" calcext:value-type="float">
            <text:p>-37344</text:p>
          </table:table-cell>
        </table:table-row>
        <table:table-row table:style-name="ro1">
          <table:table-cell/>
          <table:table-cell office:value-type="float" office:value="19816" calcext:value-type="float">
            <text:p>19816</text:p>
          </table:table-cell>
          <table:table-cell office:value-type="float" office:value="12148" calcext:value-type="float">
            <text:p>12148</text:p>
          </table:table-cell>
          <table:table-cell table:formula="of:=[.B325]-[.B$3]" office:value-type="float" office:value="-30208" calcext:value-type="float">
            <text:p>-30208</text:p>
          </table:table-cell>
          <table:table-cell table:formula="of:=[.C325]-[.C$3]" office:value-type="float" office:value="-37781" calcext:value-type="float">
            <text:p>-37781</text:p>
          </table:table-cell>
        </table:table-row>
        <table:table-row table:style-name="ro1">
          <table:table-cell/>
          <table:table-cell office:value-type="float" office:value="21015" calcext:value-type="float">
            <text:p>21015</text:p>
          </table:table-cell>
          <table:table-cell office:value-type="float" office:value="12148" calcext:value-type="float">
            <text:p>12148</text:p>
          </table:table-cell>
          <table:table-cell table:formula="of:=[.B326]-[.B$3]" office:value-type="float" office:value="-29009" calcext:value-type="float">
            <text:p>-29009</text:p>
          </table:table-cell>
          <table:table-cell table:formula="of:=[.C326]-[.C$3]" office:value-type="float" office:value="-37781" calcext:value-type="float">
            <text:p>-37781</text:p>
          </table:table-cell>
        </table:table-row>
        <table:table-row table:style-name="ro1">
          <table:table-cell/>
          <table:table-cell office:value-type="float" office:value="21015" calcext:value-type="float">
            <text:p>21015</text:p>
          </table:table-cell>
          <table:table-cell office:value-type="float" office:value="11048" calcext:value-type="float">
            <text:p>11048</text:p>
          </table:table-cell>
          <table:table-cell table:formula="of:=[.B327]-[.B$3]" office:value-type="float" office:value="-29009" calcext:value-type="float">
            <text:p>-29009</text:p>
          </table:table-cell>
          <table:table-cell table:formula="of:=[.C327]-[.C$3]" office:value-type="float" office:value="-38881" calcext:value-type="float">
            <text:p>-38881</text:p>
          </table:table-cell>
        </table:table-row>
        <table:table-row table:style-name="ro1">
          <table:table-cell/>
          <table:table-cell office:value-type="float" office:value="21709" calcext:value-type="float">
            <text:p>21709</text:p>
          </table:table-cell>
          <table:table-cell office:value-type="float" office:value="11048" calcext:value-type="float">
            <text:p>11048</text:p>
          </table:table-cell>
          <table:table-cell table:formula="of:=[.B328]-[.B$3]" office:value-type="float" office:value="-28315" calcext:value-type="float">
            <text:p>-28315</text:p>
          </table:table-cell>
          <table:table-cell table:formula="of:=[.C328]-[.C$3]" office:value-type="float" office:value="-38881" calcext:value-type="float">
            <text:p>-38881</text:p>
          </table:table-cell>
        </table:table-row>
        <table:table-row table:style-name="ro1">
          <table:table-cell/>
          <table:table-cell office:value-type="float" office:value="21709" calcext:value-type="float">
            <text:p>21709</text:p>
          </table:table-cell>
          <table:table-cell office:value-type="float" office:value="10762" calcext:value-type="float">
            <text:p>10762</text:p>
          </table:table-cell>
          <table:table-cell table:formula="of:=[.B329]-[.B$3]" office:value-type="float" office:value="-28315" calcext:value-type="float">
            <text:p>-28315</text:p>
          </table:table-cell>
          <table:table-cell table:formula="of:=[.C329]-[.C$3]" office:value-type="float" office:value="-39167" calcext:value-type="float">
            <text:p>-39167</text:p>
          </table:table-cell>
        </table:table-row>
        <table:table-row table:style-name="ro1">
          <table:table-cell/>
          <table:table-cell office:value-type="float" office:value="22992" calcext:value-type="float">
            <text:p>22992</text:p>
          </table:table-cell>
          <table:table-cell office:value-type="float" office:value="10762" calcext:value-type="float">
            <text:p>10762</text:p>
          </table:table-cell>
          <table:table-cell table:formula="of:=[.B330]-[.B$3]" office:value-type="float" office:value="-27032" calcext:value-type="float">
            <text:p>-27032</text:p>
          </table:table-cell>
          <table:table-cell table:formula="of:=[.C330]-[.C$3]" office:value-type="float" office:value="-39167" calcext:value-type="float">
            <text:p>-39167</text:p>
          </table:table-cell>
        </table:table-row>
        <table:table-row table:style-name="ro1">
          <table:table-cell/>
          <table:table-cell office:value-type="float" office:value="22992" calcext:value-type="float">
            <text:p>22992</text:p>
          </table:table-cell>
          <table:table-cell office:value-type="float" office:value="9767" calcext:value-type="float">
            <text:p>9767</text:p>
          </table:table-cell>
          <table:table-cell table:formula="of:=[.B331]-[.B$3]" office:value-type="float" office:value="-27032" calcext:value-type="float">
            <text:p>-27032</text:p>
          </table:table-cell>
          <table:table-cell table:formula="of:=[.C331]-[.C$3]" office:value-type="float" office:value="-40162" calcext:value-type="float">
            <text:p>-40162</text:p>
          </table:table-cell>
        </table:table-row>
        <table:table-row table:style-name="ro1">
          <table:table-cell/>
          <table:table-cell office:value-type="float" office:value="23784" calcext:value-type="float">
            <text:p>23784</text:p>
          </table:table-cell>
          <table:table-cell office:value-type="float" office:value="9767" calcext:value-type="float">
            <text:p>9767</text:p>
          </table:table-cell>
          <table:table-cell table:formula="of:=[.B332]-[.B$3]" office:value-type="float" office:value="-26240" calcext:value-type="float">
            <text:p>-26240</text:p>
          </table:table-cell>
          <table:table-cell table:formula="of:=[.C332]-[.C$3]" office:value-type="float" office:value="-40162" calcext:value-type="float">
            <text:p>-40162</text:p>
          </table:table-cell>
        </table:table-row>
        <table:table-row table:style-name="ro1">
          <table:table-cell/>
          <table:table-cell office:value-type="float" office:value="23784" calcext:value-type="float">
            <text:p>23784</text:p>
          </table:table-cell>
          <table:table-cell office:value-type="float" office:value="9322" calcext:value-type="float">
            <text:p>9322</text:p>
          </table:table-cell>
          <table:table-cell table:formula="of:=[.B333]-[.B$3]" office:value-type="float" office:value="-26240" calcext:value-type="float">
            <text:p>-26240</text:p>
          </table:table-cell>
          <table:table-cell table:formula="of:=[.C333]-[.C$3]" office:value-type="float" office:value="-40607" calcext:value-type="float">
            <text:p>-40607</text:p>
          </table:table-cell>
        </table:table-row>
        <table:table-row table:style-name="ro1">
          <table:table-cell/>
          <table:table-cell office:value-type="float" office:value="24939" calcext:value-type="float">
            <text:p>24939</text:p>
          </table:table-cell>
          <table:table-cell office:value-type="float" office:value="9322" calcext:value-type="float">
            <text:p>9322</text:p>
          </table:table-cell>
          <table:table-cell table:formula="of:=[.B334]-[.B$3]" office:value-type="float" office:value="-25085" calcext:value-type="float">
            <text:p>-25085</text:p>
          </table:table-cell>
          <table:table-cell table:formula="of:=[.C334]-[.C$3]" office:value-type="float" office:value="-40607" calcext:value-type="float">
            <text:p>-40607</text:p>
          </table:table-cell>
        </table:table-row>
        <table:table-row table:style-name="ro1">
          <table:table-cell/>
          <table:table-cell office:value-type="float" office:value="24939" calcext:value-type="float">
            <text:p>24939</text:p>
          </table:table-cell>
          <table:table-cell office:value-type="float" office:value="8676" calcext:value-type="float">
            <text:p>8676</text:p>
          </table:table-cell>
          <table:table-cell table:formula="of:=[.B335]-[.B$3]" office:value-type="float" office:value="-25085" calcext:value-type="float">
            <text:p>-25085</text:p>
          </table:table-cell>
          <table:table-cell table:formula="of:=[.C335]-[.C$3]" office:value-type="float" office:value="-41253" calcext:value-type="float">
            <text:p>-41253</text:p>
          </table:table-cell>
        </table:table-row>
        <table:table-row table:style-name="ro1">
          <table:table-cell/>
          <table:table-cell office:value-type="float" office:value="25963" calcext:value-type="float">
            <text:p>25963</text:p>
          </table:table-cell>
          <table:table-cell office:value-type="float" office:value="8676" calcext:value-type="float">
            <text:p>8676</text:p>
          </table:table-cell>
          <table:table-cell table:formula="of:=[.B336]-[.B$3]" office:value-type="float" office:value="-24061" calcext:value-type="float">
            <text:p>-24061</text:p>
          </table:table-cell>
          <table:table-cell table:formula="of:=[.C336]-[.C$3]" office:value-type="float" office:value="-41253" calcext:value-type="float">
            <text:p>-41253</text:p>
          </table:table-cell>
        </table:table-row>
        <table:table-row table:style-name="ro1">
          <table:table-cell/>
          <table:table-cell office:value-type="float" office:value="25963" calcext:value-type="float">
            <text:p>25963</text:p>
          </table:table-cell>
          <table:table-cell office:value-type="float" office:value="7514" calcext:value-type="float">
            <text:p>7514</text:p>
          </table:table-cell>
          <table:table-cell table:formula="of:=[.B337]-[.B$3]" office:value-type="float" office:value="-24061" calcext:value-type="float">
            <text:p>-24061</text:p>
          </table:table-cell>
          <table:table-cell table:formula="of:=[.C337]-[.C$3]" office:value-type="float" office:value="-42415" calcext:value-type="float">
            <text:p>-42415</text:p>
          </table:table-cell>
        </table:table-row>
        <table:table-row table:style-name="ro1">
          <table:table-cell/>
          <table:table-cell office:value-type="float" office:value="26707" calcext:value-type="float">
            <text:p>26707</text:p>
          </table:table-cell>
          <table:table-cell office:value-type="float" office:value="7514" calcext:value-type="float">
            <text:p>7514</text:p>
          </table:table-cell>
          <table:table-cell table:formula="of:=[.B338]-[.B$3]" office:value-type="float" office:value="-23317" calcext:value-type="float">
            <text:p>-23317</text:p>
          </table:table-cell>
          <table:table-cell table:formula="of:=[.C338]-[.C$3]" office:value-type="float" office:value="-42415" calcext:value-type="float">
            <text:p>-42415</text:p>
          </table:table-cell>
        </table:table-row>
        <table:table-row table:style-name="ro1">
          <table:table-cell/>
          <table:table-cell office:value-type="float" office:value="26707" calcext:value-type="float">
            <text:p>26707</text:p>
          </table:table-cell>
          <table:table-cell office:value-type="float" office:value="7778" calcext:value-type="float">
            <text:p>7778</text:p>
          </table:table-cell>
          <table:table-cell table:formula="of:=[.B339]-[.B$3]" office:value-type="float" office:value="-23317" calcext:value-type="float">
            <text:p>-23317</text:p>
          </table:table-cell>
          <table:table-cell table:formula="of:=[.C339]-[.C$3]" office:value-type="float" office:value="-42151" calcext:value-type="float">
            <text:p>-42151</text:p>
          </table:table-cell>
        </table:table-row>
        <table:table-row table:style-name="ro1">
          <table:table-cell/>
          <table:table-cell office:value-type="float" office:value="28224" calcext:value-type="float">
            <text:p>28224</text:p>
          </table:table-cell>
          <table:table-cell office:value-type="float" office:value="7778" calcext:value-type="float">
            <text:p>7778</text:p>
          </table:table-cell>
          <table:table-cell table:formula="of:=[.B340]-[.B$3]" office:value-type="float" office:value="-21800" calcext:value-type="float">
            <text:p>-21800</text:p>
          </table:table-cell>
          <table:table-cell table:formula="of:=[.C340]-[.C$3]" office:value-type="float" office:value="-42151" calcext:value-type="float">
            <text:p>-42151</text:p>
          </table:table-cell>
        </table:table-row>
        <table:table-row table:style-name="ro1">
          <table:table-cell/>
          <table:table-cell office:value-type="float" office:value="28224" calcext:value-type="float">
            <text:p>28224</text:p>
          </table:table-cell>
          <table:table-cell office:value-type="float" office:value="6471" calcext:value-type="float">
            <text:p>6471</text:p>
          </table:table-cell>
          <table:table-cell table:formula="of:=[.B341]-[.B$3]" office:value-type="float" office:value="-21800" calcext:value-type="float">
            <text:p>-21800</text:p>
          </table:table-cell>
          <table:table-cell table:formula="of:=[.C341]-[.C$3]" office:value-type="float" office:value="-43458" calcext:value-type="float">
            <text:p>-43458</text:p>
          </table:table-cell>
        </table:table-row>
        <table:table-row table:style-name="ro1">
          <table:table-cell/>
          <table:table-cell office:value-type="float" office:value="28929" calcext:value-type="float">
            <text:p>28929</text:p>
          </table:table-cell>
          <table:table-cell office:value-type="float" office:value="6471" calcext:value-type="float">
            <text:p>6471</text:p>
          </table:table-cell>
          <table:table-cell table:formula="of:=[.B342]-[.B$3]" office:value-type="float" office:value="-21095" calcext:value-type="float">
            <text:p>-21095</text:p>
          </table:table-cell>
          <table:table-cell table:formula="of:=[.C342]-[.C$3]" office:value-type="float" office:value="-43458" calcext:value-type="float">
            <text:p>-43458</text:p>
          </table:table-cell>
        </table:table-row>
        <table:table-row table:style-name="ro1">
          <table:table-cell/>
          <table:table-cell office:value-type="float" office:value="28929" calcext:value-type="float">
            <text:p>28929</text:p>
          </table:table-cell>
          <table:table-cell office:value-type="float" office:value="5994" calcext:value-type="float">
            <text:p>5994</text:p>
          </table:table-cell>
          <table:table-cell table:formula="of:=[.B343]-[.B$3]" office:value-type="float" office:value="-21095" calcext:value-type="float">
            <text:p>-21095</text:p>
          </table:table-cell>
          <table:table-cell table:formula="of:=[.C343]-[.C$3]" office:value-type="float" office:value="-43935" calcext:value-type="float">
            <text:p>-43935</text:p>
          </table:table-cell>
        </table:table-row>
        <table:table-row table:style-name="ro1">
          <table:table-cell/>
          <table:table-cell office:value-type="float" office:value="30058" calcext:value-type="float">
            <text:p>30058</text:p>
          </table:table-cell>
          <table:table-cell office:value-type="float" office:value="5994" calcext:value-type="float">
            <text:p>5994</text:p>
          </table:table-cell>
          <table:table-cell table:formula="of:=[.B344]-[.B$3]" office:value-type="float" office:value="-19966" calcext:value-type="float">
            <text:p>-19966</text:p>
          </table:table-cell>
          <table:table-cell table:formula="of:=[.C344]-[.C$3]" office:value-type="float" office:value="-43935" calcext:value-type="float">
            <text:p>-43935</text:p>
          </table:table-cell>
        </table:table-row>
        <table:table-row table:style-name="ro1">
          <table:table-cell/>
          <table:table-cell office:value-type="float" office:value="30058" calcext:value-type="float">
            <text:p>30058</text:p>
          </table:table-cell>
          <table:table-cell office:value-type="float" office:value="5415" calcext:value-type="float">
            <text:p>5415</text:p>
          </table:table-cell>
          <table:table-cell table:formula="of:=[.B345]-[.B$3]" office:value-type="float" office:value="-19966" calcext:value-type="float">
            <text:p>-19966</text:p>
          </table:table-cell>
          <table:table-cell table:formula="of:=[.C345]-[.C$3]" office:value-type="float" office:value="-44514" calcext:value-type="float">
            <text:p>-44514</text:p>
          </table:table-cell>
        </table:table-row>
        <table:table-row table:style-name="ro1">
          <table:table-cell/>
          <table:table-cell office:value-type="float" office:value="31142" calcext:value-type="float">
            <text:p>31142</text:p>
          </table:table-cell>
          <table:table-cell office:value-type="float" office:value="5415" calcext:value-type="float">
            <text:p>5415</text:p>
          </table:table-cell>
          <table:table-cell table:formula="of:=[.B346]-[.B$3]" office:value-type="float" office:value="-18882" calcext:value-type="float">
            <text:p>-18882</text:p>
          </table:table-cell>
          <table:table-cell table:formula="of:=[.C346]-[.C$3]" office:value-type="float" office:value="-44514" calcext:value-type="float">
            <text:p>-44514</text:p>
          </table:table-cell>
        </table:table-row>
        <table:table-row table:style-name="ro1">
          <table:table-cell/>
          <table:table-cell office:value-type="float" office:value="31142" calcext:value-type="float">
            <text:p>31142</text:p>
          </table:table-cell>
          <table:table-cell office:value-type="float" office:value="5016" calcext:value-type="float">
            <text:p>5016</text:p>
          </table:table-cell>
          <table:table-cell table:formula="of:=[.B347]-[.B$3]" office:value-type="float" office:value="-18882" calcext:value-type="float">
            <text:p>-18882</text:p>
          </table:table-cell>
          <table:table-cell table:formula="of:=[.C347]-[.C$3]" office:value-type="float" office:value="-44913" calcext:value-type="float">
            <text:p>-44913</text:p>
          </table:table-cell>
        </table:table-row>
        <table:table-row table:style-name="ro1">
          <table:table-cell/>
          <table:table-cell office:value-type="float" office:value="32302" calcext:value-type="float">
            <text:p>32302</text:p>
          </table:table-cell>
          <table:table-cell office:value-type="float" office:value="5016" calcext:value-type="float">
            <text:p>5016</text:p>
          </table:table-cell>
          <table:table-cell table:formula="of:=[.B348]-[.B$3]" office:value-type="float" office:value="-17722" calcext:value-type="float">
            <text:p>-17722</text:p>
          </table:table-cell>
          <table:table-cell table:formula="of:=[.C348]-[.C$3]" office:value-type="float" office:value="-44913" calcext:value-type="float">
            <text:p>-44913</text:p>
          </table:table-cell>
        </table:table-row>
        <table:table-row table:style-name="ro1">
          <table:table-cell/>
          <table:table-cell office:value-type="float" office:value="32302" calcext:value-type="float">
            <text:p>32302</text:p>
          </table:table-cell>
          <table:table-cell office:value-type="float" office:value="5001" calcext:value-type="float">
            <text:p>5001</text:p>
          </table:table-cell>
          <table:table-cell table:formula="of:=[.B349]-[.B$3]" office:value-type="float" office:value="-17722" calcext:value-type="float">
            <text:p>-17722</text:p>
          </table:table-cell>
          <table:table-cell table:formula="of:=[.C349]-[.C$3]" office:value-type="float" office:value="-44928" calcext:value-type="float">
            <text:p>-44928</text:p>
          </table:table-cell>
        </table:table-row>
        <table:table-row table:style-name="ro1">
          <table:table-cell/>
          <table:table-cell office:value-type="float" office:value="33600" calcext:value-type="float">
            <text:p>33600</text:p>
          </table:table-cell>
          <table:table-cell office:value-type="float" office:value="5001" calcext:value-type="float">
            <text:p>5001</text:p>
          </table:table-cell>
          <table:table-cell table:formula="of:=[.B350]-[.B$3]" office:value-type="float" office:value="-16424" calcext:value-type="float">
            <text:p>-16424</text:p>
          </table:table-cell>
          <table:table-cell table:formula="of:=[.C350]-[.C$3]" office:value-type="float" office:value="-44928" calcext:value-type="float">
            <text:p>-44928</text:p>
          </table:table-cell>
        </table:table-row>
        <table:table-row table:style-name="ro1">
          <table:table-cell/>
          <table:table-cell office:value-type="float" office:value="33600" calcext:value-type="float">
            <text:p>33600</text:p>
          </table:table-cell>
          <table:table-cell office:value-type="float" office:value="4185" calcext:value-type="float">
            <text:p>4185</text:p>
          </table:table-cell>
          <table:table-cell table:formula="of:=[.B351]-[.B$3]" office:value-type="float" office:value="-16424" calcext:value-type="float">
            <text:p>-16424</text:p>
          </table:table-cell>
          <table:table-cell table:formula="of:=[.C351]-[.C$3]" office:value-type="float" office:value="-45744" calcext:value-type="float">
            <text:p>-45744</text:p>
          </table:table-cell>
        </table:table-row>
        <table:table-row table:style-name="ro1">
          <table:table-cell/>
          <table:table-cell office:value-type="float" office:value="34606" calcext:value-type="float">
            <text:p>34606</text:p>
          </table:table-cell>
          <table:table-cell office:value-type="float" office:value="4185" calcext:value-type="float">
            <text:p>4185</text:p>
          </table:table-cell>
          <table:table-cell table:formula="of:=[.B352]-[.B$3]" office:value-type="float" office:value="-15418" calcext:value-type="float">
            <text:p>-15418</text:p>
          </table:table-cell>
          <table:table-cell table:formula="of:=[.C352]-[.C$3]" office:value-type="float" office:value="-45744" calcext:value-type="float">
            <text:p>-45744</text:p>
          </table:table-cell>
        </table:table-row>
        <table:table-row table:style-name="ro1">
          <table:table-cell/>
          <table:table-cell office:value-type="float" office:value="34606" calcext:value-type="float">
            <text:p>34606</text:p>
          </table:table-cell>
          <table:table-cell office:value-type="float" office:value="4274" calcext:value-type="float">
            <text:p>4274</text:p>
          </table:table-cell>
          <table:table-cell table:formula="of:=[.B353]-[.B$3]" office:value-type="float" office:value="-15418" calcext:value-type="float">
            <text:p>-15418</text:p>
          </table:table-cell>
          <table:table-cell table:formula="of:=[.C353]-[.C$3]" office:value-type="float" office:value="-45655" calcext:value-type="float">
            <text:p>-45655</text:p>
          </table:table-cell>
        </table:table-row>
        <table:table-row table:style-name="ro1">
          <table:table-cell/>
          <table:table-cell office:value-type="float" office:value="35915" calcext:value-type="float">
            <text:p>35915</text:p>
          </table:table-cell>
          <table:table-cell office:value-type="float" office:value="4274" calcext:value-type="float">
            <text:p>4274</text:p>
          </table:table-cell>
          <table:table-cell table:formula="of:=[.B354]-[.B$3]" office:value-type="float" office:value="-14109" calcext:value-type="float">
            <text:p>-14109</text:p>
          </table:table-cell>
          <table:table-cell table:formula="of:=[.C354]-[.C$3]" office:value-type="float" office:value="-45655" calcext:value-type="float">
            <text:p>-45655</text:p>
          </table:table-cell>
        </table:table-row>
        <table:table-row table:style-name="ro1">
          <table:table-cell/>
          <table:table-cell office:value-type="float" office:value="35915" calcext:value-type="float">
            <text:p>35915</text:p>
          </table:table-cell>
          <table:table-cell office:value-type="float" office:value="4067" calcext:value-type="float">
            <text:p>4067</text:p>
          </table:table-cell>
          <table:table-cell table:formula="of:=[.B355]-[.B$3]" office:value-type="float" office:value="-14109" calcext:value-type="float">
            <text:p>-14109</text:p>
          </table:table-cell>
          <table:table-cell table:formula="of:=[.C355]-[.C$3]" office:value-type="float" office:value="-45862" calcext:value-type="float">
            <text:p>-458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115" calcext:value-type="float">
            <text:p>37115</text:p>
          </table:table-cell>
          <table:table-cell office:value-type="float" office:value="4067" calcext:value-type="float">
            <text:p>4067</text:p>
          </table:table-cell>
          <table:table-cell table:formula="of:=[.B356]-[.B$3]" office:value-type="float" office:value="-12909" calcext:value-type="float">
            <text:p>-12909</text:p>
          </table:table-cell>
          <table:table-cell table:formula="of:=[.C356]-[.C$3]" office:value-type="float" office:value="-45862" calcext:value-type="float">
            <text:p>-45862</text:p>
          </table:table-cell>
        </table:table-row>
        <table:table-row table:style-name="ro1">
          <table:table-cell/>
          <table:table-cell office:value-type="float" office:value="37115" calcext:value-type="float">
            <text:p>37115</text:p>
          </table:table-cell>
          <table:table-cell office:value-type="float" office:value="3573" calcext:value-type="float">
            <text:p>3573</text:p>
          </table:table-cell>
          <table:table-cell table:formula="of:=[.B357]-[.B$3]" office:value-type="float" office:value="-12909" calcext:value-type="float">
            <text:p>-12909</text:p>
          </table:table-cell>
          <table:table-cell table:formula="of:=[.C357]-[.C$3]" office:value-type="float" office:value="-46356" calcext:value-type="float">
            <text:p>-46356</text:p>
          </table:table-cell>
        </table:table-row>
        <table:table-row table:style-name="ro1">
          <table:table-cell/>
          <table:table-cell office:value-type="float" office:value="38237" calcext:value-type="float">
            <text:p>38237</text:p>
          </table:table-cell>
          <table:table-cell office:value-type="float" office:value="3573" calcext:value-type="float">
            <text:p>3573</text:p>
          </table:table-cell>
          <table:table-cell table:formula="of:=[.B358]-[.B$3]" office:value-type="float" office:value="-11787" calcext:value-type="float">
            <text:p>-11787</text:p>
          </table:table-cell>
          <table:table-cell table:formula="of:=[.C358]-[.C$3]" office:value-type="float" office:value="-46356" calcext:value-type="float">
            <text:p>-46356</text:p>
          </table:table-cell>
        </table:table-row>
        <table:table-row table:style-name="ro1">
          <table:table-cell/>
          <table:table-cell office:value-type="float" office:value="38237" calcext:value-type="float">
            <text:p>38237</text:p>
          </table:table-cell>
          <table:table-cell office:value-type="float" office:value="3513" calcext:value-type="float">
            <text:p>3513</text:p>
          </table:table-cell>
          <table:table-cell table:formula="of:=[.B359]-[.B$3]" office:value-type="float" office:value="-11787" calcext:value-type="float">
            <text:p>-11787</text:p>
          </table:table-cell>
          <table:table-cell table:formula="of:=[.C359]-[.C$3]" office:value-type="float" office:value="-46416" calcext:value-type="float">
            <text:p>-46416</text:p>
          </table:table-cell>
        </table:table-row>
        <table:table-row table:style-name="ro1">
          <table:table-cell/>
          <table:table-cell office:value-type="float" office:value="39467" calcext:value-type="float">
            <text:p>39467</text:p>
          </table:table-cell>
          <table:table-cell office:value-type="float" office:value="3513" calcext:value-type="float">
            <text:p>3513</text:p>
          </table:table-cell>
          <table:table-cell table:formula="of:=[.B360]-[.B$3]" office:value-type="float" office:value="-10557" calcext:value-type="float">
            <text:p>-10557</text:p>
          </table:table-cell>
          <table:table-cell table:formula="of:=[.C360]-[.C$3]" office:value-type="float" office:value="-46416" calcext:value-type="float">
            <text:p>-46416</text:p>
          </table:table-cell>
        </table:table-row>
        <table:table-row table:style-name="ro1">
          <table:table-cell/>
          <table:table-cell office:value-type="float" office:value="39467" calcext:value-type="float">
            <text:p>39467</text:p>
          </table:table-cell>
          <table:table-cell office:value-type="float" office:value="2540" calcext:value-type="float">
            <text:p>2540</text:p>
          </table:table-cell>
          <table:table-cell table:formula="of:=[.B361]-[.B$3]" office:value-type="float" office:value="-10557" calcext:value-type="float">
            <text:p>-10557</text:p>
          </table:table-cell>
          <table:table-cell table:formula="of:=[.C361]-[.C$3]" office:value-type="float" office:value="-47389" calcext:value-type="float">
            <text:p>-47389</text:p>
          </table:table-cell>
        </table:table-row>
        <table:table-row table:style-name="ro1">
          <table:table-cell/>
          <table:table-cell office:value-type="float" office:value="40504" calcext:value-type="float">
            <text:p>40504</text:p>
          </table:table-cell>
          <table:table-cell office:value-type="float" office:value="2540" calcext:value-type="float">
            <text:p>2540</text:p>
          </table:table-cell>
          <table:table-cell table:formula="of:=[.B362]-[.B$3]" office:value-type="float" office:value="-9520" calcext:value-type="float">
            <text:p>-9520</text:p>
          </table:table-cell>
          <table:table-cell table:formula="of:=[.C362]-[.C$3]" office:value-type="float" office:value="-47389" calcext:value-type="float">
            <text:p>-47389</text:p>
          </table:table-cell>
        </table:table-row>
        <table:table-row table:style-name="ro1">
          <table:table-cell/>
          <table:table-cell office:value-type="float" office:value="40504" calcext:value-type="float">
            <text:p>40504</text:p>
          </table:table-cell>
          <table:table-cell office:value-type="float" office:value="2957" calcext:value-type="float">
            <text:p>2957</text:p>
          </table:table-cell>
          <table:table-cell table:formula="of:=[.B363]-[.B$3]" office:value-type="float" office:value="-9520" calcext:value-type="float">
            <text:p>-9520</text:p>
          </table:table-cell>
          <table:table-cell table:formula="of:=[.C363]-[.C$3]" office:value-type="float" office:value="-46972" calcext:value-type="float">
            <text:p>-46972</text:p>
          </table:table-cell>
        </table:table-row>
        <table:table-row table:style-name="ro1">
          <table:table-cell/>
          <table:table-cell office:value-type="float" office:value="41821" calcext:value-type="float">
            <text:p>41821</text:p>
          </table:table-cell>
          <table:table-cell office:value-type="float" office:value="2957" calcext:value-type="float">
            <text:p>2957</text:p>
          </table:table-cell>
          <table:table-cell table:formula="of:=[.B364]-[.B$3]" office:value-type="float" office:value="-8203" calcext:value-type="float">
            <text:p>-8203</text:p>
          </table:table-cell>
          <table:table-cell table:formula="of:=[.C364]-[.C$3]" office:value-type="float" office:value="-46972" calcext:value-type="float">
            <text:p>-46972</text:p>
          </table:table-cell>
        </table:table-row>
        <table:table-row table:style-name="ro1">
          <table:table-cell/>
          <table:table-cell office:value-type="float" office:value="41821" calcext:value-type="float">
            <text:p>41821</text:p>
          </table:table-cell>
          <table:table-cell office:value-type="float" office:value="2937" calcext:value-type="float">
            <text:p>2937</text:p>
          </table:table-cell>
          <table:table-cell table:formula="of:=[.B365]-[.B$3]" office:value-type="float" office:value="-8203" calcext:value-type="float">
            <text:p>-8203</text:p>
          </table:table-cell>
          <table:table-cell table:formula="of:=[.C365]-[.C$3]" office:value-type="float" office:value="-46992" calcext:value-type="float">
            <text:p>-46992</text:p>
          </table:table-cell>
        </table:table-row>
        <table:table-row table:style-name="ro1">
          <table:table-cell/>
          <table:table-cell office:value-type="float" office:value="43041" calcext:value-type="float">
            <text:p>43041</text:p>
          </table:table-cell>
          <table:table-cell office:value-type="float" office:value="2937" calcext:value-type="float">
            <text:p>2937</text:p>
          </table:table-cell>
          <table:table-cell table:formula="of:=[.B366]-[.B$3]" office:value-type="float" office:value="-6983" calcext:value-type="float">
            <text:p>-6983</text:p>
          </table:table-cell>
          <table:table-cell table:formula="of:=[.C366]-[.C$3]" office:value-type="float" office:value="-46992" calcext:value-type="float">
            <text:p>-46992</text:p>
          </table:table-cell>
        </table:table-row>
        <table:table-row table:style-name="ro1">
          <table:table-cell/>
          <table:table-cell office:value-type="float" office:value="43041" calcext:value-type="float">
            <text:p>43041</text:p>
          </table:table-cell>
          <table:table-cell office:value-type="float" office:value="2846" calcext:value-type="float">
            <text:p>2846</text:p>
          </table:table-cell>
          <table:table-cell table:formula="of:=[.B367]-[.B$3]" office:value-type="float" office:value="-6983" calcext:value-type="float">
            <text:p>-6983</text:p>
          </table:table-cell>
          <table:table-cell table:formula="of:=[.C367]-[.C$3]" office:value-type="float" office:value="-47083" calcext:value-type="float">
            <text:p>-47083</text:p>
          </table:table-cell>
        </table:table-row>
        <table:table-row table:style-name="ro1">
          <table:table-cell/>
          <table:table-cell office:value-type="float" office:value="44244" calcext:value-type="float">
            <text:p>44244</text:p>
          </table:table-cell>
          <table:table-cell office:value-type="float" office:value="2846" calcext:value-type="float">
            <text:p>2846</text:p>
          </table:table-cell>
          <table:table-cell table:formula="of:=[.B368]-[.B$3]" office:value-type="float" office:value="-5780" calcext:value-type="float">
            <text:p>-5780</text:p>
          </table:table-cell>
          <table:table-cell table:formula="of:=[.C368]-[.C$3]" office:value-type="float" office:value="-47083" calcext:value-type="float">
            <text:p>-47083</text:p>
          </table:table-cell>
        </table:table-row>
        <table:table-row table:style-name="ro1">
          <table:table-cell/>
          <table:table-cell office:value-type="float" office:value="44244" calcext:value-type="float">
            <text:p>44244</text:p>
          </table:table-cell>
          <table:table-cell office:value-type="float" office:value="2199" calcext:value-type="float">
            <text:p>2199</text:p>
          </table:table-cell>
          <table:table-cell table:formula="of:=[.B369]-[.B$3]" office:value-type="float" office:value="-5780" calcext:value-type="float">
            <text:p>-5780</text:p>
          </table:table-cell>
          <table:table-cell table:formula="of:=[.C369]-[.C$3]" office:value-type="float" office:value="-47730" calcext:value-type="float">
            <text:p>-47730</text:p>
          </table:table-cell>
        </table:table-row>
        <table:table-row table:style-name="ro1">
          <table:table-cell/>
          <table:table-cell office:value-type="float" office:value="45390" calcext:value-type="float">
            <text:p>45390</text:p>
          </table:table-cell>
          <table:table-cell office:value-type="float" office:value="2199" calcext:value-type="float">
            <text:p>2199</text:p>
          </table:table-cell>
          <table:table-cell table:formula="of:=[.B370]-[.B$3]" office:value-type="float" office:value="-4634" calcext:value-type="float">
            <text:p>-4634</text:p>
          </table:table-cell>
          <table:table-cell table:formula="of:=[.C370]-[.C$3]" office:value-type="float" office:value="-47730" calcext:value-type="float">
            <text:p>-47730</text:p>
          </table:table-cell>
        </table:table-row>
        <table:table-row table:style-name="ro1">
          <table:table-cell/>
          <table:table-cell office:value-type="float" office:value="45390" calcext:value-type="float">
            <text:p>45390</text:p>
          </table:table-cell>
          <table:table-cell office:value-type="float" office:value="2050" calcext:value-type="float">
            <text:p>2050</text:p>
          </table:table-cell>
          <table:table-cell table:formula="of:=[.B371]-[.B$3]" office:value-type="float" office:value="-4634" calcext:value-type="float">
            <text:p>-4634</text:p>
          </table:table-cell>
          <table:table-cell table:formula="of:=[.C371]-[.C$3]" office:value-type="float" office:value="-47879" calcext:value-type="float">
            <text:p>-47879</text:p>
          </table:table-cell>
        </table:table-row>
        <table:table-row table:style-name="ro1">
          <table:table-cell/>
          <table:table-cell office:value-type="float" office:value="46599" calcext:value-type="float">
            <text:p>46599</text:p>
          </table:table-cell>
          <table:table-cell office:value-type="float" office:value="2050" calcext:value-type="float">
            <text:p>2050</text:p>
          </table:table-cell>
          <table:table-cell table:formula="of:=[.B372]-[.B$3]" office:value-type="float" office:value="-3425" calcext:value-type="float">
            <text:p>-3425</text:p>
          </table:table-cell>
          <table:table-cell table:formula="of:=[.C372]-[.C$3]" office:value-type="float" office:value="-47879" calcext:value-type="float">
            <text:p>-47879</text:p>
          </table:table-cell>
        </table:table-row>
        <table:table-row table:style-name="ro1">
          <table:table-cell/>
          <table:table-cell office:value-type="float" office:value="46599" calcext:value-type="float">
            <text:p>46599</text:p>
          </table:table-cell>
          <table:table-cell office:value-type="float" office:value="2503" calcext:value-type="float">
            <text:p>2503</text:p>
          </table:table-cell>
          <table:table-cell table:formula="of:=[.B373]-[.B$3]" office:value-type="float" office:value="-3425" calcext:value-type="float">
            <text:p>-3425</text:p>
          </table:table-cell>
          <table:table-cell table:formula="of:=[.C373]-[.C$3]" office:value-type="float" office:value="-47426" calcext:value-type="float">
            <text:p>-47426</text:p>
          </table:table-cell>
        </table:table-row>
        <table:table-row table:style-name="ro1">
          <table:table-cell/>
          <table:table-cell office:value-type="float" office:value="47839" calcext:value-type="float">
            <text:p>47839</text:p>
          </table:table-cell>
          <table:table-cell office:value-type="float" office:value="2503" calcext:value-type="float">
            <text:p>2503</text:p>
          </table:table-cell>
          <table:table-cell table:formula="of:=[.B374]-[.B$3]" office:value-type="float" office:value="-2185" calcext:value-type="float">
            <text:p>-2185</text:p>
          </table:table-cell>
          <table:table-cell table:formula="of:=[.C374]-[.C$3]" office:value-type="float" office:value="-47426" calcext:value-type="float">
            <text:p>-47426</text:p>
          </table:table-cell>
        </table:table-row>
        <table:table-row table:style-name="ro1">
          <table:table-cell/>
          <table:table-cell office:value-type="float" office:value="47839" calcext:value-type="float">
            <text:p>47839</text:p>
          </table:table-cell>
          <table:table-cell office:value-type="float" office:value="2250" calcext:value-type="float">
            <text:p>2250</text:p>
          </table:table-cell>
          <table:table-cell table:formula="of:=[.B375]-[.B$3]" office:value-type="float" office:value="-2185" calcext:value-type="float">
            <text:p>-2185</text:p>
          </table:table-cell>
          <table:table-cell table:formula="of:=[.C375]-[.C$3]" office:value-type="float" office:value="-47679" calcext:value-type="float">
            <text:p>-47679</text:p>
          </table:table-cell>
        </table:table-row>
        <table:table-row table:style-name="ro1">
          <table:table-cell/>
          <table:table-cell office:value-type="float" office:value="49039" calcext:value-type="float">
            <text:p>49039</text:p>
          </table:table-cell>
          <table:table-cell office:value-type="float" office:value="2250" calcext:value-type="float">
            <text:p>2250</text:p>
          </table:table-cell>
          <table:table-cell table:formula="of:=[.B376]-[.B$3]" office:value-type="float" office:value="-985" calcext:value-type="float">
            <text:p>-985</text:p>
          </table:table-cell>
          <table:table-cell table:formula="of:=[.C376]-[.C$3]" office:value-type="float" office:value="-47679" calcext:value-type="float">
            <text:p>-47679</text:p>
          </table:table-cell>
        </table:table-row>
        <table:table-row table:style-name="ro1">
          <table:table-cell/>
          <table:table-cell office:value-type="float" office:value="49039" calcext:value-type="float">
            <text:p>49039</text:p>
          </table:table-cell>
          <table:table-cell office:value-type="float" office:value="1529" calcext:value-type="float">
            <text:p>1529</text:p>
          </table:table-cell>
          <table:table-cell table:formula="of:=[.B377]-[.B$3]" office:value-type="float" office:value="-985" calcext:value-type="float">
            <text:p>-985</text:p>
          </table:table-cell>
          <table:table-cell table:formula="of:=[.C377]-[.C$3]" office:value-type="float" office:value="-48400" calcext:value-type="float">
            <text:p>-48400</text:p>
          </table:table-cell>
        </table:table-row>
        <table:table-row table:style-name="ro1">
          <table:table-cell/>
          <table:table-cell office:value-type="float" office:value="50252" calcext:value-type="float">
            <text:p>50252</text:p>
          </table:table-cell>
          <table:table-cell office:value-type="float" office:value="1529" calcext:value-type="float">
            <text:p>1529</text:p>
          </table:table-cell>
          <table:table-cell table:formula="of:=[.B378]-[.B$3]" office:value-type="float" office:value="228" calcext:value-type="float">
            <text:p>228</text:p>
          </table:table-cell>
          <table:table-cell table:formula="of:=[.C378]-[.C$3]" office:value-type="float" office:value="-48400" calcext:value-type="float">
            <text:p>-48400</text:p>
          </table:table-cell>
        </table:table-row>
        <table:table-row table:style-name="ro1">
          <table:table-cell/>
          <table:table-cell office:value-type="float" office:value="50252" calcext:value-type="float">
            <text:p>50252</text:p>
          </table:table-cell>
          <table:table-cell office:value-type="float" office:value="2416" calcext:value-type="float">
            <text:p>2416</text:p>
          </table:table-cell>
          <table:table-cell table:formula="of:=[.B379]-[.B$3]" office:value-type="float" office:value="228" calcext:value-type="float">
            <text:p>228</text:p>
          </table:table-cell>
          <table:table-cell table:formula="of:=[.C379]-[.C$3]" office:value-type="float" office:value="-47513" calcext:value-type="float">
            <text:p>-47513</text:p>
          </table:table-cell>
        </table:table-row>
        <table:table-row table:style-name="ro1">
          <table:table-cell/>
          <table:table-cell office:value-type="float" office:value="51454" calcext:value-type="float">
            <text:p>51454</text:p>
          </table:table-cell>
          <table:table-cell office:value-type="float" office:value="2416" calcext:value-type="float">
            <text:p>2416</text:p>
          </table:table-cell>
          <table:table-cell table:formula="of:=[.B380]-[.B$3]" office:value-type="float" office:value="1430" calcext:value-type="float">
            <text:p>1430</text:p>
          </table:table-cell>
          <table:table-cell table:formula="of:=[.C380]-[.C$3]" office:value-type="float" office:value="-47513" calcext:value-type="float">
            <text:p>-47513</text:p>
          </table:table-cell>
        </table:table-row>
        <table:table-row table:style-name="ro1">
          <table:table-cell/>
          <table:table-cell office:value-type="float" office:value="51454" calcext:value-type="float">
            <text:p>51454</text:p>
          </table:table-cell>
          <table:table-cell office:value-type="float" office:value="1673" calcext:value-type="float">
            <text:p>1673</text:p>
          </table:table-cell>
          <table:table-cell table:formula="of:=[.B381]-[.B$3]" office:value-type="float" office:value="1430" calcext:value-type="float">
            <text:p>1430</text:p>
          </table:table-cell>
          <table:table-cell table:formula="of:=[.C381]-[.C$3]" office:value-type="float" office:value="-48256" calcext:value-type="float">
            <text:p>-48256</text:p>
          </table:table-cell>
        </table:table-row>
        <table:table-row table:style-name="ro1">
          <table:table-cell/>
          <table:table-cell office:value-type="float" office:value="52703" calcext:value-type="float">
            <text:p>52703</text:p>
          </table:table-cell>
          <table:table-cell office:value-type="float" office:value="1673" calcext:value-type="float">
            <text:p>1673</text:p>
          </table:table-cell>
          <table:table-cell table:formula="of:=[.B382]-[.B$3]" office:value-type="float" office:value="2679" calcext:value-type="float">
            <text:p>2679</text:p>
          </table:table-cell>
          <table:table-cell table:formula="of:=[.C382]-[.C$3]" office:value-type="float" office:value="-48256" calcext:value-type="float">
            <text:p>-48256</text:p>
          </table:table-cell>
        </table:table-row>
        <table:table-row table:style-name="ro1">
          <table:table-cell/>
          <table:table-cell office:value-type="float" office:value="52703" calcext:value-type="float">
            <text:p>52703</text:p>
          </table:table-cell>
          <table:table-cell office:value-type="float" office:value="1731" calcext:value-type="float">
            <text:p>1731</text:p>
          </table:table-cell>
          <table:table-cell table:formula="of:=[.B383]-[.B$3]" office:value-type="float" office:value="2679" calcext:value-type="float">
            <text:p>2679</text:p>
          </table:table-cell>
          <table:table-cell table:formula="of:=[.C383]-[.C$3]" office:value-type="float" office:value="-48198" calcext:value-type="float">
            <text:p>-48198</text:p>
          </table:table-cell>
        </table:table-row>
        <table:table-row table:style-name="ro1">
          <table:table-cell/>
          <table:table-cell office:value-type="float" office:value="53929" calcext:value-type="float">
            <text:p>53929</text:p>
          </table:table-cell>
          <table:table-cell office:value-type="float" office:value="1731" calcext:value-type="float">
            <text:p>1731</text:p>
          </table:table-cell>
          <table:table-cell table:formula="of:=[.B384]-[.B$3]" office:value-type="float" office:value="3905" calcext:value-type="float">
            <text:p>3905</text:p>
          </table:table-cell>
          <table:table-cell table:formula="of:=[.C384]-[.C$3]" office:value-type="float" office:value="-48198" calcext:value-type="float">
            <text:p>-48198</text:p>
          </table:table-cell>
        </table:table-row>
        <table:table-row table:style-name="ro1">
          <table:table-cell/>
          <table:table-cell office:value-type="float" office:value="53929" calcext:value-type="float">
            <text:p>53929</text:p>
          </table:table-cell>
          <table:table-cell office:value-type="float" office:value="2741" calcext:value-type="float">
            <text:p>2741</text:p>
          </table:table-cell>
          <table:table-cell table:formula="of:=[.B385]-[.B$3]" office:value-type="float" office:value="3905" calcext:value-type="float">
            <text:p>3905</text:p>
          </table:table-cell>
          <table:table-cell table:formula="of:=[.C385]-[.C$3]" office:value-type="float" office:value="-47188" calcext:value-type="float">
            <text:p>-47188</text:p>
          </table:table-cell>
        </table:table-row>
        <table:table-row table:style-name="ro1">
          <table:table-cell/>
          <table:table-cell office:value-type="float" office:value="55054" calcext:value-type="float">
            <text:p>55054</text:p>
          </table:table-cell>
          <table:table-cell office:value-type="float" office:value="2741" calcext:value-type="float">
            <text:p>2741</text:p>
          </table:table-cell>
          <table:table-cell table:formula="of:=[.B386]-[.B$3]" office:value-type="float" office:value="5030" calcext:value-type="float">
            <text:p>5030</text:p>
          </table:table-cell>
          <table:table-cell table:formula="of:=[.C386]-[.C$3]" office:value-type="float" office:value="-47188" calcext:value-type="float">
            <text:p>-47188</text:p>
          </table:table-cell>
        </table:table-row>
        <table:table-row table:style-name="ro1">
          <table:table-cell/>
          <table:table-cell office:value-type="float" office:value="55054" calcext:value-type="float">
            <text:p>55054</text:p>
          </table:table-cell>
          <table:table-cell office:value-type="float" office:value="2806" calcext:value-type="float">
            <text:p>2806</text:p>
          </table:table-cell>
          <table:table-cell table:formula="of:=[.B387]-[.B$3]" office:value-type="float" office:value="5030" calcext:value-type="float">
            <text:p>5030</text:p>
          </table:table-cell>
          <table:table-cell table:formula="of:=[.C387]-[.C$3]" office:value-type="float" office:value="-47123" calcext:value-type="float">
            <text:p>-47123</text:p>
          </table:table-cell>
        </table:table-row>
        <table:table-row table:style-name="ro1">
          <table:table-cell/>
          <table:table-cell office:value-type="float" office:value="56260" calcext:value-type="float">
            <text:p>56260</text:p>
          </table:table-cell>
          <table:table-cell office:value-type="float" office:value="2806" calcext:value-type="float">
            <text:p>2806</text:p>
          </table:table-cell>
          <table:table-cell table:formula="of:=[.B388]-[.B$3]" office:value-type="float" office:value="6236" calcext:value-type="float">
            <text:p>6236</text:p>
          </table:table-cell>
          <table:table-cell table:formula="of:=[.C388]-[.C$3]" office:value-type="float" office:value="-47123" calcext:value-type="float">
            <text:p>-47123</text:p>
          </table:table-cell>
        </table:table-row>
        <table:table-row table:style-name="ro1">
          <table:table-cell/>
          <table:table-cell office:value-type="float" office:value="56260" calcext:value-type="float">
            <text:p>56260</text:p>
          </table:table-cell>
          <table:table-cell office:value-type="float" office:value="2303" calcext:value-type="float">
            <text:p>2303</text:p>
          </table:table-cell>
          <table:table-cell table:formula="of:=[.B389]-[.B$3]" office:value-type="float" office:value="6236" calcext:value-type="float">
            <text:p>6236</text:p>
          </table:table-cell>
          <table:table-cell table:formula="of:=[.C389]-[.C$3]" office:value-type="float" office:value="-47626" calcext:value-type="float">
            <text:p>-47626</text:p>
          </table:table-cell>
        </table:table-row>
        <table:table-row table:style-name="ro1">
          <table:table-cell/>
          <table:table-cell office:value-type="float" office:value="57561" calcext:value-type="float">
            <text:p>57561</text:p>
          </table:table-cell>
          <table:table-cell office:value-type="float" office:value="2303" calcext:value-type="float">
            <text:p>2303</text:p>
          </table:table-cell>
          <table:table-cell table:formula="of:=[.B390]-[.B$3]" office:value-type="float" office:value="7537" calcext:value-type="float">
            <text:p>7537</text:p>
          </table:table-cell>
          <table:table-cell table:formula="of:=[.C390]-[.C$3]" office:value-type="float" office:value="-47626" calcext:value-type="float">
            <text:p>-47626</text:p>
          </table:table-cell>
        </table:table-row>
        <table:table-row table:style-name="ro1">
          <table:table-cell/>
          <table:table-cell office:value-type="float" office:value="57561" calcext:value-type="float">
            <text:p>57561</text:p>
          </table:table-cell>
          <table:table-cell office:value-type="float" office:value="3250" calcext:value-type="float">
            <text:p>3250</text:p>
          </table:table-cell>
          <table:table-cell table:formula="of:=[.B391]-[.B$3]" office:value-type="float" office:value="7537" calcext:value-type="float">
            <text:p>7537</text:p>
          </table:table-cell>
          <table:table-cell table:formula="of:=[.C391]-[.C$3]" office:value-type="float" office:value="-46679" calcext:value-type="float">
            <text:p>-46679</text:p>
          </table:table-cell>
        </table:table-row>
        <table:table-row table:style-name="ro1">
          <table:table-cell/>
          <table:table-cell office:value-type="float" office:value="58630" calcext:value-type="float">
            <text:p>58630</text:p>
          </table:table-cell>
          <table:table-cell office:value-type="float" office:value="3250" calcext:value-type="float">
            <text:p>3250</text:p>
          </table:table-cell>
          <table:table-cell table:formula="of:=[.B392]-[.B$3]" office:value-type="float" office:value="8606" calcext:value-type="float">
            <text:p>8606</text:p>
          </table:table-cell>
          <table:table-cell table:formula="of:=[.C392]-[.C$3]" office:value-type="float" office:value="-46679" calcext:value-type="float">
            <text:p>-46679</text:p>
          </table:table-cell>
        </table:table-row>
        <table:table-row table:style-name="ro1">
          <table:table-cell/>
          <table:table-cell office:value-type="float" office:value="58630" calcext:value-type="float">
            <text:p>58630</text:p>
          </table:table-cell>
          <table:table-cell office:value-type="float" office:value="3491" calcext:value-type="float">
            <text:p>3491</text:p>
          </table:table-cell>
          <table:table-cell table:formula="of:=[.B393]-[.B$3]" office:value-type="float" office:value="8606" calcext:value-type="float">
            <text:p>8606</text:p>
          </table:table-cell>
          <table:table-cell table:formula="of:=[.C393]-[.C$3]" office:value-type="float" office:value="-46438" calcext:value-type="float">
            <text:p>-46438</text:p>
          </table:table-cell>
        </table:table-row>
        <table:table-row table:style-name="ro1">
          <table:table-cell/>
          <table:table-cell office:value-type="float" office:value="59810" calcext:value-type="float">
            <text:p>59810</text:p>
          </table:table-cell>
          <table:table-cell office:value-type="float" office:value="3491" calcext:value-type="float">
            <text:p>3491</text:p>
          </table:table-cell>
          <table:table-cell table:formula="of:=[.B394]-[.B$3]" office:value-type="float" office:value="9786" calcext:value-type="float">
            <text:p>9786</text:p>
          </table:table-cell>
          <table:table-cell table:formula="of:=[.C394]-[.C$3]" office:value-type="float" office:value="-46438" calcext:value-type="float">
            <text:p>-46438</text:p>
          </table:table-cell>
        </table:table-row>
        <table:table-row table:style-name="ro1">
          <table:table-cell/>
          <table:table-cell office:value-type="float" office:value="59810" calcext:value-type="float">
            <text:p>59810</text:p>
          </table:table-cell>
          <table:table-cell office:value-type="float" office:value="3232" calcext:value-type="float">
            <text:p>3232</text:p>
          </table:table-cell>
          <table:table-cell table:formula="of:=[.B395]-[.B$3]" office:value-type="float" office:value="9786" calcext:value-type="float">
            <text:p>9786</text:p>
          </table:table-cell>
          <table:table-cell table:formula="of:=[.C395]-[.C$3]" office:value-type="float" office:value="-46697" calcext:value-type="float">
            <text:p>-46697</text:p>
          </table:table-cell>
        </table:table-row>
        <table:table-row table:style-name="ro1">
          <table:table-cell/>
          <table:table-cell office:value-type="float" office:value="61110" calcext:value-type="float">
            <text:p>61110</text:p>
          </table:table-cell>
          <table:table-cell office:value-type="float" office:value="3232" calcext:value-type="float">
            <text:p>3232</text:p>
          </table:table-cell>
          <table:table-cell table:formula="of:=[.B396]-[.B$3]" office:value-type="float" office:value="11086" calcext:value-type="float">
            <text:p>11086</text:p>
          </table:table-cell>
          <table:table-cell table:formula="of:=[.C396]-[.C$3]" office:value-type="float" office:value="-46697" calcext:value-type="float">
            <text:p>-46697</text:p>
          </table:table-cell>
        </table:table-row>
        <table:table-row table:style-name="ro1">
          <table:table-cell/>
          <table:table-cell office:value-type="float" office:value="61110" calcext:value-type="float">
            <text:p>61110</text:p>
          </table:table-cell>
          <table:table-cell office:value-type="float" office:value="3305" calcext:value-type="float">
            <text:p>3305</text:p>
          </table:table-cell>
          <table:table-cell table:formula="of:=[.B397]-[.B$3]" office:value-type="float" office:value="11086" calcext:value-type="float">
            <text:p>11086</text:p>
          </table:table-cell>
          <table:table-cell table:formula="of:=[.C397]-[.C$3]" office:value-type="float" office:value="-46624" calcext:value-type="float">
            <text:p>-46624</text:p>
          </table:table-cell>
        </table:table-row>
        <table:table-row table:style-name="ro1">
          <table:table-cell/>
          <table:table-cell office:value-type="float" office:value="62350" calcext:value-type="float">
            <text:p>62350</text:p>
          </table:table-cell>
          <table:table-cell office:value-type="float" office:value="3305" calcext:value-type="float">
            <text:p>3305</text:p>
          </table:table-cell>
          <table:table-cell table:formula="of:=[.B398]-[.B$3]" office:value-type="float" office:value="12326" calcext:value-type="float">
            <text:p>12326</text:p>
          </table:table-cell>
          <table:table-cell table:formula="of:=[.C398]-[.C$3]" office:value-type="float" office:value="-46624" calcext:value-type="float">
            <text:p>-46624</text:p>
          </table:table-cell>
        </table:table-row>
        <table:table-row table:style-name="ro1">
          <table:table-cell/>
          <table:table-cell office:value-type="float" office:value="62350" calcext:value-type="float">
            <text:p>62350</text:p>
          </table:table-cell>
          <table:table-cell office:value-type="float" office:value="4267" calcext:value-type="float">
            <text:p>4267</text:p>
          </table:table-cell>
          <table:table-cell table:formula="of:=[.B399]-[.B$3]" office:value-type="float" office:value="12326" calcext:value-type="float">
            <text:p>12326</text:p>
          </table:table-cell>
          <table:table-cell table:formula="of:=[.C399]-[.C$3]" office:value-type="float" office:value="-45662" calcext:value-type="float">
            <text:p>-45662</text:p>
          </table:table-cell>
        </table:table-row>
        <table:table-row table:style-name="ro1">
          <table:table-cell/>
          <table:table-cell office:value-type="float" office:value="63344" calcext:value-type="float">
            <text:p>63344</text:p>
          </table:table-cell>
          <table:table-cell office:value-type="float" office:value="4267" calcext:value-type="float">
            <text:p>4267</text:p>
          </table:table-cell>
          <table:table-cell table:formula="of:=[.B400]-[.B$3]" office:value-type="float" office:value="13320" calcext:value-type="float">
            <text:p>13320</text:p>
          </table:table-cell>
          <table:table-cell table:formula="of:=[.C400]-[.C$3]" office:value-type="float" office:value="-45662" calcext:value-type="float">
            <text:p>-45662</text:p>
          </table:table-cell>
        </table:table-row>
        <table:table-row table:style-name="ro1">
          <table:table-cell/>
          <table:table-cell office:value-type="float" office:value="63344" calcext:value-type="float">
            <text:p>63344</text:p>
          </table:table-cell>
          <table:table-cell office:value-type="float" office:value="4292" calcext:value-type="float">
            <text:p>4292</text:p>
          </table:table-cell>
          <table:table-cell table:formula="of:=[.B401]-[.B$3]" office:value-type="float" office:value="13320" calcext:value-type="float">
            <text:p>13320</text:p>
          </table:table-cell>
          <table:table-cell table:formula="of:=[.C401]-[.C$3]" office:value-type="float" office:value="-45637" calcext:value-type="float">
            <text:p>-45637</text:p>
          </table:table-cell>
        </table:table-row>
        <table:table-row table:style-name="ro1">
          <table:table-cell/>
          <table:table-cell office:value-type="float" office:value="64603" calcext:value-type="float">
            <text:p>64603</text:p>
          </table:table-cell>
          <table:table-cell office:value-type="float" office:value="4292" calcext:value-type="float">
            <text:p>4292</text:p>
          </table:table-cell>
          <table:table-cell table:formula="of:=[.B402]-[.B$3]" office:value-type="float" office:value="14579" calcext:value-type="float">
            <text:p>14579</text:p>
          </table:table-cell>
          <table:table-cell table:formula="of:=[.C402]-[.C$3]" office:value-type="float" office:value="-45637" calcext:value-type="float">
            <text:p>-45637</text:p>
          </table:table-cell>
        </table:table-row>
        <table:table-row table:style-name="ro1">
          <table:table-cell/>
          <table:table-cell office:value-type="float" office:value="64603" calcext:value-type="float">
            <text:p>64603</text:p>
          </table:table-cell>
          <table:table-cell office:value-type="float" office:value="4541" calcext:value-type="float">
            <text:p>4541</text:p>
          </table:table-cell>
          <table:table-cell table:formula="of:=[.B403]-[.B$3]" office:value-type="float" office:value="14579" calcext:value-type="float">
            <text:p>14579</text:p>
          </table:table-cell>
          <table:table-cell table:formula="of:=[.C403]-[.C$3]" office:value-type="float" office:value="-45388" calcext:value-type="float">
            <text:p>-45388</text:p>
          </table:table-cell>
        </table:table-row>
        <table:table-row table:style-name="ro1">
          <table:table-cell/>
          <table:table-cell office:value-type="float" office:value="65803" calcext:value-type="float">
            <text:p>65803</text:p>
          </table:table-cell>
          <table:table-cell office:value-type="float" office:value="4541" calcext:value-type="float">
            <text:p>4541</text:p>
          </table:table-cell>
          <table:table-cell table:formula="of:=[.B404]-[.B$3]" office:value-type="float" office:value="15779" calcext:value-type="float">
            <text:p>15779</text:p>
          </table:table-cell>
          <table:table-cell table:formula="of:=[.C404]-[.C$3]" office:value-type="float" office:value="-45388" calcext:value-type="float">
            <text:p>-45388</text:p>
          </table:table-cell>
        </table:table-row>
        <table:table-row table:style-name="ro1">
          <table:table-cell/>
          <table:table-cell office:value-type="float" office:value="65803" calcext:value-type="float">
            <text:p>65803</text:p>
          </table:table-cell>
          <table:table-cell office:value-type="float" office:value="4718" calcext:value-type="float">
            <text:p>4718</text:p>
          </table:table-cell>
          <table:table-cell table:formula="of:=[.B405]-[.B$3]" office:value-type="float" office:value="15779" calcext:value-type="float">
            <text:p>15779</text:p>
          </table:table-cell>
          <table:table-cell table:formula="of:=[.C405]-[.C$3]" office:value-type="float" office:value="-45211" calcext:value-type="float">
            <text:p>-452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039" calcext:value-type="float">
            <text:p>67039</text:p>
          </table:table-cell>
          <table:table-cell office:value-type="float" office:value="4718" calcext:value-type="float">
            <text:p>4718</text:p>
          </table:table-cell>
          <table:table-cell table:formula="of:=[.B406]-[.B$3]" office:value-type="float" office:value="17015" calcext:value-type="float">
            <text:p>17015</text:p>
          </table:table-cell>
          <table:table-cell table:formula="of:=[.C406]-[.C$3]" office:value-type="float" office:value="-45211" calcext:value-type="float">
            <text:p>-45211</text:p>
          </table:table-cell>
        </table:table-row>
        <table:table-row table:style-name="ro1">
          <table:table-cell/>
          <table:table-cell office:value-type="float" office:value="67039" calcext:value-type="float">
            <text:p>67039</text:p>
          </table:table-cell>
          <table:table-cell office:value-type="float" office:value="5971" calcext:value-type="float">
            <text:p>5971</text:p>
          </table:table-cell>
          <table:table-cell table:formula="of:=[.B407]-[.B$3]" office:value-type="float" office:value="17015" calcext:value-type="float">
            <text:p>17015</text:p>
          </table:table-cell>
          <table:table-cell table:formula="of:=[.C407]-[.C$3]" office:value-type="float" office:value="-43958" calcext:value-type="float">
            <text:p>-43958</text:p>
          </table:table-cell>
        </table:table-row>
        <table:table-row table:style-name="ro1">
          <table:table-cell/>
          <table:table-cell office:value-type="float" office:value="67854" calcext:value-type="float">
            <text:p>67854</text:p>
          </table:table-cell>
          <table:table-cell office:value-type="float" office:value="5971" calcext:value-type="float">
            <text:p>5971</text:p>
          </table:table-cell>
          <table:table-cell table:formula="of:=[.B408]-[.B$3]" office:value-type="float" office:value="17830" calcext:value-type="float">
            <text:p>17830</text:p>
          </table:table-cell>
          <table:table-cell table:formula="of:=[.C408]-[.C$3]" office:value-type="float" office:value="-43958" calcext:value-type="float">
            <text:p>-43958</text:p>
          </table:table-cell>
        </table:table-row>
        <table:table-row table:style-name="ro1">
          <table:table-cell/>
          <table:table-cell office:value-type="float" office:value="67854" calcext:value-type="float">
            <text:p>67854</text:p>
          </table:table-cell>
          <table:table-cell office:value-type="float" office:value="5795" calcext:value-type="float">
            <text:p>5795</text:p>
          </table:table-cell>
          <table:table-cell table:formula="of:=[.B409]-[.B$3]" office:value-type="float" office:value="17830" calcext:value-type="float">
            <text:p>17830</text:p>
          </table:table-cell>
          <table:table-cell table:formula="of:=[.C409]-[.C$3]" office:value-type="float" office:value="-44134" calcext:value-type="float">
            <text:p>-44134</text:p>
          </table:table-cell>
        </table:table-row>
        <table:table-row table:style-name="ro1">
          <table:table-cell/>
          <table:table-cell office:value-type="float" office:value="69243" calcext:value-type="float">
            <text:p>69243</text:p>
          </table:table-cell>
          <table:table-cell office:value-type="float" office:value="5795" calcext:value-type="float">
            <text:p>5795</text:p>
          </table:table-cell>
          <table:table-cell table:formula="of:=[.B410]-[.B$3]" office:value-type="float" office:value="19219" calcext:value-type="float">
            <text:p>19219</text:p>
          </table:table-cell>
          <table:table-cell table:formula="of:=[.C410]-[.C$3]" office:value-type="float" office:value="-44134" calcext:value-type="float">
            <text:p>-44134</text:p>
          </table:table-cell>
        </table:table-row>
        <table:table-row table:style-name="ro1">
          <table:table-cell/>
          <table:table-cell office:value-type="float" office:value="69243" calcext:value-type="float">
            <text:p>69243</text:p>
          </table:table-cell>
          <table:table-cell office:value-type="float" office:value="6472" calcext:value-type="float">
            <text:p>6472</text:p>
          </table:table-cell>
          <table:table-cell table:formula="of:=[.B411]-[.B$3]" office:value-type="float" office:value="19219" calcext:value-type="float">
            <text:p>19219</text:p>
          </table:table-cell>
          <table:table-cell table:formula="of:=[.C411]-[.C$3]" office:value-type="float" office:value="-43457" calcext:value-type="float">
            <text:p>-43457</text:p>
          </table:table-cell>
        </table:table-row>
        <table:table-row table:style-name="ro1">
          <table:table-cell/>
          <table:table-cell office:value-type="float" office:value="70275" calcext:value-type="float">
            <text:p>70275</text:p>
          </table:table-cell>
          <table:table-cell office:value-type="float" office:value="6472" calcext:value-type="float">
            <text:p>6472</text:p>
          </table:table-cell>
          <table:table-cell table:formula="of:=[.B412]-[.B$3]" office:value-type="float" office:value="20251" calcext:value-type="float">
            <text:p>20251</text:p>
          </table:table-cell>
          <table:table-cell table:formula="of:=[.C412]-[.C$3]" office:value-type="float" office:value="-43457" calcext:value-type="float">
            <text:p>-43457</text:p>
          </table:table-cell>
        </table:table-row>
        <table:table-row table:style-name="ro1">
          <table:table-cell/>
          <table:table-cell office:value-type="float" office:value="70275" calcext:value-type="float">
            <text:p>70275</text:p>
          </table:table-cell>
          <table:table-cell office:value-type="float" office:value="7075" calcext:value-type="float">
            <text:p>7075</text:p>
          </table:table-cell>
          <table:table-cell table:formula="of:=[.B413]-[.B$3]" office:value-type="float" office:value="20251" calcext:value-type="float">
            <text:p>20251</text:p>
          </table:table-cell>
          <table:table-cell table:formula="of:=[.C413]-[.C$3]" office:value-type="float" office:value="-42854" calcext:value-type="float">
            <text:p>-42854</text:p>
          </table:table-cell>
        </table:table-row>
        <table:table-row table:style-name="ro1">
          <table:table-cell/>
          <table:table-cell office:value-type="float" office:value="71333" calcext:value-type="float">
            <text:p>71333</text:p>
          </table:table-cell>
          <table:table-cell office:value-type="float" office:value="7075" calcext:value-type="float">
            <text:p>7075</text:p>
          </table:table-cell>
          <table:table-cell table:formula="of:=[.B414]-[.B$3]" office:value-type="float" office:value="21309" calcext:value-type="float">
            <text:p>21309</text:p>
          </table:table-cell>
          <table:table-cell table:formula="of:=[.C414]-[.C$3]" office:value-type="float" office:value="-42854" calcext:value-type="float">
            <text:p>-42854</text:p>
          </table:table-cell>
        </table:table-row>
        <table:table-row table:style-name="ro1">
          <table:table-cell/>
          <table:table-cell office:value-type="float" office:value="71333" calcext:value-type="float">
            <text:p>71333</text:p>
          </table:table-cell>
          <table:table-cell office:value-type="float" office:value="7586" calcext:value-type="float">
            <text:p>7586</text:p>
          </table:table-cell>
          <table:table-cell table:formula="of:=[.B415]-[.B$3]" office:value-type="float" office:value="21309" calcext:value-type="float">
            <text:p>21309</text:p>
          </table:table-cell>
          <table:table-cell table:formula="of:=[.C415]-[.C$3]" office:value-type="float" office:value="-42343" calcext:value-type="float">
            <text:p>-42343</text:p>
          </table:table-cell>
        </table:table-row>
        <table:table-row table:style-name="ro1">
          <table:table-cell/>
          <table:table-cell office:value-type="float" office:value="72437" calcext:value-type="float">
            <text:p>72437</text:p>
          </table:table-cell>
          <table:table-cell office:value-type="float" office:value="7586" calcext:value-type="float">
            <text:p>7586</text:p>
          </table:table-cell>
          <table:table-cell table:formula="of:=[.B416]-[.B$3]" office:value-type="float" office:value="22413" calcext:value-type="float">
            <text:p>22413</text:p>
          </table:table-cell>
          <table:table-cell table:formula="of:=[.C416]-[.C$3]" office:value-type="float" office:value="-42343" calcext:value-type="float">
            <text:p>-42343</text:p>
          </table:table-cell>
        </table:table-row>
        <table:table-row table:style-name="ro1">
          <table:table-cell/>
          <table:table-cell office:value-type="float" office:value="72437" calcext:value-type="float">
            <text:p>72437</text:p>
          </table:table-cell>
          <table:table-cell office:value-type="float" office:value="7724" calcext:value-type="float">
            <text:p>7724</text:p>
          </table:table-cell>
          <table:table-cell table:formula="of:=[.B417]-[.B$3]" office:value-type="float" office:value="22413" calcext:value-type="float">
            <text:p>22413</text:p>
          </table:table-cell>
          <table:table-cell table:formula="of:=[.C417]-[.C$3]" office:value-type="float" office:value="-42205" calcext:value-type="float">
            <text:p>-42205</text:p>
          </table:table-cell>
        </table:table-row>
        <table:table-row table:style-name="ro1">
          <table:table-cell/>
          <table:table-cell office:value-type="float" office:value="73754" calcext:value-type="float">
            <text:p>73754</text:p>
          </table:table-cell>
          <table:table-cell office:value-type="float" office:value="7724" calcext:value-type="float">
            <text:p>7724</text:p>
          </table:table-cell>
          <table:table-cell table:formula="of:=[.B418]-[.B$3]" office:value-type="float" office:value="23730" calcext:value-type="float">
            <text:p>23730</text:p>
          </table:table-cell>
          <table:table-cell table:formula="of:=[.C418]-[.C$3]" office:value-type="float" office:value="-42205" calcext:value-type="float">
            <text:p>-42205</text:p>
          </table:table-cell>
        </table:table-row>
        <table:table-row table:style-name="ro1">
          <table:table-cell/>
          <table:table-cell office:value-type="float" office:value="73754" calcext:value-type="float">
            <text:p>73754</text:p>
          </table:table-cell>
          <table:table-cell office:value-type="float" office:value="9007" calcext:value-type="float">
            <text:p>9007</text:p>
          </table:table-cell>
          <table:table-cell table:formula="of:=[.B419]-[.B$3]" office:value-type="float" office:value="23730" calcext:value-type="float">
            <text:p>23730</text:p>
          </table:table-cell>
          <table:table-cell table:formula="of:=[.C419]-[.C$3]" office:value-type="float" office:value="-40922" calcext:value-type="float">
            <text:p>-40922</text:p>
          </table:table-cell>
        </table:table-row>
        <table:table-row table:style-name="ro1">
          <table:table-cell/>
          <table:table-cell office:value-type="float" office:value="74419" calcext:value-type="float">
            <text:p>74419</text:p>
          </table:table-cell>
          <table:table-cell office:value-type="float" office:value="9007" calcext:value-type="float">
            <text:p>9007</text:p>
          </table:table-cell>
          <table:table-cell table:formula="of:=[.B420]-[.B$3]" office:value-type="float" office:value="24395" calcext:value-type="float">
            <text:p>24395</text:p>
          </table:table-cell>
          <table:table-cell table:formula="of:=[.C420]-[.C$3]" office:value-type="float" office:value="-40922" calcext:value-type="float">
            <text:p>-40922</text:p>
          </table:table-cell>
        </table:table-row>
        <table:table-row table:style-name="ro1">
          <table:table-cell/>
          <table:table-cell office:value-type="float" office:value="74419" calcext:value-type="float">
            <text:p>74419</text:p>
          </table:table-cell>
          <table:table-cell office:value-type="float" office:value="9432" calcext:value-type="float">
            <text:p>9432</text:p>
          </table:table-cell>
          <table:table-cell table:formula="of:=[.B421]-[.B$3]" office:value-type="float" office:value="24395" calcext:value-type="float">
            <text:p>24395</text:p>
          </table:table-cell>
          <table:table-cell table:formula="of:=[.C421]-[.C$3]" office:value-type="float" office:value="-40497" calcext:value-type="float">
            <text:p>-40497</text:p>
          </table:table-cell>
        </table:table-row>
        <table:table-row table:style-name="ro1">
          <table:table-cell/>
          <table:table-cell office:value-type="float" office:value="75580" calcext:value-type="float">
            <text:p>75580</text:p>
          </table:table-cell>
          <table:table-cell office:value-type="float" office:value="9432" calcext:value-type="float">
            <text:p>9432</text:p>
          </table:table-cell>
          <table:table-cell table:formula="of:=[.B422]-[.B$3]" office:value-type="float" office:value="25556" calcext:value-type="float">
            <text:p>25556</text:p>
          </table:table-cell>
          <table:table-cell table:formula="of:=[.C422]-[.C$3]" office:value-type="float" office:value="-40497" calcext:value-type="float">
            <text:p>-40497</text:p>
          </table:table-cell>
        </table:table-row>
        <table:table-row table:style-name="ro1">
          <table:table-cell/>
          <table:table-cell office:value-type="float" office:value="75580" calcext:value-type="float">
            <text:p>75580</text:p>
          </table:table-cell>
          <table:table-cell office:value-type="float" office:value="9758" calcext:value-type="float">
            <text:p>9758</text:p>
          </table:table-cell>
          <table:table-cell table:formula="of:=[.B423]-[.B$3]" office:value-type="float" office:value="25556" calcext:value-type="float">
            <text:p>25556</text:p>
          </table:table-cell>
          <table:table-cell table:formula="of:=[.C423]-[.C$3]" office:value-type="float" office:value="-40171" calcext:value-type="float">
            <text:p>-40171</text:p>
          </table:table-cell>
        </table:table-row>
        <table:table-row table:style-name="ro1">
          <table:table-cell/>
          <table:table-cell office:value-type="float" office:value="76823" calcext:value-type="float">
            <text:p>76823</text:p>
          </table:table-cell>
          <table:table-cell office:value-type="float" office:value="9758" calcext:value-type="float">
            <text:p>9758</text:p>
          </table:table-cell>
          <table:table-cell table:formula="of:=[.B424]-[.B$3]" office:value-type="float" office:value="26799" calcext:value-type="float">
            <text:p>26799</text:p>
          </table:table-cell>
          <table:table-cell table:formula="of:=[.C424]-[.C$3]" office:value-type="float" office:value="-40171" calcext:value-type="float">
            <text:p>-40171</text:p>
          </table:table-cell>
        </table:table-row>
        <table:table-row table:style-name="ro1">
          <table:table-cell/>
          <table:table-cell office:value-type="float" office:value="76823" calcext:value-type="float">
            <text:p>76823</text:p>
          </table:table-cell>
          <table:table-cell office:value-type="float" office:value="10995" calcext:value-type="float">
            <text:p>10995</text:p>
          </table:table-cell>
          <table:table-cell table:formula="of:=[.B425]-[.B$3]" office:value-type="float" office:value="26799" calcext:value-type="float">
            <text:p>26799</text:p>
          </table:table-cell>
          <table:table-cell table:formula="of:=[.C425]-[.C$3]" office:value-type="float" office:value="-38934" calcext:value-type="float">
            <text:p>-38934</text:p>
          </table:table-cell>
        </table:table-row>
        <table:table-row table:style-name="ro1">
          <table:table-cell/>
          <table:table-cell office:value-type="float" office:value="77451" calcext:value-type="float">
            <text:p>77451</text:p>
          </table:table-cell>
          <table:table-cell office:value-type="float" office:value="10995" calcext:value-type="float">
            <text:p>10995</text:p>
          </table:table-cell>
          <table:table-cell table:formula="of:=[.B426]-[.B$3]" office:value-type="float" office:value="27427" calcext:value-type="float">
            <text:p>27427</text:p>
          </table:table-cell>
          <table:table-cell table:formula="of:=[.C426]-[.C$3]" office:value-type="float" office:value="-38934" calcext:value-type="float">
            <text:p>-38934</text:p>
          </table:table-cell>
        </table:table-row>
        <table:table-row table:style-name="ro1">
          <table:table-cell/>
          <table:table-cell office:value-type="float" office:value="77451" calcext:value-type="float">
            <text:p>77451</text:p>
          </table:table-cell>
          <table:table-cell office:value-type="float" office:value="11204" calcext:value-type="float">
            <text:p>11204</text:p>
          </table:table-cell>
          <table:table-cell table:formula="of:=[.B427]-[.B$3]" office:value-type="float" office:value="27427" calcext:value-type="float">
            <text:p>27427</text:p>
          </table:table-cell>
          <table:table-cell table:formula="of:=[.C427]-[.C$3]" office:value-type="float" office:value="-38725" calcext:value-type="float">
            <text:p>-38725</text:p>
          </table:table-cell>
        </table:table-row>
        <table:table-row table:style-name="ro1">
          <table:table-cell/>
          <table:table-cell office:value-type="float" office:value="78800" calcext:value-type="float">
            <text:p>78800</text:p>
          </table:table-cell>
          <table:table-cell office:value-type="float" office:value="11204" calcext:value-type="float">
            <text:p>11204</text:p>
          </table:table-cell>
          <table:table-cell table:formula="of:=[.B428]-[.B$3]" office:value-type="float" office:value="28776" calcext:value-type="float">
            <text:p>28776</text:p>
          </table:table-cell>
          <table:table-cell table:formula="of:=[.C428]-[.C$3]" office:value-type="float" office:value="-38725" calcext:value-type="float">
            <text:p>-38725</text:p>
          </table:table-cell>
        </table:table-row>
        <table:table-row table:style-name="ro1">
          <table:table-cell/>
          <table:table-cell office:value-type="float" office:value="78800" calcext:value-type="float">
            <text:p>78800</text:p>
          </table:table-cell>
          <table:table-cell office:value-type="float" office:value="12349" calcext:value-type="float">
            <text:p>12349</text:p>
          </table:table-cell>
          <table:table-cell table:formula="of:=[.B429]-[.B$3]" office:value-type="float" office:value="28776" calcext:value-type="float">
            <text:p>28776</text:p>
          </table:table-cell>
          <table:table-cell table:formula="of:=[.C429]-[.C$3]" office:value-type="float" office:value="-37580" calcext:value-type="float">
            <text:p>-37580</text:p>
          </table:table-cell>
        </table:table-row>
        <table:table-row table:style-name="ro1">
          <table:table-cell/>
          <table:table-cell office:value-type="float" office:value="79458" calcext:value-type="float">
            <text:p>79458</text:p>
          </table:table-cell>
          <table:table-cell office:value-type="float" office:value="12349" calcext:value-type="float">
            <text:p>12349</text:p>
          </table:table-cell>
          <table:table-cell table:formula="of:=[.B430]-[.B$3]" office:value-type="float" office:value="29434" calcext:value-type="float">
            <text:p>29434</text:p>
          </table:table-cell>
          <table:table-cell table:formula="of:=[.C430]-[.C$3]" office:value-type="float" office:value="-37580" calcext:value-type="float">
            <text:p>-37580</text:p>
          </table:table-cell>
        </table:table-row>
        <table:table-row table:style-name="ro1">
          <table:table-cell/>
          <table:table-cell office:value-type="float" office:value="79458" calcext:value-type="float">
            <text:p>79458</text:p>
          </table:table-cell>
          <table:table-cell office:value-type="float" office:value="12754" calcext:value-type="float">
            <text:p>12754</text:p>
          </table:table-cell>
          <table:table-cell table:formula="of:=[.B431]-[.B$3]" office:value-type="float" office:value="29434" calcext:value-type="float">
            <text:p>29434</text:p>
          </table:table-cell>
          <table:table-cell table:formula="of:=[.C431]-[.C$3]" office:value-type="float" office:value="-37175" calcext:value-type="float">
            <text:p>-37175</text:p>
          </table:table-cell>
        </table:table-row>
        <table:table-row table:style-name="ro1">
          <table:table-cell/>
          <table:table-cell office:value-type="float" office:value="80694" calcext:value-type="float">
            <text:p>80694</text:p>
          </table:table-cell>
          <table:table-cell office:value-type="float" office:value="12754" calcext:value-type="float">
            <text:p>12754</text:p>
          </table:table-cell>
          <table:table-cell table:formula="of:=[.B432]-[.B$3]" office:value-type="float" office:value="30670" calcext:value-type="float">
            <text:p>30670</text:p>
          </table:table-cell>
          <table:table-cell table:formula="of:=[.C432]-[.C$3]" office:value-type="float" office:value="-37175" calcext:value-type="float">
            <text:p>-37175</text:p>
          </table:table-cell>
        </table:table-row>
        <table:table-row table:style-name="ro1">
          <table:table-cell/>
          <table:table-cell office:value-type="float" office:value="80694" calcext:value-type="float">
            <text:p>80694</text:p>
          </table:table-cell>
          <table:table-cell office:value-type="float" office:value="13689" calcext:value-type="float">
            <text:p>13689</text:p>
          </table:table-cell>
          <table:table-cell table:formula="of:=[.B433]-[.B$3]" office:value-type="float" office:value="30670" calcext:value-type="float">
            <text:p>30670</text:p>
          </table:table-cell>
          <table:table-cell table:formula="of:=[.C433]-[.C$3]" office:value-type="float" office:value="-36240" calcext:value-type="float">
            <text:p>-36240</text:p>
          </table:table-cell>
        </table:table-row>
        <table:table-row table:style-name="ro1">
          <table:table-cell/>
          <table:table-cell office:value-type="float" office:value="81501" calcext:value-type="float">
            <text:p>81501</text:p>
          </table:table-cell>
          <table:table-cell office:value-type="float" office:value="13689" calcext:value-type="float">
            <text:p>13689</text:p>
          </table:table-cell>
          <table:table-cell table:formula="of:=[.B434]-[.B$3]" office:value-type="float" office:value="31477" calcext:value-type="float">
            <text:p>31477</text:p>
          </table:table-cell>
          <table:table-cell table:formula="of:=[.C434]-[.C$3]" office:value-type="float" office:value="-36240" calcext:value-type="float">
            <text:p>-36240</text:p>
          </table:table-cell>
        </table:table-row>
        <table:table-row table:style-name="ro1">
          <table:table-cell/>
          <table:table-cell office:value-type="float" office:value="81501" calcext:value-type="float">
            <text:p>81501</text:p>
          </table:table-cell>
          <table:table-cell office:value-type="float" office:value="14846" calcext:value-type="float">
            <text:p>14846</text:p>
          </table:table-cell>
          <table:table-cell table:formula="of:=[.B435]-[.B$3]" office:value-type="float" office:value="31477" calcext:value-type="float">
            <text:p>31477</text:p>
          </table:table-cell>
          <table:table-cell table:formula="of:=[.C435]-[.C$3]" office:value-type="float" office:value="-35083" calcext:value-type="float">
            <text:p>-35083</text:p>
          </table:table-cell>
        </table:table-row>
        <table:table-row table:style-name="ro1">
          <table:table-cell/>
          <table:table-cell office:value-type="float" office:value="82094" calcext:value-type="float">
            <text:p>82094</text:p>
          </table:table-cell>
          <table:table-cell office:value-type="float" office:value="14846" calcext:value-type="float">
            <text:p>14846</text:p>
          </table:table-cell>
          <table:table-cell table:formula="of:=[.B436]-[.B$3]" office:value-type="float" office:value="32070" calcext:value-type="float">
            <text:p>32070</text:p>
          </table:table-cell>
          <table:table-cell table:formula="of:=[.C436]-[.C$3]" office:value-type="float" office:value="-35083" calcext:value-type="float">
            <text:p>-35083</text:p>
          </table:table-cell>
        </table:table-row>
        <table:table-row table:style-name="ro1">
          <table:table-cell/>
          <table:table-cell office:value-type="float" office:value="82094" calcext:value-type="float">
            <text:p>82094</text:p>
          </table:table-cell>
          <table:table-cell office:value-type="float" office:value="15182" calcext:value-type="float">
            <text:p>15182</text:p>
          </table:table-cell>
          <table:table-cell table:formula="of:=[.B437]-[.B$3]" office:value-type="float" office:value="32070" calcext:value-type="float">
            <text:p>32070</text:p>
          </table:table-cell>
          <table:table-cell table:formula="of:=[.C437]-[.C$3]" office:value-type="float" office:value="-34747" calcext:value-type="float">
            <text:p>-34747</text:p>
          </table:table-cell>
        </table:table-row>
        <table:table-row table:style-name="ro1">
          <table:table-cell/>
          <table:table-cell office:value-type="float" office:value="83443" calcext:value-type="float">
            <text:p>83443</text:p>
          </table:table-cell>
          <table:table-cell office:value-type="float" office:value="15182" calcext:value-type="float">
            <text:p>15182</text:p>
          </table:table-cell>
          <table:table-cell table:formula="of:=[.B438]-[.B$3]" office:value-type="float" office:value="33419" calcext:value-type="float">
            <text:p>33419</text:p>
          </table:table-cell>
          <table:table-cell table:formula="of:=[.C438]-[.C$3]" office:value-type="float" office:value="-34747" calcext:value-type="float">
            <text:p>-34747</text:p>
          </table:table-cell>
        </table:table-row>
        <table:table-row table:style-name="ro1">
          <table:table-cell/>
          <table:table-cell office:value-type="float" office:value="83443" calcext:value-type="float">
            <text:p>83443</text:p>
          </table:table-cell>
          <table:table-cell office:value-type="float" office:value="16129" calcext:value-type="float">
            <text:p>16129</text:p>
          </table:table-cell>
          <table:table-cell table:formula="of:=[.B439]-[.B$3]" office:value-type="float" office:value="33419" calcext:value-type="float">
            <text:p>33419</text:p>
          </table:table-cell>
          <table:table-cell table:formula="of:=[.C439]-[.C$3]" office:value-type="float" office:value="-33800" calcext:value-type="float">
            <text:p>-33800</text:p>
          </table:table-cell>
        </table:table-row>
        <table:table-row table:style-name="ro1">
          <table:table-cell/>
          <table:table-cell office:value-type="float" office:value="84225" calcext:value-type="float">
            <text:p>84225</text:p>
          </table:table-cell>
          <table:table-cell office:value-type="float" office:value="16129" calcext:value-type="float">
            <text:p>16129</text:p>
          </table:table-cell>
          <table:table-cell table:formula="of:=[.B440]-[.B$3]" office:value-type="float" office:value="34201" calcext:value-type="float">
            <text:p>34201</text:p>
          </table:table-cell>
          <table:table-cell table:formula="of:=[.C440]-[.C$3]" office:value-type="float" office:value="-33800" calcext:value-type="float">
            <text:p>-33800</text:p>
          </table:table-cell>
        </table:table-row>
        <table:table-row table:style-name="ro1">
          <table:table-cell/>
          <table:table-cell office:value-type="float" office:value="84225" calcext:value-type="float">
            <text:p>84225</text:p>
          </table:table-cell>
          <table:table-cell office:value-type="float" office:value="17007" calcext:value-type="float">
            <text:p>17007</text:p>
          </table:table-cell>
          <table:table-cell table:formula="of:=[.B441]-[.B$3]" office:value-type="float" office:value="34201" calcext:value-type="float">
            <text:p>34201</text:p>
          </table:table-cell>
          <table:table-cell table:formula="of:=[.C441]-[.C$3]" office:value-type="float" office:value="-32922" calcext:value-type="float">
            <text:p>-32922</text:p>
          </table:table-cell>
        </table:table-row>
        <table:table-row table:style-name="ro1">
          <table:table-cell/>
          <table:table-cell office:value-type="float" office:value="85072" calcext:value-type="float">
            <text:p>85072</text:p>
          </table:table-cell>
          <table:table-cell office:value-type="float" office:value="17007" calcext:value-type="float">
            <text:p>17007</text:p>
          </table:table-cell>
          <table:table-cell table:formula="of:=[.B442]-[.B$3]" office:value-type="float" office:value="35048" calcext:value-type="float">
            <text:p>35048</text:p>
          </table:table-cell>
          <table:table-cell table:formula="of:=[.C442]-[.C$3]" office:value-type="float" office:value="-32922" calcext:value-type="float">
            <text:p>-32922</text:p>
          </table:table-cell>
        </table:table-row>
        <table:table-row table:style-name="ro1">
          <table:table-cell/>
          <table:table-cell office:value-type="float" office:value="85072" calcext:value-type="float">
            <text:p>85072</text:p>
          </table:table-cell>
          <table:table-cell office:value-type="float" office:value="18270" calcext:value-type="float">
            <text:p>18270</text:p>
          </table:table-cell>
          <table:table-cell table:formula="of:=[.B443]-[.B$3]" office:value-type="float" office:value="35048" calcext:value-type="float">
            <text:p>35048</text:p>
          </table:table-cell>
          <table:table-cell table:formula="of:=[.C443]-[.C$3]" office:value-type="float" office:value="-31659" calcext:value-type="float">
            <text:p>-31659</text:p>
          </table:table-cell>
        </table:table-row>
        <table:table-row table:style-name="ro1">
          <table:table-cell/>
          <table:table-cell office:value-type="float" office:value="85490" calcext:value-type="float">
            <text:p>85490</text:p>
          </table:table-cell>
          <table:table-cell office:value-type="float" office:value="18270" calcext:value-type="float">
            <text:p>18270</text:p>
          </table:table-cell>
          <table:table-cell table:formula="of:=[.B444]-[.B$3]" office:value-type="float" office:value="35466" calcext:value-type="float">
            <text:p>35466</text:p>
          </table:table-cell>
          <table:table-cell table:formula="of:=[.C444]-[.C$3]" office:value-type="float" office:value="-31659" calcext:value-type="float">
            <text:p>-31659</text:p>
          </table:table-cell>
        </table:table-row>
        <table:table-row table:style-name="ro1">
          <table:table-cell/>
          <table:table-cell office:value-type="float" office:value="85490" calcext:value-type="float">
            <text:p>85490</text:p>
          </table:table-cell>
          <table:table-cell office:value-type="float" office:value="18716" calcext:value-type="float">
            <text:p>18716</text:p>
          </table:table-cell>
          <table:table-cell table:formula="of:=[.B445]-[.B$3]" office:value-type="float" office:value="35466" calcext:value-type="float">
            <text:p>35466</text:p>
          </table:table-cell>
          <table:table-cell table:formula="of:=[.C445]-[.C$3]" office:value-type="float" office:value="-31213" calcext:value-type="float">
            <text:p>-31213</text:p>
          </table:table-cell>
        </table:table-row>
        <table:table-row table:style-name="ro1">
          <table:table-cell/>
          <table:table-cell office:value-type="float" office:value="86827" calcext:value-type="float">
            <text:p>86827</text:p>
          </table:table-cell>
          <table:table-cell office:value-type="float" office:value="18716" calcext:value-type="float">
            <text:p>18716</text:p>
          </table:table-cell>
          <table:table-cell table:formula="of:=[.B446]-[.B$3]" office:value-type="float" office:value="36803" calcext:value-type="float">
            <text:p>36803</text:p>
          </table:table-cell>
          <table:table-cell table:formula="of:=[.C446]-[.C$3]" office:value-type="float" office:value="-31213" calcext:value-type="float">
            <text:p>-31213</text:p>
          </table:table-cell>
        </table:table-row>
        <table:table-row table:style-name="ro1">
          <table:table-cell/>
          <table:table-cell office:value-type="float" office:value="86827" calcext:value-type="float">
            <text:p>86827</text:p>
          </table:table-cell>
          <table:table-cell office:value-type="float" office:value="20047" calcext:value-type="float">
            <text:p>20047</text:p>
          </table:table-cell>
          <table:table-cell table:formula="of:=[.B447]-[.B$3]" office:value-type="float" office:value="36803" calcext:value-type="float">
            <text:p>36803</text:p>
          </table:table-cell>
          <table:table-cell table:formula="of:=[.C447]-[.C$3]" office:value-type="float" office:value="-29882" calcext:value-type="float">
            <text:p>-29882</text:p>
          </table:table-cell>
        </table:table-row>
        <table:table-row table:style-name="ro1">
          <table:table-cell/>
          <table:table-cell office:value-type="float" office:value="87127" calcext:value-type="float">
            <text:p>87127</text:p>
          </table:table-cell>
          <table:table-cell office:value-type="float" office:value="20047" calcext:value-type="float">
            <text:p>20047</text:p>
          </table:table-cell>
          <table:table-cell table:formula="of:=[.B448]-[.B$3]" office:value-type="float" office:value="37103" calcext:value-type="float">
            <text:p>37103</text:p>
          </table:table-cell>
          <table:table-cell table:formula="of:=[.C448]-[.C$3]" office:value-type="float" office:value="-29882" calcext:value-type="float">
            <text:p>-29882</text:p>
          </table:table-cell>
        </table:table-row>
        <table:table-row table:style-name="ro1">
          <table:table-cell/>
          <table:table-cell office:value-type="float" office:value="87127" calcext:value-type="float">
            <text:p>87127</text:p>
          </table:table-cell>
          <table:table-cell office:value-type="float" office:value="20860" calcext:value-type="float">
            <text:p>20860</text:p>
          </table:table-cell>
          <table:table-cell table:formula="of:=[.B449]-[.B$3]" office:value-type="float" office:value="37103" calcext:value-type="float">
            <text:p>37103</text:p>
          </table:table-cell>
          <table:table-cell table:formula="of:=[.C449]-[.C$3]" office:value-type="float" office:value="-29069" calcext:value-type="float">
            <text:p>-29069</text:p>
          </table:table-cell>
        </table:table-row>
        <table:table-row table:style-name="ro1">
          <table:table-cell/>
          <table:table-cell office:value-type="float" office:value="88053" calcext:value-type="float">
            <text:p>88053</text:p>
          </table:table-cell>
          <table:table-cell office:value-type="float" office:value="20860" calcext:value-type="float">
            <text:p>20860</text:p>
          </table:table-cell>
          <table:table-cell table:formula="of:=[.B450]-[.B$3]" office:value-type="float" office:value="38029" calcext:value-type="float">
            <text:p>38029</text:p>
          </table:table-cell>
          <table:table-cell table:formula="of:=[.C450]-[.C$3]" office:value-type="float" office:value="-29069" calcext:value-type="float">
            <text:p>-29069</text:p>
          </table:table-cell>
        </table:table-row>
        <table:table-row table:style-name="ro1">
          <table:table-cell/>
          <table:table-cell office:value-type="float" office:value="88053" calcext:value-type="float">
            <text:p>88053</text:p>
          </table:table-cell>
          <table:table-cell office:value-type="float" office:value="21861" calcext:value-type="float">
            <text:p>21861</text:p>
          </table:table-cell>
          <table:table-cell table:formula="of:=[.B451]-[.B$3]" office:value-type="float" office:value="38029" calcext:value-type="float">
            <text:p>38029</text:p>
          </table:table-cell>
          <table:table-cell table:formula="of:=[.C451]-[.C$3]" office:value-type="float" office:value="-28068" calcext:value-type="float">
            <text:p>-28068</text:p>
          </table:table-cell>
        </table:table-row>
        <table:table-row table:style-name="ro1">
          <table:table-cell/>
          <table:table-cell office:value-type="float" office:value="88741" calcext:value-type="float">
            <text:p>88741</text:p>
          </table:table-cell>
          <table:table-cell office:value-type="float" office:value="21861" calcext:value-type="float">
            <text:p>21861</text:p>
          </table:table-cell>
          <table:table-cell table:formula="of:=[.B452]-[.B$3]" office:value-type="float" office:value="38717" calcext:value-type="float">
            <text:p>38717</text:p>
          </table:table-cell>
          <table:table-cell table:formula="of:=[.C452]-[.C$3]" office:value-type="float" office:value="-28068" calcext:value-type="float">
            <text:p>-28068</text:p>
          </table:table-cell>
        </table:table-row>
        <table:table-row table:style-name="ro1">
          <table:table-cell/>
          <table:table-cell office:value-type="float" office:value="88741" calcext:value-type="float">
            <text:p>88741</text:p>
          </table:table-cell>
          <table:table-cell office:value-type="float" office:value="22893" calcext:value-type="float">
            <text:p>22893</text:p>
          </table:table-cell>
          <table:table-cell table:formula="of:=[.B453]-[.B$3]" office:value-type="float" office:value="38717" calcext:value-type="float">
            <text:p>38717</text:p>
          </table:table-cell>
          <table:table-cell table:formula="of:=[.C453]-[.C$3]" office:value-type="float" office:value="-27036" calcext:value-type="float">
            <text:p>-27036</text:p>
          </table:table-cell>
        </table:table-row>
        <table:table-row table:style-name="ro1">
          <table:table-cell/>
          <table:table-cell office:value-type="float" office:value="89380" calcext:value-type="float">
            <text:p>89380</text:p>
          </table:table-cell>
          <table:table-cell office:value-type="float" office:value="22893" calcext:value-type="float">
            <text:p>22893</text:p>
          </table:table-cell>
          <table:table-cell table:formula="of:=[.B454]-[.B$3]" office:value-type="float" office:value="39356" calcext:value-type="float">
            <text:p>39356</text:p>
          </table:table-cell>
          <table:table-cell table:formula="of:=[.C454]-[.C$3]" office:value-type="float" office:value="-27036" calcext:value-type="float">
            <text:p>-27036</text:p>
          </table:table-cell>
        </table:table-row>
        <table:table-row table:style-name="ro1">
          <table:table-cell/>
          <table:table-cell office:value-type="float" office:value="89380" calcext:value-type="float">
            <text:p>89380</text:p>
          </table:table-cell>
          <table:table-cell office:value-type="float" office:value="24056" calcext:value-type="float">
            <text:p>24056</text:p>
          </table:table-cell>
          <table:table-cell table:formula="of:=[.B455]-[.B$3]" office:value-type="float" office:value="39356" calcext:value-type="float">
            <text:p>39356</text:p>
          </table:table-cell>
          <table:table-cell table:formula="of:=[.C455]-[.C$3]" office:value-type="float" office:value="-25873" calcext:value-type="float">
            <text:p>-258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9814" calcext:value-type="float">
            <text:p>89814</text:p>
          </table:table-cell>
          <table:table-cell office:value-type="float" office:value="24056" calcext:value-type="float">
            <text:p>24056</text:p>
          </table:table-cell>
          <table:table-cell table:formula="of:=[.B456]-[.B$3]" office:value-type="float" office:value="39790" calcext:value-type="float">
            <text:p>39790</text:p>
          </table:table-cell>
          <table:table-cell table:formula="of:=[.C456]-[.C$3]" office:value-type="float" office:value="-25873" calcext:value-type="float">
            <text:p>-25873</text:p>
          </table:table-cell>
        </table:table-row>
        <table:table-row table:style-name="ro1">
          <table:table-cell/>
          <table:table-cell office:value-type="float" office:value="89814" calcext:value-type="float">
            <text:p>89814</text:p>
          </table:table-cell>
          <table:table-cell office:value-type="float" office:value="24648" calcext:value-type="float">
            <text:p>24648</text:p>
          </table:table-cell>
          <table:table-cell table:formula="of:=[.B457]-[.B$3]" office:value-type="float" office:value="39790" calcext:value-type="float">
            <text:p>39790</text:p>
          </table:table-cell>
          <table:table-cell table:formula="of:=[.C457]-[.C$3]" office:value-type="float" office:value="-25281" calcext:value-type="float">
            <text:p>-25281</text:p>
          </table:table-cell>
        </table:table-row>
        <table:table-row table:style-name="ro1">
          <table:table-cell/>
          <table:table-cell office:value-type="float" office:value="91149" calcext:value-type="float">
            <text:p>91149</text:p>
          </table:table-cell>
          <table:table-cell office:value-type="float" office:value="24648" calcext:value-type="float">
            <text:p>24648</text:p>
          </table:table-cell>
          <table:table-cell table:formula="of:=[.B458]-[.B$3]" office:value-type="float" office:value="41125" calcext:value-type="float">
            <text:p>41125</text:p>
          </table:table-cell>
          <table:table-cell table:formula="of:=[.C458]-[.C$3]" office:value-type="float" office:value="-25281" calcext:value-type="float">
            <text:p>-25281</text:p>
          </table:table-cell>
        </table:table-row>
        <table:table-row table:style-name="ro1">
          <table:table-cell/>
          <table:table-cell office:value-type="float" office:value="91149" calcext:value-type="float">
            <text:p>91149</text:p>
          </table:table-cell>
          <table:table-cell office:value-type="float" office:value="26031" calcext:value-type="float">
            <text:p>26031</text:p>
          </table:table-cell>
          <table:table-cell table:formula="of:=[.B459]-[.B$3]" office:value-type="float" office:value="41125" calcext:value-type="float">
            <text:p>41125</text:p>
          </table:table-cell>
          <table:table-cell table:formula="of:=[.C459]-[.C$3]" office:value-type="float" office:value="-23898" calcext:value-type="float">
            <text:p>-23898</text:p>
          </table:table-cell>
        </table:table-row>
        <table:table-row table:style-name="ro1">
          <table:table-cell/>
          <table:table-cell office:value-type="float" office:value="91207" calcext:value-type="float">
            <text:p>91207</text:p>
          </table:table-cell>
          <table:table-cell office:value-type="float" office:value="26031" calcext:value-type="float">
            <text:p>26031</text:p>
          </table:table-cell>
          <table:table-cell table:formula="of:=[.B460]-[.B$3]" office:value-type="float" office:value="41183" calcext:value-type="float">
            <text:p>41183</text:p>
          </table:table-cell>
          <table:table-cell table:formula="of:=[.C460]-[.C$3]" office:value-type="float" office:value="-23898" calcext:value-type="float">
            <text:p>-23898</text:p>
          </table:table-cell>
        </table:table-row>
        <table:table-row table:style-name="ro1">
          <table:table-cell/>
          <table:table-cell office:value-type="float" office:value="91207" calcext:value-type="float">
            <text:p>91207</text:p>
          </table:table-cell>
          <table:table-cell office:value-type="float" office:value="26881" calcext:value-type="float">
            <text:p>26881</text:p>
          </table:table-cell>
          <table:table-cell table:formula="of:=[.B461]-[.B$3]" office:value-type="float" office:value="41183" calcext:value-type="float">
            <text:p>41183</text:p>
          </table:table-cell>
          <table:table-cell table:formula="of:=[.C461]-[.C$3]" office:value-type="float" office:value="-23048" calcext:value-type="float">
            <text:p>-23048</text:p>
          </table:table-cell>
        </table:table-row>
        <table:table-row table:style-name="ro1">
          <table:table-cell/>
          <table:table-cell office:value-type="float" office:value="92167" calcext:value-type="float">
            <text:p>92167</text:p>
          </table:table-cell>
          <table:table-cell office:value-type="float" office:value="26881" calcext:value-type="float">
            <text:p>26881</text:p>
          </table:table-cell>
          <table:table-cell table:formula="of:=[.B462]-[.B$3]" office:value-type="float" office:value="42143" calcext:value-type="float">
            <text:p>42143</text:p>
          </table:table-cell>
          <table:table-cell table:formula="of:=[.C462]-[.C$3]" office:value-type="float" office:value="-23048" calcext:value-type="float">
            <text:p>-23048</text:p>
          </table:table-cell>
        </table:table-row>
        <table:table-row table:style-name="ro1">
          <table:table-cell/>
          <table:table-cell office:value-type="float" office:value="92167" calcext:value-type="float">
            <text:p>92167</text:p>
          </table:table-cell>
          <table:table-cell office:value-type="float" office:value="28131" calcext:value-type="float">
            <text:p>28131</text:p>
          </table:table-cell>
          <table:table-cell table:formula="of:=[.B463]-[.B$3]" office:value-type="float" office:value="42143" calcext:value-type="float">
            <text:p>42143</text:p>
          </table:table-cell>
          <table:table-cell table:formula="of:=[.C463]-[.C$3]" office:value-type="float" office:value="-21798" calcext:value-type="float">
            <text:p>-21798</text:p>
          </table:table-cell>
        </table:table-row>
        <table:table-row table:style-name="ro1">
          <table:table-cell/>
          <table:table-cell office:value-type="float" office:value="92401" calcext:value-type="float">
            <text:p>92401</text:p>
          </table:table-cell>
          <table:table-cell office:value-type="float" office:value="28131" calcext:value-type="float">
            <text:p>28131</text:p>
          </table:table-cell>
          <table:table-cell table:formula="of:=[.B464]-[.B$3]" office:value-type="float" office:value="42377" calcext:value-type="float">
            <text:p>42377</text:p>
          </table:table-cell>
          <table:table-cell table:formula="of:=[.C464]-[.C$3]" office:value-type="float" office:value="-21798" calcext:value-type="float">
            <text:p>-21798</text:p>
          </table:table-cell>
        </table:table-row>
        <table:table-row table:style-name="ro1">
          <table:table-cell/>
          <table:table-cell office:value-type="float" office:value="92401" calcext:value-type="float">
            <text:p>92401</text:p>
          </table:table-cell>
          <table:table-cell office:value-type="float" office:value="29090" calcext:value-type="float">
            <text:p>29090</text:p>
          </table:table-cell>
          <table:table-cell table:formula="of:=[.B465]-[.B$3]" office:value-type="float" office:value="42377" calcext:value-type="float">
            <text:p>42377</text:p>
          </table:table-cell>
          <table:table-cell table:formula="of:=[.C465]-[.C$3]" office:value-type="float" office:value="-20839" calcext:value-type="float">
            <text:p>-20839</text:p>
          </table:table-cell>
        </table:table-row>
        <table:table-row table:style-name="ro1">
          <table:table-cell/>
          <table:table-cell office:value-type="float" office:value="93195" calcext:value-type="float">
            <text:p>93195</text:p>
          </table:table-cell>
          <table:table-cell office:value-type="float" office:value="29090" calcext:value-type="float">
            <text:p>29090</text:p>
          </table:table-cell>
          <table:table-cell table:formula="of:=[.B466]-[.B$3]" office:value-type="float" office:value="43171" calcext:value-type="float">
            <text:p>43171</text:p>
          </table:table-cell>
          <table:table-cell table:formula="of:=[.C466]-[.C$3]" office:value-type="float" office:value="-20839" calcext:value-type="float">
            <text:p>-20839</text:p>
          </table:table-cell>
        </table:table-row>
        <table:table-row table:style-name="ro1">
          <table:table-cell/>
          <table:table-cell office:value-type="float" office:value="93195" calcext:value-type="float">
            <text:p>93195</text:p>
          </table:table-cell>
          <table:table-cell office:value-type="float" office:value="30092" calcext:value-type="float">
            <text:p>30092</text:p>
          </table:table-cell>
          <table:table-cell table:formula="of:=[.B467]-[.B$3]" office:value-type="float" office:value="43171" calcext:value-type="float">
            <text:p>43171</text:p>
          </table:table-cell>
          <table:table-cell table:formula="of:=[.C467]-[.C$3]" office:value-type="float" office:value="-19837" calcext:value-type="float">
            <text:p>-19837</text:p>
          </table:table-cell>
        </table:table-row>
        <table:table-row table:style-name="ro1">
          <table:table-cell/>
          <table:table-cell office:value-type="float" office:value="93928" calcext:value-type="float">
            <text:p>93928</text:p>
          </table:table-cell>
          <table:table-cell office:value-type="float" office:value="30092" calcext:value-type="float">
            <text:p>30092</text:p>
          </table:table-cell>
          <table:table-cell table:formula="of:=[.B468]-[.B$3]" office:value-type="float" office:value="43904" calcext:value-type="float">
            <text:p>43904</text:p>
          </table:table-cell>
          <table:table-cell table:formula="of:=[.C468]-[.C$3]" office:value-type="float" office:value="-19837" calcext:value-type="float">
            <text:p>-19837</text:p>
          </table:table-cell>
        </table:table-row>
        <table:table-row table:style-name="ro1">
          <table:table-cell/>
          <table:table-cell office:value-type="float" office:value="93928" calcext:value-type="float">
            <text:p>93928</text:p>
          </table:table-cell>
          <table:table-cell office:value-type="float" office:value="31302" calcext:value-type="float">
            <text:p>31302</text:p>
          </table:table-cell>
          <table:table-cell table:formula="of:=[.B469]-[.B$3]" office:value-type="float" office:value="43904" calcext:value-type="float">
            <text:p>43904</text:p>
          </table:table-cell>
          <table:table-cell table:formula="of:=[.C469]-[.C$3]" office:value-type="float" office:value="-18627" calcext:value-type="float">
            <text:p>-18627</text:p>
          </table:table-cell>
        </table:table-row>
        <table:table-row table:style-name="ro1">
          <table:table-cell/>
          <table:table-cell office:value-type="float" office:value="94206" calcext:value-type="float">
            <text:p>94206</text:p>
          </table:table-cell>
          <table:table-cell office:value-type="float" office:value="31302" calcext:value-type="float">
            <text:p>31302</text:p>
          </table:table-cell>
          <table:table-cell table:formula="of:=[.B470]-[.B$3]" office:value-type="float" office:value="44182" calcext:value-type="float">
            <text:p>44182</text:p>
          </table:table-cell>
          <table:table-cell table:formula="of:=[.C470]-[.C$3]" office:value-type="float" office:value="-18627" calcext:value-type="float">
            <text:p>-18627</text:p>
          </table:table-cell>
        </table:table-row>
        <table:table-row table:style-name="ro1">
          <table:table-cell/>
          <table:table-cell office:value-type="float" office:value="94206" calcext:value-type="float">
            <text:p>94206</text:p>
          </table:table-cell>
          <table:table-cell office:value-type="float" office:value="32338" calcext:value-type="float">
            <text:p>32338</text:p>
          </table:table-cell>
          <table:table-cell table:formula="of:=[.B471]-[.B$3]" office:value-type="float" office:value="44182" calcext:value-type="float">
            <text:p>44182</text:p>
          </table:table-cell>
          <table:table-cell table:formula="of:=[.C471]-[.C$3]" office:value-type="float" office:value="-17591" calcext:value-type="float">
            <text:p>-17591</text:p>
          </table:table-cell>
        </table:table-row>
        <table:table-row table:style-name="ro1">
          <table:table-cell/>
          <table:table-cell office:value-type="float" office:value="94892" calcext:value-type="float">
            <text:p>94892</text:p>
          </table:table-cell>
          <table:table-cell office:value-type="float" office:value="32338" calcext:value-type="float">
            <text:p>32338</text:p>
          </table:table-cell>
          <table:table-cell table:formula="of:=[.B472]-[.B$3]" office:value-type="float" office:value="44868" calcext:value-type="float">
            <text:p>44868</text:p>
          </table:table-cell>
          <table:table-cell table:formula="of:=[.C472]-[.C$3]" office:value-type="float" office:value="-17591" calcext:value-type="float">
            <text:p>-17591</text:p>
          </table:table-cell>
        </table:table-row>
        <table:table-row table:style-name="ro1">
          <table:table-cell/>
          <table:table-cell office:value-type="float" office:value="94892" calcext:value-type="float">
            <text:p>94892</text:p>
          </table:table-cell>
          <table:table-cell office:value-type="float" office:value="33518" calcext:value-type="float">
            <text:p>33518</text:p>
          </table:table-cell>
          <table:table-cell table:formula="of:=[.B473]-[.B$3]" office:value-type="float" office:value="44868" calcext:value-type="float">
            <text:p>44868</text:p>
          </table:table-cell>
          <table:table-cell table:formula="of:=[.C473]-[.C$3]" office:value-type="float" office:value="-16411" calcext:value-type="float">
            <text:p>-16411</text:p>
          </table:table-cell>
        </table:table-row>
        <table:table-row table:style-name="ro1">
          <table:table-cell/>
          <table:table-cell office:value-type="float" office:value="95224" calcext:value-type="float">
            <text:p>95224</text:p>
          </table:table-cell>
          <table:table-cell office:value-type="float" office:value="33518" calcext:value-type="float">
            <text:p>33518</text:p>
          </table:table-cell>
          <table:table-cell table:formula="of:=[.B474]-[.B$3]" office:value-type="float" office:value="45200" calcext:value-type="float">
            <text:p>45200</text:p>
          </table:table-cell>
          <table:table-cell table:formula="of:=[.C474]-[.C$3]" office:value-type="float" office:value="-16411" calcext:value-type="float">
            <text:p>-16411</text:p>
          </table:table-cell>
        </table:table-row>
        <table:table-row table:style-name="ro1">
          <table:table-cell/>
          <table:table-cell office:value-type="float" office:value="95224" calcext:value-type="float">
            <text:p>95224</text:p>
          </table:table-cell>
          <table:table-cell office:value-type="float" office:value="34662" calcext:value-type="float">
            <text:p>34662</text:p>
          </table:table-cell>
          <table:table-cell table:formula="of:=[.B475]-[.B$3]" office:value-type="float" office:value="45200" calcext:value-type="float">
            <text:p>45200</text:p>
          </table:table-cell>
          <table:table-cell table:formula="of:=[.C475]-[.C$3]" office:value-type="float" office:value="-15267" calcext:value-type="float">
            <text:p>-15267</text:p>
          </table:table-cell>
        </table:table-row>
        <table:table-row table:style-name="ro1">
          <table:table-cell/>
          <table:table-cell office:value-type="float" office:value="95649" calcext:value-type="float">
            <text:p>95649</text:p>
          </table:table-cell>
          <table:table-cell office:value-type="float" office:value="34662" calcext:value-type="float">
            <text:p>34662</text:p>
          </table:table-cell>
          <table:table-cell table:formula="of:=[.B476]-[.B$3]" office:value-type="float" office:value="45625" calcext:value-type="float">
            <text:p>45625</text:p>
          </table:table-cell>
          <table:table-cell table:formula="of:=[.C476]-[.C$3]" office:value-type="float" office:value="-15267" calcext:value-type="float">
            <text:p>-15267</text:p>
          </table:table-cell>
        </table:table-row>
        <table:table-row table:style-name="ro1">
          <table:table-cell/>
          <table:table-cell office:value-type="float" office:value="95649" calcext:value-type="float">
            <text:p>95649</text:p>
          </table:table-cell>
          <table:table-cell office:value-type="float" office:value="35913" calcext:value-type="float">
            <text:p>35913</text:p>
          </table:table-cell>
          <table:table-cell table:formula="of:=[.B477]-[.B$3]" office:value-type="float" office:value="45625" calcext:value-type="float">
            <text:p>45625</text:p>
          </table:table-cell>
          <table:table-cell table:formula="of:=[.C477]-[.C$3]" office:value-type="float" office:value="-14016" calcext:value-type="float">
            <text:p>-14016</text:p>
          </table:table-cell>
        </table:table-row>
        <table:table-row table:style-name="ro1">
          <table:table-cell/>
          <table:table-cell office:value-type="float" office:value="95732" calcext:value-type="float">
            <text:p>95732</text:p>
          </table:table-cell>
          <table:table-cell office:value-type="float" office:value="35913" calcext:value-type="float">
            <text:p>35913</text:p>
          </table:table-cell>
          <table:table-cell table:formula="of:=[.B478]-[.B$3]" office:value-type="float" office:value="45708" calcext:value-type="float">
            <text:p>45708</text:p>
          </table:table-cell>
          <table:table-cell table:formula="of:=[.C478]-[.C$3]" office:value-type="float" office:value="-14016" calcext:value-type="float">
            <text:p>-14016</text:p>
          </table:table-cell>
        </table:table-row>
        <table:table-row table:style-name="ro1">
          <table:table-cell/>
          <table:table-cell office:value-type="float" office:value="95732" calcext:value-type="float">
            <text:p>95732</text:p>
          </table:table-cell>
          <table:table-cell office:value-type="float" office:value="37043" calcext:value-type="float">
            <text:p>37043</text:p>
          </table:table-cell>
          <table:table-cell table:formula="of:=[.B479]-[.B$3]" office:value-type="float" office:value="45708" calcext:value-type="float">
            <text:p>45708</text:p>
          </table:table-cell>
          <table:table-cell table:formula="of:=[.C479]-[.C$3]" office:value-type="float" office:value="-12886" calcext:value-type="float">
            <text:p>-12886</text:p>
          </table:table-cell>
        </table:table-row>
        <table:table-row table:style-name="ro1">
          <table:table-cell/>
          <table:table-cell office:value-type="float" office:value="96192" calcext:value-type="float">
            <text:p>96192</text:p>
          </table:table-cell>
          <table:table-cell office:value-type="float" office:value="37043" calcext:value-type="float">
            <text:p>37043</text:p>
          </table:table-cell>
          <table:table-cell table:formula="of:=[.B480]-[.B$3]" office:value-type="float" office:value="46168" calcext:value-type="float">
            <text:p>46168</text:p>
          </table:table-cell>
          <table:table-cell table:formula="of:=[.C480]-[.C$3]" office:value-type="float" office:value="-12886" calcext:value-type="float">
            <text:p>-12886</text:p>
          </table:table-cell>
        </table:table-row>
        <table:table-row table:style-name="ro1">
          <table:table-cell/>
          <table:table-cell office:value-type="float" office:value="96192" calcext:value-type="float">
            <text:p>96192</text:p>
          </table:table-cell>
          <table:table-cell office:value-type="float" office:value="38216" calcext:value-type="float">
            <text:p>38216</text:p>
          </table:table-cell>
          <table:table-cell table:formula="of:=[.B481]-[.B$3]" office:value-type="float" office:value="46168" calcext:value-type="float">
            <text:p>46168</text:p>
          </table:table-cell>
          <table:table-cell table:formula="of:=[.C481]-[.C$3]" office:value-type="float" office:value="-11713" calcext:value-type="float">
            <text:p>-11713</text:p>
          </table:table-cell>
        </table:table-row>
        <table:table-row table:style-name="ro1">
          <table:table-cell/>
          <table:table-cell office:value-type="float" office:value="96509" calcext:value-type="float">
            <text:p>96509</text:p>
          </table:table-cell>
          <table:table-cell office:value-type="float" office:value="38216" calcext:value-type="float">
            <text:p>38216</text:p>
          </table:table-cell>
          <table:table-cell table:formula="of:=[.B482]-[.B$3]" office:value-type="float" office:value="46485" calcext:value-type="float">
            <text:p>46485</text:p>
          </table:table-cell>
          <table:table-cell table:formula="of:=[.C482]-[.C$3]" office:value-type="float" office:value="-11713" calcext:value-type="float">
            <text:p>-11713</text:p>
          </table:table-cell>
        </table:table-row>
        <table:table-row table:style-name="ro1">
          <table:table-cell/>
          <table:table-cell office:value-type="float" office:value="96509" calcext:value-type="float">
            <text:p>96509</text:p>
          </table:table-cell>
          <table:table-cell office:value-type="float" office:value="39482" calcext:value-type="float">
            <text:p>39482</text:p>
          </table:table-cell>
          <table:table-cell table:formula="of:=[.B483]-[.B$3]" office:value-type="float" office:value="46485" calcext:value-type="float">
            <text:p>46485</text:p>
          </table:table-cell>
          <table:table-cell table:formula="of:=[.C483]-[.C$3]" office:value-type="float" office:value="-10447" calcext:value-type="float">
            <text:p>-10447</text:p>
          </table:table-cell>
        </table:table-row>
        <table:table-row table:style-name="ro1">
          <table:table-cell/>
          <table:table-cell office:value-type="float" office:value="96423" calcext:value-type="float">
            <text:p>96423</text:p>
          </table:table-cell>
          <table:table-cell office:value-type="float" office:value="39482" calcext:value-type="float">
            <text:p>39482</text:p>
          </table:table-cell>
          <table:table-cell table:formula="of:=[.B484]-[.B$3]" office:value-type="float" office:value="46399" calcext:value-type="float">
            <text:p>46399</text:p>
          </table:table-cell>
          <table:table-cell table:formula="of:=[.C484]-[.C$3]" office:value-type="float" office:value="-10447" calcext:value-type="float">
            <text:p>-10447</text:p>
          </table:table-cell>
        </table:table-row>
        <table:table-row table:style-name="ro1">
          <table:table-cell/>
          <table:table-cell office:value-type="float" office:value="96423" calcext:value-type="float">
            <text:p>96423</text:p>
          </table:table-cell>
          <table:table-cell office:value-type="float" office:value="40678" calcext:value-type="float">
            <text:p>40678</text:p>
          </table:table-cell>
          <table:table-cell table:formula="of:=[.B485]-[.B$3]" office:value-type="float" office:value="46399" calcext:value-type="float">
            <text:p>46399</text:p>
          </table:table-cell>
          <table:table-cell table:formula="of:=[.C485]-[.C$3]" office:value-type="float" office:value="-9251" calcext:value-type="float">
            <text:p>-9251</text:p>
          </table:table-cell>
        </table:table-row>
        <table:table-row table:style-name="ro1">
          <table:table-cell/>
          <table:table-cell office:value-type="float" office:value="96588" calcext:value-type="float">
            <text:p>96588</text:p>
          </table:table-cell>
          <table:table-cell office:value-type="float" office:value="40678" calcext:value-type="float">
            <text:p>40678</text:p>
          </table:table-cell>
          <table:table-cell table:formula="of:=[.B486]-[.B$3]" office:value-type="float" office:value="46564" calcext:value-type="float">
            <text:p>46564</text:p>
          </table:table-cell>
          <table:table-cell table:formula="of:=[.C486]-[.C$3]" office:value-type="float" office:value="-9251" calcext:value-type="float">
            <text:p>-9251</text:p>
          </table:table-cell>
        </table:table-row>
        <table:table-row table:style-name="ro1">
          <table:table-cell/>
          <table:table-cell office:value-type="float" office:value="96588" calcext:value-type="float">
            <text:p>96588</text:p>
          </table:table-cell>
          <table:table-cell office:value-type="float" office:value="41805" calcext:value-type="float">
            <text:p>41805</text:p>
          </table:table-cell>
          <table:table-cell table:formula="of:=[.B487]-[.B$3]" office:value-type="float" office:value="46564" calcext:value-type="float">
            <text:p>46564</text:p>
          </table:table-cell>
          <table:table-cell table:formula="of:=[.C487]-[.C$3]" office:value-type="float" office:value="-8124" calcext:value-type="float">
            <text:p>-8124</text:p>
          </table:table-cell>
        </table:table-row>
        <table:table-row table:style-name="ro1">
          <table:table-cell/>
          <table:table-cell office:value-type="float" office:value="97135" calcext:value-type="float">
            <text:p>97135</text:p>
          </table:table-cell>
          <table:table-cell office:value-type="float" office:value="41805" calcext:value-type="float">
            <text:p>41805</text:p>
          </table:table-cell>
          <table:table-cell table:formula="of:=[.B488]-[.B$3]" office:value-type="float" office:value="47111" calcext:value-type="float">
            <text:p>47111</text:p>
          </table:table-cell>
          <table:table-cell table:formula="of:=[.C488]-[.C$3]" office:value-type="float" office:value="-8124" calcext:value-type="float">
            <text:p>-8124</text:p>
          </table:table-cell>
        </table:table-row>
        <table:table-row table:style-name="ro1">
          <table:table-cell/>
          <table:table-cell office:value-type="float" office:value="97135" calcext:value-type="float">
            <text:p>97135</text:p>
          </table:table-cell>
          <table:table-cell office:value-type="float" office:value="43000" calcext:value-type="float">
            <text:p>43000</text:p>
          </table:table-cell>
          <table:table-cell table:formula="of:=[.B489]-[.B$3]" office:value-type="float" office:value="47111" calcext:value-type="float">
            <text:p>47111</text:p>
          </table:table-cell>
          <table:table-cell table:formula="of:=[.C489]-[.C$3]" office:value-type="float" office:value="-6929" calcext:value-type="float">
            <text:p>-6929</text:p>
          </table:table-cell>
        </table:table-row>
        <table:table-row table:style-name="ro1">
          <table:table-cell/>
          <table:table-cell office:value-type="float" office:value="97341" calcext:value-type="float">
            <text:p>97341</text:p>
          </table:table-cell>
          <table:table-cell office:value-type="float" office:value="43000" calcext:value-type="float">
            <text:p>43000</text:p>
          </table:table-cell>
          <table:table-cell table:formula="of:=[.B490]-[.B$3]" office:value-type="float" office:value="47317" calcext:value-type="float">
            <text:p>47317</text:p>
          </table:table-cell>
          <table:table-cell table:formula="of:=[.C490]-[.C$3]" office:value-type="float" office:value="-6929" calcext:value-type="float">
            <text:p>-6929</text:p>
          </table:table-cell>
        </table:table-row>
        <table:table-row table:style-name="ro1">
          <table:table-cell/>
          <table:table-cell office:value-type="float" office:value="97341" calcext:value-type="float">
            <text:p>97341</text:p>
          </table:table-cell>
          <table:table-cell office:value-type="float" office:value="44214" calcext:value-type="float">
            <text:p>44214</text:p>
          </table:table-cell>
          <table:table-cell table:formula="of:=[.B491]-[.B$3]" office:value-type="float" office:value="47317" calcext:value-type="float">
            <text:p>47317</text:p>
          </table:table-cell>
          <table:table-cell table:formula="of:=[.C491]-[.C$3]" office:value-type="float" office:value="-5715" calcext:value-type="float">
            <text:p>-5715</text:p>
          </table:table-cell>
        </table:table-row>
        <table:table-row table:style-name="ro1">
          <table:table-cell/>
          <table:table-cell office:value-type="float" office:value="97400" calcext:value-type="float">
            <text:p>97400</text:p>
          </table:table-cell>
          <table:table-cell office:value-type="float" office:value="44214" calcext:value-type="float">
            <text:p>44214</text:p>
          </table:table-cell>
          <table:table-cell table:formula="of:=[.B492]-[.B$3]" office:value-type="float" office:value="47376" calcext:value-type="float">
            <text:p>47376</text:p>
          </table:table-cell>
          <table:table-cell table:formula="of:=[.C492]-[.C$3]" office:value-type="float" office:value="-5715" calcext:value-type="float">
            <text:p>-5715</text:p>
          </table:table-cell>
        </table:table-row>
        <table:table-row table:style-name="ro1">
          <table:table-cell/>
          <table:table-cell office:value-type="float" office:value="97400" calcext:value-type="float">
            <text:p>97400</text:p>
          </table:table-cell>
          <table:table-cell office:value-type="float" office:value="45418" calcext:value-type="float">
            <text:p>45418</text:p>
          </table:table-cell>
          <table:table-cell table:formula="of:=[.B493]-[.B$3]" office:value-type="float" office:value="47376" calcext:value-type="float">
            <text:p>47376</text:p>
          </table:table-cell>
          <table:table-cell table:formula="of:=[.C493]-[.C$3]" office:value-type="float" office:value="-4511" calcext:value-type="float">
            <text:p>-4511</text:p>
          </table:table-cell>
        </table:table-row>
        <table:table-row table:style-name="ro1">
          <table:table-cell/>
          <table:table-cell office:value-type="float" office:value="97517" calcext:value-type="float">
            <text:p>97517</text:p>
          </table:table-cell>
          <table:table-cell office:value-type="float" office:value="45418" calcext:value-type="float">
            <text:p>45418</text:p>
          </table:table-cell>
          <table:table-cell table:formula="of:=[.B494]-[.B$3]" office:value-type="float" office:value="47493" calcext:value-type="float">
            <text:p>47493</text:p>
          </table:table-cell>
          <table:table-cell table:formula="of:=[.C494]-[.C$3]" office:value-type="float" office:value="-4511" calcext:value-type="float">
            <text:p>-4511</text:p>
          </table:table-cell>
        </table:table-row>
        <table:table-row table:style-name="ro1">
          <table:table-cell/>
          <table:table-cell office:value-type="float" office:value="97517" calcext:value-type="float">
            <text:p>97517</text:p>
          </table:table-cell>
          <table:table-cell office:value-type="float" office:value="46570" calcext:value-type="float">
            <text:p>46570</text:p>
          </table:table-cell>
          <table:table-cell table:formula="of:=[.B495]-[.B$3]" office:value-type="float" office:value="47493" calcext:value-type="float">
            <text:p>47493</text:p>
          </table:table-cell>
          <table:table-cell table:formula="of:=[.C495]-[.C$3]" office:value-type="float" office:value="-3359" calcext:value-type="float">
            <text:p>-3359</text:p>
          </table:table-cell>
        </table:table-row>
        <table:table-row table:style-name="ro1">
          <table:table-cell/>
          <table:table-cell office:value-type="float" office:value="98364" calcext:value-type="float">
            <text:p>98364</text:p>
          </table:table-cell>
          <table:table-cell office:value-type="float" office:value="46570" calcext:value-type="float">
            <text:p>46570</text:p>
          </table:table-cell>
          <table:table-cell table:formula="of:=[.B496]-[.B$3]" office:value-type="float" office:value="48340" calcext:value-type="float">
            <text:p>48340</text:p>
          </table:table-cell>
          <table:table-cell table:formula="of:=[.C496]-[.C$3]" office:value-type="float" office:value="-3359" calcext:value-type="float">
            <text:p>-3359</text:p>
          </table:table-cell>
        </table:table-row>
        <table:table-row table:style-name="ro1">
          <table:table-cell/>
          <table:table-cell office:value-type="float" office:value="98364" calcext:value-type="float">
            <text:p>98364</text:p>
          </table:table-cell>
          <table:table-cell office:value-type="float" office:value="47828" calcext:value-type="float">
            <text:p>47828</text:p>
          </table:table-cell>
          <table:table-cell table:formula="of:=[.B497]-[.B$3]" office:value-type="float" office:value="48340" calcext:value-type="float">
            <text:p>48340</text:p>
          </table:table-cell>
          <table:table-cell table:formula="of:=[.C497]-[.C$3]" office:value-type="float" office:value="-2101" calcext:value-type="float">
            <text:p>-2101</text:p>
          </table:table-cell>
        </table:table-row>
        <table:table-row table:style-name="ro1">
          <table:table-cell/>
          <table:table-cell office:value-type="float" office:value="97740" calcext:value-type="float">
            <text:p>97740</text:p>
          </table:table-cell>
          <table:table-cell office:value-type="float" office:value="47828" calcext:value-type="float">
            <text:p>47828</text:p>
          </table:table-cell>
          <table:table-cell table:formula="of:=[.B498]-[.B$3]" office:value-type="float" office:value="47716" calcext:value-type="float">
            <text:p>47716</text:p>
          </table:table-cell>
          <table:table-cell table:formula="of:=[.C498]-[.C$3]" office:value-type="float" office:value="-2101" calcext:value-type="float">
            <text:p>-2101</text:p>
          </table:table-cell>
        </table:table-row>
        <table:table-row table:style-name="ro1">
          <table:table-cell/>
          <table:table-cell office:value-type="float" office:value="97740" calcext:value-type="float">
            <text:p>97740</text:p>
          </table:table-cell>
          <table:table-cell office:value-type="float" office:value="49030" calcext:value-type="float">
            <text:p>49030</text:p>
          </table:table-cell>
          <table:table-cell table:formula="of:=[.B499]-[.B$3]" office:value-type="float" office:value="47716" calcext:value-type="float">
            <text:p>47716</text:p>
          </table:table-cell>
          <table:table-cell table:formula="of:=[.C499]-[.C$3]" office:value-type="float" office:value="-899" calcext:value-type="float">
            <text:p>-899</text:p>
          </table:table-cell>
        </table:table-row>
        <table:table-row table:style-name="ro1">
          <table:table-cell/>
          <table:table-cell office:value-type="float" office:value="98198" calcext:value-type="float">
            <text:p>98198</text:p>
          </table:table-cell>
          <table:table-cell office:value-type="float" office:value="49030" calcext:value-type="float">
            <text:p>49030</text:p>
          </table:table-cell>
          <table:table-cell table:formula="of:=[.B500]-[.B$3]" office:value-type="float" office:value="48174" calcext:value-type="float">
            <text:p>48174</text:p>
          </table:table-cell>
          <table:table-cell table:formula="of:=[.C500]-[.C$3]" office:value-type="float" office:value="-899" calcext:value-type="float">
            <text:p>-89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8198" calcext:value-type="float">
            <text:p>98198</text:p>
          </table:table-cell>
          <table:table-cell office:value-type="float" office:value="50248" calcext:value-type="float">
            <text:p>50248</text:p>
          </table:table-cell>
          <table:table-cell table:formula="of:=[.B501]-[.B$3]" office:value-type="float" office:value="48174" calcext:value-type="float">
            <text:p>48174</text:p>
          </table:table-cell>
          <table:table-cell table:formula="of:=[.C501]-[.C$3]" office:value-type="float" office:value="319" calcext:value-type="float">
            <text:p>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00:14:20.00077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0T00:51:14.859770000</dc:date>
    <dc:creator>E. Dronkert</dc:creator>
    <meta:editing-duration>PT35M40S</meta:editing-duration>
    <meta:editing-cycles>5</meta:editing-cycles>
    <meta:generator>LibreOffice/25.8.2.2$MacOSX_AARCH64 LibreOffice_project/d401f2107ccab8f924a8e2df40f573aab7605b6f</meta:generator>
    <meta:document-statistic meta:table-count="1" meta:cell-count="20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data-label-number="non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minimum="0" chart:maximum="100000" chart:origin="0" chart:interval-major="10000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100000" chart:origin="0" chart:interval-major="1000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ff8000" chart:link-data-style-to-source="true" chart:data-label-number="none" chart:data-label-text="true" chart:data-label-symbol="false" chart:data-label-series="false" chart:label-position="center"/>
      <style:graphic-properties svg:stroke-width="0.03cm" svg:stroke-color="#004586" draw:fill-color="#004586"/>
      <style:text-properties fo:color="#000000" fo:font-size="10pt" fo:font-weight="bold" style:font-size-asian="10pt" style:font-size-complex="10pt"/>
    </style:style>
    <style:style style:name="ch9" style:family="chart">
      <style:graphic-properties svg:stroke-color="#ff8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981cm" svg:height="31.981cm" xlink:href=".." xlink:type="simple" chart:class="chart:scatter" chart:style-name="ch1">
        <chart:title svg:x="11.383cm" svg:y="0.775cm" chart:style-name="ch2">
          <text:p>Advent of Code 2025 Day 9: Movie Theater</text:p>
        </chart:title>
        <chart:plot-area chart:style-name="ch3" svg:x="0.639cm" svg:y="2.207cm" svg:width="30.703cm" svg:height="29.135cm">
          <chart:coordinate-region svg:x="2.066cm" svg:y="2.408cm" svg:width="28.685cm" svg:height="28.284cm"/>
          <chart:axis chart:dimension="x" chart:name="primary-x" chart:style-name="ch4" chartooo:axis-type="auto">
            <chart:categories table:cell-range-address="'2025-09-input'.A5:'2025-09-input'.A50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'2025-09-input'.C5:'2025-09-input'.C501" chart:label-cell-address="'2025-09-input'.C5:'2025-09-input'.C5" chart:class="chart:scatter">
            <chart:domain table:cell-range-address="'2025-09-input'.B5:'2025-09-input'.B501"/>
            <chart:data-point chart:repeated="497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'2025-09-input'.C5:'2025-09-input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'2025-09-input'.A5:'2025-09-input'.A501</svg:desc>
                </draw:g>
              </table:table-cell>
              <table:table-cell office:value-type="float" office:value="NaN">
                <text:p>NaN</text:p>
                <draw:g>
                  <svg:desc>'2025-09-input'.B5:'2025-09-input'.B501</svg:desc>
                </draw:g>
              </table:table-cell>
              <table:table-cell office:value-type="float" office:value="NaN">
                <text:p>NaN</text:p>
                <draw:g>
                  <svg:desc>'2025-09-input'.C5:'2025-09-input'.C50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7585">
                <text:p>97585</text:p>
              </table:table-cell>
              <table:table-cell office:value-type="float" office:value="50248">
                <text:p>50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85">
                <text:p>97585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11">
                <text:p>98011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11">
                <text:p>98011</text:p>
              </table:table-cell>
              <table:table-cell office:value-type="float" office:value="52664">
                <text:p>52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624">
                <text:p>97624</text:p>
              </table:table-cell>
              <table:table-cell office:value-type="float" office:value="52664">
                <text:p>52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624">
                <text:p>97624</text:p>
              </table:table-cell>
              <table:table-cell office:value-type="float" office:value="53893">
                <text:p>53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33">
                <text:p>97833</text:p>
              </table:table-cell>
              <table:table-cell office:value-type="float" office:value="53893">
                <text:p>53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33">
                <text:p>97833</text:p>
              </table:table-cell>
              <table:table-cell office:value-type="float" office:value="55069">
                <text:p>55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90">
                <text:p>97390</text:p>
              </table:table-cell>
              <table:table-cell office:value-type="float" office:value="55069">
                <text:p>55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90">
                <text:p>97390</text:p>
              </table:table-cell>
              <table:table-cell office:value-type="float" office:value="56345">
                <text:p>56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29">
                <text:p>97829</text:p>
              </table:table-cell>
              <table:table-cell office:value-type="float" office:value="56345">
                <text:p>56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29">
                <text:p>97829</text:p>
              </table:table-cell>
              <table:table-cell office:value-type="float" office:value="57524">
                <text:p>57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60">
                <text:p>97460</text:p>
              </table:table-cell>
              <table:table-cell office:value-type="float" office:value="57524">
                <text:p>57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60">
                <text:p>97460</text:p>
              </table:table-cell>
              <table:table-cell office:value-type="float" office:value="58782">
                <text:p>58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72">
                <text:p>97572</text:p>
              </table:table-cell>
              <table:table-cell office:value-type="float" office:value="58782">
                <text:p>58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72">
                <text:p>97572</text:p>
              </table:table-cell>
              <table:table-cell office:value-type="float" office:value="59956">
                <text:p>5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98">
                <text:p>97198</text:p>
              </table:table-cell>
              <table:table-cell office:value-type="float" office:value="59956">
                <text:p>5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98">
                <text:p>97198</text:p>
              </table:table-cell>
              <table:table-cell office:value-type="float" office:value="61016">
                <text:p>6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374">
                <text:p>96374</text:p>
              </table:table-cell>
              <table:table-cell office:value-type="float" office:value="61016">
                <text:p>6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374">
                <text:p>96374</text:p>
              </table:table-cell>
              <table:table-cell office:value-type="float" office:value="62214">
                <text:p>6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81">
                <text:p>96181</text:p>
              </table:table-cell>
              <table:table-cell office:value-type="float" office:value="62214">
                <text:p>6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81">
                <text:p>96181</text:p>
              </table:table-cell>
              <table:table-cell office:value-type="float" office:value="63484">
                <text:p>6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12">
                <text:p>96212</text:p>
              </table:table-cell>
              <table:table-cell office:value-type="float" office:value="63484">
                <text:p>6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12">
                <text:p>96212</text:p>
              </table:table-cell>
              <table:table-cell office:value-type="float" office:value="64456">
                <text:p>6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48">
                <text:p>95248</text:p>
              </table:table-cell>
              <table:table-cell office:value-type="float" office:value="64456">
                <text:p>6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48">
                <text:p>95248</text:p>
              </table:table-cell>
              <table:table-cell office:value-type="float" office:value="65667">
                <text:p>65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66">
                <text:p>95066</text:p>
              </table:table-cell>
              <table:table-cell office:value-type="float" office:value="65667">
                <text:p>65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66">
                <text:p>95066</text:p>
              </table:table-cell>
              <table:table-cell office:value-type="float" office:value="67043">
                <text:p>6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91">
                <text:p>95291</text:p>
              </table:table-cell>
              <table:table-cell office:value-type="float" office:value="67043">
                <text:p>6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91">
                <text:p>95291</text:p>
              </table:table-cell>
              <table:table-cell office:value-type="float" office:value="68196">
                <text:p>6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73">
                <text:p>94873</text:p>
              </table:table-cell>
              <table:table-cell office:value-type="float" office:value="68196">
                <text:p>6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73">
                <text:p>94873</text:p>
              </table:table-cell>
              <table:table-cell office:value-type="float" office:value="69349">
                <text:p>69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48">
                <text:p>94448</text:p>
              </table:table-cell>
              <table:table-cell office:value-type="float" office:value="69349">
                <text:p>69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48">
                <text:p>94448</text:p>
              </table:table-cell>
              <table:table-cell office:value-type="float" office:value="70107">
                <text:p>7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66">
                <text:p>93166</text:p>
              </table:table-cell>
              <table:table-cell office:value-type="float" office:value="70107">
                <text:p>7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66">
                <text:p>93166</text:p>
              </table:table-cell>
              <table:table-cell office:value-type="float" office:value="71163">
                <text:p>71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81">
                <text:p>92581</text:p>
              </table:table-cell>
              <table:table-cell office:value-type="float" office:value="71163">
                <text:p>71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81">
                <text:p>92581</text:p>
              </table:table-cell>
              <table:table-cell office:value-type="float" office:value="72635">
                <text:p>72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88">
                <text:p>92788</text:p>
              </table:table-cell>
              <table:table-cell office:value-type="float" office:value="72635">
                <text:p>72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88">
                <text:p>92788</text:p>
              </table:table-cell>
              <table:table-cell office:value-type="float" office:value="73416">
                <text:p>73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675">
                <text:p>91675</text:p>
              </table:table-cell>
              <table:table-cell office:value-type="float" office:value="73416">
                <text:p>73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675">
                <text:p>91675</text:p>
              </table:table-cell>
              <table:table-cell office:value-type="float" office:value="74627">
                <text:p>74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340">
                <text:p>91340</text:p>
              </table:table-cell>
              <table:table-cell office:value-type="float" office:value="74627">
                <text:p>74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340">
                <text:p>91340</text:p>
              </table:table-cell>
              <table:table-cell office:value-type="float" office:value="75665">
                <text:p>75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702">
                <text:p>90702</text:p>
              </table:table-cell>
              <table:table-cell office:value-type="float" office:value="75665">
                <text:p>75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702">
                <text:p>90702</text:p>
              </table:table-cell>
              <table:table-cell office:value-type="float" office:value="76625">
                <text:p>76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944">
                <text:p>89944</text:p>
              </table:table-cell>
              <table:table-cell office:value-type="float" office:value="76625">
                <text:p>76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944">
                <text:p>89944</text:p>
              </table:table-cell>
              <table:table-cell office:value-type="float" office:value="77509">
                <text:p>7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88">
                <text:p>89088</text:p>
              </table:table-cell>
              <table:table-cell office:value-type="float" office:value="77509">
                <text:p>7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88">
                <text:p>89088</text:p>
              </table:table-cell>
              <table:table-cell office:value-type="float" office:value="78597">
                <text:p>785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8521">
                <text:p>88521</text:p>
              </table:table-cell>
              <table:table-cell office:value-type="float" office:value="78597">
                <text:p>78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521">
                <text:p>88521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55">
                <text:p>88055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55">
                <text:p>88055</text:p>
              </table:table-cell>
              <table:table-cell office:value-type="float" office:value="80561">
                <text:p>80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84">
                <text:p>87084</text:p>
              </table:table-cell>
              <table:table-cell office:value-type="float" office:value="80561">
                <text:p>80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84">
                <text:p>87084</text:p>
              </table:table-cell>
              <table:table-cell office:value-type="float" office:value="81419">
                <text:p>81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15">
                <text:p>86215</text:p>
              </table:table-cell>
              <table:table-cell office:value-type="float" office:value="81419">
                <text:p>81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15">
                <text:p>86215</text:p>
              </table:table-cell>
              <table:table-cell office:value-type="float" office:value="82395">
                <text:p>8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82">
                <text:p>85482</text:p>
              </table:table-cell>
              <table:table-cell office:value-type="float" office:value="82395">
                <text:p>8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82">
                <text:p>85482</text:p>
              </table:table-cell>
              <table:table-cell office:value-type="float" office:value="83317">
                <text:p>83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85">
                <text:p>84685</text:p>
              </table:table-cell>
              <table:table-cell office:value-type="float" office:value="83317">
                <text:p>83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85">
                <text:p>84685</text:p>
              </table:table-cell>
              <table:table-cell office:value-type="float" office:value="84019">
                <text:p>84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66">
                <text:p>83666</text:p>
              </table:table-cell>
              <table:table-cell office:value-type="float" office:value="84019">
                <text:p>84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66">
                <text:p>83666</text:p>
              </table:table-cell>
              <table:table-cell office:value-type="float" office:value="84810">
                <text:p>84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45">
                <text:p>82745</text:p>
              </table:table-cell>
              <table:table-cell office:value-type="float" office:value="84810">
                <text:p>84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45">
                <text:p>82745</text:p>
              </table:table-cell>
              <table:table-cell office:value-type="float" office:value="85843">
                <text:p>8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5">
                <text:p>82045</text:p>
              </table:table-cell>
              <table:table-cell office:value-type="float" office:value="85843">
                <text:p>8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45">
                <text:p>82045</text:p>
              </table:table-cell>
              <table:table-cell office:value-type="float" office:value="86820">
                <text:p>86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277">
                <text:p>81277</text:p>
              </table:table-cell>
              <table:table-cell office:value-type="float" office:value="86820">
                <text:p>86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277">
                <text:p>81277</text:p>
              </table:table-cell>
              <table:table-cell office:value-type="float" office:value="87497">
                <text:p>87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51">
                <text:p>80251</text:p>
              </table:table-cell>
              <table:table-cell office:value-type="float" office:value="87497">
                <text:p>87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51">
                <text:p>80251</text:p>
              </table:table-cell>
              <table:table-cell office:value-type="float" office:value="88494">
                <text:p>88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77">
                <text:p>79477</text:p>
              </table:table-cell>
              <table:table-cell office:value-type="float" office:value="88494">
                <text:p>88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77">
                <text:p>79477</text:p>
              </table:table-cell>
              <table:table-cell office:value-type="float" office:value="88593">
                <text:p>88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30">
                <text:p>78030</text:p>
              </table:table-cell>
              <table:table-cell office:value-type="float" office:value="88593">
                <text:p>88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30">
                <text:p>78030</text:p>
              </table:table-cell>
              <table:table-cell office:value-type="float" office:value="89634">
                <text:p>89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80">
                <text:p>77280</text:p>
              </table:table-cell>
              <table:table-cell office:value-type="float" office:value="89634">
                <text:p>89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80">
                <text:p>77280</text:p>
              </table:table-cell>
              <table:table-cell office:value-type="float" office:value="89943">
                <text:p>89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26">
                <text:p>76026</text:p>
              </table:table-cell>
              <table:table-cell office:value-type="float" office:value="89943">
                <text:p>89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26">
                <text:p>76026</text:p>
              </table:table-cell>
              <table:table-cell office:value-type="float" office:value="90526">
                <text:p>90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67">
                <text:p>74967</text:p>
              </table:table-cell>
              <table:table-cell office:value-type="float" office:value="90526">
                <text:p>90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67">
                <text:p>74967</text:p>
              </table:table-cell>
              <table:table-cell office:value-type="float" office:value="91920">
                <text:p>919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83">
                <text:p>74383</text:p>
              </table:table-cell>
              <table:table-cell office:value-type="float" office:value="91920">
                <text:p>919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83">
                <text:p>74383</text:p>
              </table:table-cell>
              <table:table-cell office:value-type="float" office:value="91768">
                <text:p>91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99">
                <text:p>72899</text:p>
              </table:table-cell>
              <table:table-cell office:value-type="float" office:value="91768">
                <text:p>91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99">
                <text:p>72899</text:p>
              </table:table-cell>
              <table:table-cell office:value-type="float" office:value="92395">
                <text:p>9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64">
                <text:p>71864</text:p>
              </table:table-cell>
              <table:table-cell office:value-type="float" office:value="92395">
                <text:p>92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64">
                <text:p>71864</text:p>
              </table:table-cell>
              <table:table-cell office:value-type="float" office:value="93277">
                <text:p>9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49">
                <text:p>70949</text:p>
              </table:table-cell>
              <table:table-cell office:value-type="float" office:value="93277">
                <text:p>9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49">
                <text:p>70949</text:p>
              </table:table-cell>
              <table:table-cell office:value-type="float" office:value="93688">
                <text:p>93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98">
                <text:p>69798</text:p>
              </table:table-cell>
              <table:table-cell office:value-type="float" office:value="93688">
                <text:p>93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98">
                <text:p>69798</text:p>
              </table:table-cell>
              <table:table-cell office:value-type="float" office:value="94241">
                <text:p>9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12">
                <text:p>68712</text:p>
              </table:table-cell>
              <table:table-cell office:value-type="float" office:value="94241">
                <text:p>9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12">
                <text:p>68712</text:p>
              </table:table-cell>
              <table:table-cell office:value-type="float" office:value="94401">
                <text:p>94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68">
                <text:p>67468</text:p>
              </table:table-cell>
              <table:table-cell office:value-type="float" office:value="94401">
                <text:p>94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68">
                <text:p>67468</text:p>
              </table:table-cell>
              <table:table-cell office:value-type="float" office:value="95078">
                <text:p>95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28">
                <text:p>66428</text:p>
              </table:table-cell>
              <table:table-cell office:value-type="float" office:value="95078">
                <text:p>95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28">
                <text:p>66428</text:p>
              </table:table-cell>
              <table:table-cell office:value-type="float" office:value="95669">
                <text:p>9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44">
                <text:p>65344</text:p>
              </table:table-cell>
              <table:table-cell office:value-type="float" office:value="95669">
                <text:p>9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44">
                <text:p>65344</text:p>
              </table:table-cell>
              <table:table-cell office:value-type="float" office:value="95733">
                <text:p>957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087">
                <text:p>64087</text:p>
              </table:table-cell>
              <table:table-cell office:value-type="float" office:value="95733">
                <text:p>95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87">
                <text:p>64087</text:p>
              </table:table-cell>
              <table:table-cell office:value-type="float" office:value="96248">
                <text:p>96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72">
                <text:p>62972</text:p>
              </table:table-cell>
              <table:table-cell office:value-type="float" office:value="96248">
                <text:p>96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72">
                <text:p>62972</text:p>
              </table:table-cell>
              <table:table-cell office:value-type="float" office:value="96251">
                <text:p>96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18">
                <text:p>61718</text:p>
              </table:table-cell>
              <table:table-cell office:value-type="float" office:value="96251">
                <text:p>96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18">
                <text:p>61718</text:p>
              </table:table-cell>
              <table:table-cell office:value-type="float" office:value="96888">
                <text:p>9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23">
                <text:p>60623</text:p>
              </table:table-cell>
              <table:table-cell office:value-type="float" office:value="96888">
                <text:p>9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23">
                <text:p>60623</text:p>
              </table:table-cell>
              <table:table-cell office:value-type="float" office:value="97184">
                <text:p>97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40">
                <text:p>59440</text:p>
              </table:table-cell>
              <table:table-cell office:value-type="float" office:value="97184">
                <text:p>97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40">
                <text:p>59440</text:p>
              </table:table-cell>
              <table:table-cell office:value-type="float" office:value="97469">
                <text:p>97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52">
                <text:p>58252</text:p>
              </table:table-cell>
              <table:table-cell office:value-type="float" office:value="97469">
                <text:p>97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52">
                <text:p>58252</text:p>
              </table:table-cell>
              <table:table-cell office:value-type="float" office:value="97411">
                <text:p>97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10">
                <text:p>57010</text:p>
              </table:table-cell>
              <table:table-cell office:value-type="float" office:value="97411">
                <text:p>97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10">
                <text:p>57010</text:p>
              </table:table-cell>
              <table:table-cell office:value-type="float" office:value="97271">
                <text:p>97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70">
                <text:p>55770</text:p>
              </table:table-cell>
              <table:table-cell office:value-type="float" office:value="97271">
                <text:p>97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70">
                <text:p>55770</text:p>
              </table:table-cell>
              <table:table-cell office:value-type="float" office:value="97969">
                <text:p>9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25">
                <text:p>54625</text:p>
              </table:table-cell>
              <table:table-cell office:value-type="float" office:value="97969">
                <text:p>9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25">
                <text:p>54625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68">
                <text:p>53368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68">
                <text:p>53368</text:p>
              </table:table-cell>
              <table:table-cell office:value-type="float" office:value="97865">
                <text:p>97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77">
                <text:p>52177</text:p>
              </table:table-cell>
              <table:table-cell office:value-type="float" office:value="97865">
                <text:p>97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77">
                <text:p>52177</text:p>
              </table:table-cell>
              <table:table-cell office:value-type="float" office:value="98329">
                <text:p>98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72">
                <text:p>50972</text:p>
              </table:table-cell>
              <table:table-cell office:value-type="float" office:value="98329">
                <text:p>98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72">
                <text:p>50972</text:p>
              </table:table-cell>
              <table:table-cell office:value-type="float" office:value="97669">
                <text:p>97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51">
                <text:p>49751</text:p>
              </table:table-cell>
              <table:table-cell office:value-type="float" office:value="97669">
                <text:p>97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51">
                <text:p>49751</text:p>
              </table:table-cell>
              <table:table-cell office:value-type="float" office:value="98319">
                <text:p>9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23">
                <text:p>48523</text:p>
              </table:table-cell>
              <table:table-cell office:value-type="float" office:value="98319">
                <text:p>9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23">
                <text:p>48523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41">
                <text:p>47341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41">
                <text:p>47341</text:p>
              </table:table-cell>
              <table:table-cell office:value-type="float" office:value="98287">
                <text:p>98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69">
                <text:p>46069</text:p>
              </table:table-cell>
              <table:table-cell office:value-type="float" office:value="98287">
                <text:p>98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69">
                <text:p>46069</text:p>
              </table:table-cell>
              <table:table-cell office:value-type="float" office:value="97717">
                <text:p>97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96">
                <text:p>44896</text:p>
              </table:table-cell>
              <table:table-cell office:value-type="float" office:value="97717">
                <text:p>97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96">
                <text:p>44896</text:p>
              </table:table-cell>
              <table:table-cell office:value-type="float" office:value="97342">
                <text:p>97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9">
                <text:p>43719</text:p>
              </table:table-cell>
              <table:table-cell office:value-type="float" office:value="97342">
                <text:p>97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9">
                <text:p>43719</text:p>
              </table:table-cell>
              <table:table-cell office:value-type="float" office:value="97436">
                <text:p>97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79">
                <text:p>42479</text:p>
              </table:table-cell>
              <table:table-cell office:value-type="float" office:value="97436">
                <text:p>97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79">
                <text:p>42479</text:p>
              </table:table-cell>
              <table:table-cell office:value-type="float" office:value="97459">
                <text:p>9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37">
                <text:p>41237</text:p>
              </table:table-cell>
              <table:table-cell office:value-type="float" office:value="97459">
                <text:p>9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37">
                <text:p>41237</text:p>
              </table:table-cell>
              <table:table-cell office:value-type="float" office:value="96815">
                <text:p>96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24">
                <text:p>40124</text:p>
              </table:table-cell>
              <table:table-cell office:value-type="float" office:value="96815">
                <text:p>96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24">
                <text:p>40124</text:p>
              </table:table-cell>
              <table:table-cell office:value-type="float" office:value="96681">
                <text:p>96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0">
                <text:p>38910</text:p>
              </table:table-cell>
              <table:table-cell office:value-type="float" office:value="96681">
                <text:p>96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0">
                <text:p>38910</text:p>
              </table:table-cell>
              <table:table-cell office:value-type="float" office:value="96602">
                <text:p>9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73">
                <text:p>37673</text:p>
              </table:table-cell>
              <table:table-cell office:value-type="float" office:value="96602">
                <text:p>9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73">
                <text:p>37673</text:p>
              </table:table-cell>
              <table:table-cell office:value-type="float" office:value="96208">
                <text:p>96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16">
                <text:p>36516</text:p>
              </table:table-cell>
              <table:table-cell office:value-type="float" office:value="96208">
                <text:p>96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16">
                <text:p>36516</text:p>
              </table:table-cell>
              <table:table-cell office:value-type="float" office:value="96041">
                <text:p>96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90">
                <text:p>35290</text:p>
              </table:table-cell>
              <table:table-cell office:value-type="float" office:value="96041">
                <text:p>96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90">
                <text:p>35290</text:p>
              </table:table-cell>
              <table:table-cell office:value-type="float" office:value="95193">
                <text:p>951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4288">
                <text:p>34288</text:p>
              </table:table-cell>
              <table:table-cell office:value-type="float" office:value="95193">
                <text:p>95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88">
                <text:p>34288</text:p>
              </table:table-cell>
              <table:table-cell office:value-type="float" office:value="95385">
                <text:p>95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21">
                <text:p>32921</text:p>
              </table:table-cell>
              <table:table-cell office:value-type="float" office:value="95385">
                <text:p>95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21">
                <text:p>32921</text:p>
              </table:table-cell>
              <table:table-cell office:value-type="float" office:value="94861">
                <text:p>94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08">
                <text:p>31808</text:p>
              </table:table-cell>
              <table:table-cell office:value-type="float" office:value="94861">
                <text:p>94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08">
                <text:p>31808</text:p>
              </table:table-cell>
              <table:table-cell office:value-type="float" office:value="94399">
                <text:p>94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71">
                <text:p>30671</text:p>
              </table:table-cell>
              <table:table-cell office:value-type="float" office:value="94399">
                <text:p>94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71">
                <text:p>30671</text:p>
              </table:table-cell>
              <table:table-cell office:value-type="float" office:value="93112">
                <text:p>9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18">
                <text:p>29918</text:p>
              </table:table-cell>
              <table:table-cell office:value-type="float" office:value="93112">
                <text:p>9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18">
                <text:p>29918</text:p>
              </table:table-cell>
              <table:table-cell office:value-type="float" office:value="92913">
                <text:p>92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71">
                <text:p>28671</text:p>
              </table:table-cell>
              <table:table-cell office:value-type="float" office:value="92913">
                <text:p>92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71">
                <text:p>28671</text:p>
              </table:table-cell>
              <table:table-cell office:value-type="float" office:value="92119">
                <text:p>9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18">
                <text:p>27718</text:p>
              </table:table-cell>
              <table:table-cell office:value-type="float" office:value="92119">
                <text:p>9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18">
                <text:p>27718</text:p>
              </table:table-cell>
              <table:table-cell office:value-type="float" office:value="91442">
                <text:p>91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13">
                <text:p>26713</text:p>
              </table:table-cell>
              <table:table-cell office:value-type="float" office:value="91442">
                <text:p>91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13">
                <text:p>26713</text:p>
              </table:table-cell>
              <table:table-cell office:value-type="float" office:value="90915">
                <text:p>90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26">
                <text:p>25626</text:p>
              </table:table-cell>
              <table:table-cell office:value-type="float" office:value="90915">
                <text:p>90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26">
                <text:p>25626</text:p>
              </table:table-cell>
              <table:table-cell office:value-type="float" office:value="90593">
                <text:p>90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02">
                <text:p>24402</text:p>
              </table:table-cell>
              <table:table-cell office:value-type="float" office:value="90593">
                <text:p>90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02">
                <text:p>24402</text:p>
              </table:table-cell>
              <table:table-cell office:value-type="float" office:value="90340">
                <text:p>90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10">
                <text:p>23110</text:p>
              </table:table-cell>
              <table:table-cell office:value-type="float" office:value="90340">
                <text:p>903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10">
                <text:p>23110</text:p>
              </table:table-cell>
              <table:table-cell office:value-type="float" office:value="89440">
                <text:p>89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41">
                <text:p>22241</text:p>
              </table:table-cell>
              <table:table-cell office:value-type="float" office:value="89440">
                <text:p>89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41">
                <text:p>22241</text:p>
              </table:table-cell>
              <table:table-cell office:value-type="float" office:value="88276">
                <text:p>8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84">
                <text:p>21584</text:p>
              </table:table-cell>
              <table:table-cell office:value-type="float" office:value="88276">
                <text:p>8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84">
                <text:p>21584</text:p>
              </table:table-cell>
              <table:table-cell office:value-type="float" office:value="88126">
                <text:p>88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68">
                <text:p>20168</text:p>
              </table:table-cell>
              <table:table-cell office:value-type="float" office:value="88126">
                <text:p>88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68">
                <text:p>20168</text:p>
              </table:table-cell>
              <table:table-cell office:value-type="float" office:value="87236">
                <text:p>8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12">
                <text:p>19312</text:p>
              </table:table-cell>
              <table:table-cell office:value-type="float" office:value="87236">
                <text:p>8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12">
                <text:p>19312</text:p>
              </table:table-cell>
              <table:table-cell office:value-type="float" office:value="86576">
                <text:p>86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67">
                <text:p>18267</text:p>
              </table:table-cell>
              <table:table-cell office:value-type="float" office:value="86576">
                <text:p>86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67">
                <text:p>18267</text:p>
              </table:table-cell>
              <table:table-cell office:value-type="float" office:value="85553">
                <text:p>85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40">
                <text:p>17540</text:p>
              </table:table-cell>
              <table:table-cell office:value-type="float" office:value="85553">
                <text:p>85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40">
                <text:p>17540</text:p>
              </table:table-cell>
              <table:table-cell office:value-type="float" office:value="84543">
                <text:p>8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18">
                <text:p>16818</text:p>
              </table:table-cell>
              <table:table-cell office:value-type="float" office:value="84543">
                <text:p>8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18">
                <text:p>16818</text:p>
              </table:table-cell>
              <table:table-cell office:value-type="float" office:value="84064">
                <text:p>84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8">
                <text:p>15578</text:p>
              </table:table-cell>
              <table:table-cell office:value-type="float" office:value="84064">
                <text:p>84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8">
                <text:p>15578</text:p>
              </table:table-cell>
              <table:table-cell office:value-type="float" office:value="82797">
                <text:p>82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34">
                <text:p>15134</text:p>
              </table:table-cell>
              <table:table-cell office:value-type="float" office:value="82797">
                <text:p>82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34">
                <text:p>15134</text:p>
              </table:table-cell>
              <table:table-cell office:value-type="float" office:value="82017">
                <text:p>82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88">
                <text:p>14188</text:p>
              </table:table-cell>
              <table:table-cell office:value-type="float" office:value="82017">
                <text:p>82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88">
                <text:p>14188</text:p>
              </table:table-cell>
              <table:table-cell office:value-type="float" office:value="81332">
                <text:p>81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14">
                <text:p>13114</text:p>
              </table:table-cell>
              <table:table-cell office:value-type="float" office:value="81332">
                <text:p>81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14">
                <text:p>13114</text:p>
              </table:table-cell>
              <table:table-cell office:value-type="float" office:value="80221">
                <text:p>80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39">
                <text:p>12539</text:p>
              </table:table-cell>
              <table:table-cell office:value-type="float" office:value="80221">
                <text:p>80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39">
                <text:p>12539</text:p>
              </table:table-cell>
              <table:table-cell office:value-type="float" office:value="79343">
                <text:p>79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79">
                <text:p>11679</text:p>
              </table:table-cell>
              <table:table-cell office:value-type="float" office:value="79343">
                <text:p>79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79">
                <text:p>11679</text:p>
              </table:table-cell>
              <table:table-cell office:value-type="float" office:value="78473">
                <text:p>7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7">
                <text:p>10797</text:p>
              </table:table-cell>
              <table:table-cell office:value-type="float" office:value="78473">
                <text:p>7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7">
                <text:p>10797</text:p>
              </table:table-cell>
              <table:table-cell office:value-type="float" office:value="77118">
                <text:p>771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00">
                <text:p>10600</text:p>
              </table:table-cell>
              <table:table-cell office:value-type="float" office:value="77118">
                <text:p>77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00">
                <text:p>10600</text:p>
              </table:table-cell>
              <table:table-cell office:value-type="float" office:value="76172">
                <text:p>7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3">
                <text:p>9833</text:p>
              </table:table-cell>
              <table:table-cell office:value-type="float" office:value="76172">
                <text:p>7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3">
                <text:p>9833</text:p>
              </table:table-cell>
              <table:table-cell office:value-type="float" office:value="75371">
                <text:p>75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8">
                <text:p>8818</text:p>
              </table:table-cell>
              <table:table-cell office:value-type="float" office:value="75371">
                <text:p>75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8">
                <text:p>8818</text:p>
              </table:table-cell>
              <table:table-cell office:value-type="float" office:value="74320">
                <text:p>743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8">
                <text:p>8188</text:p>
              </table:table-cell>
              <table:table-cell office:value-type="float" office:value="74320">
                <text:p>743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8">
                <text:p>8188</text:p>
              </table:table-cell>
              <table:table-cell office:value-type="float" office:value="73033">
                <text:p>73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6">
                <text:p>7986</text:p>
              </table:table-cell>
              <table:table-cell office:value-type="float" office:value="73033">
                <text:p>73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6">
                <text:p>7986</text:p>
              </table:table-cell>
              <table:table-cell office:value-type="float" office:value="72180">
                <text:p>72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2">
                <text:p>6992</text:p>
              </table:table-cell>
              <table:table-cell office:value-type="float" office:value="72180">
                <text:p>72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2">
                <text:p>6992</text:p>
              </table:table-cell>
              <table:table-cell office:value-type="float" office:value="70709">
                <text:p>70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18">
                <text:p>7218</text:p>
              </table:table-cell>
              <table:table-cell office:value-type="float" office:value="70709">
                <text:p>70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18">
                <text:p>7218</text:p>
              </table:table-cell>
              <table:table-cell office:value-type="float" office:value="69965">
                <text:p>69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2">
                <text:p>5942</text:p>
              </table:table-cell>
              <table:table-cell office:value-type="float" office:value="69965">
                <text:p>69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2">
                <text:p>5942</text:p>
              </table:table-cell>
              <table:table-cell office:value-type="float" office:value="68792">
                <text:p>6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0">
                <text:p>5570</text:p>
              </table:table-cell>
              <table:table-cell office:value-type="float" office:value="68792">
                <text:p>6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0">
                <text:p>5570</text:p>
              </table:table-cell>
              <table:table-cell office:value-type="float" office:value="67655">
                <text:p>67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2">
                <text:p>5122</text:p>
              </table:table-cell>
              <table:table-cell office:value-type="float" office:value="67655">
                <text:p>67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2">
                <text:p>5122</text:p>
              </table:table-cell>
              <table:table-cell office:value-type="float" office:value="66576">
                <text:p>66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4">
                <text:p>4514</text:p>
              </table:table-cell>
              <table:table-cell office:value-type="float" office:value="66576">
                <text:p>66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4">
                <text:p>4514</text:p>
              </table:table-cell>
              <table:table-cell office:value-type="float" office:value="65236">
                <text:p>65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1">
                <text:p>4651</text:p>
              </table:table-cell>
              <table:table-cell office:value-type="float" office:value="65236">
                <text:p>65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1">
                <text:p>4651</text:p>
              </table:table-cell>
              <table:table-cell office:value-type="float" office:value="64191">
                <text:p>64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8">
                <text:p>3928</text:p>
              </table:table-cell>
              <table:table-cell office:value-type="float" office:value="64191">
                <text:p>64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8">
                <text:p>3928</text:p>
              </table:table-cell>
              <table:table-cell office:value-type="float" office:value="62832">
                <text:p>62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0">
                <text:p>4250</text:p>
              </table:table-cell>
              <table:table-cell office:value-type="float" office:value="62832">
                <text:p>62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0">
                <text:p>4250</text:p>
              </table:table-cell>
              <table:table-cell office:value-type="float" office:value="61676">
                <text:p>61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3">
                <text:p>3913</text:p>
              </table:table-cell>
              <table:table-cell office:value-type="float" office:value="61676">
                <text:p>61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3">
                <text:p>3913</text:p>
              </table:table-cell>
              <table:table-cell office:value-type="float" office:value="60666">
                <text:p>6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9">
                <text:p>2919</text:p>
              </table:table-cell>
              <table:table-cell office:value-type="float" office:value="60666">
                <text:p>6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9">
                <text:p>2919</text:p>
              </table:table-cell>
              <table:table-cell office:value-type="float" office:value="59414">
                <text:p>59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6">
                <text:p>2946</text:p>
              </table:table-cell>
              <table:table-cell office:value-type="float" office:value="59414">
                <text:p>59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6">
                <text:p>2946</text:p>
              </table:table-cell>
              <table:table-cell office:value-type="float" office:value="58189">
                <text:p>58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">
                <text:p>2892</text:p>
              </table:table-cell>
              <table:table-cell office:value-type="float" office:value="58189">
                <text:p>58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">
                <text:p>2892</text:p>
              </table:table-cell>
              <table:table-cell office:value-type="float" office:value="56982">
                <text:p>56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7">
                <text:p>2777</text:p>
              </table:table-cell>
              <table:table-cell office:value-type="float" office:value="56982">
                <text:p>56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7">
                <text:p>2777</text:p>
              </table:table-cell>
              <table:table-cell office:value-type="float" office:value="55788">
                <text:p>55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4">
                <text:p>2574</text:p>
              </table:table-cell>
              <table:table-cell office:value-type="float" office:value="55788">
                <text:p>55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4">
                <text:p>2574</text:p>
              </table:table-cell>
              <table:table-cell office:value-type="float" office:value="54613">
                <text:p>5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5">
                <text:p>2155</text:p>
              </table:table-cell>
              <table:table-cell office:value-type="float" office:value="54613">
                <text:p>5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5">
                <text:p>2155</text:p>
              </table:table-cell>
              <table:table-cell office:value-type="float" office:value="53375">
                <text:p>53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3">
                <text:p>2393</text:p>
              </table:table-cell>
              <table:table-cell office:value-type="float" office:value="53375">
                <text:p>53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3">
                <text:p>2393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9">
                <text:p>2489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9">
                <text:p>2489</text:p>
              </table:table-cell>
              <table:table-cell office:value-type="float" office:value="50972">
                <text:p>50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50972">
                <text:p>5097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685">
                <text:p>1685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94693">
                <text:p>94693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94693">
                <text:p>94693</text:p>
              </table:table-cell>
              <table:table-cell office:value-type="float" office:value="48547">
                <text:p>485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466">
                <text:p>2466</text:p>
              </table:table-cell>
              <table:table-cell office:value-type="float" office:value="48547">
                <text:p>48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6">
                <text:p>2466</text:p>
              </table:table-cell>
              <table:table-cell office:value-type="float" office:value="47345">
                <text:p>47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1">
                <text:p>2551</text:p>
              </table:table-cell>
              <table:table-cell office:value-type="float" office:value="47345">
                <text:p>47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1">
                <text:p>2551</text:p>
              </table:table-cell>
              <table:table-cell office:value-type="float" office:value="46084">
                <text:p>46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46084">
                <text:p>46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44845">
                <text:p>44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3">
                <text:p>1813</text:p>
              </table:table-cell>
              <table:table-cell office:value-type="float" office:value="44845">
                <text:p>44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3">
                <text:p>1813</text:p>
              </table:table-cell>
              <table:table-cell office:value-type="float" office:value="43720">
                <text:p>43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43720">
                <text:p>43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42503">
                <text:p>4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6">
                <text:p>2716</text:p>
              </table:table-cell>
              <table:table-cell office:value-type="float" office:value="42503">
                <text:p>4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6">
                <text:p>2716</text:p>
              </table:table-cell>
              <table:table-cell office:value-type="float" office:value="41195">
                <text:p>41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2">
                <text:p>2312</text:p>
              </table:table-cell>
              <table:table-cell office:value-type="float" office:value="41195">
                <text:p>41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2">
                <text:p>2312</text:p>
              </table:table-cell>
              <table:table-cell office:value-type="float" office:value="39998">
                <text:p>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9">
                <text:p>2589</text:p>
              </table:table-cell>
              <table:table-cell office:value-type="float" office:value="39998">
                <text:p>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9">
                <text:p>2589</text:p>
              </table:table-cell>
              <table:table-cell office:value-type="float" office:value="38961">
                <text:p>38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3">
                <text:p>3533</text:p>
              </table:table-cell>
              <table:table-cell office:value-type="float" office:value="38961">
                <text:p>38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3">
                <text:p>3533</text:p>
              </table:table-cell>
              <table:table-cell office:value-type="float" office:value="37735">
                <text:p>37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8">
                <text:p>3628</text:p>
              </table:table-cell>
              <table:table-cell office:value-type="float" office:value="37735">
                <text:p>37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8">
                <text:p>3628</text:p>
              </table:table-cell>
              <table:table-cell office:value-type="float" office:value="36546">
                <text:p>36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">
                <text:p>3891</text:p>
              </table:table-cell>
              <table:table-cell office:value-type="float" office:value="36546">
                <text:p>36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">
                <text:p>3891</text:p>
              </table:table-cell>
              <table:table-cell office:value-type="float" office:value="35426">
                <text:p>3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5">
                <text:p>4385</text:p>
              </table:table-cell>
              <table:table-cell office:value-type="float" office:value="35426">
                <text:p>3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5">
                <text:p>4385</text:p>
              </table:table-cell>
              <table:table-cell office:value-type="float" office:value="34229">
                <text:p>3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6">
                <text:p>4636</text:p>
              </table:table-cell>
              <table:table-cell office:value-type="float" office:value="34229">
                <text:p>3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6">
                <text:p>4636</text:p>
              </table:table-cell>
              <table:table-cell office:value-type="float" office:value="33077">
                <text:p>33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0">
                <text:p>5030</text:p>
              </table:table-cell>
              <table:table-cell office:value-type="float" office:value="33077">
                <text:p>33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0">
                <text:p>5030</text:p>
              </table:table-cell>
              <table:table-cell office:value-type="float" office:value="31900">
                <text:p>31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5">
                <text:p>5365</text:p>
              </table:table-cell>
              <table:table-cell office:value-type="float" office:value="31900">
                <text:p>31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5">
                <text:p>5365</text:p>
              </table:table-cell>
              <table:table-cell office:value-type="float" office:value="30944">
                <text:p>30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7">
                <text:p>6227</text:p>
              </table:table-cell>
              <table:table-cell office:value-type="float" office:value="30944">
                <text:p>30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7">
                <text:p>6227</text:p>
              </table:table-cell>
              <table:table-cell office:value-type="float" office:value="29769">
                <text:p>29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8">
                <text:p>6568</text:p>
              </table:table-cell>
              <table:table-cell office:value-type="float" office:value="29769">
                <text:p>29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8">
                <text:p>6568</text:p>
              </table:table-cell>
              <table:table-cell office:value-type="float" office:value="28433">
                <text:p>28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6">
                <text:p>6606</text:p>
              </table:table-cell>
              <table:table-cell office:value-type="float" office:value="28433">
                <text:p>28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6">
                <text:p>6606</text:p>
              </table:table-cell>
              <table:table-cell office:value-type="float" office:value="27418">
                <text:p>27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3">
                <text:p>7313</text:p>
              </table:table-cell>
              <table:table-cell office:value-type="float" office:value="27418">
                <text:p>27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3">
                <text:p>7313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7">
                <text:p>7777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7">
                <text:p>7777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1">
                <text:p>8961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1">
                <text:p>8961</text:p>
              </table:table-cell>
              <table:table-cell office:value-type="float" office:value="24577">
                <text:p>24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3">
                <text:p>9683</text:p>
              </table:table-cell>
              <table:table-cell office:value-type="float" office:value="24577">
                <text:p>24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3">
                <text:p>9683</text:p>
              </table:table-cell>
              <table:table-cell office:value-type="float" office:value="23129">
                <text:p>23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7">
                <text:p>9687</text:p>
              </table:table-cell>
              <table:table-cell office:value-type="float" office:value="23129">
                <text:p>23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7">
                <text:p>9687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1">
                <text:p>10641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1">
                <text:p>10641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13">
                <text:p>11313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13">
                <text:p>11313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023">
                <text:p>12023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23">
                <text:p>12023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13">
                <text:p>13213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13">
                <text:p>13213</text:p>
              </table:table-cell>
              <table:table-cell office:value-type="float" office:value="18319">
                <text:p>1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83">
                <text:p>13483</text:p>
              </table:table-cell>
              <table:table-cell office:value-type="float" office:value="18319">
                <text:p>1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83">
                <text:p>13483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13">
                <text:p>14613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13">
                <text:p>14613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0">
                <text:p>15590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0">
                <text:p>15590</text:p>
              </table:table-cell>
              <table:table-cell office:value-type="float" office:value="16218">
                <text:p>16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69">
                <text:p>16569</text:p>
              </table:table-cell>
              <table:table-cell office:value-type="float" office:value="16218">
                <text:p>16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69">
                <text:p>16569</text:p>
              </table:table-cell>
              <table:table-cell office:value-type="float" office:value="15163">
                <text:p>1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29">
                <text:p>17229</text:p>
              </table:table-cell>
              <table:table-cell office:value-type="float" office:value="15163">
                <text:p>1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29">
                <text:p>17229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13">
                <text:p>18313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13">
                <text:p>18313</text:p>
              </table:table-cell>
              <table:table-cell office:value-type="float" office:value="13183">
                <text:p>13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5">
                <text:p>18725</text:p>
              </table:table-cell>
              <table:table-cell office:value-type="float" office:value="13183">
                <text:p>13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5">
                <text:p>18725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16">
                <text:p>19816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16">
                <text:p>19816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15">
                <text:p>21015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15">
                <text:p>21015</text:p>
              </table:table-cell>
              <table:table-cell office:value-type="float" office:value="11048">
                <text:p>11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09">
                <text:p>21709</text:p>
              </table:table-cell>
              <table:table-cell office:value-type="float" office:value="11048">
                <text:p>11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09">
                <text:p>21709</text:p>
              </table:table-cell>
              <table:table-cell office:value-type="float" office:value="10762">
                <text:p>10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2">
                <text:p>22992</text:p>
              </table:table-cell>
              <table:table-cell office:value-type="float" office:value="10762">
                <text:p>10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2">
                <text:p>22992</text:p>
              </table:table-cell>
              <table:table-cell office:value-type="float" office:value="9767">
                <text:p>9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84">
                <text:p>23784</text:p>
              </table:table-cell>
              <table:table-cell office:value-type="float" office:value="9767">
                <text:p>9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84">
                <text:p>23784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39">
                <text:p>24939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39">
                <text:p>2493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63">
                <text:p>25963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63">
                <text:p>25963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07">
                <text:p>26707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07">
                <text:p>26707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24">
                <text:p>28224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24">
                <text:p>28224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9">
                <text:p>28929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9">
                <text:p>28929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58">
                <text:p>30058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58">
                <text:p>30058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42">
                <text:p>31142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42">
                <text:p>31142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02">
                <text:p>32302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02">
                <text:p>32302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00">
                <text:p>33600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00">
                <text:p>3360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06">
                <text:p>34606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06">
                <text:p>34606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15">
                <text:p>3591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15">
                <text:p>35915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7115">
                <text:p>37115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15">
                <text:p>37115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37">
                <text:p>38237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37">
                <text:p>38237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67">
                <text:p>39467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67">
                <text:p>3946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04">
                <text:p>40504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04">
                <text:p>40504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21">
                <text:p>41821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21">
                <text:p>41821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41">
                <text:p>43041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41">
                <text:p>43041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44">
                <text:p>44244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44">
                <text:p>4424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90">
                <text:p>45390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90">
                <text:p>453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99">
                <text:p>4659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99">
                <text:p>46599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39">
                <text:p>47839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39">
                <text:p>47839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39">
                <text:p>49039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39">
                <text:p>4903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52">
                <text:p>5025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52">
                <text:p>50252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54">
                <text:p>51454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54">
                <text:p>51454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03">
                <text:p>52703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03">
                <text:p>5270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29">
                <text:p>5392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29">
                <text:p>53929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54">
                <text:p>55054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54">
                <text:p>5505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60">
                <text:p>5626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60">
                <text:p>5626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61">
                <text:p>57561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61">
                <text:p>5756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30">
                <text:p>5863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30">
                <text:p>58630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10">
                <text:p>59810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10">
                <text:p>5981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10">
                <text:p>6111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10">
                <text:p>6111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50">
                <text:p>6235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50">
                <text:p>62350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44">
                <text:p>63344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44">
                <text:p>63344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03">
                <text:p>64603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03">
                <text:p>64603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03">
                <text:p>65803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03">
                <text:p>65803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7039">
                <text:p>67039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39">
                <text:p>67039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54">
                <text:p>67854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54">
                <text:p>67854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43">
                <text:p>69243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43">
                <text:p>69243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75">
                <text:p>70275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75">
                <text:p>70275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33">
                <text:p>71333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33">
                <text:p>71333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437">
                <text:p>72437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437">
                <text:p>72437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54">
                <text:p>73754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54">
                <text:p>73754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19">
                <text:p>74419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19">
                <text:p>74419</text:p>
              </table:table-cell>
              <table:table-cell office:value-type="float" office:value="9432">
                <text:p>9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80">
                <text:p>75580</text:p>
              </table:table-cell>
              <table:table-cell office:value-type="float" office:value="9432">
                <text:p>9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80">
                <text:p>75580</text:p>
              </table:table-cell>
              <table:table-cell office:value-type="float" office:value="9758">
                <text:p>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23">
                <text:p>76823</text:p>
              </table:table-cell>
              <table:table-cell office:value-type="float" office:value="9758">
                <text:p>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23">
                <text:p>76823</text:p>
              </table:table-cell>
              <table:table-cell office:value-type="float" office:value="10995">
                <text:p>1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51">
                <text:p>77451</text:p>
              </table:table-cell>
              <table:table-cell office:value-type="float" office:value="10995">
                <text:p>1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51">
                <text:p>77451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00">
                <text:p>78800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00">
                <text:p>78800</text:p>
              </table:table-cell>
              <table:table-cell office:value-type="float" office:value="12349">
                <text:p>12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58">
                <text:p>79458</text:p>
              </table:table-cell>
              <table:table-cell office:value-type="float" office:value="12349">
                <text:p>12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58">
                <text:p>79458</text:p>
              </table:table-cell>
              <table:table-cell office:value-type="float" office:value="12754">
                <text:p>12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94">
                <text:p>80694</text:p>
              </table:table-cell>
              <table:table-cell office:value-type="float" office:value="12754">
                <text:p>12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94">
                <text:p>80694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01">
                <text:p>81501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01">
                <text:p>81501</text:p>
              </table:table-cell>
              <table:table-cell office:value-type="float" office:value="14846">
                <text:p>14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94">
                <text:p>82094</text:p>
              </table:table-cell>
              <table:table-cell office:value-type="float" office:value="14846">
                <text:p>14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94">
                <text:p>82094</text:p>
              </table:table-cell>
              <table:table-cell office:value-type="float" office:value="15182">
                <text:p>15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443">
                <text:p>83443</text:p>
              </table:table-cell>
              <table:table-cell office:value-type="float" office:value="15182">
                <text:p>15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443">
                <text:p>83443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225">
                <text:p>84225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225">
                <text:p>84225</text:p>
              </table:table-cell>
              <table:table-cell office:value-type="float" office:value="17007">
                <text:p>17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72">
                <text:p>85072</text:p>
              </table:table-cell>
              <table:table-cell office:value-type="float" office:value="17007">
                <text:p>17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72">
                <text:p>85072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90">
                <text:p>85490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90">
                <text:p>85490</text:p>
              </table:table-cell>
              <table:table-cell office:value-type="float" office:value="18716">
                <text:p>18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27">
                <text:p>86827</text:p>
              </table:table-cell>
              <table:table-cell office:value-type="float" office:value="18716">
                <text:p>18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27">
                <text:p>86827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27">
                <text:p>87127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27">
                <text:p>87127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53">
                <text:p>88053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53">
                <text:p>88053</text:p>
              </table:table-cell>
              <table:table-cell office:value-type="float" office:value="21861">
                <text:p>21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41">
                <text:p>88741</text:p>
              </table:table-cell>
              <table:table-cell office:value-type="float" office:value="21861">
                <text:p>21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41">
                <text:p>88741</text:p>
              </table:table-cell>
              <table:table-cell office:value-type="float" office:value="22893">
                <text:p>22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380">
                <text:p>89380</text:p>
              </table:table-cell>
              <table:table-cell office:value-type="float" office:value="22893">
                <text:p>22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380">
                <text:p>89380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9814">
                <text:p>89814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814">
                <text:p>89814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149">
                <text:p>91149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149">
                <text:p>91149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07">
                <text:p>91207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07">
                <text:p>91207</text:p>
              </table:table-cell>
              <table:table-cell office:value-type="float" office:value="26881">
                <text:p>26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167">
                <text:p>92167</text:p>
              </table:table-cell>
              <table:table-cell office:value-type="float" office:value="26881">
                <text:p>26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167">
                <text:p>92167</text:p>
              </table:table-cell>
              <table:table-cell office:value-type="float" office:value="28131">
                <text:p>28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01">
                <text:p>92401</text:p>
              </table:table-cell>
              <table:table-cell office:value-type="float" office:value="28131">
                <text:p>28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01">
                <text:p>92401</text:p>
              </table:table-cell>
              <table:table-cell office:value-type="float" office:value="29090">
                <text:p>29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95">
                <text:p>93195</text:p>
              </table:table-cell>
              <table:table-cell office:value-type="float" office:value="29090">
                <text:p>290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95">
                <text:p>93195</text:p>
              </table:table-cell>
              <table:table-cell office:value-type="float" office:value="30092">
                <text:p>30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928">
                <text:p>93928</text:p>
              </table:table-cell>
              <table:table-cell office:value-type="float" office:value="30092">
                <text:p>30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928">
                <text:p>93928</text:p>
              </table:table-cell>
              <table:table-cell office:value-type="float" office:value="31302">
                <text:p>31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06">
                <text:p>94206</text:p>
              </table:table-cell>
              <table:table-cell office:value-type="float" office:value="31302">
                <text:p>31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06">
                <text:p>94206</text:p>
              </table:table-cell>
              <table:table-cell office:value-type="float" office:value="32338">
                <text:p>32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92">
                <text:p>94892</text:p>
              </table:table-cell>
              <table:table-cell office:value-type="float" office:value="32338">
                <text:p>32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92">
                <text:p>94892</text:p>
              </table:table-cell>
              <table:table-cell office:value-type="float" office:value="33518">
                <text:p>33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24">
                <text:p>95224</text:p>
              </table:table-cell>
              <table:table-cell office:value-type="float" office:value="33518">
                <text:p>33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24">
                <text:p>95224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49">
                <text:p>95649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49">
                <text:p>95649</text:p>
              </table:table-cell>
              <table:table-cell office:value-type="float" office:value="35913">
                <text:p>35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732">
                <text:p>95732</text:p>
              </table:table-cell>
              <table:table-cell office:value-type="float" office:value="35913">
                <text:p>35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732">
                <text:p>95732</text:p>
              </table:table-cell>
              <table:table-cell office:value-type="float" office:value="37043">
                <text:p>3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92">
                <text:p>96192</text:p>
              </table:table-cell>
              <table:table-cell office:value-type="float" office:value="37043">
                <text:p>3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92">
                <text:p>96192</text:p>
              </table:table-cell>
              <table:table-cell office:value-type="float" office:value="38216">
                <text:p>38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09">
                <text:p>96509</text:p>
              </table:table-cell>
              <table:table-cell office:value-type="float" office:value="38216">
                <text:p>38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09">
                <text:p>96509</text:p>
              </table:table-cell>
              <table:table-cell office:value-type="float" office:value="39482">
                <text:p>39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23">
                <text:p>96423</text:p>
              </table:table-cell>
              <table:table-cell office:value-type="float" office:value="39482">
                <text:p>39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23">
                <text:p>96423</text:p>
              </table:table-cell>
              <table:table-cell office:value-type="float" office:value="40678">
                <text:p>40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88">
                <text:p>96588</text:p>
              </table:table-cell>
              <table:table-cell office:value-type="float" office:value="40678">
                <text:p>40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88">
                <text:p>96588</text:p>
              </table:table-cell>
              <table:table-cell office:value-type="float" office:value="41805">
                <text:p>4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35">
                <text:p>97135</text:p>
              </table:table-cell>
              <table:table-cell office:value-type="float" office:value="41805">
                <text:p>4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35">
                <text:p>97135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41">
                <text:p>97341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41">
                <text:p>97341</text:p>
              </table:table-cell>
              <table:table-cell office:value-type="float" office:value="44214">
                <text:p>44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00">
                <text:p>97400</text:p>
              </table:table-cell>
              <table:table-cell office:value-type="float" office:value="44214">
                <text:p>44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00">
                <text:p>97400</text:p>
              </table:table-cell>
              <table:table-cell office:value-type="float" office:value="45418">
                <text:p>4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17">
                <text:p>97517</text:p>
              </table:table-cell>
              <table:table-cell office:value-type="float" office:value="45418">
                <text:p>4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17">
                <text:p>97517</text:p>
              </table:table-cell>
              <table:table-cell office:value-type="float" office:value="46570">
                <text:p>46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64">
                <text:p>98364</text:p>
              </table:table-cell>
              <table:table-cell office:value-type="float" office:value="46570">
                <text:p>46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64">
                <text:p>98364</text:p>
              </table:table-cell>
              <table:table-cell office:value-type="float" office:value="47828">
                <text:p>47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740">
                <text:p>97740</text:p>
              </table:table-cell>
              <table:table-cell office:value-type="float" office:value="47828">
                <text:p>47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740">
                <text:p>97740</text:p>
              </table:table-cell>
              <table:table-cell office:value-type="float" office:value="49030">
                <text:p>49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198">
                <text:p>98198</text:p>
              </table:table-cell>
              <table:table-cell office:value-type="float" office:value="49030">
                <text:p>49030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98198">
                <text:p>98198</text:p>
              </table:table-cell>
              <table:table-cell office:value-type="float" office:value="50248">
                <text:p>50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MacOSX_AARCH64 LibreOffice_project/d401f2107ccab8f924a8e2df40f573aab7605b6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